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Arial2" svg:font-family="Arial"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3" style:family="table">
      <style:table-properties style:width="10.797cm" style:rel-width="100%" fo:margin-left="0cm" table:align="left" style:writing-mode="lr-tb"/>
    </style:style>
    <style:style style:name="Table3.A" style:family="table-column">
      <style:table-column-properties style:column-width="2.697cm" style:rel-column-width="1529*"/>
    </style:style>
    <style:style style:name="Table3.B" style:family="table-column">
      <style:table-column-properties style:column-width="2.699cm" style:rel-column-width="1530*"/>
    </style:style>
    <style:style style:name="Table3.D" style:family="table-column">
      <style:table-column-properties style:column-width="2.702cm" style:rel-column-width="1532*"/>
    </style:style>
    <style:style style:name="Table3.1" style:family="table-row">
      <style:table-row-properties fo:keep-together="auto"/>
    </style:style>
    <style:style style:name="Table3.A1" style:family="table-cell">
      <style:table-cell-properties style:vertical-align="top" style:border-line-width-top="0.004cm 0.004cm 0.004cm" style:border-line-width-bottom="0.004cm 0.004cm 0.004cm" fo:padding="0.049cm" fo:border-left="none" fo:border-right="none" fo:border-top="0.3pt double #000000" fo:border-bottom="0.3pt double #000000" style:writing-mode="lr-tb"/>
    </style:style>
    <style:style style:name="Table3.2" style:family="table-row">
      <style:table-row-properties style:min-row-height="0.041cm" fo:keep-together="auto"/>
    </style:style>
    <style:style style:name="Table3.A2" style:family="table-cell">
      <style:table-cell-properties style:vertical-align="top" fo:padding="0cm" fo:border-left="none" fo:border-right="none" fo:border-top="0.1pt solid #000000" fo:border-bottom="0.1pt solid #000000" style:writing-mode="lr-tb"/>
    </style:style>
    <style:style style:name="Table3.A3" style:family="table-cell">
      <style:table-cell-properties style:vertical-align="top" fo:padding="0.049cm" fo:border="none" style:writing-mode="lr-tb"/>
    </style:style>
    <style:style style:name="Table3.A7" style:family="table-cell">
      <style:table-cell-properties style:vertical-align="top" style:border-line-width-bottom="0.004cm 0.004cm 0.004cm" fo:padding="0.049cm" fo:border-left="none" fo:border-right="none" fo:border-top="none" fo:border-bottom="0.3pt double #000000" style:writing-mode="lr-tb"/>
    </style:style>
    <style:style style:name="Table4" style:family="table">
      <style:table-properties style:width="10.797cm" style:rel-width="100%" table:align="left" style:writing-mode="lr-tb"/>
    </style:style>
    <style:style style:name="Table4.A" style:family="table-column">
      <style:table-column-properties style:column-width="8.804cm" style:rel-column-width="4991*"/>
    </style:style>
    <style:style style:name="Table4.B" style:family="table-column">
      <style:table-column-properties style:column-width="1.993cm" style:rel-column-width="1130*"/>
    </style:style>
    <style:style style:name="Table4.1" style:family="table-row">
      <style:table-row-properties fo:keep-together="auto"/>
    </style:style>
    <style:style style:name="Table4.A1" style:family="table-cell">
      <style:table-cell-properties style:vertical-align="top" style:border-line-width-top="0.004cm 0.004cm 0.004cm" style:border-line-width-bottom="0.004cm 0.004cm 0.004cm" fo:padding="0cm" fo:border-left="none" fo:border-right="none" fo:border-top="0.3pt double #000000" fo:border-bottom="0.3pt double #000000" style:writing-mode="lr-tb"/>
    </style:style>
    <style:style style:name="Table4.A2" style:family="table-cell">
      <style:table-cell-properties style:vertical-align="top" fo:padding="0cm" fo:border="none" style:writing-mode="lr-tb"/>
    </style:style>
    <style:style style:name="Table4.A48" style:family="table-cell">
      <style:table-cell-properties style:vertical-align="top" style:border-line-width-bottom="0.004cm 0.004cm 0.004cm" fo:padding="0cm" fo:border-left="none" fo:border-right="none" fo:border-top="none" fo:border-bottom="0.3pt double #000000" style:writing-mode="lr-tb"/>
    </style:style>
    <style:style style:name="Tabulka1" style:family="table">
      <style:table-properties style:width="10.797cm" style:rel-width="100%" fo:margin-left="0cm" fo:margin-top="0cm" fo:margin-bottom="0cm" table:align="left" style:writing-mode="lr-tb"/>
    </style:style>
    <style:style style:name="Tabulka1.A" style:family="table-column">
      <style:table-column-properties style:column-width="8.805cm" style:rel-column-width="4991*"/>
    </style:style>
    <style:style style:name="Tabulka1.B" style:family="table-column">
      <style:table-column-properties style:column-width="1.991cm" style:rel-column-width="1129*"/>
    </style:style>
    <style:style style:name="Tabulka1.1" style:family="table-row">
      <style:table-row-properties fo:keep-together="auto"/>
    </style:style>
    <style:style style:name="Tabulka1.A1" style:family="table-cell">
      <style:table-cell-properties style:vertical-align="" style:border-line-width-top="0.026cm 0.026cm 0.026cm" style:border-line-width-bottom="0.026cm 0.026cm 0.026cm" fo:padding="0cm" fo:border-left="none" fo:border-right="none" fo:border-top="2.25pt double #000000" fo:border-bottom="2.25pt double #000000" style:writing-mode="lr-tb"/>
    </style:style>
    <style:style style:name="Tabulka1.A2" style:family="table-cell">
      <style:table-cell-properties style:vertical-align="" fo:padding-left="0.191cm" fo:padding-right="0.191cm" fo:padding-top="0cm" fo:padding-bottom="0cm" fo:border="none" style:writing-mode="lr-tb"/>
    </style:style>
    <style:style style:name="Tabulka1.A3" style:family="table-cell">
      <style:table-cell-properties style:vertical-align="" fo:padding="0cm" fo:border="none" style:writing-mode="lr-tb"/>
    </style:style>
    <style:style style:name="Tabulka1.A104" style:family="table-cell">
      <style:table-cell-properties style:vertical-align="" style:border-line-width-bottom="0.026cm 0.026cm 0.026cm" fo:padding="0cm" fo:border-left="none" fo:border-right="none" fo:border-top="none" fo:border-bottom="2.25pt double #000000" style:writing-mode="lr-tb"/>
    </style:style>
    <style:style style:name="Tabulka2" style:family="table">
      <style:table-properties style:width="10.797cm" style:rel-width="100%" fo:margin-left="0cm" fo:margin-top="0cm" fo:margin-bottom="0cm" table:align="left" style:writing-mode="lr-tb"/>
    </style:style>
    <style:style style:name="Tabulka2.A" style:family="table-column">
      <style:table-column-properties style:column-width="2.785cm" style:rel-column-width="1579*"/>
    </style:style>
    <style:style style:name="Tabulka2.B" style:family="table-column">
      <style:table-column-properties style:column-width="0.915cm" style:rel-column-width="519*"/>
    </style:style>
    <style:style style:name="Tabulka2.C" style:family="table-column">
      <style:table-column-properties style:column-width="0.898cm" style:rel-column-width="509*"/>
    </style:style>
    <style:style style:name="Tabulka2.D" style:family="table-column">
      <style:table-column-properties style:column-width="0.896cm" style:rel-column-width="508*"/>
    </style:style>
    <style:style style:name="Tabulka2.E" style:family="table-column">
      <style:table-column-properties style:column-width="1.499cm" style:rel-column-width="850*"/>
    </style:style>
    <style:style style:name="Tabulka2.F" style:family="table-column">
      <style:table-column-properties style:column-width="1.464cm" style:rel-column-width="830*"/>
    </style:style>
    <style:style style:name="Tabulka2.G" style:family="table-column">
      <style:table-column-properties style:column-width="1.02cm" style:rel-column-width="578*"/>
    </style:style>
    <style:style style:name="Tabulka2.H" style:family="table-column">
      <style:table-column-properties style:column-width="1.318cm" style:rel-column-width="747*"/>
    </style:style>
    <style:style style:name="Tabulka2.1" style:family="table-row">
      <style:table-row-properties style:min-row-height="0.041cm" fo:keep-together="auto"/>
    </style:style>
    <style:style style:name="Tabulka2.A1" style:family="table-cell">
      <style:table-cell-properties style:vertical-align="" style:border-line-width-top="0.026cm 0.026cm 0.026cm" style:border-line-width-bottom="0.026cm 0.026cm 0.026cm" fo:padding="0cm" fo:border-left="none" fo:border-right="none" fo:border-top="2.25pt double #000000" fo:border-bottom="2.25pt double #000000" style:writing-mode="lr-tb"/>
    </style:style>
    <style:style style:name="Tabulka2.2" style:family="table-row">
      <style:table-row-properties fo:keep-together="auto"/>
    </style:style>
    <style:style style:name="Tabulka2.A2" style:family="table-cell">
      <style:table-cell-properties style:vertical-align="bottom" fo:padding-left="0.191cm" fo:padding-right="0.191cm" fo:padding-top="0cm" fo:padding-bottom="0cm" fo:border="none" style:writing-mode="lr-tb"/>
    </style:style>
    <style:style style:name="Tabulka2.3" style:family="table-row">
      <style:table-row-properties fo:keep-together="auto"/>
    </style:style>
    <style:style style:name="Tabulka2.A3" style:family="table-cell">
      <style:table-cell-properties style:vertical-align="bottom" fo:padding="0cm" fo:border-left="none" fo:border-right="none" fo:border-top="0.75pt solid #000000" fo:border-bottom="0.75pt solid #000000" style:writing-mode="lr-tb"/>
    </style:style>
    <style:style style:name="Tabulka2.4" style:family="table-row">
      <style:table-row-properties fo:keep-together="auto"/>
    </style:style>
    <style:style style:name="Tabulka2.A4" style:family="table-cell">
      <style:table-cell-properties style:vertical-align="" fo:padding="0cm" fo:border="none" style:writing-mode="lr-tb"/>
    </style:style>
    <style:style style:name="Tabulka2.5" style:family="table-row">
      <style:table-row-properties fo:keep-together="auto"/>
    </style:style>
    <style:style style:name="Tabulka2.6" style:family="table-row">
      <style:table-row-properties fo:keep-together="auto"/>
    </style:style>
    <style:style style:name="Tabulka2.7" style:family="table-row">
      <style:table-row-properties fo:keep-together="auto"/>
    </style:style>
    <style:style style:name="Tabulka2.8" style:family="table-row">
      <style:table-row-properties fo:keep-together="auto"/>
    </style:style>
    <style:style style:name="Tabulka2.9" style:family="table-row">
      <style:table-row-properties fo:keep-together="auto"/>
    </style:style>
    <style:style style:name="Tabulka2.10" style:family="table-row">
      <style:table-row-properties fo:keep-together="auto"/>
    </style:style>
    <style:style style:name="Tabulka2.11" style:family="table-row">
      <style:table-row-properties fo:keep-together="auto"/>
    </style:style>
    <style:style style:name="Tabulka2.12" style:family="table-row">
      <style:table-row-properties fo:keep-together="auto"/>
    </style:style>
    <style:style style:name="Tabulka2.13" style:family="table-row">
      <style:table-row-properties fo:keep-together="auto"/>
    </style:style>
    <style:style style:name="Tabulka2.14" style:family="table-row">
      <style:table-row-properties fo:keep-together="auto"/>
    </style:style>
    <style:style style:name="Tabulka2.15" style:family="table-row">
      <style:table-row-properties fo:keep-together="auto"/>
    </style:style>
    <style:style style:name="Tabulka2.16" style:family="table-row">
      <style:table-row-properties fo:keep-together="auto"/>
    </style:style>
    <style:style style:name="Tabulka2.17" style:family="table-row">
      <style:table-row-properties fo:keep-together="auto"/>
    </style:style>
    <style:style style:name="Tabulka2.18" style:family="table-row">
      <style:table-row-properties fo:keep-together="auto"/>
    </style:style>
    <style:style style:name="Tabulka2.19" style:family="table-row">
      <style:table-row-properties fo:keep-together="auto"/>
    </style:style>
    <style:style style:name="Tabulka2.20" style:family="table-row">
      <style:table-row-properties fo:keep-together="auto"/>
    </style:style>
    <style:style style:name="Tabulka2.21" style:family="table-row">
      <style:table-row-properties fo:keep-together="auto"/>
    </style:style>
    <style:style style:name="Tabulka2.A21" style:family="table-cell">
      <style:table-cell-properties style:vertical-align="" fo:padding="0cm" fo:border-left="none" fo:border-right="none" fo:border-top="0.5pt solid #000000" fo:border-bottom="0.5pt solid #000000" style:writing-mode="lr-tb"/>
    </style:style>
    <style:style style:name="Tabulka2.22" style:family="table-row">
      <style:table-row-properties fo:keep-together="auto"/>
    </style:style>
    <style:style style:name="Tabulka2.23" style:family="table-row">
      <style:table-row-properties fo:keep-together="auto"/>
    </style:style>
    <style:style style:name="Tabulka2.24" style:family="table-row">
      <style:table-row-properties fo:keep-together="auto"/>
    </style:style>
    <style:style style:name="Tabulka2.25" style:family="table-row">
      <style:table-row-properties fo:keep-together="auto"/>
    </style:style>
    <style:style style:name="Tabulka2.27" style:family="table-row">
      <style:table-row-properties fo:keep-together="auto"/>
    </style:style>
    <style:style style:name="Tabulka2.A27" style:family="table-cell">
      <style:table-cell-properties style:vertical-align="" fo:padding="0cm" fo:border-left="none" fo:border-right="none" fo:border-top="0.75pt solid #000000" fo:border-bottom="none" style:writing-mode="lr-tb"/>
    </style:style>
    <style:style style:name="Tabulka2.28" style:family="table-row">
      <style:table-row-properties fo:keep-together="auto"/>
    </style:style>
    <style:style style:name="Tabulka2.29" style:family="table-row">
      <style:table-row-properties fo:keep-together="auto"/>
    </style:style>
    <style:style style:name="Tabulka2.30" style:family="table-row">
      <style:table-row-properties fo:keep-together="auto"/>
    </style:style>
    <style:style style:name="Tabulka2.31" style:family="table-row">
      <style:table-row-properties fo:keep-together="auto"/>
    </style:style>
    <style:style style:name="Tabulka2.32" style:family="table-row">
      <style:table-row-properties fo:keep-together="auto"/>
    </style:style>
    <style:style style:name="Tabulka2.33" style:family="table-row">
      <style:table-row-properties fo:keep-together="auto"/>
    </style:style>
    <style:style style:name="Tabulka2.34" style:family="table-row">
      <style:table-row-properties fo:keep-together="auto"/>
    </style:style>
    <style:style style:name="Tabulka2.35" style:family="table-row">
      <style:table-row-properties fo:keep-together="auto"/>
    </style:style>
    <style:style style:name="Tabulka2.36" style:family="table-row">
      <style:table-row-properties fo:keep-together="auto"/>
    </style:style>
    <style:style style:name="Tabulka2.37" style:family="table-row">
      <style:table-row-properties fo:keep-together="auto"/>
    </style:style>
    <style:style style:name="Tabulka2.38" style:family="table-row">
      <style:table-row-properties fo:keep-together="auto"/>
    </style:style>
    <style:style style:name="Tabulka2.39" style:family="table-row">
      <style:table-row-properties fo:keep-together="auto"/>
    </style:style>
    <style:style style:name="Tabulka2.40" style:family="table-row">
      <style:table-row-properties fo:keep-together="auto"/>
    </style:style>
    <style:style style:name="Tabulka2.41" style:family="table-row">
      <style:table-row-properties style:min-row-height="0.203cm" fo:keep-together="auto"/>
    </style:style>
    <style:style style:name="Tabulka2.42" style:family="table-row">
      <style:table-row-properties fo:keep-together="auto"/>
    </style:style>
    <style:style style:name="Tabulka2.43" style:family="table-row">
      <style:table-row-properties fo:keep-together="auto"/>
    </style:style>
    <style:style style:name="Tabulka2.A43" style:family="table-cell">
      <style:table-cell-properties style:vertical-align="" fo:padding="0cm" fo:border-left="none" fo:border-right="none" fo:border-top="0.75pt solid #000000" fo:border-bottom="0.75pt solid #000000" style:writing-mode="lr-tb"/>
    </style:style>
    <style:style style:name="Tabulka2.44" style:family="table-row">
      <style:table-row-properties fo:keep-together="auto"/>
    </style:style>
    <style:style style:name="Tabulka2.45" style:family="table-row">
      <style:table-row-properties fo:keep-together="auto"/>
    </style:style>
    <style:style style:name="Tabulka2.A45" style:family="table-cell">
      <style:table-cell-properties style:vertical-align="" style:border-line-width-bottom="0.026cm 0.026cm 0.026cm" fo:padding="0cm" fo:border-left="none" fo:border-right="none" fo:border-top="none" fo:border-bottom="2.25pt double #000000" style:writing-mode="lr-tb"/>
    </style:style>
    <style:style style:name="Tabulka3" style:family="table">
      <style:table-properties style:width="10.797cm" style:rel-width="100%" fo:margin-left="0cm" fo:margin-top="0cm" fo:margin-bottom="0cm" table:align="left" style:writing-mode="lr-tb"/>
    </style:style>
    <style:style style:name="Tabulka3.A" style:family="table-column">
      <style:table-column-properties style:column-width="2.639cm" style:rel-column-width="1496*"/>
    </style:style>
    <style:style style:name="Tabulka3.B" style:family="table-column">
      <style:table-column-properties style:column-width="1.341cm" style:rel-column-width="760*"/>
    </style:style>
    <style:style style:name="Tabulka3.C" style:family="table-column">
      <style:table-column-properties style:column-width="1.071cm" style:rel-column-width="607*"/>
    </style:style>
    <style:style style:name="Tabulka3.D" style:family="table-column">
      <style:table-column-properties style:column-width="1.575cm" style:rel-column-width="893*"/>
    </style:style>
    <style:style style:name="Tabulka3.E" style:family="table-column">
      <style:table-column-properties style:column-width="0.393cm" style:rel-column-width="223*"/>
    </style:style>
    <style:style style:name="Tabulka3.F" style:family="table-column">
      <style:table-column-properties style:column-width="2.143cm" style:rel-column-width="1215*"/>
    </style:style>
    <style:style style:name="Tabulka3.G" style:family="table-column">
      <style:table-column-properties style:column-width="1.633cm" style:rel-column-width="926*"/>
    </style:style>
    <style:style style:name="Tabulka3.1" style:family="table-row">
      <style:table-row-properties fo:keep-together="auto"/>
    </style:style>
    <style:style style:name="Tabulka3.A1" style:family="table-cell">
      <style:table-cell-properties style:vertical-align="" style:border-line-width-top="0.026cm 0.026cm 0.026cm" style:border-line-width-bottom="0.026cm 0.026cm 0.026cm" fo:padding="0.101cm" fo:border-left="none" fo:border-right="none" fo:border-top="2.25pt double #000000" fo:border-bottom="2.25pt double #000000" style:writing-mode="lr-tb"/>
    </style:style>
    <style:style style:name="Tabulka3.A2" style:family="table-cell">
      <style:table-cell-properties style:vertical-align="" fo:padding="0.101cm" fo:border-left="none" fo:border-right="none" fo:border-top="none" fo:border-bottom="0.5pt solid #000000" style:writing-mode="lr-tb"/>
    </style:style>
    <style:style style:name="Tabulka3.A3" style:family="table-cell">
      <style:table-cell-properties style:vertical-align="" fo:padding="0.101cm" fo:border-left="none" fo:border-right="none" fo:border-top="none" fo:border-bottom="0.75pt solid #000000" style:writing-mode="lr-tb"/>
    </style:style>
    <style:style style:name="Tabulka3.A4" style:family="table-cell">
      <style:table-cell-properties style:vertical-align="" fo:padding="0.101cm" fo:border="none" style:writing-mode="lr-tb"/>
    </style:style>
    <style:style style:name="Tabulka3.B4" style:family="table-cell">
      <style:table-cell-properties style:vertical-align="" fo:padding="0cm" fo:border="none" style:writing-mode="lr-tb"/>
    </style:style>
    <style:style style:name="Tabulka3.A11" style:family="table-cell">
      <style:table-cell-properties style:vertical-align="" fo:padding="0.101cm" fo:border-left="none" fo:border-right="none" fo:border-top="0.75pt solid #000000" fo:border-bottom="0.75pt solid #000000" style:writing-mode="lr-tb"/>
    </style:style>
    <style:style style:name="Tabulka3.14" style:family="table-row">
      <style:table-row-properties style:min-row-height="0.482cm" fo:keep-together="auto"/>
    </style:style>
    <style:style style:name="Tabulka3.A18" style:family="table-cell">
      <style:table-cell-properties style:vertical-align="" style:border-line-width-bottom="0.026cm 0.026cm 0.026cm" fo:padding="0cm" fo:border-left="none" fo:border-right="none" fo:border-top="none" fo:border-bottom="2.25pt double #000000" style:writing-mode="lr-tb"/>
    </style:style>
    <style:style style:name="Tabulka4" style:family="table">
      <style:table-properties style:width="10.797cm" style:rel-width="100%" fo:margin-left="0cm" fo:margin-top="0cm" fo:margin-bottom="0cm" table:align="left" style:writing-mode="lr-tb"/>
    </style:style>
    <style:style style:name="Tabulka4.A" style:family="table-column">
      <style:table-column-properties style:column-width="8.805cm" style:rel-column-width="4991*"/>
    </style:style>
    <style:style style:name="Tabulka4.B" style:family="table-column">
      <style:table-column-properties style:column-width="1.991cm" style:rel-column-width="1129*"/>
    </style:style>
    <style:style style:name="Tabulka4.1" style:family="table-row">
      <style:table-row-properties fo:keep-together="auto"/>
    </style:style>
    <style:style style:name="Tabulka4.A1" style:family="table-cell">
      <style:table-cell-properties style:vertical-align="" style:border-line-width-top="0.026cm 0.026cm 0.026cm" fo:padding="0.051cm" fo:border-left="none" fo:border-right="none" fo:border-top="2.25pt double #000000" fo:border-bottom="none" style:writing-mode="lr-tb"/>
    </style:style>
    <style:style style:name="Tabulka4.A2" style:family="table-cell">
      <style:table-cell-properties style:vertical-align="" fo:padding="0.051cm" fo:border-left="none" fo:border-right="none" fo:border-top="1pt solid #000000" fo:border-bottom="none" style:writing-mode="lr-tb"/>
    </style:style>
    <style:style style:name="Tabulka4.A3" style:family="table-cell">
      <style:table-cell-properties style:vertical-align="" fo:padding="0.051cm" fo:border="none" style:writing-mode="lr-tb"/>
    </style:style>
    <style:style style:name="Tabulka4.A21" style:family="table-cell">
      <style:table-cell-properties style:vertical-align="" style:border-line-width-bottom="0.026cm 0.026cm 0.026cm" fo:padding="0.051cm" fo:border-left="none" fo:border-right="none" fo:border-top="none" fo:border-bottom="2.25pt double #000000" style:writing-mode="lr-tb"/>
    </style:style>
    <style:style style:name="Tabulka5" style:family="table">
      <style:table-properties style:width="10.797cm" style:rel-width="100%" fo:margin-left="0cm" fo:margin-top="0cm" fo:margin-bottom="0cm" table:align="left" style:writing-mode="lr-tb"/>
    </style:style>
    <style:style style:name="Tabulka5.A" style:family="table-column">
      <style:table-column-properties style:column-width="3.598cm" style:rel-column-width="2040*"/>
    </style:style>
    <style:style style:name="Tabulka5.B" style:family="table-column">
      <style:table-column-properties style:column-width="1.08cm" style:rel-column-width="612*"/>
    </style:style>
    <style:style style:name="Tabulka5.C" style:family="table-column">
      <style:table-column-properties style:column-width="0.67cm" style:rel-column-width="380*"/>
    </style:style>
    <style:style style:name="Tabulka5.D" style:family="table-column">
      <style:table-column-properties style:column-width="0.166cm" style:rel-column-width="94*"/>
    </style:style>
    <style:style style:name="Tabulka5.E" style:family="table-column">
      <style:table-column-properties style:column-width="3.607cm" style:rel-column-width="2045*"/>
    </style:style>
    <style:style style:name="Tabulka5.F" style:family="table-column">
      <style:table-column-properties style:column-width="0.975cm" style:rel-column-width="553*"/>
    </style:style>
    <style:style style:name="Tabulka5.G" style:family="table-column">
      <style:table-column-properties style:column-width="0.699cm" style:rel-column-width="396*"/>
    </style:style>
    <style:style style:name="Tabulka5.1" style:family="table-row">
      <style:table-row-properties fo:keep-together="auto"/>
    </style:style>
    <style:style style:name="Tabulka5.A1" style:family="table-cell">
      <style:table-cell-properties style:vertical-align="" style:border-line-width-top="0.026cm 0.026cm 0.026cm" style:border-line-width-bottom="0.026cm 0.026cm 0.026cm" fo:padding="0.101cm" fo:border-left="none" fo:border-right="none" fo:border-top="2.25pt double #000000" fo:border-bottom="2.25pt double #000000" style:writing-mode="lr-tb"/>
    </style:style>
    <style:style style:name="Tabulka5.A2" style:family="table-cell">
      <style:table-cell-properties style:vertical-align="" fo:padding="0.101cm" fo:border-left="none" fo:border-right="none" fo:border-top="none" fo:border-bottom="0.5pt solid #000000" style:writing-mode="lr-tb"/>
    </style:style>
    <style:style style:name="Tabulka5.A3" style:family="table-cell">
      <style:table-cell-properties style:vertical-align="" fo:padding="0.101cm" fo:border="none" style:writing-mode="lr-tb"/>
    </style:style>
    <style:style style:name="Tabulka5.B3" style:family="table-cell">
      <style:table-cell-properties style:vertical-align="" fo:padding="0cm" fo:border="none" style:writing-mode="lr-tb"/>
    </style:style>
    <style:style style:name="Tabulka5.10" style:family="table-row">
      <style:table-row-properties style:min-row-height="0.363cm" fo:keep-together="auto"/>
    </style:style>
    <style:style style:name="Tabulka5.A226" style:family="table-cell">
      <style:table-cell-properties style:vertical-align="" style:border-line-width-bottom="0.026cm 0.026cm 0.026cm" fo:padding="0cm" fo:border-left="none" fo:border-right="none" fo:border-top="none" fo:border-bottom="2.25pt double #000000" style:writing-mode="lr-tb"/>
    </style:style>
    <style:style style:name="P1" style:family="paragraph" style:parent-style-name="Header">
      <style:text-properties officeooo:rsid="3f676b5f" officeooo:paragraph-rsid="3f676b5f"/>
    </style:style>
    <style:style style:name="P2" style:family="paragraph" style:parent-style-name="Text_20_body">
      <style:text-properties fo:language="cs" fo:country="CZ" officeooo:paragraph-rsid="427e1b4c" style:language-asian="cs" style:country-asian="CZ"/>
    </style:style>
    <style:style style:name="P3" style:family="paragraph" style:parent-style-name="Text_20_body">
      <style:text-properties fo:language="cs" fo:country="CZ" fo:font-style="normal" officeooo:paragraph-rsid="427e1b4c" style:font-style-asian="normal" style:font-style-complex="normal"/>
    </style:style>
    <style:style style:name="P4" style:family="paragraph" style:parent-style-name="Text_20_body">
      <style:text-properties fo:language="cs" fo:country="CZ" officeooo:paragraph-rsid="427e1b4c"/>
    </style:style>
    <style:style style:name="P5" style:family="paragraph" style:parent-style-name="Text_20_body">
      <style:text-properties fo:language="cs" fo:country="CZ" officeooo:paragraph-rsid="433f64db"/>
    </style:style>
    <style:style style:name="P6" style:family="paragraph" style:parent-style-name="Text_20_body">
      <style:text-properties fo:language="cs" fo:country="CZ" officeooo:paragraph-rsid="43685bb7"/>
    </style:style>
    <style:style style:name="P7" style:family="paragraph" style:parent-style-name="Text_20_body">
      <style:text-properties fo:language="cs" fo:country="CZ" officeooo:paragraph-rsid="4368dfca"/>
    </style:style>
    <style:style style:name="P8" style:family="paragraph" style:parent-style-name="Text_20_body">
      <style:text-properties fo:language="cs" fo:country="CZ" officeooo:paragraph-rsid="437a5a09"/>
    </style:style>
    <style:style style:name="P9" style:family="paragraph" style:parent-style-name="Text_20_body">
      <style:text-properties fo:language="cs" fo:country="CZ" officeooo:rsid="43a8f169" officeooo:paragraph-rsid="43a8f169" style:language-asian="zxx" style:country-asian="none" style:language-complex="zxx" style:country-complex="none"/>
    </style:style>
    <style:style style:name="P10" style:family="paragraph" style:parent-style-name="Text_20_body">
      <style:text-properties fo:font-style="normal" officeooo:paragraph-rsid="427e1b4c" style:font-style-asian="normal" style:font-style-complex="normal"/>
    </style:style>
    <style:style style:name="P11" style:family="paragraph" style:parent-style-name="Text_20_body">
      <style:text-properties fo:font-style="normal" officeooo:paragraph-rsid="43a318a8" style:font-style-asian="normal" style:font-style-complex="normal"/>
    </style:style>
    <style:style style:name="P12" style:family="paragraph" style:parent-style-name="Text_20_body">
      <style:text-properties fo:font-style="normal" officeooo:paragraph-rsid="43a77841" style:font-style-asian="normal" style:font-style-complex="normal"/>
    </style:style>
    <style:style style:name="P13" style:family="paragraph" style:parent-style-name="Text_20_body">
      <style:text-properties fo:font-style="normal" officeooo:rsid="431b5ef3" officeooo:paragraph-rsid="43cf4516" style:font-style-asian="normal" style:font-style-complex="normal"/>
    </style:style>
    <style:style style:name="P14" style:family="paragraph" style:parent-style-name="Text_20_body">
      <style:text-properties fo:font-style="normal" officeooo:paragraph-rsid="43ac6315" style:font-style-asian="normal" style:font-style-complex="normal"/>
    </style:style>
    <style:style style:name="P15" style:family="paragraph" style:parent-style-name="Text_20_body">
      <style:text-properties style:use-window-font-color="true" fo:font-size="10pt" fo:language="cs" fo:country="CZ" fo:font-style="normal" fo:font-weight="normal" officeooo:paragraph-rsid="427e1b4c"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P16" style:family="paragraph" style:parent-style-name="Text_20_body">
      <style:text-properties officeooo:paragraph-rsid="427e1b4c"/>
    </style:style>
    <style:style style:name="P17" style:family="paragraph" style:parent-style-name="Text_20_body">
      <style:text-properties officeooo:paragraph-rsid="42954e51"/>
    </style:style>
    <style:style style:name="P18" style:family="paragraph" style:parent-style-name="Text_20_body">
      <style:text-properties officeooo:rsid="432ce3f8" officeooo:paragraph-rsid="43ebc9d5"/>
    </style:style>
    <style:style style:name="P19" style:family="paragraph" style:parent-style-name="Text_20_body">
      <style:text-properties officeooo:rsid="432ce3f8" officeooo:paragraph-rsid="44098c59"/>
    </style:style>
    <style:style style:name="P20" style:family="paragraph" style:parent-style-name="Text_20_body">
      <style:text-properties officeooo:paragraph-rsid="433d8582"/>
    </style:style>
    <style:style style:name="P21" style:family="paragraph" style:parent-style-name="Text_20_body">
      <style:text-properties officeooo:paragraph-rsid="433f64db"/>
    </style:style>
    <style:style style:name="P22" style:family="paragraph" style:parent-style-name="Text_20_body">
      <style:text-properties officeooo:rsid="43685bb7" officeooo:paragraph-rsid="43685bb7"/>
    </style:style>
    <style:style style:name="P23" style:family="paragraph" style:parent-style-name="Text_20_body">
      <style:text-properties officeooo:rsid="43685bb7" officeooo:paragraph-rsid="4377dce2"/>
    </style:style>
    <style:style style:name="P24" style:family="paragraph" style:parent-style-name="Text_20_body">
      <style:text-properties officeooo:paragraph-rsid="43685bb7"/>
    </style:style>
    <style:style style:name="P25" style:family="paragraph" style:parent-style-name="Text_20_body">
      <style:text-properties officeooo:rsid="436df309" officeooo:paragraph-rsid="436ee3f3"/>
    </style:style>
    <style:style style:name="P26" style:family="paragraph" style:parent-style-name="Text_20_body">
      <style:text-properties officeooo:paragraph-rsid="436ffd52"/>
    </style:style>
    <style:style style:name="P27" style:family="paragraph" style:parent-style-name="Text_20_body">
      <style:text-properties officeooo:rsid="437e7e9a" officeooo:paragraph-rsid="437e7e9a"/>
    </style:style>
    <style:style style:name="P28" style:family="paragraph" style:parent-style-name="Text_20_body">
      <style:text-properties officeooo:rsid="433d8582" officeooo:paragraph-rsid="433d8582"/>
    </style:style>
    <style:style style:name="P29" style:family="paragraph" style:parent-style-name="Text_20_body">
      <style:text-properties officeooo:rsid="438cc578" officeooo:paragraph-rsid="438cc578"/>
    </style:style>
    <style:style style:name="P30" style:family="paragraph" style:parent-style-name="Text_20_body">
      <style:text-properties officeooo:rsid="4393e779" officeooo:paragraph-rsid="4393e779"/>
    </style:style>
    <style:style style:name="P31" style:family="paragraph" style:parent-style-name="Text_20_body">
      <style:text-properties officeooo:paragraph-rsid="438a9eb5"/>
    </style:style>
    <style:style style:name="P32" style:family="paragraph" style:parent-style-name="Text_20_body">
      <style:text-properties officeooo:rsid="43970dd0" officeooo:paragraph-rsid="43a77841"/>
    </style:style>
    <style:style style:name="P33" style:family="paragraph" style:parent-style-name="Text_20_body">
      <style:text-properties officeooo:rsid="42da9839" officeooo:paragraph-rsid="4399ad7c"/>
    </style:style>
    <style:style style:name="P34" style:family="paragraph" style:parent-style-name="Text_20_body">
      <style:text-properties officeooo:paragraph-rsid="4399ad7c"/>
    </style:style>
    <style:style style:name="P35" style:family="paragraph" style:parent-style-name="Text_20_body">
      <style:text-properties officeooo:paragraph-rsid="439a9d03"/>
    </style:style>
    <style:style style:name="P36" style:family="paragraph" style:parent-style-name="Text_20_body">
      <style:text-properties officeooo:paragraph-rsid="439c3be6"/>
    </style:style>
    <style:style style:name="P37" style:family="paragraph" style:parent-style-name="Text_20_body">
      <style:text-properties officeooo:rsid="439c3be6" officeooo:paragraph-rsid="439c3be6"/>
    </style:style>
    <style:style style:name="P38" style:family="paragraph" style:parent-style-name="Text_20_body">
      <style:text-properties officeooo:paragraph-rsid="43a2d4fb"/>
    </style:style>
    <style:style style:name="P39" style:family="paragraph" style:parent-style-name="Text_20_body">
      <style:text-properties officeooo:rsid="43a77841" officeooo:paragraph-rsid="43a77841"/>
    </style:style>
    <style:style style:name="P40" style:family="paragraph" style:parent-style-name="Text_20_body">
      <style:text-properties officeooo:paragraph-rsid="43ac2af4"/>
    </style:style>
    <style:style style:name="P41" style:family="paragraph" style:parent-style-name="Text_20_body">
      <style:text-properties officeooo:paragraph-rsid="43aa37db"/>
    </style:style>
    <style:style style:name="P42" style:family="paragraph" style:parent-style-name="Text_20_body">
      <style:text-properties officeooo:paragraph-rsid="43ac6315"/>
    </style:style>
    <style:style style:name="P43" style:family="paragraph" style:parent-style-name="Text_20_body">
      <style:text-properties officeooo:paragraph-rsid="42a172fb"/>
    </style:style>
    <style:style style:name="P44" style:family="paragraph" style:parent-style-name="Text_20_body">
      <style:text-properties officeooo:rsid="43b18262" officeooo:paragraph-rsid="43b18262"/>
    </style:style>
    <style:style style:name="P45" style:family="paragraph" style:parent-style-name="Text_20_body">
      <style:text-properties officeooo:paragraph-rsid="43b55913"/>
    </style:style>
    <style:style style:name="P46" style:family="paragraph" style:parent-style-name="Text_20_body">
      <style:text-properties officeooo:rsid="43a8f169" officeooo:paragraph-rsid="43a8f169"/>
    </style:style>
    <style:style style:name="P47" style:family="paragraph" style:parent-style-name="Text_20_body">
      <style:text-properties officeooo:rsid="43b5f750" officeooo:paragraph-rsid="43b55913"/>
    </style:style>
    <style:style style:name="P48" style:family="paragraph" style:parent-style-name="Text_20_body">
      <style:text-properties officeooo:paragraph-rsid="43a77841"/>
    </style:style>
    <style:style style:name="P49" style:family="paragraph" style:parent-style-name="Text_20_body">
      <style:text-properties officeooo:rsid="43d26705" officeooo:paragraph-rsid="43d26705"/>
    </style:style>
    <style:style style:name="P50" style:family="paragraph" style:parent-style-name="Text_20_body">
      <style:text-properties officeooo:rsid="43e8d3d3" officeooo:paragraph-rsid="43e8d3d3"/>
    </style:style>
    <style:style style:name="P51" style:family="paragraph" style:parent-style-name="Text_20_body">
      <style:text-properties officeooo:rsid="43e9850c" officeooo:paragraph-rsid="43e9850c"/>
    </style:style>
    <style:style style:name="P52" style:family="paragraph" style:parent-style-name="Text_20_body">
      <style:text-properties officeooo:rsid="43fcfe6b" officeooo:paragraph-rsid="44020339"/>
    </style:style>
    <style:style style:name="P53" style:family="paragraph" style:parent-style-name="Text_20_body">
      <style:text-properties officeooo:rsid="44001129" officeooo:paragraph-rsid="44001129"/>
    </style:style>
    <style:style style:name="P54" style:family="paragraph" style:parent-style-name="Text_20_body">
      <style:text-properties officeooo:rsid="4401392f" officeooo:paragraph-rsid="4402aaa0"/>
    </style:style>
    <style:style style:name="P55" style:family="paragraph" style:parent-style-name="Text_20_body">
      <style:text-properties officeooo:rsid="44020339" officeooo:paragraph-rsid="44020339"/>
    </style:style>
    <style:style style:name="P56" style:family="paragraph" style:parent-style-name="Text_20_body">
      <style:text-properties officeooo:rsid="4402aaa0" officeooo:paragraph-rsid="44048cca"/>
    </style:style>
    <style:style style:name="P57" style:family="paragraph" style:parent-style-name="Standard">
      <style:paragraph-properties fo:text-align="center" style:justify-single-word="false" style:snap-to-layout-grid="false"/>
      <style:text-properties style:use-window-font-color="true" fo:font-size="10pt" fo:language="cs" fo:country="CZ"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58" style:family="paragraph" style:parent-style-name="Standard">
      <style:paragraph-properties style:snap-to-layout-grid="false">
        <style:tab-stops>
          <style:tab-stop style:position="1.27cm"/>
        </style:tab-stops>
      </style:paragraph-properties>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0pt" style:language-complex="zxx" style:country-complex="none"/>
    </style:style>
    <style:style style:name="P59" style:family="paragraph" style:parent-style-name="Standard">
      <style:paragraph-properties fo:text-align="start" style:justify-single-word="false" style:snap-to-layout-grid="false">
        <style:tab-stops>
          <style:tab-stop style:position="1.27cm"/>
        </style:tab-stops>
      </style:paragraph-properties>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0pt" style:language-complex="zxx" style:country-complex="none"/>
    </style:style>
    <style:style style:name="P60" style:family="paragraph" style:parent-style-name="Standard">
      <style:paragraph-properties fo:text-align="center" style:justify-single-word="false" style:snap-to-layout-grid="false"/>
      <style:text-properties officeooo:paragraph-rsid="427e1b4c"/>
    </style:style>
    <style:style style:name="P61" style:family="paragraph" style:parent-style-name="Standard">
      <style:paragraph-properties style:snap-to-layout-grid="false">
        <style:tab-stops>
          <style:tab-stop style:position="1.27cm"/>
        </style:tab-stops>
      </style:paragraph-properties>
      <style:text-properties officeooo:paragraph-rsid="427e1b4c"/>
    </style:style>
    <style:style style:name="P62" style:family="paragraph" style:parent-style-name="Standard">
      <style:text-properties officeooo:paragraph-rsid="427e1b4c"/>
    </style:style>
    <style:style style:name="P63" style:family="paragraph" style:parent-style-name="Standard">
      <style:text-properties officeooo:paragraph-rsid="430b77f7"/>
    </style:style>
    <style:style style:name="P64" style:family="paragraph" style:parent-style-name="Standard">
      <style:paragraph-properties fo:margin-left="0cm" fo:margin-right="0cm" fo:text-indent="0cm" style:auto-text-indent="false" style:writing-mode="lr-tb"/>
    </style:style>
    <style:style style:name="P65" style:family="paragraph" style:parent-style-name="Standard">
      <style:paragraph-properties fo:margin-left="0cm" fo:margin-right="0cm" fo:text-indent="0cm" style:auto-text-indent="false" style:writing-mode="lr-tb">
        <style:tab-stops>
          <style:tab-stop style:position="1.27cm"/>
        </style:tab-stops>
      </style:paragraph-properties>
    </style:style>
    <style:style style:name="P66" style:family="paragraph" style:parent-style-name="Standard">
      <style:paragraph-properties fo:margin-left="0cm" fo:margin-right="0cm" fo:text-indent="0cm" style:auto-text-indent="false" style:writing-mode="lr-tb">
        <style:tab-stops/>
      </style:paragraph-properties>
    </style:style>
    <style:style style:name="P67" style:family="paragraph" style:parent-style-name="Standard">
      <style:paragraph-properties fo:margin-left="0cm" fo:margin-right="0cm" fo:text-indent="0cm" style:auto-text-indent="false" style:writing-mode="lr-tb"/>
      <style:text-properties style:font-name="Times New Roman"/>
    </style:style>
    <style:style style:name="P68" style:family="paragraph" style:parent-style-name="Standard">
      <style:paragraph-properties fo:margin-left="0cm" fo:margin-right="0cm" fo:text-indent="0cm" style:auto-text-indent="false" style:writing-mode="lr-tb"/>
      <style:text-properties style:font-name="Times New Roman" fo:language="zxx" fo:country="none" style:language-asian="zxx" style:country-asian="none"/>
    </style:style>
    <style:style style:name="P69" style:family="paragraph" style:parent-style-name="Standard">
      <style:paragraph-properties fo:margin-left="0cm" fo:margin-right="0cm" fo:text-indent="0cm" style:auto-text-indent="false" style:writing-mode="lr-tb">
        <style:tab-stops/>
      </style:paragraph-properties>
      <style:text-properties style:font-name="Times New Roman" fo:language="zxx" fo:country="none" style:language-asian="zxx" style:country-asian="none"/>
    </style:style>
    <style:style style:name="P70" style:family="paragraph" style:parent-style-name="Standard">
      <style:paragraph-properties fo:margin-left="0cm" fo:margin-right="0cm" fo:text-align="center" style:justify-single-word="false" fo:text-indent="0cm" style:auto-text-indent="false" style:writing-mode="lr-tb"/>
      <style:text-properties style:font-name="Times New Roman" fo:language="zxx" fo:country="none" style:language-asian="zxx" style:country-asian="none"/>
    </style:style>
    <style:style style:name="P71"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style:language-asian="zxx" style:country-asian="none"/>
    </style:style>
    <style:style style:name="P72" style:family="paragraph" style:parent-style-name="Standard">
      <style:paragraph-properties fo:margin-left="0cm" fo:margin-right="0cm" fo:text-indent="0cm" style:auto-text-indent="false" style:writing-mode="lr-tb">
        <style:tab-stops>
          <style:tab-stop style:position="1.27cm"/>
        </style:tab-stops>
      </style:paragraph-properties>
      <style:text-properties style:font-name="Times New Roman" fo:language="zxx" fo:country="none" style:language-asian="zxx" style:country-asian="none" style:font-size-complex="10pt"/>
    </style:style>
    <style:style style:name="P73" style:family="paragraph" style:parent-style-name="Standard">
      <style:paragraph-properties fo:margin-left="0cm" fo:margin-right="0cm" fo:text-align="center" style:justify-single-word="false" fo:text-indent="0cm" style:auto-text-indent="false" style:writing-mode="lr-tb"/>
      <style:text-properties style:font-name="Times New Roman" fo:language="zxx" fo:country="none" fo:font-weight="bold" style:language-asian="zxx" style:country-asian="none" style:font-weight-asian="bold" style:font-weight-complex="bold"/>
    </style:style>
    <style:style style:name="P74"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fo:font-weight="bold" style:language-asian="zxx" style:country-asian="none" style:font-weight-asian="bold" style:font-weight-complex="bold"/>
    </style:style>
    <style:style style:name="P75" style:family="paragraph" style:parent-style-name="Standard">
      <style:paragraph-properties fo:margin-left="0cm" fo:margin-right="0cm" fo:text-indent="0cm" style:auto-text-indent="false" style:writing-mode="lr-tb"/>
      <style:text-properties style:font-name="Times New Roman" style:language-asian="zxx" style:country-asian="none"/>
    </style:style>
    <style:style style:name="P76" style:family="paragraph" style:parent-style-name="Standard">
      <style:paragraph-properties fo:margin-left="0cm" fo:margin-right="0cm" fo:text-align="center" style:justify-single-word="false" fo:text-indent="0cm" style:auto-text-indent="false" style:writing-mode="lr-tb"/>
      <style:text-properties style:font-name="Times New Roman" style:language-asian="zxx" style:country-asian="none"/>
    </style:style>
    <style:style style:name="P77"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style:language-asian="zxx" style:country-asian="none"/>
    </style:style>
    <style:style style:name="P78" style:family="paragraph" style:parent-style-name="Standard">
      <style:paragraph-properties fo:margin-left="0cm" fo:margin-right="0cm" fo:text-indent="0cm" style:auto-text-indent="false" style:writing-mode="lr-tb">
        <style:tab-stops>
          <style:tab-stop style:position="1.27cm"/>
        </style:tab-stops>
      </style:paragraph-properties>
      <style:text-properties style:font-name="Times New Roman" style:language-asian="zxx" style:country-asian="none" style:font-size-complex="10pt"/>
    </style:style>
    <style:style style:name="P79" style:family="paragraph" style:parent-style-name="Standard">
      <style:paragraph-properties fo:margin-left="0cm" fo:margin-right="0cm" fo:text-align="center" style:justify-single-word="false" fo:text-indent="0cm" style:auto-text-indent="false" style:writing-mode="lr-tb"/>
      <style:text-properties style:font-name="Times New Roman"/>
    </style:style>
    <style:style style:name="P80"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style:style>
    <style:style style:name="P81" style:family="paragraph" style:parent-style-name="Standard">
      <style:paragraph-properties fo:margin-left="0cm" fo:margin-right="0cm" fo:text-align="center" style:justify-single-word="false" fo:text-indent="0cm" style:auto-text-indent="false" style:writing-mode="lr-tb"/>
      <style:text-properties style:font-name="Times New Roman" fo:language="en" fo:country="US" style:language-asian="zxx" style:country-asian="none"/>
    </style:style>
    <style:style style:name="P82"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language="en" fo:country="US" style:language-asian="zxx" style:country-asian="none"/>
    </style:style>
    <style:style style:name="P83" style:family="paragraph" style:parent-style-name="Standard">
      <style:paragraph-properties fo:margin-left="0cm" fo:margin-right="0cm" fo:text-align="center" style:justify-single-word="false" fo:text-indent="0cm" style:auto-text-indent="false" style:writing-mode="lr-tb"/>
      <style:text-properties style:font-name="Times New Roman" fo:font-weight="bold" style:language-asian="zxx" style:country-asian="none" style:font-weight-asian="bold" style:font-weight-complex="bold"/>
    </style:style>
    <style:style style:name="P84"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font-weight="bold" style:language-asian="zxx" style:country-asian="none" style:font-weight-asian="bold" style:font-weight-complex="bold"/>
    </style:style>
    <style:style style:name="P85" style:family="paragraph" style:parent-style-name="Standard">
      <style:paragraph-properties fo:margin-left="0cm" fo:margin-right="0cm" fo:text-align="center" style:justify-single-word="false" fo:text-indent="0cm" style:auto-text-indent="false" style:writing-mode="lr-tb"/>
    </style:style>
    <style:style style:name="P86" style:family="paragraph" style:parent-style-name="Standard">
      <style:paragraph-properties fo:margin-left="0cm" fo:margin-right="0cm" fo:text-align="center" style:justify-single-word="false" fo:text-indent="0cm" style:auto-text-indent="false" style:writing-mode="lr-tb">
        <style:tab-stops/>
      </style:paragraph-properties>
    </style:style>
    <style:style style:name="P87" style:family="paragraph" style:parent-style-name="Table_20_Contents">
      <style:paragraph-properties fo:margin-left="0cm" fo:margin-right="0cm" fo:text-indent="0cm" style:auto-text-indent="false" style:writing-mode="lr-tb"/>
    </style:style>
    <style:style style:name="P88" style:family="paragraph" style:parent-style-name="Table_20_Contents">
      <style:paragraph-properties fo:margin-left="0cm" fo:margin-right="0cm" fo:text-indent="0cm" style:auto-text-indent="false" style:writing-mode="lr-tb">
        <style:tab-stops/>
      </style:paragraph-properties>
    </style:style>
    <style:style style:name="P89" style:family="paragraph" style:parent-style-name="Table_20_Contents">
      <style:paragraph-properties fo:margin-left="0cm" fo:margin-right="0cm" fo:text-align="center" style:justify-single-word="false" fo:text-indent="0cm" style:auto-text-indent="false" style:writing-mode="lr-tb"/>
    </style:style>
    <style:style style:name="P90" style:family="paragraph" style:parent-style-name="Table_20_Contents">
      <style:paragraph-properties fo:margin-left="0cm" fo:margin-right="0cm" fo:text-align="center" style:justify-single-word="false" fo:text-indent="0cm" style:auto-text-indent="false" style:writing-mode="lr-tb">
        <style:tab-stops/>
      </style:paragraph-properties>
    </style:style>
    <style:style style:name="P91" style:family="paragraph" style:parent-style-name="Table_20_Contents">
      <style:paragraph-properties fo:margin-left="0cm" fo:margin-right="0cm" fo:text-indent="0cm" style:auto-text-indent="false" style:writing-mode="lr-tb"/>
      <style:text-properties style:font-name="Times New Roman"/>
    </style:style>
    <style:style style:name="P92" style:family="paragraph" style:parent-style-name="Table_20_Contents">
      <style:paragraph-properties fo:margin-left="0cm" fo:margin-right="0cm" fo:text-align="center" style:justify-single-word="false" fo:text-indent="0cm" style:auto-text-indent="false" style:writing-mode="lr-tb"/>
      <style:text-properties style:font-name="Times New Roman"/>
    </style:style>
    <style:style style:name="P93"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style:style>
    <style:style style:name="P94" style:family="paragraph" style:parent-style-name="Table_20_Contents">
      <style:paragraph-properties fo:margin-left="0cm" fo:margin-right="0cm" fo:text-indent="0cm" style:auto-text-indent="false" style:writing-mode="lr-tb"/>
      <style:text-properties style:font-name="Times New Roman" fo:language="zxx" fo:country="none" style:language-asian="zxx" style:country-asian="none"/>
    </style:style>
    <style:style style:name="P95" style:family="paragraph" style:parent-style-name="Table_20_Contents">
      <style:paragraph-properties fo:margin-left="0cm" fo:margin-right="0cm" fo:text-indent="0cm" style:auto-text-indent="false" style:writing-mode="lr-tb">
        <style:tab-stops/>
      </style:paragraph-properties>
      <style:text-properties style:font-name="Times New Roman" fo:language="zxx" fo:country="none" style:language-asian="zxx" style:country-asian="none"/>
    </style:style>
    <style:style style:name="P96"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style:language-asian="zxx" style:country-asian="none"/>
    </style:style>
    <style:style style:name="P97"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style:language-asian="zxx" style:country-asian="none"/>
    </style:style>
    <style:style style:name="P98" style:family="paragraph" style:parent-style-name="Table_20_Contents">
      <style:paragraph-properties fo:margin-left="0cm" fo:margin-right="0cm" fo:text-indent="0cm" style:auto-text-indent="false" style:writing-mode="lr-tb"/>
      <style:text-properties style:font-name="Times New Roman" fo:language="zxx" fo:country="none" fo:font-style="italic" style:language-asian="zxx" style:country-asian="none" style:font-style-asian="italic" style:font-style-complex="italic"/>
    </style:style>
    <style:style style:name="P99"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fo:font-style="italic" style:language-asian="zxx" style:country-asian="none" style:font-style-asian="italic" style:font-style-complex="italic"/>
    </style:style>
    <style:style style:name="P100"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fo:font-style="italic" style:language-asian="zxx" style:country-asian="none" style:font-style-asian="italic" style:font-style-complex="italic"/>
    </style:style>
    <style:style style:name="P101" style:family="paragraph" style:parent-style-name="Table_20_Contents">
      <style:paragraph-properties fo:margin-left="0cm" fo:margin-right="0cm" fo:text-indent="0cm" style:auto-text-indent="false" style:writing-mode="lr-tb">
        <style:tab-stops/>
      </style:paragraph-properties>
      <style:text-properties style:font-name="Times New Roman" fo:language="zxx" fo:country="none" fo:font-style="italic" style:language-asian="zxx" style:country-asian="none" style:font-style-asian="italic" style:font-style-complex="italic"/>
    </style:style>
    <style:style style:name="P102"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fo:font-style="italic" fo:font-weight="bold" style:language-asian="zxx" style:country-asian="none" style:font-style-asian="italic" style:font-weight-asian="bold" style:font-style-complex="italic" style:font-weight-complex="bold"/>
    </style:style>
    <style:style style:name="P103"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fo:font-style="italic" fo:font-weight="bold" style:language-asian="zxx" style:country-asian="none" style:font-style-asian="italic" style:font-weight-asian="bold" style:font-style-complex="italic" style:font-weight-complex="bold"/>
    </style:style>
    <style:style style:name="P104"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fo:font-weight="bold" style:language-asian="zxx" style:country-asian="none" style:font-weight-asian="bold" style:font-weight-complex="bold"/>
    </style:style>
    <style:style style:name="P105"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fo:font-weight="bold" style:language-asian="zxx" style:country-asian="none" style:font-weight-asian="bold" style:font-weight-complex="bold"/>
    </style:style>
    <style:style style:name="P106" style:family="paragraph" style:parent-style-name="Table_20_Contents">
      <style:paragraph-properties fo:margin-left="0cm" fo:margin-right="0cm" fo:text-indent="0cm" style:auto-text-indent="false" style:writing-mode="lr-tb">
        <style:tab-stops/>
      </style:paragraph-properties>
      <style:text-properties style:font-name="Times New Roman"/>
    </style:style>
    <style:style style:name="P107"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weight="bold" style:font-weight-asian="bold" style:font-weight-complex="bold"/>
    </style:style>
    <style:style style:name="P108"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weight="bold" style:language-asian="zxx" style:country-asian="none" style:font-weight-asian="bold" style:font-weight-complex="bold"/>
    </style:style>
    <style:style style:name="P109" style:family="paragraph" style:parent-style-name="Table_20_Contents">
      <style:paragraph-properties fo:margin-left="0cm" fo:margin-right="0cm" fo:text-indent="0cm" style:auto-text-indent="false" style:writing-mode="lr-tb"/>
      <style:text-properties style:font-name="Times New Roman" style:language-asian="zxx" style:country-asian="none"/>
    </style:style>
    <style:style style:name="P110" style:family="paragraph" style:parent-style-name="Table_20_Contents">
      <style:paragraph-properties fo:margin-left="0cm" fo:margin-right="0cm" fo:text-align="center" style:justify-single-word="false" fo:text-indent="0cm" style:auto-text-indent="false" style:writing-mode="lr-tb"/>
      <style:text-properties style:font-name="Times New Roman" style:language-asian="zxx" style:country-asian="none"/>
    </style:style>
    <style:style style:name="P111"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style:language-asian="zxx" style:country-asian="none"/>
    </style:style>
    <style:style style:name="P112"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en" fo:country="US" fo:font-weight="bold" style:language-asian="zxx" style:country-asian="none" style:font-weight-asian="bold" style:font-weight-complex="bold"/>
    </style:style>
    <style:style style:name="P113" style:family="paragraph" style:parent-style-name="Table_20_Contents">
      <style:paragraph-properties fo:margin-left="0cm" fo:margin-right="0cm" fo:text-indent="0cm" style:auto-text-indent="false" style:writing-mode="lr-tb"/>
      <style:text-properties style:font-name="Times New Roman" fo:font-style="italic" style:language-asian="zxx" style:country-asian="none" style:font-style-asian="italic" style:font-style-complex="italic"/>
    </style:style>
    <style:style style:name="P114"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style="italic" fo:font-weight="bold" style:language-asian="zxx" style:country-asian="none" style:font-style-asian="italic" style:font-weight-asian="bold" style:font-style-complex="italic" style:font-weight-complex="bold"/>
    </style:style>
    <style:style style:name="P115"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style="italic" fo:font-weight="bold" style:font-style-asian="italic" style:font-weight-asian="bold" style:font-style-complex="italic" style:font-weight-complex="bold"/>
    </style:style>
    <style:style style:name="P116" style:family="paragraph" style:parent-style-name="Table_20_Contents">
      <style:paragraph-properties style:snap-to-layout-grid="false"/>
      <style:text-properties officeooo:paragraph-rsid="427e1b4c"/>
    </style:style>
    <style:style style:name="P117" style:family="paragraph" style:parent-style-name="Table_20_Contents">
      <style:paragraph-properties fo:text-align="center" style:justify-single-word="false" style:snap-to-layout-grid="false"/>
      <style:text-properties fo:font-weight="normal" officeooo:paragraph-rsid="427e1b4c" style:font-weight-asian="normal" style:font-weight-complex="normal"/>
    </style:style>
    <style:style style:name="P118" style:family="paragraph" style:parent-style-name="Table_20_Contents">
      <style:paragraph-properties fo:text-align="center" style:justify-single-word="false" style:snap-to-layout-grid="false"/>
      <style:text-properties officeooo:paragraph-rsid="427e1b4c"/>
    </style:style>
    <style:style style:name="P119" style:family="paragraph" style:parent-style-name="Table_20_Contents">
      <style:paragraph-properties fo:text-align="center" style:justify-single-word="false"/>
      <style:text-properties officeooo:paragraph-rsid="42f0df73"/>
    </style:style>
    <style:style style:name="P120" style:family="paragraph" style:parent-style-name="Table_20_Contents">
      <style:paragraph-properties fo:text-align="start" style:justify-single-word="false" style:snap-to-layout-grid="false"/>
      <style:text-properties officeooo:paragraph-rsid="427e1b4c"/>
    </style:style>
    <style:style style:name="P121" style:family="paragraph" style:parent-style-name="Table_20_Contents">
      <style:paragraph-properties fo:text-align="center" style:justify-single-word="false" style:snap-to-layout-grid="false"/>
      <style:text-properties style:use-window-font-color="true" fo:font-size="10pt" fo:language="cs" fo:country="CZ" fo:font-weight="normal" officeooo:paragraph-rsid="427e1b4c" fo:background-color="transparent"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P122" style:family="paragraph" style:parent-style-name="Table_20_Contents">
      <style:paragraph-properties fo:text-align="start" style:justify-single-word="false" style:snap-to-layout-grid="false"/>
      <style:text-properties style:use-window-font-color="true" fo:font-size="10pt" fo:language="cs" fo:country="CZ"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123" style:family="paragraph" style:parent-style-name="Table_20_Contents">
      <style:paragraph-properties fo:text-align="start" style:justify-single-word="false" style:snap-to-layout-grid="false"/>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124" style:family="paragraph" style:parent-style-name="Table_20_Contents">
      <style:paragraph-properties style:snap-to-layout-grid="false"/>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125" style:family="paragraph" style:parent-style-name="Table_20_Contents">
      <style:paragraph-properties fo:text-align="center" style:justify-single-word="false" style:snap-to-layout-grid="false"/>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126" style:family="paragraph" style:parent-style-name="Table_20_Contents">
      <style:paragraph-properties fo:text-align="center" style:justify-single-word="false" style:snap-to-layout-grid="false"/>
      <style:text-properties style:use-window-font-color="true" fo:font-size="10pt" fo:language="zxx" fo:country="none" fo:font-weight="normal" officeooo:paragraph-rsid="427e1b4c" fo:background-color="transparent"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P127" style:family="paragraph" style:parent-style-name="Table_20_Contents">
      <style:paragraph-properties fo:text-align="center" style:justify-single-word="false"/>
      <style:text-properties style:use-window-font-color="true" style:font-name="Georgia" fo:font-size="8pt" fo:letter-spacing="0.007cm" fo:language="cs" fo:country="CZ" officeooo:rsid="1078fd37"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28" style:family="paragraph" style:parent-style-name="Table_20_Contents">
      <style:paragraph-properties fo:text-align="center" style:justify-single-word="false"/>
      <style:text-properties style:use-window-font-color="true" style:font-name="Georgia" fo:font-size="8pt" fo:letter-spacing="0.007cm" fo:language="cs" fo:country="CZ" officeooo:rsid="1078fd37" officeooo:paragraph-rsid="42f206ea" style:letter-kerning="true" style:font-name-asian="Times New Roman" style:font-size-asian="10pt" style:language-asian="zxx" style:country-asian="none" style:font-name-complex="Times New Roman" style:font-size-complex="12pt" style:language-complex="ar" style:country-complex="SA"/>
    </style:style>
    <style:style style:name="P129" style:family="paragraph" style:parent-style-name="Table_20_Contents">
      <style:paragraph-properties fo:text-align="center" style:justify-single-word="false"/>
      <style:text-properties style:use-window-font-color="true" style:font-name="Georgia" fo:font-size="8pt" fo:letter-spacing="0.007cm" fo:language="cs" fo:country="CZ" officeooo:rsid="140256db"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130" style:family="paragraph" style:parent-style-name="Table_20_Contents">
      <style:paragraph-properties fo:text-align="center" style:justify-single-word="false"/>
      <style:text-properties style:use-window-font-color="true" style:font-name="Georgia" fo:font-size="8pt" fo:letter-spacing="0.007cm" fo:language="cs" fo:country="CZ" officeooo:rsid="14228231"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31" style:family="paragraph" style:parent-style-name="Table_20_Contents">
      <style:paragraph-properties fo:text-align="center" style:justify-single-word="false"/>
      <style:text-properties style:use-window-font-color="true" style:font-name="Georgia" fo:font-size="8pt" fo:letter-spacing="0.007cm" fo:language="cs" fo:country="CZ" officeooo:rsid="42f639a7"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32" style:family="paragraph" style:parent-style-name="Table_20_Contents">
      <style:paragraph-properties fo:text-align="center" style:justify-single-word="false"/>
      <style:text-properties style:use-window-font-color="true" style:font-name="Georgia" fo:font-size="8pt" fo:letter-spacing="0.007cm" fo:language="cs" fo:country="CZ" officeooo:rsid="140534e6"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33" style:family="paragraph" style:parent-style-name="Table_20_Contents">
      <style:paragraph-properties fo:text-align="center" style:justify-single-word="false"/>
      <style:text-properties style:use-window-font-color="true" style:font-name="Georgia" fo:font-size="8pt" fo:letter-spacing="0.007cm" fo:language="cs" fo:country="CZ" officeooo:rsid="103d55b5"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34" style:family="paragraph" style:parent-style-name="Table_20_Contents">
      <style:paragraph-properties fo:text-align="center" style:justify-single-word="false"/>
      <style:text-properties style:use-window-font-color="true" style:font-name="Georgia" fo:font-size="8pt" fo:letter-spacing="0.007cm" fo:language="cs" fo:country="CZ" officeooo:rsid="107a759f"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35" style:family="paragraph" style:parent-style-name="Table_20_Contents">
      <style:paragraph-properties fo:text-align="center" style:justify-single-word="false"/>
      <style:text-properties style:use-window-font-color="true" style:font-name="Georgia" fo:font-size="8pt" fo:letter-spacing="0.007cm" fo:language="cs" fo:country="CZ" officeooo:rsid="107b9382"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36" style:family="paragraph" style:parent-style-name="Table_20_Contents">
      <style:paragraph-properties fo:text-align="center" style:justify-single-word="false"/>
      <style:text-properties style:use-window-font-color="true" style:font-name="Georgia" fo:font-size="8pt" fo:letter-spacing="0.007cm" fo:language="cs" fo:country="CZ" officeooo:rsid="42fc7923" officeooo:paragraph-rsid="42fc7923" style:letter-kerning="true" style:font-name-asian="Times New Roman" style:font-size-asian="10pt" style:language-asian="zxx" style:country-asian="none" style:font-name-complex="Times New Roman" style:font-size-complex="12pt" style:language-complex="ar" style:country-complex="SA"/>
    </style:style>
    <style:style style:name="P137" style:family="paragraph" style:parent-style-name="Table_20_Contents">
      <style:paragraph-properties fo:text-align="center" style:justify-single-word="false"/>
      <style:text-properties style:use-window-font-color="true" style:font-name="Georgia" fo:font-size="8pt" fo:letter-spacing="0.007cm" fo:language="cs" fo:country="CZ" officeooo:rsid="10185256"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138" style:family="paragraph" style:parent-style-name="Table_20_Contents">
      <style:paragraph-properties fo:text-align="center" style:justify-single-word="false"/>
      <style:text-properties style:use-window-font-color="true" style:font-name="Georgia" fo:font-size="8pt" fo:letter-spacing="0.007cm" fo:language="cs" fo:country="CZ" officeooo:rsid="101b4224"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139" style:family="paragraph" style:parent-style-name="Table_20_Contents">
      <style:paragraph-properties fo:text-align="center" style:justify-single-word="false"/>
      <style:text-properties style:use-window-font-color="true" style:font-name="Georgia" fo:font-size="8pt" fo:letter-spacing="0.007cm" fo:language="cs" fo:country="CZ" officeooo:rsid="42f499f3"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140" style:family="paragraph" style:parent-style-name="Table_20_Contents">
      <style:paragraph-properties fo:text-align="center" style:justify-single-word="false"/>
      <style:text-properties fo:font-weight="bold" officeooo:rsid="00b9f158" officeooo:paragraph-rsid="42f0df73" style:font-weight-asian="bold" style:font-weight-complex="bold"/>
    </style:style>
    <style:style style:name="P141" style:family="paragraph" style:parent-style-name="Table_20_Contents">
      <style:paragraph-properties fo:text-align="center" style:justify-single-word="false"/>
      <style:text-properties fo:font-weight="bold" officeooo:rsid="1039259b" officeooo:paragraph-rsid="42f0df73" style:font-weight-asian="bold" style:font-weight-complex="bold"/>
    </style:style>
    <style:style style:name="P142" style:family="paragraph" style:parent-style-name="Table_20_Contents">
      <style:paragraph-properties fo:text-align="center" style:justify-single-word="false"/>
      <style:text-properties fo:font-weight="bold" officeooo:rsid="1016481d" officeooo:paragraph-rsid="42f0df73" style:font-weight-asian="bold" style:font-weight-complex="bold"/>
    </style:style>
    <style:style style:name="P143" style:family="paragraph" style:parent-style-name="Table_20_Contents">
      <style:paragraph-properties fo:text-align="center" style:justify-single-word="false"/>
      <style:text-properties officeooo:rsid="1078fd37" officeooo:paragraph-rsid="42f0df73"/>
    </style:style>
    <style:style style:name="P144" style:family="paragraph" style:parent-style-name="Table_20_Contents">
      <style:text-properties officeooo:rsid="1078fd37" officeooo:paragraph-rsid="42f0df73"/>
    </style:style>
    <style:style style:name="P145" style:family="paragraph" style:parent-style-name="Table_20_Contents">
      <style:paragraph-properties fo:text-align="center" style:justify-single-word="false"/>
      <style:text-properties officeooo:rsid="012e0234" officeooo:paragraph-rsid="42f0df73"/>
    </style:style>
    <style:style style:name="P146" style:family="paragraph" style:parent-style-name="Table_20_Contents">
      <style:paragraph-properties fo:text-align="center" style:justify-single-word="false"/>
      <style:text-properties officeooo:rsid="012e0234" officeooo:paragraph-rsid="4399fd83"/>
    </style:style>
    <style:style style:name="P147" style:family="paragraph" style:parent-style-name="Table_20_Contents">
      <style:text-properties fo:language="cs" fo:country="CZ" officeooo:rsid="101909b3" officeooo:paragraph-rsid="42f0df73" style:language-asian="zxx" style:country-asian="none" style:language-complex="zxx" style:country-complex="none"/>
    </style:style>
    <style:style style:name="P148" style:family="paragraph" style:parent-style-name="Table_20_Contents">
      <style:text-properties fo:language="cs" fo:country="CZ" officeooo:rsid="105d7dfc" officeooo:paragraph-rsid="42f0df73" style:language-asian="zxx" style:country-asian="none" style:language-complex="zxx" style:country-complex="none"/>
    </style:style>
    <style:style style:name="P149" style:family="paragraph" style:parent-style-name="Table_20_Contents">
      <style:text-properties fo:language="cs" fo:country="CZ" officeooo:rsid="1039259b" officeooo:paragraph-rsid="42f88147" style:language-asian="zxx" style:country-asian="none" style:language-complex="zxx" style:country-complex="none"/>
    </style:style>
    <style:style style:name="P150" style:family="paragraph" style:parent-style-name="Table_20_Contents">
      <style:text-properties fo:language="cs" fo:country="CZ" officeooo:rsid="108efef4" officeooo:paragraph-rsid="42f0df73" style:language-asian="zxx" style:country-asian="none" style:language-complex="zxx" style:country-complex="none"/>
    </style:style>
    <style:style style:name="P151" style:family="paragraph" style:parent-style-name="Table_20_Contents">
      <style:text-properties fo:language="cs" fo:country="CZ" officeooo:rsid="1016481d" officeooo:paragraph-rsid="42f0df73" style:language-asian="zxx" style:country-asian="none" style:language-complex="zxx" style:country-complex="none"/>
    </style:style>
    <style:style style:name="P152" style:family="paragraph" style:parent-style-name="Table_20_Contents">
      <style:text-properties fo:language="cs" fo:country="CZ" officeooo:rsid="10714db8" officeooo:paragraph-rsid="42f0df73" style:language-asian="zxx" style:country-asian="none" style:language-complex="zxx" style:country-complex="none"/>
    </style:style>
    <style:style style:name="P153" style:family="paragraph" style:parent-style-name="Table_20_Contents">
      <style:text-properties fo:language="cs" fo:country="CZ" officeooo:rsid="1091c406" officeooo:paragraph-rsid="42f0df73" style:language-asian="zxx" style:country-asian="none" style:language-complex="zxx" style:country-complex="none"/>
    </style:style>
    <style:style style:name="P154" style:family="paragraph" style:parent-style-name="Table_20_Contents">
      <style:text-properties fo:language="cs" fo:country="CZ" officeooo:rsid="1038e041" officeooo:paragraph-rsid="42f0df73"/>
    </style:style>
    <style:style style:name="P155" style:family="paragraph" style:parent-style-name="Table_20_Contents">
      <style:paragraph-properties fo:text-align="center" style:justify-single-word="false"/>
      <style:text-properties fo:language="cs" fo:country="CZ" fo:font-weight="bold" officeooo:rsid="00b9f158" officeooo:paragraph-rsid="42f0df73" style:language-asian="zxx" style:country-asian="none" style:font-weight-asian="bold" style:language-complex="zxx" style:country-complex="none" style:font-weight-complex="bold"/>
    </style:style>
    <style:style style:name="P156" style:family="paragraph" style:parent-style-name="Table_20_Contents">
      <style:paragraph-properties fo:text-align="center" style:justify-single-word="false"/>
      <style:text-properties officeooo:rsid="101909b3" officeooo:paragraph-rsid="42f0df73"/>
    </style:style>
    <style:style style:name="P157" style:family="paragraph" style:parent-style-name="Table_20_Contents">
      <style:text-properties officeooo:rsid="101909b3" officeooo:paragraph-rsid="42f0df73"/>
    </style:style>
    <style:style style:name="P158" style:family="paragraph" style:parent-style-name="Table_20_Contents">
      <style:text-properties officeooo:rsid="141a017a" officeooo:paragraph-rsid="42f0df73"/>
    </style:style>
    <style:style style:name="P159" style:family="paragraph" style:parent-style-name="Table_20_Contents">
      <style:paragraph-properties fo:text-align="center" style:justify-single-word="false"/>
      <style:text-properties officeooo:rsid="103b4f81" officeooo:paragraph-rsid="42f0df73"/>
    </style:style>
    <style:style style:name="P160" style:family="paragraph" style:parent-style-name="Table_20_Contents">
      <style:text-properties officeooo:rsid="103b4f81" officeooo:paragraph-rsid="42f0df73"/>
    </style:style>
    <style:style style:name="P161" style:family="paragraph" style:parent-style-name="Table_20_Contents">
      <style:paragraph-properties fo:text-align="center" style:justify-single-word="false"/>
      <style:text-properties officeooo:rsid="105d7dfc" officeooo:paragraph-rsid="42f0df73"/>
    </style:style>
    <style:style style:name="P162" style:family="paragraph" style:parent-style-name="Table_20_Contents">
      <style:paragraph-properties fo:text-align="center" style:justify-single-word="false"/>
      <style:text-properties officeooo:rsid="10612ca1" officeooo:paragraph-rsid="42f0df73"/>
    </style:style>
    <style:style style:name="P163" style:family="paragraph" style:parent-style-name="Table_20_Contents">
      <style:paragraph-properties fo:text-align="center" style:justify-single-word="false"/>
      <style:text-properties officeooo:rsid="1038e041" officeooo:paragraph-rsid="42f0df73"/>
    </style:style>
    <style:style style:name="P164" style:family="paragraph" style:parent-style-name="Table_20_Contents">
      <style:paragraph-properties fo:text-align="center" style:justify-single-word="false"/>
      <style:text-properties officeooo:rsid="1039259b" officeooo:paragraph-rsid="42f0df73"/>
    </style:style>
    <style:style style:name="P165" style:family="paragraph" style:parent-style-name="Table_20_Contents">
      <style:text-properties officeooo:rsid="1039259b" officeooo:paragraph-rsid="42f0df73"/>
    </style:style>
    <style:style style:name="P166" style:family="paragraph" style:parent-style-name="Table_20_Contents">
      <style:paragraph-properties fo:text-align="center" style:justify-single-word="false"/>
      <style:text-properties officeooo:rsid="10470943" officeooo:paragraph-rsid="42f0df73"/>
    </style:style>
    <style:style style:name="P167" style:family="paragraph" style:parent-style-name="Table_20_Contents">
      <style:paragraph-properties fo:text-align="center" style:justify-single-word="false"/>
      <style:text-properties officeooo:rsid="1045cc3e" officeooo:paragraph-rsid="42f0df73"/>
    </style:style>
    <style:style style:name="P168" style:family="paragraph" style:parent-style-name="Table_20_Contents">
      <style:paragraph-properties fo:text-align="center" style:justify-single-word="false"/>
      <style:text-properties officeooo:rsid="107b9382" officeooo:paragraph-rsid="42f0df73"/>
    </style:style>
    <style:style style:name="P169" style:family="paragraph" style:parent-style-name="Table_20_Contents">
      <style:text-properties officeooo:rsid="107b9382" officeooo:paragraph-rsid="42f0df73"/>
    </style:style>
    <style:style style:name="P170" style:family="paragraph" style:parent-style-name="Table_20_Contents">
      <style:paragraph-properties fo:text-align="center" style:justify-single-word="false"/>
      <style:text-properties officeooo:rsid="103c50cd" officeooo:paragraph-rsid="42f0df73"/>
    </style:style>
    <style:style style:name="P171" style:family="paragraph" style:parent-style-name="Table_20_Contents">
      <style:text-properties officeooo:rsid="103c50cd" officeooo:paragraph-rsid="42f0df73"/>
    </style:style>
    <style:style style:name="P172" style:family="paragraph" style:parent-style-name="Table_20_Contents">
      <style:paragraph-properties fo:text-align="center" style:justify-single-word="false"/>
      <style:text-properties officeooo:rsid="104acd15" officeooo:paragraph-rsid="42f0df73"/>
    </style:style>
    <style:style style:name="P173" style:family="paragraph" style:parent-style-name="Table_20_Contents">
      <style:paragraph-properties fo:text-align="center" style:justify-single-word="false"/>
      <style:text-properties officeooo:rsid="103df854" officeooo:paragraph-rsid="42f0df73"/>
    </style:style>
    <style:style style:name="P174" style:family="paragraph" style:parent-style-name="Table_20_Contents">
      <style:text-properties officeooo:rsid="103df854" officeooo:paragraph-rsid="42f0df73"/>
    </style:style>
    <style:style style:name="P175" style:family="paragraph" style:parent-style-name="Table_20_Contents">
      <style:paragraph-properties fo:text-align="center" style:justify-single-word="false"/>
      <style:text-properties officeooo:rsid="103f0514" officeooo:paragraph-rsid="42f0df73"/>
    </style:style>
    <style:style style:name="P176" style:family="paragraph" style:parent-style-name="Table_20_Contents">
      <style:paragraph-properties fo:text-align="center" style:justify-single-word="false"/>
      <style:text-properties officeooo:rsid="104107e4" officeooo:paragraph-rsid="42f0df73"/>
    </style:style>
    <style:style style:name="P177" style:family="paragraph" style:parent-style-name="Table_20_Contents">
      <style:text-properties officeooo:rsid="103d55b5" officeooo:paragraph-rsid="42f0df73"/>
    </style:style>
    <style:style style:name="P178" style:family="paragraph" style:parent-style-name="Table_20_Contents">
      <style:paragraph-properties fo:text-align="center" style:justify-single-word="false"/>
      <style:text-properties officeooo:rsid="103f1b7e" officeooo:paragraph-rsid="42f0df73"/>
    </style:style>
    <style:style style:name="P179" style:family="paragraph" style:parent-style-name="Table_20_Contents">
      <style:text-properties officeooo:rsid="108252a0" officeooo:paragraph-rsid="42f0df73"/>
    </style:style>
    <style:style style:name="P180" style:family="paragraph" style:parent-style-name="Table_20_Contents">
      <style:text-properties officeooo:rsid="108252a0" officeooo:paragraph-rsid="4399fd83"/>
    </style:style>
    <style:style style:name="P181" style:family="paragraph" style:parent-style-name="Table_20_Contents">
      <style:paragraph-properties fo:text-align="center" style:justify-single-word="false"/>
      <style:text-properties officeooo:rsid="107e8f54" officeooo:paragraph-rsid="42f0df73"/>
    </style:style>
    <style:style style:name="P182" style:family="paragraph" style:parent-style-name="Table_20_Contents">
      <style:text-properties officeooo:paragraph-rsid="42f0df73"/>
    </style:style>
    <style:style style:name="P183" style:family="paragraph" style:parent-style-name="Table_20_Contents">
      <style:paragraph-properties fo:text-align="center" style:justify-single-word="false"/>
      <style:text-properties officeooo:rsid="42f0df73" officeooo:paragraph-rsid="42f0df73"/>
    </style:style>
    <style:style style:name="P184" style:family="paragraph" style:parent-style-name="Table_20_Contents">
      <style:paragraph-properties fo:text-align="center" style:justify-single-word="false"/>
      <style:text-properties officeooo:rsid="42f499f3" officeooo:paragraph-rsid="42f499f3"/>
    </style:style>
    <style:style style:name="P185" style:family="paragraph" style:parent-style-name="Table_20_Contents">
      <style:text-properties officeooo:rsid="42f499f3" officeooo:paragraph-rsid="42f499f3"/>
    </style:style>
    <style:style style:name="P186" style:family="paragraph" style:parent-style-name="Table_20_Contents">
      <style:text-properties officeooo:rsid="42fc7923" officeooo:paragraph-rsid="42fc7923"/>
    </style:style>
    <style:style style:name="P187" style:family="paragraph" style:parent-style-name="Table_20_Contents">
      <style:paragraph-properties fo:text-align="center" style:justify-single-word="false"/>
      <style:text-properties officeooo:rsid="42fc7923" officeooo:paragraph-rsid="42fc7923"/>
    </style:style>
    <style:style style:name="P188" style:family="paragraph" style:parent-style-name="Table_20_Contents">
      <style:paragraph-properties fo:text-align="start" style:justify-single-word="false"/>
      <style:text-properties fo:font-style="italic" fo:font-weight="normal" officeooo:rsid="43585d0a" officeooo:paragraph-rsid="43585d0a" style:font-style-asian="italic" style:font-weight-asian="normal" style:font-style-complex="italic" style:font-weight-complex="normal"/>
    </style:style>
    <style:style style:name="P189" style:family="paragraph" style:parent-style-name="Table_20_Contents">
      <style:text-properties fo:font-style="italic" officeooo:rsid="108252a0" officeooo:paragraph-rsid="4399fd83" style:font-style-asian="italic" style:font-style-complex="italic"/>
    </style:style>
    <style:style style:name="P190" style:family="paragraph" style:parent-style-name="Table_20_Contents">
      <style:text-properties officeooo:rsid="143d4aa8" officeooo:paragraph-rsid="42f0df73"/>
    </style:style>
    <style:style style:name="P191" style:family="paragraph" style:parent-style-name="Table_20_Contents">
      <style:paragraph-properties fo:text-align="center" style:justify-single-word="false"/>
      <style:text-properties officeooo:rsid="14201442" officeooo:paragraph-rsid="42f0df73"/>
    </style:style>
    <style:style style:name="P192" style:family="paragraph" style:parent-style-name="Table_20_Contents">
      <style:paragraph-properties fo:text-align="center" style:justify-single-word="false"/>
      <style:text-properties officeooo:rsid="1090b6c7" officeooo:paragraph-rsid="42f0df73"/>
    </style:style>
    <style:style style:name="P193" style:family="paragraph" style:parent-style-name="Table_20_Contents">
      <style:text-properties officeooo:rsid="109cf6e8" officeooo:paragraph-rsid="42f0df73"/>
    </style:style>
    <style:style style:name="P194" style:family="paragraph" style:parent-style-name="Table_20_Contents">
      <style:paragraph-properties fo:text-align="center" style:justify-single-word="false"/>
      <style:text-properties officeooo:rsid="42f206ea" officeooo:paragraph-rsid="42f206ea"/>
    </style:style>
    <style:style style:name="P195" style:family="paragraph" style:parent-style-name="Table_20_Contents">
      <style:text-properties fo:language="zxx" fo:country="none" officeooo:rsid="1431a62b" officeooo:paragraph-rsid="42f0df73" style:language-asian="zxx" style:country-asian="none" style:language-complex="zxx" style:country-complex="none"/>
    </style:style>
    <style:style style:name="P196" style:family="paragraph" style:parent-style-name="Table_20_Contents">
      <style:paragraph-properties fo:text-align="center" style:justify-single-word="false"/>
      <style:text-properties officeooo:rsid="4399fd83" officeooo:paragraph-rsid="4399fd83"/>
    </style:style>
    <style:style style:name="P197" style:family="paragraph" style:parent-style-name="Table_20_Contents">
      <style:paragraph-properties fo:text-align="center" style:justify-single-word="false"/>
      <style:text-properties officeooo:rsid="439a9d03" officeooo:paragraph-rsid="439a9d03"/>
    </style:style>
    <style:style style:name="P198" style:family="paragraph" style:parent-style-name="Table_20_Contents">
      <style:paragraph-properties fo:text-align="center" style:justify-single-word="false"/>
      <style:text-properties officeooo:rsid="439c3be6" officeooo:paragraph-rsid="439c3be6"/>
    </style:style>
    <style:style style:name="P199" style:family="paragraph" style:parent-style-name="Table_20_Contents">
      <style:paragraph-properties fo:text-align="center" style:justify-single-word="false"/>
      <style:text-properties officeooo:rsid="43a2d4fb" officeooo:paragraph-rsid="43a2d4fb"/>
    </style:style>
    <style:style style:name="P200" style:family="paragraph" style:parent-style-name="Table_20_Contents">
      <style:paragraph-properties fo:text-align="center" style:justify-single-word="false"/>
      <style:text-properties officeooo:rsid="43a66cd9" officeooo:paragraph-rsid="43a66cd9"/>
    </style:style>
    <style:style style:name="P201" style:family="paragraph" style:parent-style-name="Table_20_Contents">
      <style:text-properties officeooo:rsid="43a66cd9" officeooo:paragraph-rsid="43a66cd9"/>
    </style:style>
    <style:style style:name="P202" style:family="paragraph" style:parent-style-name="Table_20_Contents">
      <style:text-properties officeooo:rsid="43a8ce06" officeooo:paragraph-rsid="43a8ce06"/>
    </style:style>
    <style:style style:name="P203" style:family="paragraph" style:parent-style-name="Table_20_Contents">
      <style:paragraph-properties fo:text-align="center" style:justify-single-word="false"/>
      <style:text-properties officeooo:rsid="43a8ce06" officeooo:paragraph-rsid="43a8ce06"/>
    </style:style>
    <style:style style:name="P204" style:family="paragraph" style:parent-style-name="Table_20_Contents">
      <style:paragraph-properties fo:text-align="center" style:justify-single-word="false"/>
      <style:text-properties officeooo:rsid="43aa37db" officeooo:paragraph-rsid="43aa37db"/>
    </style:style>
    <style:style style:name="P205" style:family="paragraph" style:parent-style-name="Table_20_Contents">
      <style:paragraph-properties fo:text-align="center" style:justify-single-word="false"/>
      <style:text-properties officeooo:rsid="43ac6315" officeooo:paragraph-rsid="43ac6315"/>
    </style:style>
    <style:style style:name="P206" style:family="paragraph" style:parent-style-name="Table_20_Contents">
      <style:paragraph-properties fo:text-align="center" style:justify-single-word="false"/>
      <style:text-properties officeooo:rsid="43acd72d" officeooo:paragraph-rsid="43acd72d"/>
    </style:style>
    <style:style style:name="P207" style:family="paragraph" style:parent-style-name="Table_20_Contents">
      <style:paragraph-properties fo:text-align="center" style:justify-single-word="false"/>
      <style:text-properties officeooo:rsid="43b07fc1" officeooo:paragraph-rsid="43b07fc1"/>
    </style:style>
    <style:style style:name="P208" style:family="paragraph" style:parent-style-name="Table_20_Contents">
      <style:paragraph-properties fo:text-align="center" style:justify-single-word="false"/>
      <style:text-properties officeooo:rsid="43b46930" officeooo:paragraph-rsid="43b46930"/>
    </style:style>
    <style:style style:name="P209" style:family="paragraph" style:parent-style-name="Table_20_Contents">
      <style:text-properties officeooo:rsid="43b46930" officeooo:paragraph-rsid="43b46930"/>
    </style:style>
    <style:style style:name="P210" style:family="paragraph" style:parent-style-name="Table_20_Contents">
      <style:paragraph-properties fo:text-align="center" style:justify-single-word="false"/>
      <style:text-properties officeooo:rsid="43b55913" officeooo:paragraph-rsid="43b55913"/>
    </style:style>
    <style:style style:name="P211" style:family="paragraph" style:parent-style-name="Table_20_Contents">
      <style:paragraph-properties fo:text-align="center" style:justify-single-word="false"/>
      <style:text-properties officeooo:rsid="43b90ae1" officeooo:paragraph-rsid="43b90ae1"/>
    </style:style>
    <style:style style:name="P212" style:family="paragraph" style:parent-style-name="Table_20_Contents">
      <style:text-properties officeooo:rsid="43bc8ce0" officeooo:paragraph-rsid="43bc8ce0"/>
    </style:style>
    <style:style style:name="P213" style:family="paragraph" style:parent-style-name="Table_20_Contents">
      <style:paragraph-properties fo:text-align="center" style:justify-single-word="false"/>
      <style:text-properties officeooo:rsid="43bc8ce0" officeooo:paragraph-rsid="43bc8ce0"/>
    </style:style>
    <style:style style:name="P214" style:family="paragraph" style:parent-style-name="Table_20_Contents">
      <style:text-properties officeooo:rsid="43be0f7b" officeooo:paragraph-rsid="43be0f7b"/>
    </style:style>
    <style:style style:name="P215" style:family="paragraph" style:parent-style-name="Table_20_Contents">
      <style:paragraph-properties fo:text-align="center" style:justify-single-word="false"/>
      <style:text-properties officeooo:rsid="43be0f7b" officeooo:paragraph-rsid="43be0f7b"/>
    </style:style>
    <style:style style:name="P216" style:family="paragraph" style:parent-style-name="Table_20_Contents">
      <style:text-properties officeooo:rsid="43bebc20" officeooo:paragraph-rsid="43bebc20"/>
    </style:style>
    <style:style style:name="P217" style:family="paragraph" style:parent-style-name="Table_20_Contents">
      <style:paragraph-properties fo:text-align="center" style:justify-single-word="false"/>
      <style:text-properties officeooo:rsid="43bebc20" officeooo:paragraph-rsid="43bebc20"/>
    </style:style>
    <style:style style:name="P218" style:family="paragraph" style:parent-style-name="Table_20_Contents">
      <style:paragraph-properties fo:text-align="center" style:justify-single-word="false"/>
      <style:text-properties officeooo:rsid="43d5e119" officeooo:paragraph-rsid="43d5e119"/>
    </style:style>
    <style:style style:name="P219" style:family="paragraph" style:parent-style-name="Table_20_Contents">
      <style:text-properties officeooo:rsid="43d5e119" officeooo:paragraph-rsid="43d5e119"/>
    </style:style>
    <style:style style:name="P220" style:family="paragraph" style:parent-style-name="Table_20_Contents">
      <style:text-properties officeooo:rsid="43e18d8a" officeooo:paragraph-rsid="43e18d8a"/>
    </style:style>
    <style:style style:name="P221" style:family="paragraph" style:parent-style-name="Table_20_Contents">
      <style:paragraph-properties fo:text-align="center" style:justify-single-word="false"/>
      <style:text-properties officeooo:rsid="43e18d8a" officeooo:paragraph-rsid="43e18d8a"/>
    </style:style>
    <style:style style:name="P222" style:family="paragraph" style:parent-style-name="Table_20_Contents">
      <style:text-properties officeooo:rsid="43e1de77" officeooo:paragraph-rsid="43e1de77"/>
    </style:style>
    <style:style style:name="P223" style:family="paragraph" style:parent-style-name="Table_20_Contents">
      <style:paragraph-properties fo:text-align="center" style:justify-single-word="false"/>
      <style:text-properties officeooo:rsid="43e1de77" officeooo:paragraph-rsid="43e1de77"/>
    </style:style>
    <style:style style:name="P224" style:family="paragraph" style:parent-style-name="Table_20_Contents">
      <style:text-properties officeooo:rsid="43e237d7" officeooo:paragraph-rsid="43e237d7"/>
    </style:style>
    <style:style style:name="P225" style:family="paragraph" style:parent-style-name="Table_20_Contents">
      <style:paragraph-properties fo:text-align="center" style:justify-single-word="false"/>
      <style:text-properties officeooo:rsid="43e3c914" officeooo:paragraph-rsid="43e3c914"/>
    </style:style>
    <style:style style:name="P226" style:family="paragraph" style:parent-style-name="Table_20_Contents">
      <style:paragraph-properties fo:text-align="center" style:justify-single-word="false"/>
      <style:text-properties officeooo:rsid="43e4f404" officeooo:paragraph-rsid="43e4f404"/>
    </style:style>
    <style:style style:name="P227" style:family="paragraph" style:parent-style-name="Table_20_Contents">
      <style:paragraph-properties fo:text-align="center" style:justify-single-word="false"/>
      <style:text-properties officeooo:rsid="43e55a5d" officeooo:paragraph-rsid="43e55a5d"/>
    </style:style>
    <style:style style:name="P228" style:family="paragraph" style:parent-style-name="Table_20_Contents">
      <style:paragraph-properties fo:text-align="center" style:justify-single-word="false"/>
      <style:text-properties officeooo:rsid="43e6eb1a" officeooo:paragraph-rsid="43e6eb1a"/>
    </style:style>
    <style:style style:name="P229" style:family="paragraph" style:parent-style-name="Table_20_Contents">
      <style:paragraph-properties fo:text-align="center" style:justify-single-word="false"/>
      <style:text-properties officeooo:rsid="43e8c9c5" officeooo:paragraph-rsid="43e8c9c5"/>
    </style:style>
    <style:style style:name="P230" style:family="paragraph" style:parent-style-name="Table_20_Comments">
      <style:text-properties officeooo:paragraph-rsid="42ff3591"/>
    </style:style>
    <style:style style:name="P231" style:family="paragraph" style:parent-style-name="Table_20_Comments">
      <style:text-properties officeooo:paragraph-rsid="43585d0a"/>
    </style:style>
    <style:style style:name="P232" style:family="paragraph" style:parent-style-name="Table_20_Comments">
      <style:text-properties officeooo:rsid="10809805" officeooo:paragraph-rsid="42f0df73"/>
    </style:style>
    <style:style style:name="P233" style:family="paragraph" style:parent-style-name="Table_20_Heading">
      <style:paragraph-properties fo:text-align="center" style:justify-single-word="false"/>
    </style:style>
    <style:style style:name="P234" style:family="paragraph" style:parent-style-name="Table_20_Heading">
      <style:paragraph-properties fo:text-align="center" style:justify-single-word="false"/>
      <style:text-properties officeooo:paragraph-rsid="42f0df73"/>
    </style:style>
    <style:style style:name="P235" style:family="paragraph" style:parent-style-name="Table_20_Heading">
      <style:paragraph-properties fo:text-align="center" style:justify-single-word="false"/>
      <style:text-properties officeooo:rsid="1038e041" officeooo:paragraph-rsid="42f0df73"/>
    </style:style>
    <style:style style:name="P236" style:family="paragraph" style:parent-style-name="Table_20_Heading">
      <style:paragraph-properties fo:text-align="center" style:justify-single-word="false"/>
      <style:text-properties fo:font-weight="normal" officeooo:rsid="14302293" officeooo:paragraph-rsid="42f0df73" style:font-weight-asian="normal" style:font-weight-complex="normal"/>
    </style:style>
    <style:style style:name="P237" style:family="paragraph" style:parent-style-name="Table_20_Heading">
      <style:paragraph-properties fo:text-align="center" style:justify-single-word="false"/>
      <style:text-properties fo:font-weight="normal" officeooo:rsid="14302293" officeooo:paragraph-rsid="4399fd83" style:font-weight-asian="normal" style:font-weight-complex="normal"/>
    </style:style>
    <style:style style:name="P238" style:family="paragraph" style:parent-style-name="Table_20_Heading">
      <style:text-properties fo:font-weight="normal" officeooo:rsid="14302293" officeooo:paragraph-rsid="42f0df73" style:font-weight-asian="normal" style:font-weight-complex="normal"/>
    </style:style>
    <style:style style:name="P239" style:family="paragraph" style:parent-style-name="Table_20_Heading">
      <style:text-properties fo:font-weight="normal" officeooo:rsid="14302293" officeooo:paragraph-rsid="4399fd83" style:font-weight-asian="normal" style:font-weight-complex="normal"/>
    </style:style>
    <style:style style:name="P240" style:family="paragraph" style:parent-style-name="Table_20_Heading">
      <style:paragraph-properties fo:text-align="center" style:justify-single-word="false"/>
      <style:text-properties fo:font-weight="normal" officeooo:rsid="42f0df73" officeooo:paragraph-rsid="42f0df73" style:font-weight-asian="normal" style:font-weight-complex="normal"/>
    </style:style>
    <style:style style:name="P241" style:family="paragraph" style:parent-style-name="Table_20_Heading">
      <style:paragraph-properties fo:text-align="center" style:justify-single-word="false"/>
      <style:text-properties fo:font-weight="normal" officeooo:rsid="4399fd83" officeooo:paragraph-rsid="4399fd83" style:font-weight-asian="normal" style:font-weight-complex="normal"/>
    </style:style>
    <style:style style:name="P242" style:family="paragraph" style:parent-style-name="Table_20_Heading">
      <style:paragraph-properties fo:text-align="center" style:justify-single-word="false"/>
      <style:text-properties officeooo:rsid="108252a0" officeooo:paragraph-rsid="42f0df73"/>
    </style:style>
    <style:style style:name="P243" style:family="paragraph" style:parent-style-name="Table_20_Heading">
      <style:text-properties officeooo:paragraph-rsid="42f0df73"/>
    </style:style>
    <style:style style:name="P244" style:family="paragraph" style:parent-style-name="Table_20_Heading">
      <style:paragraph-properties fo:text-align="center" style:justify-single-word="false"/>
      <style:text-properties style:use-window-font-color="true" style:font-name="Georgia" fo:font-size="8pt" fo:letter-spacing="0.014cm" fo:language="cs" fo:country="CZ" fo:font-weight="bold" officeooo:rsid="104818d8" officeooo:paragraph-rsid="42f639a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P245" style:family="paragraph" style:parent-style-name="Table_20_Heading">
      <style:paragraph-properties fo:text-align="center" style:justify-single-word="false"/>
      <style:text-properties style:use-window-font-color="true" style:font-name="Georgia" fo:font-size="8pt" fo:letter-spacing="0.014cm" fo:language="cs" fo:country="CZ" fo:font-weight="bold" officeooo:rsid="101b4224" officeooo:paragraph-rsid="42fc6125"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P246" style:family="paragraph" style:parent-style-name="Table_20_Heading">
      <style:paragraph-properties fo:text-align="center" style:justify-single-word="false"/>
      <style:text-properties officeooo:rsid="439a9d03" officeooo:paragraph-rsid="439a9d03"/>
    </style:style>
    <style:style style:name="P247" style:family="paragraph" style:parent-style-name="Table_20_Heading">
      <style:paragraph-properties fo:text-align="center" style:justify-single-word="false"/>
      <style:text-properties officeooo:rsid="439c3be6" officeooo:paragraph-rsid="439c3be6"/>
    </style:style>
    <style:style style:name="P248" style:family="paragraph" style:parent-style-name="Table_20_Heading">
      <style:paragraph-properties fo:text-align="center" style:justify-single-word="false"/>
      <style:text-properties officeooo:rsid="43a2d4fb" officeooo:paragraph-rsid="43a2d4fb"/>
    </style:style>
    <style:style style:name="P249" style:family="paragraph" style:parent-style-name="Table_20_Heading">
      <style:paragraph-properties fo:text-align="center" style:justify-single-word="false"/>
      <style:text-properties officeooo:rsid="43a66cd9" officeooo:paragraph-rsid="43a66cd9"/>
    </style:style>
    <style:style style:name="P250" style:family="paragraph" style:parent-style-name="Table_20_Heading">
      <style:paragraph-properties fo:text-align="center" style:justify-single-word="false"/>
      <style:text-properties officeooo:rsid="43a8f169" officeooo:paragraph-rsid="43a8f169"/>
    </style:style>
    <style:style style:name="P251" style:family="paragraph" style:parent-style-name="Table_20_Heading">
      <style:paragraph-properties fo:text-align="center" style:justify-single-word="false"/>
      <style:text-properties officeooo:rsid="43ac6315" officeooo:paragraph-rsid="43ac6315"/>
    </style:style>
    <style:style style:name="P252" style:family="paragraph" style:parent-style-name="Table_20_Heading">
      <style:paragraph-properties fo:text-align="center" style:justify-single-word="false"/>
      <style:text-properties officeooo:rsid="43acd72d" officeooo:paragraph-rsid="43acd72d"/>
    </style:style>
    <style:style style:name="P253" style:family="paragraph" style:parent-style-name="Table_20_Heading">
      <style:paragraph-properties fo:text-align="center" style:justify-single-word="false"/>
      <style:text-properties officeooo:rsid="43aec465" officeooo:paragraph-rsid="43aec465"/>
    </style:style>
    <style:style style:name="P254" style:family="paragraph" style:parent-style-name="Table_20_Heading">
      <style:paragraph-properties fo:text-align="center" style:justify-single-word="false"/>
      <style:text-properties officeooo:rsid="43b16115" officeooo:paragraph-rsid="43b16115"/>
    </style:style>
    <style:style style:name="P255" style:family="paragraph" style:parent-style-name="Table_20_Heading">
      <style:paragraph-properties fo:text-align="center" style:justify-single-word="false"/>
      <style:text-properties officeooo:rsid="43b16115" officeooo:paragraph-rsid="43b46930"/>
    </style:style>
    <style:style style:name="P256" style:family="paragraph" style:parent-style-name="Table_20_Heading">
      <style:paragraph-properties fo:text-align="center" style:justify-single-word="false"/>
      <style:text-properties officeooo:rsid="43b46930" officeooo:paragraph-rsid="43b46930"/>
    </style:style>
    <style:style style:name="P257" style:family="paragraph" style:parent-style-name="Table_20_Heading">
      <style:paragraph-properties fo:text-align="center" style:justify-single-word="false"/>
      <style:text-properties officeooo:rsid="43b90ae1" officeooo:paragraph-rsid="43b90ae1"/>
    </style:style>
    <style:style style:name="P258" style:family="paragraph" style:parent-style-name="Table_20_Heading">
      <style:paragraph-properties fo:text-align="center" style:justify-single-word="false"/>
      <style:text-properties officeooo:rsid="43d5e119" officeooo:paragraph-rsid="43d5e119"/>
    </style:style>
    <style:style style:name="P259" style:family="paragraph" style:parent-style-name="Table_20_Heading">
      <style:paragraph-properties fo:text-align="center" style:justify-single-word="false"/>
      <style:text-properties officeooo:rsid="43e1de77" officeooo:paragraph-rsid="43e1de77"/>
    </style:style>
    <style:style style:name="P260" style:family="paragraph" style:parent-style-name="Table_20_Heading">
      <style:paragraph-properties fo:text-align="center" style:justify-single-word="false"/>
      <style:text-properties officeooo:rsid="43e237d7" officeooo:paragraph-rsid="43e237d7"/>
    </style:style>
    <style:style style:name="P261" style:family="paragraph" style:parent-style-name="Text_20_body">
      <style:paragraph-properties fo:break-before="column"/>
      <style:text-properties officeooo:paragraph-rsid="439c3be6"/>
    </style:style>
    <style:style style:name="P262" style:family="paragraph" style:parent-style-name="Example_20_Header">
      <style:paragraph-properties fo:break-before="column"/>
    </style:style>
    <style:style style:name="P263" style:family="paragraph" style:parent-style-name="Text_20_body" style:list-style-name="L1">
      <style:text-properties officeooo:rsid="438a9eb5" officeooo:paragraph-rsid="438a9eb5"/>
    </style:style>
    <style:style style:name="P264" style:family="paragraph" style:parent-style-name="Text_20_body">
      <style:text-properties fo:language="cs" fo:country="CZ" officeooo:rsid="43e198d0" officeooo:paragraph-rsid="43e198d0" style:language-asian="zxx" style:country-asian="none" style:language-complex="zxx" style:country-complex="none"/>
    </style:style>
    <style:style style:name="P265" style:family="paragraph" style:parent-style-name="Text_20_body" style:list-style-name="L2"/>
    <style:style style:name="P266" style:family="paragraph" style:parent-style-name="Text_20_body" style:list-style-name="L2">
      <style:text-properties officeooo:paragraph-rsid="435d4d23"/>
    </style:style>
    <style:style style:name="P267" style:family="paragraph" style:parent-style-name="Text_20_body" style:list-style-name="L2">
      <style:text-properties officeooo:rsid="435ef0e4" officeooo:paragraph-rsid="435ef0e4"/>
    </style:style>
    <style:style style:name="P268" style:family="paragraph" style:parent-style-name="Text_20_body" style:list-style-name="L3">
      <style:text-properties officeooo:rsid="218eee67" officeooo:paragraph-rsid="4399ad7c"/>
    </style:style>
    <style:style style:name="P269" style:family="paragraph" style:parent-style-name="Text_20_body" style:list-style-name="L3">
      <style:text-properties officeooo:rsid="42db6adc" officeooo:paragraph-rsid="4399ad7c"/>
    </style:style>
    <style:style style:name="P270" style:family="paragraph" style:parent-style-name="Text_20_body" style:list-style-name="L3">
      <style:text-properties officeooo:rsid="219226d3" officeooo:paragraph-rsid="4399ad7c"/>
    </style:style>
    <style:style style:name="P271" style:family="paragraph" style:parent-style-name="Text_20_body" style:list-style-name="WW8Num11">
      <style:text-properties officeooo:paragraph-rsid="427e1b4c"/>
    </style:style>
    <style:style style:name="P272" style:family="paragraph" style:parent-style-name="Text_20_body" style:list-style-name="WW8Num10">
      <style:text-properties officeooo:paragraph-rsid="427e1b4c"/>
    </style:style>
    <style:style style:name="P273" style:family="paragraph" style:parent-style-name="Heading_20_8">
      <style:paragraph-properties fo:margin-top="0.203cm" fo:margin-bottom="0.102cm" loext:contextual-spacing="false" fo:text-align="center" style:justify-single-word="false" style:snap-to-layout-grid="false"/>
      <style:text-properties officeooo:paragraph-rsid="427e1b4c"/>
    </style:style>
    <style:style style:name="P274" style:family="paragraph" style:parent-style-name="Heading_20_8"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style>
    <style:style style:name="P275" style:family="paragraph" style:parent-style-name="Heading_20_8"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fo:language="zxx" fo:country="none" style:font-name-asian="Times New Roman" style:language-asian="zxx" style:country-asian="none" style:font-size-complex="12pt"/>
    </style:style>
    <style:style style:name="P276" style:family="paragraph" style:parent-style-name="Heading_20_1" style:master-page-name="Standard">
      <style:paragraph-properties style:page-number="auto"/>
    </style:style>
    <style:style style:name="P277" style:family="paragraph" style:parent-style-name="Heading_20_3">
      <style:text-properties officeooo:paragraph-rsid="433d8582"/>
    </style:style>
    <style:style style:name="P278" style:family="paragraph" style:parent-style-name="Heading_20_3">
      <style:text-properties officeooo:rsid="43e8d3d3" officeooo:paragraph-rsid="43e8d3d3"/>
    </style:style>
    <style:style style:name="P279" style:family="paragraph" style:parent-style-name="Heading_20_3">
      <style:text-properties officeooo:rsid="4401392f" officeooo:paragraph-rsid="4401392f"/>
    </style:style>
    <style:style style:name="P280" style:family="paragraph" style:parent-style-name="Heading_20_3">
      <style:text-properties officeooo:paragraph-rsid="427e1b4c"/>
    </style:style>
    <style:style style:name="P281"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fo:font-size="10pt" fo:language="zxx" fo:country="none" fo:font-style="italic" style:font-size-asian="10pt" style:language-asian="zxx" style:country-asian="none" style:font-style-asian="italic" style:font-style-complex="italic"/>
    </style:style>
    <style:style style:name="P282"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fo:font-size="10pt" fo:language="zxx" fo:country="none" style:font-size-asian="10pt" style:language-asian="zxx" style:country-asian="none"/>
    </style:style>
    <style:style style:name="P283"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fo:font-size="10pt" fo:language="zxx" fo:country="none" style:font-size-asian="10pt" style:language-asian="zxx" style:country-asian="none" style:font-name-complex="Times New Roman" style:font-size-complex="12pt"/>
    </style:style>
    <style:style style:name="P284" style:family="paragraph" style:parent-style-name="Heading_20_3" style:list-style-name="WWNum1">
      <style:paragraph-properties fo:margin-left="0cm" fo:margin-right="0cm" fo:text-indent="0cm" style:auto-text-indent="false" style:writing-mode="lr-tb">
        <style:tab-stops>
          <style:tab-stop style:position="0cm"/>
        </style:tab-stops>
      </style:paragraph-properties>
      <style:text-properties style:font-name="Times New Roman" fo:font-size="10pt" style:font-size-asian="10pt" style:language-asian="zxx" style:country-asian="none" style:font-name-complex="Times New Roman" style:font-size-complex="12pt"/>
    </style:style>
    <style:style style:name="P285"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style:style>
    <style:style style:name="P286"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fo:language="zxx" fo:country="none" style:language-asian="zxx" style:country-asian="none"/>
    </style:style>
    <style:style style:name="P287" style:family="paragraph" style:parent-style-name="Heading_20_3" style:list-style-name="WWNum1">
      <style:paragraph-properties fo:margin-left="0cm" fo:margin-right="0cm" fo:text-indent="0cm" style:auto-text-indent="false" style:writing-mode="lr-tb">
        <style:tab-stops>
          <style:tab-stop style:position="0cm"/>
        </style:tab-stops>
      </style:paragraph-properties>
      <style:text-properties style:font-name="Times New Roman" fo:language="zxx" fo:country="none" style:language-asian="zxx" style:country-asian="none"/>
    </style:style>
    <style:style style:name="P288" style:family="paragraph" style:parent-style-name="Heading_20_3" style:list-style-name="WWNum1">
      <style:paragraph-properties fo:margin-left="0cm" fo:margin-right="0cm" fo:text-indent="0cm" style:auto-text-indent="false" style:writing-mode="lr-tb">
        <style:tab-stops>
          <style:tab-stop style:position="0cm"/>
        </style:tab-stops>
      </style:paragraph-properties>
      <style:text-properties style:font-name="Times New Roman"/>
    </style:style>
    <style:style style:name="P289"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style>
    <style:style style:name="P290" style:family="paragraph" style:parent-style-name="Heading_20_3"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text-properties style:font-name="Times New Roman" fo:font-size="10pt" fo:language="zxx" fo:country="none" fo:font-weight="normal" style:font-size-asian="10pt" style:language-asian="zxx" style:country-asian="none" style:font-weight-asian="normal"/>
    </style:style>
    <style:style style:name="P291" style:family="paragraph" style:parent-style-name="Heading_20_3"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text-properties style:font-name="Times New Roman" fo:language="zxx" fo:country="none" fo:font-weight="normal" style:language-asian="zxx" style:country-asian="none" style:font-weight-asian="normal"/>
    </style:style>
    <style:style style:name="P292" style:family="paragraph" style:parent-style-name="Heading_20_3" style:list-style-name="WWNum1">
      <style:paragraph-properties fo:margin-left="0cm" fo:margin-right="0cm" fo:margin-top="0cm" fo:margin-bottom="0cm" loext:contextual-spacing="false" fo:text-indent="0cm" style:auto-text-indent="false" style:writing-mode="lr-tb">
        <style:tab-stops>
          <style:tab-stop style:position="0cm"/>
        </style:tab-stops>
      </style:paragraph-properties>
      <style:text-properties style:font-name="Times New Roman" fo:language="zxx" fo:country="none" fo:font-weight="normal" style:language-asian="zxx" style:country-asian="none" style:font-weight-asian="normal"/>
    </style:style>
    <style:style style:name="P293" style:family="paragraph" style:parent-style-name="Heading_20_5">
      <style:text-properties fo:language="cs" fo:country="CZ" officeooo:paragraph-rsid="427e1b4c"/>
    </style:style>
    <style:style style:name="P294" style:family="paragraph" style:parent-style-name="Heading_20_5">
      <style:text-properties officeooo:paragraph-rsid="427e1b4c"/>
    </style:style>
    <style:style style:name="P295" style:family="paragraph" style:parent-style-name="Heading_20_5">
      <style:paragraph-properties fo:margin-top="0.199cm" fo:margin-bottom="0.101cm" loext:contextual-spacing="false" fo:text-align="center" style:justify-single-word="false" style:snap-to-layout-grid="false"/>
      <style:text-properties officeooo:paragraph-rsid="427e1b4c"/>
    </style:style>
    <style:style style:name="P296" style:family="paragraph" style:parent-style-name="Heading_20_2">
      <style:text-properties officeooo:rsid="42954e51" officeooo:paragraph-rsid="42954e51"/>
    </style:style>
    <style:style style:name="P297" style:family="paragraph" style:parent-style-name="Heading_20_2">
      <style:text-properties officeooo:rsid="4399fd83" officeooo:paragraph-rsid="4399fd83"/>
    </style:style>
    <style:style style:name="P298" style:family="paragraph" style:parent-style-name="Heading_20_2">
      <style:text-properties officeooo:paragraph-rsid="4399ad7c"/>
    </style:style>
    <style:style style:name="P299" style:family="paragraph" style:parent-style-name="Heading_20_2"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style>
    <style:style style:name="P300" style:family="paragraph" style:parent-style-name="Heading_20_2"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text-properties style:font-name="Times New Roman" fo:language="zxx" fo:country="none" style:language-asian="zxx" style:country-asian="none"/>
    </style:style>
    <style:style style:name="P301" style:family="paragraph" style:parent-style-name="Heading_20_4">
      <style:text-properties officeooo:rsid="43872b20" officeooo:paragraph-rsid="43872b20"/>
    </style:style>
    <style:style style:name="P302" style:family="paragraph" style:parent-style-name="Heading_20_4">
      <style:text-properties officeooo:paragraph-rsid="433f64db"/>
    </style:style>
    <style:style style:name="P303" style:family="paragraph" style:parent-style-name="Heading_20_4">
      <style:text-properties officeooo:rsid="437e5dc8" officeooo:paragraph-rsid="43872b20"/>
    </style:style>
    <style:style style:name="P304" style:family="paragraph" style:parent-style-name="Heading_20_4">
      <style:text-properties style:use-window-font-color="true" style:font-name="Georgia" fo:font-size="10pt" fo:letter-spacing="0.004cm" fo:language="cs" fo:country="CZ" fo:font-style="normal" officeooo:rsid="42bcdb8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305" style:family="paragraph" style:parent-style-name="Heading_20_4">
      <style:text-properties fo:font-style="normal" officeooo:paragraph-rsid="427e1b4c" style:font-style-asian="normal" style:font-style-complex="normal"/>
    </style:style>
    <style:style style:name="P306" style:family="paragraph" style:parent-style-name="Heading_20_4">
      <style:text-properties officeooo:paragraph-rsid="427e1b4c"/>
    </style:style>
    <style:style style:name="P307" style:family="paragraph" style:parent-style-name="Heading_20_4">
      <style:paragraph-properties fo:margin-top="0.199cm" fo:margin-bottom="0.101cm" loext:contextual-spacing="false" fo:text-align="center" style:justify-single-word="false" style:snap-to-layout-grid="false"/>
      <style:text-properties officeooo:rsid="43a22346" officeooo:paragraph-rsid="43a22346"/>
    </style:style>
    <style:style style:name="P308" style:family="paragraph" style:parent-style-name="Heading_20_4">
      <style:paragraph-properties fo:margin-top="0.199cm" fo:margin-bottom="0.101cm" loext:contextual-spacing="false" fo:text-align="center" style:justify-single-word="false" style:snap-to-layout-grid="false"/>
      <style:text-properties officeooo:paragraph-rsid="42f0df73"/>
    </style:style>
    <style:style style:name="P309" style:family="paragraph" style:parent-style-name="Heading_20_4">
      <style:paragraph-properties fo:margin-top="0.199cm" fo:margin-bottom="0.101cm" loext:contextual-spacing="false" fo:text-align="center" style:justify-single-word="false" style:snap-to-layout-grid="false"/>
      <style:text-properties officeooo:paragraph-rsid="427e1b4c"/>
    </style:style>
    <style:style style:name="P310" style:family="paragraph" style:parent-style-name="Heading_20_4">
      <style:paragraph-properties fo:margin-top="0.199cm" fo:margin-bottom="0.101cm" loext:contextual-spacing="false" fo:text-align="center" style:justify-single-word="false" style:snap-to-layout-grid="false"/>
      <style:text-properties officeooo:rsid="1038623c" officeooo:paragraph-rsid="42f0df73"/>
    </style:style>
    <style:style style:name="P311" style:family="paragraph" style:parent-style-name="Heading_20_4">
      <style:paragraph-properties fo:margin-top="0.199cm" fo:margin-bottom="0.101cm" loext:contextual-spacing="false" fo:text-align="center" style:justify-single-word="false" style:snap-to-layout-grid="false"/>
      <style:text-properties officeooo:rsid="108252a0" officeooo:paragraph-rsid="42f0df73"/>
    </style:style>
    <style:style style:name="P312" style:family="paragraph" style:parent-style-name="Heading_20_4"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style>
    <style:style style:name="T1" style:family="text">
      <style:text-properties fo:language="cs" fo:country="CZ"/>
    </style:style>
    <style:style style:name="T2" style:family="text">
      <style:text-properties fo:language="cs" fo:country="CZ" fo:font-style="italic" style:language-asian="zxx" style:country-asian="none" style:font-style-asian="italic" style:language-complex="zxx" style:country-complex="none" style:font-style-complex="italic"/>
    </style:style>
    <style:style style:name="T3" style:family="text">
      <style:text-properties fo:language="cs" fo:country="CZ" fo:font-style="italic" officeooo:rsid="43a66cd9" style:language-asian="zxx" style:country-asian="none" style:font-style-asian="italic" style:language-complex="zxx" style:country-complex="none" style:font-style-complex="italic"/>
    </style:style>
    <style:style style:name="T4" style:family="text">
      <style:text-properties fo:language="cs" fo:country="CZ" style:language-asian="zxx" style:country-asian="none" style:language-complex="zxx" style:country-complex="none"/>
    </style:style>
    <style:style style:name="T5" style:family="text">
      <style:text-properties fo:language="cs" fo:country="CZ" officeooo:rsid="0eefba7c" style:language-asian="zxx" style:country-asian="none" style:language-complex="zxx" style:country-complex="none"/>
    </style:style>
    <style:style style:name="T6" style:family="text">
      <style:text-properties fo:language="cs" fo:country="CZ" officeooo:rsid="0f062e58" style:language-asian="zxx" style:country-asian="none" style:language-complex="zxx" style:country-complex="none"/>
    </style:style>
    <style:style style:name="T7" style:family="text">
      <style:text-properties fo:language="cs" fo:country="CZ" officeooo:rsid="0f25230f" style:language-asian="zxx" style:country-asian="none" style:language-complex="zxx" style:country-complex="none"/>
    </style:style>
    <style:style style:name="T8" style:family="text">
      <style:text-properties fo:language="cs" fo:country="CZ" officeooo:rsid="0f467395" style:language-asian="zxx" style:country-asian="none" style:language-complex="zxx" style:country-complex="none"/>
    </style:style>
    <style:style style:name="T9" style:family="text">
      <style:text-properties fo:language="cs" fo:country="CZ" officeooo:rsid="0f489c28" style:language-asian="zxx" style:country-asian="none" style:language-complex="zxx" style:country-complex="none"/>
    </style:style>
    <style:style style:name="T10" style:family="text">
      <style:text-properties fo:language="cs" fo:country="CZ" officeooo:rsid="42bfd001" style:language-asian="zxx" style:country-asian="none" style:language-complex="zxx" style:country-complex="none"/>
    </style:style>
    <style:style style:name="T11" style:family="text">
      <style:text-properties fo:language="cs" fo:country="CZ" officeooo:rsid="42df261a" style:language-asian="zxx" style:country-asian="none" style:language-complex="zxx" style:country-complex="none"/>
    </style:style>
    <style:style style:name="T12" style:family="text">
      <style:text-properties fo:language="cs" fo:country="CZ" officeooo:rsid="42e3d987" style:language-asian="zxx" style:country-asian="none" style:language-complex="zxx" style:country-complex="none"/>
    </style:style>
    <style:style style:name="T13" style:family="text">
      <style:text-properties fo:language="cs" fo:country="CZ" officeooo:rsid="42e26a26" style:language-asian="zxx" style:country-asian="none" style:language-complex="zxx" style:country-complex="none"/>
    </style:style>
    <style:style style:name="T14" style:family="text">
      <style:text-properties fo:language="cs" fo:country="CZ" officeooo:rsid="42e3f378" style:language-asian="zxx" style:country-asian="none" style:language-complex="zxx" style:country-complex="none"/>
    </style:style>
    <style:style style:name="T15" style:family="text">
      <style:text-properties fo:language="cs" fo:country="CZ" officeooo:rsid="42e755f2" style:language-asian="zxx" style:country-asian="none" style:language-complex="zxx" style:country-complex="none"/>
    </style:style>
    <style:style style:name="T16" style:family="text">
      <style:text-properties fo:language="cs" fo:country="CZ" officeooo:rsid="42ea54de" style:language-asian="zxx" style:country-asian="none" style:language-complex="zxx" style:country-complex="none"/>
    </style:style>
    <style:style style:name="T17" style:family="text">
      <style:text-properties fo:language="cs" fo:country="CZ" officeooo:rsid="42ec47ba" style:language-asian="zxx" style:country-asian="none" style:language-complex="zxx" style:country-complex="none"/>
    </style:style>
    <style:style style:name="T18" style:family="text">
      <style:text-properties fo:language="cs" fo:country="CZ" officeooo:rsid="42ecc080" style:language-asian="zxx" style:country-asian="none" style:language-complex="zxx" style:country-complex="none"/>
    </style:style>
    <style:style style:name="T19" style:family="text">
      <style:text-properties fo:language="cs" fo:country="CZ" officeooo:rsid="102f2030" style:language-asian="zxx" style:country-asian="none" style:language-complex="zxx" style:country-complex="none"/>
    </style:style>
    <style:style style:name="T20" style:family="text">
      <style:text-properties fo:language="cs" fo:country="CZ" officeooo:rsid="1016481d" style:language-asian="zxx" style:country-asian="none" style:language-complex="zxx" style:country-complex="none"/>
    </style:style>
    <style:style style:name="T21" style:family="text">
      <style:text-properties fo:language="cs" fo:country="CZ" officeooo:rsid="1092308e" style:language-asian="zxx" style:country-asian="none" style:language-complex="zxx" style:country-complex="none"/>
    </style:style>
    <style:style style:name="T22" style:family="text">
      <style:text-properties fo:language="cs" fo:country="CZ" officeooo:rsid="1022577c" style:language-asian="zxx" style:country-asian="none" style:language-complex="zxx" style:country-complex="none"/>
    </style:style>
    <style:style style:name="T23" style:family="text">
      <style:text-properties fo:language="cs" fo:country="CZ" officeooo:rsid="1091c406" style:language-asian="zxx" style:country-asian="none" style:language-complex="zxx" style:country-complex="none"/>
    </style:style>
    <style:style style:name="T24" style:family="text">
      <style:text-properties fo:language="cs" fo:country="CZ" officeooo:rsid="103df854" style:language-asian="zxx" style:country-asian="none" style:language-complex="zxx" style:country-complex="none"/>
    </style:style>
    <style:style style:name="T25" style:family="text">
      <style:text-properties fo:language="cs" fo:country="CZ" officeooo:rsid="43a318a8" style:language-asian="zxx" style:country-asian="none" style:language-complex="zxx" style:country-complex="none"/>
    </style:style>
    <style:style style:name="T26" style:family="text">
      <style:text-properties fo:language="cs" fo:country="CZ" officeooo:rsid="43a5df52" style:language-asian="zxx" style:country-asian="none" style:language-complex="zxx" style:country-complex="none"/>
    </style:style>
    <style:style style:name="T27" style:family="text">
      <style:text-properties fo:language="cs" fo:country="CZ" officeooo:rsid="43a66cd9" style:language-asian="zxx" style:country-asian="none" style:language-complex="zxx" style:country-complex="none"/>
    </style:style>
    <style:style style:name="T28" style:family="text">
      <style:text-properties fo:language="cs" fo:country="CZ" officeooo:rsid="43ac6315" style:language-asian="zxx" style:country-asian="none" style:language-complex="zxx" style:country-complex="none"/>
    </style:style>
    <style:style style:name="T29" style:family="text">
      <style:text-properties fo:language="cs" fo:country="CZ" officeooo:rsid="43cf4516" style:language-asian="zxx" style:country-asian="none" style:language-complex="zxx" style:country-complex="none"/>
    </style:style>
    <style:style style:name="T30" style:family="text">
      <style:text-properties fo:language="cs" fo:country="CZ" officeooo:rsid="4322f34b" style:language-asian="zxx" style:country-asian="none" style:language-complex="zxx" style:country-complex="none"/>
    </style:style>
    <style:style style:name="T31" style:family="text">
      <style:text-properties fo:language="cs" fo:country="CZ" officeooo:rsid="43d0c3fa" style:language-asian="zxx" style:country-asian="none" style:language-complex="zxx" style:country-complex="none"/>
    </style:style>
    <style:style style:name="T32" style:family="text">
      <style:text-properties fo:language="cs" fo:country="CZ" officeooo:rsid="43d3f495" style:language-asian="zxx" style:country-asian="none" style:language-complex="zxx" style:country-complex="none"/>
    </style:style>
    <style:style style:name="T33" style:family="text">
      <style:text-properties fo:language="cs" fo:country="CZ" officeooo:rsid="43eec4e1" style:language-asian="zxx" style:country-asian="none" style:language-complex="zxx" style:country-complex="none"/>
    </style:style>
    <style:style style:name="T34" style:family="text">
      <style:text-properties fo:language="cs" fo:country="CZ" officeooo:rsid="43ef5982" style:language-asian="zxx" style:country-asian="none" style:language-complex="zxx" style:country-complex="none"/>
    </style:style>
    <style:style style:name="T35" style:family="text">
      <style:text-properties fo:language="cs" fo:country="CZ" officeooo:rsid="4290c8b3"/>
    </style:style>
    <style:style style:name="T36" style:family="text">
      <style:text-properties fo:language="cs" fo:country="CZ" officeooo:rsid="42f639a7"/>
    </style:style>
    <style:style style:name="T37" style:family="text">
      <style:text-properties fo:language="cs" fo:country="CZ" officeooo:rsid="4291df76"/>
    </style:style>
    <style:style style:name="T38" style:family="text">
      <style:text-properties fo:language="cs" fo:country="CZ" officeooo:rsid="427fb921"/>
    </style:style>
    <style:style style:name="T39" style:family="text">
      <style:text-properties fo:language="cs" fo:country="CZ" officeooo:rsid="42928908"/>
    </style:style>
    <style:style style:name="T40" style:family="text">
      <style:text-properties fo:language="cs" fo:country="CZ" officeooo:rsid="436a764d"/>
    </style:style>
    <style:style style:name="T41" style:family="text">
      <style:text-properties fo:language="cs" fo:country="CZ" officeooo:rsid="4377f6bc"/>
    </style:style>
    <style:style style:name="T42" style:family="text">
      <style:text-properties fo:language="cs" fo:country="CZ" officeooo:rsid="4379bc46"/>
    </style:style>
    <style:style style:name="T43" style:family="text">
      <style:text-properties fo:language="cs" fo:country="CZ" officeooo:rsid="437b0ff0"/>
    </style:style>
    <style:style style:name="T44" style:family="text">
      <style:text-properties fo:language="cs" fo:country="CZ" officeooo:rsid="437ff450"/>
    </style:style>
    <style:style style:name="T45" style:family="text">
      <style:text-properties fo:language="cs" fo:country="CZ" fo:font-style="normal" style:language-asian="zxx" style:country-asian="none" style:font-style-asian="normal" style:language-complex="ar" style:country-complex="SA" style:font-style-complex="normal"/>
    </style:style>
    <style:style style:name="T46" style:family="text">
      <style:text-properties fo:language="cs" fo:country="CZ" fo:font-style="normal" officeooo:rsid="42e3f378" style:language-asian="zxx" style:country-asian="none" style:font-style-asian="normal" style:language-complex="zxx" style:country-complex="none" style:font-style-complex="normal"/>
    </style:style>
    <style:style style:name="T47" style:family="text">
      <style:text-properties fo:language="cs" fo:country="CZ" fo:font-style="normal" officeooo:rsid="43ac4894" style:language-asian="zxx" style:country-asian="none" style:font-style-asian="normal" style:language-complex="zxx" style:country-complex="none" style:font-style-complex="normal"/>
    </style:style>
    <style:style style:name="T48" style:family="text">
      <style:text-properties fo:language="cs" fo:country="CZ" fo:font-weight="bold" officeooo:rsid="43d3f495" style:language-asian="zxx" style:country-asian="none" style:font-weight-asian="bold" style:language-complex="zxx" style:country-complex="none" style:font-weight-complex="bold"/>
    </style:style>
    <style:style style:name="T49" style:family="text">
      <style:text-properties fo:font-style="normal" style:font-style-asian="normal" style:font-style-complex="normal"/>
    </style:style>
    <style:style style:name="T50" style:family="text">
      <style:text-properties fo:font-style="normal" officeooo:rsid="3ecd1329" style:font-style-asian="normal" style:font-style-complex="normal"/>
    </style:style>
    <style:style style:name="T51" style:family="text">
      <style:text-properties fo:font-style="normal" officeooo:rsid="3ecf313d" style:font-style-asian="normal" style:font-style-complex="normal"/>
    </style:style>
    <style:style style:name="T52" style:family="text">
      <style:text-properties fo:font-style="normal" officeooo:rsid="3efbde74" style:font-style-asian="normal" style:font-style-complex="normal"/>
    </style:style>
    <style:style style:name="T53" style:family="text">
      <style:text-properties fo:font-style="normal" officeooo:rsid="3ece5460" style:font-style-asian="normal" style:font-style-complex="normal"/>
    </style:style>
    <style:style style:name="T54" style:family="text">
      <style:text-properties fo:font-style="normal" officeooo:rsid="42df261a" style:font-style-asian="normal" style:font-style-complex="normal"/>
    </style:style>
    <style:style style:name="T55" style:family="text">
      <style:text-properties fo:font-style="normal" officeooo:rsid="43a318a8" style:font-style-asian="normal" style:font-style-complex="normal"/>
    </style:style>
    <style:style style:name="T56" style:family="text">
      <style:text-properties fo:font-style="normal" officeooo:rsid="439c3be6" style:font-style-asian="normal" style:font-style-complex="normal"/>
    </style:style>
    <style:style style:name="T57" style:family="text">
      <style:text-properties fo:font-style="normal" officeooo:rsid="42deb63e" style:font-style-asian="normal" style:font-style-complex="normal"/>
    </style:style>
    <style:style style:name="T58" style:family="text">
      <style:text-properties fo:font-style="normal" officeooo:rsid="42ef7e08" style:font-style-asian="normal" style:font-style-complex="normal"/>
    </style:style>
    <style:style style:name="T59" style:family="text">
      <style:text-properties fo:font-style="normal" officeooo:rsid="42eeae0e" style:font-style-asian="normal" style:font-style-complex="normal"/>
    </style:style>
    <style:style style:name="T60" style:family="text">
      <style:text-properties fo:font-style="normal" officeooo:rsid="439d8f00" style:font-style-asian="normal" style:font-style-complex="normal"/>
    </style:style>
    <style:style style:name="T61" style:family="text">
      <style:text-properties fo:font-style="normal" officeooo:rsid="43a2d4fb" style:font-style-asian="normal" style:font-style-complex="normal"/>
    </style:style>
    <style:style style:name="T62" style:family="text">
      <style:text-properties fo:font-style="normal" officeooo:rsid="43a50d0d" style:font-style-asian="normal" style:font-style-complex="normal"/>
    </style:style>
    <style:style style:name="T63" style:family="text">
      <style:text-properties fo:font-style="normal" officeooo:rsid="43a77841" style:font-style-asian="normal" style:font-style-complex="normal"/>
    </style:style>
    <style:style style:name="T64" style:family="text">
      <style:text-properties fo:font-style="normal" officeooo:rsid="43ac2af4" style:font-style-asian="normal" style:font-style-complex="normal"/>
    </style:style>
    <style:style style:name="T65" style:family="text">
      <style:text-properties fo:font-style="normal" officeooo:rsid="42e17c4e" style:font-style-asian="normal" style:font-style-complex="normal"/>
    </style:style>
    <style:style style:name="T66" style:family="text">
      <style:text-properties fo:font-style="normal" officeooo:rsid="43126302" style:font-style-asian="normal" style:font-style-complex="normal"/>
    </style:style>
    <style:style style:name="T67" style:family="text">
      <style:text-properties fo:font-style="normal" officeooo:rsid="43ac4894" style:font-style-asian="normal" style:font-style-complex="normal"/>
    </style:style>
    <style:style style:name="T68" style:family="text">
      <style:text-properties fo:font-style="normal" officeooo:rsid="4322f34b" style:font-style-asian="normal" style:font-style-complex="normal"/>
    </style:style>
    <style:style style:name="T69" style:family="text">
      <style:text-properties fo:font-style="normal" officeooo:rsid="43ccc942" style:font-style-asian="normal" style:font-style-complex="normal"/>
    </style:style>
    <style:style style:name="T70" style:family="text">
      <style:text-properties fo:font-style="normal" officeooo:rsid="43eec4e1" style:font-style-asian="normal" style:font-style-complex="normal"/>
    </style:style>
    <style:style style:name="T71" style:family="text">
      <style:text-properties officeooo:rsid="218eee67"/>
    </style:style>
    <style:style style:name="T72" style:family="text">
      <style:text-properties fo:font-weight="bold" style:font-weight-asian="bold" style:font-weight-complex="bold"/>
    </style:style>
    <style:style style:name="T73" style:family="text">
      <style:text-properties fo:font-weight="bold" officeooo:rsid="43fef355" style:font-weight-asian="bold" style:font-weight-complex="bold"/>
    </style:style>
    <style:style style:name="T74"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2884f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28b78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28d6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28dca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293f2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2940d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2954e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2965a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2967c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297d2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29806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29922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29cb4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2a17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2a2bb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2a35b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2a46e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2a5a9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2a6fa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2a9cc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2c13c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2b069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2c22c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2c4d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27ab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2c827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2c9ae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2d157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2db6a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2db7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3150d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3186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318f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31a20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32f25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2954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3420f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34459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34e58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34fe8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3706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370f1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3724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377dc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37d8a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38ee6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39129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39a9d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39c24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2deb6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39c3b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3ac2a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394de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3b5f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3c319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3c344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3d40d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3" style:family="text">
      <style:text-properties style:use-window-font-color="true" style:font-name="Georgia" fo:font-size="10pt" fo:letter-spacing="0.004cm" fo:language="cs" fo:country="CZ" fo:font-style="normal" officeooo:rsid="42bab90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4" style:family="text">
      <style:text-properties style:use-window-font-color="true" style:font-name="Georgia" fo:font-size="10pt" fo:letter-spacing="0.004cm" fo:language="cs" fo:country="CZ" fo:font-style="normal" officeooo:rsid="42d570f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5" style:family="text">
      <style:text-properties style:use-window-font-color="true" style:font-name="Georgia" fo:font-size="10pt" fo:letter-spacing="0.004cm" fo:language="cs" fo:country="CZ" fo:font-style="normal" officeooo:rsid="42df261a"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6" style:family="text">
      <style:text-properties style:use-window-font-color="true" style:font-name="Georgia" fo:font-size="10pt" fo:letter-spacing="0.004cm" fo:language="cs" fo:country="CZ" fo:font-style="normal" officeooo:rsid="42df97a9"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7" style:family="text">
      <style:text-properties style:use-window-font-color="true" style:font-name="Georgia" fo:font-size="10pt" fo:letter-spacing="0.004cm" fo:language="cs" fo:country="CZ" fo:font-style="normal" officeooo:rsid="0f467395"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8" style:family="text">
      <style:text-properties style:use-window-font-color="true" style:font-name="Georgia" fo:font-size="10pt" fo:letter-spacing="0.004cm" fo:language="cs" fo:country="CZ" fo:font-style="normal" officeooo:rsid="42e3d987"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9" style:family="text">
      <style:text-properties style:use-window-font-color="true" style:font-name="Georgia" fo:font-size="10pt" fo:letter-spacing="0.004cm" fo:language="cs" fo:country="CZ" fo:font-style="normal" officeooo:rsid="42e3f378"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0" style:family="text">
      <style:text-properties style:use-window-font-color="true" style:font-name="Georgia" fo:font-size="10pt" fo:letter-spacing="0.004cm" fo:language="cs" fo:country="CZ" fo:font-style="normal" officeooo:rsid="1443c36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1" style:family="text">
      <style:text-properties style:use-window-font-color="true" style:font-name="Georgia" fo:font-size="10pt" fo:letter-spacing="0.004cm" fo:language="cs" fo:country="CZ" fo:font-style="normal" officeooo:rsid="4322184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2" style:family="text">
      <style:text-properties style:use-window-font-color="true" style:font-name="Georgia" fo:font-size="10pt" fo:letter-spacing="0.004cm" fo:language="cs" fo:country="CZ" fo:font-style="normal" officeooo:rsid="42bcdb8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3" style:family="text">
      <style:text-properties style:use-window-font-color="true" style:font-name="Georgia" fo:font-size="10pt" fo:letter-spacing="0.004cm" fo:language="cs" fo:country="CZ" fo:font-style="normal" officeooo:rsid="438dc85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4" style:family="text">
      <style:text-properties style:use-window-font-color="true" style:font-name="Georgia" fo:font-size="10pt" fo:letter-spacing="0.004cm" fo:language="cs" fo:country="CZ" fo:font-style="normal" officeooo:rsid="439a9d0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5" style:family="text">
      <style:text-properties style:use-window-font-color="true" style:font-name="Georgia" fo:font-size="10pt" fo:letter-spacing="0.004cm" fo:language="cs" fo:country="CZ" fo:font-style="normal" officeooo:rsid="43ac4894"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6" style:family="text">
      <style:text-properties style:use-window-font-color="true" style:font-name="Georgia" fo:font-size="10pt" fo:letter-spacing="0.004cm" fo:language="cs" fo:country="CZ" fo:font-style="normal" officeooo:rsid="43b5591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7" style:family="text">
      <style:text-properties style:use-window-font-color="true" style:font-name="Georgia" fo:font-size="10pt" fo:letter-spacing="0.004cm" fo:language="cs" fo:country="CZ" fo:font-style="normal" officeooo:rsid="43e34b1d"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8" style:family="text">
      <style:text-properties style:use-window-font-color="true" style:font-name="Georgia" fo:font-size="10pt" fo:letter-spacing="0.004cm" fo:language="cs" fo:country="CZ" fo:font-style="normal" officeooo:rsid="43d9ce21"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9" style:family="text">
      <style:text-properties style:use-window-font-color="true" style:font-name="Georgia" fo:font-size="10pt" fo:letter-spacing="0.004cm" fo:language="cs" fo:country="CZ" fo:font-style="normal" officeooo:rsid="43eb2e67"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0" style:family="text">
      <style:text-properties style:use-window-font-color="true" style:font-name="Georgia" fo:font-size="10pt" fo:letter-spacing="0.004cm" fo:language="cs" fo:country="CZ" fo:font-style="normal" officeooo:rsid="43ebc9d5"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1" style:family="text">
      <style:text-properties style:use-window-font-color="true" style:font-name="Georgia" fo:font-size="10pt" fo:letter-spacing="0.004cm" fo:language="cs" fo:country="CZ" fo:font-style="normal" fo:font-weight="normal" officeooo:rsid="3e41a191" style:letter-kerning="true"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152" style:family="text">
      <style:text-properties style:use-window-font-color="true" style:font-name="Georgia" fo:font-size="10pt" fo:letter-spacing="0.004cm" fo:language="cs" fo:country="CZ" fo:font-style="normal" fo:font-weight="normal" officeooo:rsid="428e5f97" style:letter-kerning="true"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153" style:family="text">
      <style:text-properties style:use-window-font-color="true" style:font-name="Georgia" fo:font-size="10pt" fo:letter-spacing="0.004cm" fo:language="cs" fo:country="CZ" fo:font-style="italic" officeooo:rsid="42e90d8f" style:letter-kerning="true" style:font-name-asian="Times New Roman" style:font-size-asian="10pt" style:language-asian="zxx" style:country-asian="none" style:font-style-asian="italic" style:font-name-complex="Times New Roman" style:font-size-complex="12pt" style:language-complex="zxx" style:country-complex="none" style:font-style-complex="italic"/>
    </style:style>
    <style:style style:name="T154" style:family="text">
      <style:text-properties style:use-window-font-color="true" style:font-name="Georgia" fo:font-size="10pt" fo:letter-spacing="0.004cm" fo:language="cs" fo:country="CZ" fo:font-style="italic" officeooo:rsid="42c13c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 style:family="text">
      <style:text-properties style:use-window-font-color="true" style:font-name="Georgia" fo:font-size="10pt" fo:letter-spacing="0.004cm" fo:language="cs" fo:country="CZ" fo:font-style="italic" officeooo:rsid="42b069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 style:family="text">
      <style:text-properties style:use-window-font-color="true" style:font-name="Georgia" fo:font-size="10pt" fo:letter-spacing="0.004cm" fo:language="cs" fo:country="CZ" fo:font-style="italic" officeooo:rsid="43505d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 style:family="text">
      <style:text-properties style:use-window-font-color="true" style:font-name="Georgia" fo:font-size="10pt" fo:letter-spacing="0.004cm" fo:language="cs" fo:country="CZ" officeooo:rsid="43ac6315" style:letter-kerning="true" style:font-name-asian="Times New Roman" style:font-size-asian="10pt" style:language-asian="zxx" style:country-asian="none" style:font-name-complex="Times New Roman" style:font-size-complex="12pt" style:language-complex="zxx" style:country-complex="none"/>
    </style:style>
    <style:style style:name="T158" style:family="text">
      <style:text-properties style:use-window-font-color="true" style:font-name="Georgia" fo:font-size="10pt" fo:letter-spacing="0.004cm"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font-style="normal" officeooo:rsid="431a20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font-style="normal" officeooo:rsid="429119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8pt" fo:letter-spacing="0.007cm" fo:language="cs" fo:country="CZ" officeooo:rsid="1409e278" style:letter-kerning="true" style:font-name-asian="Times New Roman" style:font-size-asian="10pt" style:language-asian="zxx" style:country-asian="none" style:font-name-complex="Times New Roman" style:font-size-complex="12pt" style:language-complex="ar" style:country-complex="SA"/>
    </style:style>
    <style:style style:name="T162" style:family="text">
      <style:text-properties style:use-window-font-color="true" style:font-name="Georgia" fo:font-size="8.5pt" fo:letter-spacing="0.004cm" fo:language="cs" fo:country="CZ" fo:font-style="normal" officeooo:rsid="142014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8.5pt" fo:letter-spacing="0.004cm" fo:language="cs" fo:country="CZ" fo:font-style="normal" officeooo:rsid="42fc6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8.5pt" fo:letter-spacing="0.004cm" fo:language="cs" fo:country="CZ" fo:font-style="normal" officeooo:rsid="42ff35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fo:font-size="10pt" fo:language="cs" fo:country="CZ" fo:font-style="normal" fo:font-weight="normal"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166" style:family="text">
      <style:text-properties style:use-window-font-color="true" fo:font-size="10pt" fo:language="cs" fo:country="CZ" fo:font-style="normal" fo:font-weight="normal" officeooo:rsid="436df309"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167" style:family="text">
      <style:text-properties style:use-window-font-color="true" fo:font-size="10pt" fo:language="cs" fo:country="CZ" fo:font-style="normal" fo:font-weight="normal" fo:background-color="transparent" loext:char-shading-value="0"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168" style:family="text">
      <style:text-properties style:use-window-font-color="true" fo:font-size="10pt" fo:language="cs" fo:country="CZ" fo:font-style="normal" fo:background-color="transparent" loext:char-shading-value="0"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9" style:family="text">
      <style:text-properties style:use-window-font-color="true" fo:font-size="10pt" fo:language="cs" fo:country="CZ" fo:font-style="normal" fo:font-weight="bold"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zxx" style:country-complex="none" style:font-style-complex="normal" style:font-weight-complex="bold"/>
    </style:style>
    <style:style style:name="T170" style:family="text">
      <style:text-properties style:use-window-font-color="true" fo:font-size="10pt" fo:language="cs" fo:country="CZ" fo:background-color="transparent" loext:char-shading-value="0" style:font-name-asian="Times New Roman" style:font-size-asian="10pt" style:language-asian="zxx" style:country-asian="none" style:font-name-complex="Times New Roman" style:font-size-complex="12pt" style:language-complex="zxx" style:country-complex="none"/>
    </style:style>
    <style:style style:name="T171" style:family="text">
      <style:text-properties style:use-window-font-color="true" fo:font-size="10pt" fo:language="cs" fo:country="CZ" fo:background-color="transparent" loext:char-shading-value="0" style:font-name-asian="Times New Roman" style:font-size-asian="10pt" style:language-asian="zxx" style:country-asian="none" style:font-name-complex="Times New Roman" style:font-size-complex="10pt" style:language-complex="zxx" style:country-complex="none"/>
    </style:style>
    <style:style style:name="T172" style:family="text">
      <style:text-properties style:use-window-font-color="true" fo:font-size="10pt" fo:language="cs" fo:country="CZ" fo:font-weight="normal" fo:background-color="transparent" loext:char-shading-value="0"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T173" style:family="text">
      <style:text-properties style:use-window-font-color="true" fo:font-size="10pt" fo:language="zxx" fo:country="none" fo:font-style="normal" fo:background-color="transparent" loext:char-shading-value="0"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4" style:family="text">
      <style:text-properties style:use-window-font-color="true" fo:font-size="10pt" fo:language="zxx" fo:country="none" fo:background-color="transparent" loext:char-shading-value="0" style:font-name-asian="Times New Roman" style:font-size-asian="10pt" style:language-asian="zxx" style:country-asian="none" style:font-name-complex="Times New Roman" style:font-size-complex="12pt" style:language-complex="zxx" style:country-complex="none"/>
    </style:style>
    <style:style style:name="T175" style:family="text">
      <style:text-properties style:use-window-font-color="true" fo:font-size="10pt" fo:language="zxx" fo:country="none" fo:background-color="transparent" loext:char-shading-value="0" style:font-name-asian="Times New Roman" style:font-size-asian="10pt" style:language-asian="zxx" style:country-asian="none" style:font-name-complex="Times New Roman" style:font-size-complex="10pt" style:language-complex="zxx" style:country-complex="none"/>
    </style:style>
    <style:style style:name="T176" style:family="text">
      <style:text-properties style:use-window-font-color="true" fo:font-size="10pt" fo:language="zxx" fo:country="none" fo:font-weight="normal" fo:background-color="transparent" loext:char-shading-value="0"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T177" style:family="text">
      <style:text-properties fo:language="zxx" fo:country="none" style:language-asian="zxx" style:country-asian="none" style:language-complex="zxx" style:country-complex="none"/>
    </style:style>
    <style:style style:name="T178" style:family="text">
      <style:text-properties fo:language="zxx" fo:country="none" officeooo:rsid="108d951d" style:language-asian="zxx" style:country-asian="none" style:language-complex="zxx" style:country-complex="none"/>
    </style:style>
    <style:style style:name="T179" style:family="text">
      <style:text-properties fo:language="zxx" fo:country="none" officeooo:rsid="1431a62b" style:language-asian="zxx" style:country-asian="none" style:language-complex="zxx" style:country-complex="none"/>
    </style:style>
    <style:style style:name="T180" style:family="text">
      <style:text-properties fo:language="zxx" fo:country="none" officeooo:rsid="101909b3" style:language-asian="zxx" style:country-asian="none" style:language-complex="zxx" style:country-complex="none"/>
    </style:style>
    <style:style style:name="T181" style:family="text">
      <style:text-properties fo:language="zxx" fo:country="none" style:font-name-asian="Times New Roman" style:language-asian="zxx" style:country-asian="none" style:font-name-complex="Arial2" style:font-size-complex="13pt"/>
    </style:style>
    <style:style style:name="T182" style:family="text">
      <style:text-properties officeooo:rsid="427fb921"/>
    </style:style>
    <style:style style:name="T183" style:family="text">
      <style:text-properties style:font-name="Times New Roman"/>
    </style:style>
    <style:style style:name="T184" style:family="text">
      <style:text-properties style:font-name="Times New Roman" style:language-asian="zxx" style:country-asian="none"/>
    </style:style>
    <style:style style:name="T185" style:family="text">
      <style:text-properties style:font-name="Times New Roman" style:language-asian="zxx" style:country-asian="none" style:font-size-complex="10pt"/>
    </style:style>
    <style:style style:name="T186" style:family="text">
      <style:text-properties style:font-name="Times New Roman" fo:language="zxx" fo:country="none" style:language-asian="zxx" style:country-asian="none"/>
    </style:style>
    <style:style style:name="T187" style:family="text">
      <style:text-properties style:font-name="Times New Roman" fo:language="zxx" fo:country="none" style:language-asian="zxx" style:country-asian="none" style:font-size-complex="10pt"/>
    </style:style>
    <style:style style:name="T188" style:family="text">
      <style:text-properties style:font-name="Times New Roman" fo:language="zxx" fo:country="none" fo:font-style="italic" style:language-asian="zxx" style:country-asian="none" style:font-style-asian="italic" style:font-style-complex="italic"/>
    </style:style>
    <style:style style:name="T189" style:family="text">
      <style:text-properties style:font-name="Times New Roman" fo:language="zxx" fo:country="none" fo:font-style="italic" fo:font-weight="bold" style:language-asian="zxx" style:country-asian="none" style:font-style-asian="italic" style:font-weight-asian="bold" style:font-style-complex="italic" style:font-weight-complex="bold"/>
    </style:style>
    <style:style style:name="T190" style:family="text">
      <style:text-properties style:font-name="Times New Roman" fo:language="zxx" fo:country="none" fo:font-weight="bold" style:language-asian="zxx" style:country-asian="none" style:font-weight-asian="bold" style:font-weight-complex="bold"/>
    </style:style>
    <style:style style:name="T191" style:family="text">
      <style:text-properties style:font-name="Times New Roman" fo:font-style="italic" style:language-asian="zxx" style:country-asian="none" style:font-style-asian="italic" style:font-style-complex="italic"/>
    </style:style>
    <style:style style:name="T192" style:family="text">
      <style:text-properties style:font-name="Times New Roman" fo:font-style="italic" fo:font-weight="bold" style:language-asian="zxx" style:country-asian="none" style:font-style-asian="italic" style:font-weight-asian="bold" style:font-style-complex="italic" style:font-weight-complex="bold"/>
    </style:style>
    <style:style style:name="T193" style:family="text">
      <style:text-properties style:font-name="Times New Roman" fo:language="en" fo:country="US" fo:font-weight="bold" style:language-asian="zxx" style:country-asian="none" style:font-weight-asian="bold" style:font-weight-complex="bold"/>
    </style:style>
    <style:style style:name="T194" style:family="text">
      <style:text-properties style:font-name="Times New Roman" fo:font-weight="bold" style:language-asian="zxx" style:country-asian="none" style:font-weight-asian="bold" style:font-weight-complex="bold"/>
    </style:style>
    <style:style style:name="T195" style:family="text">
      <style:text-properties style:font-name="Times New Roman" fo:font-size="10pt" fo:language="zxx" fo:country="none" style:font-size-asian="10pt" style:language-asian="zxx" style:country-asian="none"/>
    </style:style>
    <style:style style:name="T196" style:family="text">
      <style:text-properties style:font-name="Times New Roman" fo:font-size="10pt" style:font-size-asian="10pt" style:language-asian="zxx" style:country-asian="none"/>
    </style:style>
    <style:style style:name="T197" style:family="text">
      <style:text-properties style:font-name-asian="Times New Roman" style:language-asian="zxx" style:country-asian="none" style:font-name-complex="Arial2" style:font-size-complex="13pt"/>
    </style:style>
    <style:style style:name="T198" style:family="text">
      <style:text-properties style:text-position="super 58%" style:font-name="Times New Roman"/>
    </style:style>
    <style:style style:name="T199" style:family="text">
      <style:text-properties style:text-position="super 58%" style:font-name="Times New Roman" fo:language="zxx" fo:country="none" style:language-asian="zxx" style:country-asian="none"/>
    </style:style>
    <style:style style:name="T200" style:family="text">
      <style:text-properties officeooo:rsid="428a3855"/>
    </style:style>
    <style:style style:name="T201" style:family="text">
      <style:text-properties officeooo:rsid="42954e51"/>
    </style:style>
    <style:style style:name="T202" style:family="text">
      <style:text-properties officeooo:rsid="429cb407"/>
    </style:style>
    <style:style style:name="T203" style:family="text">
      <style:text-properties officeooo:rsid="429fd1d2"/>
    </style:style>
    <style:style style:name="T204" style:family="text">
      <style:text-properties officeooo:rsid="42a6faf7"/>
    </style:style>
    <style:style style:name="T205" style:family="text">
      <style:text-properties officeooo:rsid="42abc478"/>
    </style:style>
    <style:style style:name="T206" style:family="text">
      <style:text-properties officeooo:rsid="0eec7319"/>
    </style:style>
    <style:style style:name="T207" style:family="text">
      <style:text-properties officeooo:rsid="0f1c3782"/>
    </style:style>
    <style:style style:name="T208" style:family="text">
      <style:text-properties fo:color="#c3b346" style:font-name="Georgia" fo:font-size="10pt" fo:letter-spacing="0.004cm" fo:language="cs" fo:country="CZ" fo:font-style="normal" officeooo:rsid="42bcdb8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09" style:family="text">
      <style:text-properties fo:font-style="italic" style:font-style-asian="italic" style:font-style-complex="italic"/>
    </style:style>
    <style:style style:name="T210" style:family="text">
      <style:text-properties fo:font-style="italic" officeooo:rsid="3efbde74" style:font-style-asian="italic" style:font-style-complex="italic"/>
    </style:style>
    <style:style style:name="T211" style:family="text">
      <style:text-properties fo:font-style="italic" officeooo:rsid="3ecd1329" style:font-style-asian="italic" style:font-style-complex="italic"/>
    </style:style>
    <style:style style:name="T212" style:family="text">
      <style:text-properties fo:font-style="italic" officeooo:rsid="3ed19b7b" style:font-style-asian="italic" style:font-style-complex="italic"/>
    </style:style>
    <style:style style:name="T213" style:family="text">
      <style:text-properties fo:font-style="italic" officeooo:rsid="3ece5460" style:font-style-asian="italic" style:font-style-complex="italic"/>
    </style:style>
    <style:style style:name="T214" style:family="text">
      <style:text-properties fo:font-style="italic" officeooo:rsid="438a9eb5" style:font-style-asian="italic" style:font-style-complex="italic"/>
    </style:style>
    <style:style style:name="T215" style:family="text">
      <style:text-properties fo:font-style="italic" officeooo:rsid="43b37956" style:font-style-asian="italic" style:font-style-complex="italic"/>
    </style:style>
    <style:style style:name="T216" style:family="text">
      <style:text-properties fo:font-style="italic" officeooo:rsid="43b55913" style:font-style-asian="italic" style:font-style-complex="italic"/>
    </style:style>
    <style:style style:name="T217" style:family="text">
      <style:text-properties fo:font-style="italic" officeooo:rsid="43fef355" style:font-style-asian="italic" style:font-style-complex="italic"/>
    </style:style>
    <style:style style:name="T218" style:family="text">
      <style:text-properties fo:color="#ff6400" style:font-name="Georgia" fo:font-size="10pt" fo:letter-spacing="0.004cm" fo:language="cs" fo:country="CZ" fo:font-style="normal" officeooo:rsid="42c827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fo:font-weight="normal" style:font-weight-asian="normal" style:font-weight-complex="normal"/>
    </style:style>
    <style:style style:name="T220" style:family="text">
      <style:text-properties fo:font-weight="normal" officeooo:rsid="43f39939" style:font-weight-asian="normal" style:font-weight-complex="normal"/>
    </style:style>
    <style:style style:name="T221" style:family="text">
      <style:text-properties fo:font-weight="normal" officeooo:rsid="43f53f18" style:font-weight-asian="normal" style:font-weight-complex="normal"/>
    </style:style>
    <style:style style:name="T222" style:family="text">
      <style:text-properties officeooo:rsid="42db6adc"/>
    </style:style>
    <style:style style:name="T223" style:family="text">
      <style:text-properties officeooo:rsid="42df261a"/>
    </style:style>
    <style:style style:name="T224" style:family="text">
      <style:text-properties officeooo:rsid="1031c695"/>
    </style:style>
    <style:style style:name="T225" style:family="text">
      <style:text-properties officeooo:rsid="0f68cf40"/>
    </style:style>
    <style:style style:name="T226" style:family="text">
      <style:text-properties officeooo:rsid="10868dcb"/>
    </style:style>
    <style:style style:name="T227" style:family="text">
      <style:text-properties officeooo:rsid="108d951d"/>
    </style:style>
    <style:style style:name="T228" style:family="text">
      <style:text-properties officeooo:rsid="1442f492"/>
    </style:style>
    <style:style style:name="T229" style:family="text">
      <style:text-properties officeooo:rsid="10172fa3"/>
    </style:style>
    <style:style style:name="T230" style:family="text">
      <style:text-properties officeooo:rsid="141a017a"/>
    </style:style>
    <style:style style:name="T231" style:family="text">
      <style:text-properties officeooo:rsid="10714db8"/>
    </style:style>
    <style:style style:name="T232" style:family="text">
      <style:text-properties officeooo:rsid="101909b3"/>
    </style:style>
    <style:style style:name="T233" style:family="text">
      <style:text-properties officeooo:rsid="109636d1"/>
    </style:style>
    <style:style style:name="T234" style:family="text">
      <style:text-properties officeooo:rsid="1432aa1a"/>
    </style:style>
    <style:style style:name="T235" style:family="text">
      <style:text-properties officeooo:rsid="103b4f81"/>
    </style:style>
    <style:style style:name="T236" style:family="text">
      <style:text-properties officeooo:rsid="142f0bb5"/>
    </style:style>
    <style:style style:name="T237" style:family="text">
      <style:text-properties officeooo:rsid="1022577c"/>
    </style:style>
    <style:style style:name="T238" style:family="text">
      <style:text-properties officeooo:rsid="1022da3a"/>
    </style:style>
    <style:style style:name="T239" style:family="text">
      <style:text-properties style:language-asian="zxx" style:country-asian="none" style:language-complex="zxx" style:country-complex="none"/>
    </style:style>
    <style:style style:name="T240" style:family="text">
      <style:text-properties officeooo:rsid="1078fd37" style:language-asian="zxx" style:country-asian="none" style:language-complex="zxx" style:country-complex="none"/>
    </style:style>
    <style:style style:name="T241" style:family="text">
      <style:text-properties officeooo:rsid="1088484f" style:language-asian="zxx" style:country-asian="none" style:language-complex="zxx" style:country-complex="none"/>
    </style:style>
    <style:style style:name="T242" style:family="text">
      <style:text-properties officeooo:rsid="1038e041"/>
    </style:style>
    <style:style style:name="T243" style:family="text">
      <style:text-properties officeooo:rsid="1087cfc2"/>
    </style:style>
    <style:style style:name="T244" style:family="text">
      <style:text-properties officeooo:rsid="1039259b"/>
    </style:style>
    <style:style style:name="T245" style:family="text">
      <style:text-properties officeooo:rsid="104490c4"/>
    </style:style>
    <style:style style:name="T246" style:family="text">
      <style:text-properties officeooo:rsid="1042ada7"/>
    </style:style>
    <style:style style:name="T247" style:family="text">
      <style:text-properties officeooo:rsid="14302293"/>
    </style:style>
    <style:style style:name="T248" style:family="text">
      <style:text-properties officeooo:rsid="1438f3b3"/>
    </style:style>
    <style:style style:name="T249" style:family="text">
      <style:text-properties officeooo:rsid="108252a0"/>
    </style:style>
    <style:style style:name="T250" style:family="text">
      <style:text-properties officeooo:rsid="1085b072"/>
    </style:style>
    <style:style style:name="T251" style:family="text">
      <style:text-properties officeooo:rsid="107e8f54"/>
    </style:style>
    <style:style style:name="T252" style:family="text">
      <style:text-properties officeooo:rsid="42f639a7"/>
    </style:style>
    <style:style style:name="T253" style:family="text">
      <style:text-properties officeooo:rsid="103c50cd"/>
    </style:style>
    <style:style style:name="T254" style:family="text">
      <style:text-properties officeooo:rsid="42f88147"/>
    </style:style>
    <style:style style:name="T255" style:family="text">
      <style:text-properties officeooo:rsid="42fc6125"/>
    </style:style>
    <style:style style:name="T256" style:family="text">
      <style:text-properties officeooo:rsid="42fe6112"/>
    </style:style>
    <style:style style:name="T257" style:family="text">
      <style:text-properties officeooo:rsid="43585d0a"/>
    </style:style>
    <style:style style:name="T258" style:family="text">
      <style:text-properties officeooo:rsid="4358ece8"/>
    </style:style>
    <style:style style:name="T259" style:family="text">
      <style:text-properties officeooo:rsid="3ecd1329"/>
    </style:style>
    <style:style style:name="T260" style:family="text">
      <style:text-properties officeooo:rsid="3ef88fbe"/>
    </style:style>
    <style:style style:name="T261" style:family="text">
      <style:text-properties officeooo:rsid="3eea7765"/>
    </style:style>
    <style:style style:name="T262" style:family="text">
      <style:text-properties officeooo:rsid="3ef38e50"/>
    </style:style>
    <style:style style:name="T263" style:family="text">
      <style:text-properties officeooo:rsid="435d4d23"/>
    </style:style>
    <style:style style:name="T264" style:family="text">
      <style:text-properties officeooo:rsid="435f6594"/>
    </style:style>
    <style:style style:name="T265" style:family="text">
      <style:text-properties officeooo:rsid="4360cd61"/>
    </style:style>
    <style:style style:name="T266" style:family="text">
      <style:text-properties officeooo:rsid="43669614"/>
    </style:style>
    <style:style style:name="T267" style:family="text">
      <style:text-properties officeooo:rsid="4368dfca"/>
    </style:style>
    <style:style style:name="T268" style:family="text">
      <style:text-properties officeooo:rsid="436df309"/>
    </style:style>
    <style:style style:name="T269" style:family="text">
      <style:text-properties officeooo:rsid="4373c760"/>
    </style:style>
    <style:style style:name="T270" style:family="text">
      <style:text-properties officeooo:rsid="4291df76"/>
    </style:style>
    <style:style style:name="T271" style:family="text">
      <style:text-properties officeooo:rsid="4377752b"/>
    </style:style>
    <style:style style:name="T272" style:family="text">
      <style:text-properties officeooo:rsid="4378fc61"/>
    </style:style>
    <style:style style:name="T273" style:family="text">
      <style:text-properties officeooo:rsid="437b9db1"/>
    </style:style>
    <style:style style:name="T274" style:family="text">
      <style:text-properties officeooo:rsid="437ff450"/>
    </style:style>
    <style:style style:name="T275" style:family="text">
      <style:text-properties fo:language="en" fo:country="US" officeooo:rsid="437ff450"/>
    </style:style>
    <style:style style:name="T276" style:family="text">
      <style:text-properties officeooo:rsid="43859044"/>
    </style:style>
    <style:style style:name="T277" style:family="text">
      <style:text-properties officeooo:rsid="4389083b"/>
    </style:style>
    <style:style style:name="T278" style:family="text">
      <style:text-properties officeooo:rsid="438a9eb5"/>
    </style:style>
    <style:style style:name="T279" style:family="text">
      <style:text-properties officeooo:rsid="438f1800"/>
    </style:style>
    <style:style style:name="T280" style:family="text">
      <style:text-properties officeooo:rsid="438f26d4"/>
    </style:style>
    <style:style style:name="T281" style:family="text">
      <style:text-properties officeooo:rsid="4399fd83"/>
    </style:style>
    <style:style style:name="T282" style:family="text">
      <style:text-properties officeooo:rsid="439c3be6"/>
    </style:style>
    <style:style style:name="T283" style:family="text">
      <style:text-properties officeooo:rsid="439f35f7"/>
    </style:style>
    <style:style style:name="T284" style:family="text">
      <style:text-properties officeooo:rsid="43a02eb2"/>
    </style:style>
    <style:style style:name="T285" style:family="text">
      <style:text-properties officeooo:rsid="43a2d4fb"/>
    </style:style>
    <style:style style:name="T286" style:family="text">
      <style:text-properties officeooo:rsid="4322f34b"/>
    </style:style>
    <style:style style:name="T287" style:family="text">
      <style:text-properties officeooo:rsid="43a8ce06"/>
    </style:style>
    <style:style style:name="T288" style:family="text">
      <style:text-properties officeooo:rsid="43ac2af4"/>
    </style:style>
    <style:style style:name="T289" style:family="text">
      <style:text-properties officeooo:rsid="43b37956"/>
    </style:style>
    <style:style style:name="T290" style:family="text">
      <style:text-properties officeooo:rsid="43b46930"/>
    </style:style>
    <style:style style:name="T291" style:family="text">
      <style:text-properties officeooo:rsid="43b55913"/>
    </style:style>
    <style:style style:name="T292" style:family="text">
      <style:text-properties officeooo:rsid="43bf7b66"/>
    </style:style>
    <style:style style:name="T293" style:family="text">
      <style:text-properties officeooo:rsid="43c34951"/>
    </style:style>
    <style:style style:name="T294" style:family="text">
      <style:text-properties officeooo:rsid="43c5de03"/>
    </style:style>
    <style:style style:name="T295" style:family="text">
      <style:text-properties officeooo:rsid="43c8c421"/>
    </style:style>
    <style:style style:name="T296" style:family="text">
      <style:text-properties officeooo:rsid="43c93eda"/>
    </style:style>
    <style:style style:name="T297" style:family="text">
      <style:text-properties officeooo:rsid="43cb0c6a"/>
    </style:style>
    <style:style style:name="T298" style:family="text">
      <style:text-properties officeooo:rsid="43cca3ba"/>
    </style:style>
    <style:style style:name="T299" style:family="text">
      <style:text-properties officeooo:rsid="43ceb772"/>
    </style:style>
    <style:style style:name="T300" style:family="text">
      <style:text-properties officeooo:rsid="43d5e119"/>
    </style:style>
    <style:style style:name="T301" style:family="text">
      <style:text-properties officeooo:rsid="43d7ab42"/>
    </style:style>
    <style:style style:name="T302" style:family="text">
      <style:text-properties officeooo:rsid="43e3c914"/>
    </style:style>
    <style:style style:name="T303" style:family="text">
      <style:text-properties officeooo:rsid="43e8c9c5"/>
    </style:style>
    <style:style style:name="T304" style:family="text">
      <style:text-properties officeooo:rsid="43ebc9d5"/>
    </style:style>
    <style:style style:name="T305" style:family="text">
      <style:text-properties officeooo:rsid="43ecdcb4"/>
    </style:style>
    <style:style style:name="T306" style:family="text">
      <style:text-properties officeooo:rsid="43fcfe6b"/>
    </style:style>
    <style:style style:name="T307" style:family="text">
      <style:text-properties officeooo:rsid="43fef355"/>
    </style:style>
    <style:style style:name="T308" style:family="text">
      <style:text-properties officeooo:rsid="4400223d"/>
    </style:style>
    <style:style style:name="T309" style:family="text">
      <style:text-properties officeooo:rsid="44016012"/>
    </style:style>
    <style:style style:name="T310" style:family="text">
      <style:text-properties officeooo:rsid="4402aaa0"/>
    </style:style>
    <style:style style:name="T311" style:family="text">
      <style:text-properties officeooo:rsid="44048cca"/>
    </style:style>
    <style:style style:name="T312" style:family="text">
      <style:text-properties officeooo:rsid="44062e7c"/>
    </style:style>
    <style:style style:name="T313" style:family="text">
      <style:text-properties officeooo:rsid="4406e8b6"/>
    </style:style>
    <style:style style:name="T314" style:family="text">
      <style:text-properties officeooo:rsid="4409e76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6" text:outline-level="1"><text:span text:style-name="T314">Equipemnt r</text:span>esources</text:h>
      <text:h text:style-name="Heading_20_3" text:outline-level="3">Psací potřeby</text:h>
      <text:p text:style-name="P63"><text:span text:style-name="T4">Písaři, kteří psali na pergamenu, si jej nejprve museli očistit od zbylých nečistot a vyhladit </text:span>do hladka, jinak by nemusel přijímat inkoust. K tomu jim sloužil nožík s ostřím ve tvaru půlměsíce (novacula, rasorium), který byl užitečný i pro odstraňování písařských chyb či k připravování palimpsestů, dále pemza (pumex), kančí kel (dens verris) a křída (creta). Pomocí nožíku si museli ořezat pergamen do požadované velikosti, popřípadě spravit trhliny, které se v pergamenu mohly vyskytnout. Poté následovalo nalinkování pergamenu a označení ohraničujících linií pomocí kružítka (circinus), pravítka (regula), šídla (subula), olůvka, kovového pisátka, rydla, tupého nože, dřívka, rudky či brku. Olůvka a rudky písaři používali rovněž k psaní poznámek a přípisků a kružítka i k vytváření majuskul apod. Přípravné práce byly konány především po večerech za svitu svíce či louče, protože samotné psaní bylo zpravidla omezeno pouze na denní světlo, kterého bylo např. v zimním období poskrovnu. Středověcí písaři ve skriptoriích v naprosté většině psali na volné složky pergamenu, k jejichž vyvázání v kodex došlo až po dokončení díla.</text:p>
      <text:h text:style-name="P280" text:outline-level="3">Živobytí</text:h>
      <text:p text:style-name="P16"><text:span text:style-name="T1">Živobytí je vyjádřením toho, jak dobře si postava žije – kde a jak bydlí, zda se o její potřeby starají sloužící, jak se stravuje, jak se obléká. Místo počítání toho, kolik postavu stojí každý bochník chleba, kolik utratí za nájem a jestli už si potřebuje dát spravit boty, si prostě každý měsíc herního času za postavu odepíšeš určitý poplatek, a tím se veškeré náklady na živobytí a s tím spojené účetnictví považuje za vyřešené. Ve skutečnosti samozřejmě postava tuto částku nikomu najednou neplatí, ale průběžně utrácí za věci běžné denní potřeby, jídlo, nájem, atd.<text:line-break/></text:span><text:soft-page-break/><text:span text:style-name="T1"><text:tab/>Zaplacené živobytí</text:span><text:span text:style-name="T49"> zahrnuje: výdaje na jídlo, bydlení (a to včetně noclehů v hostinci, pokud postava cestuje), služby (včetně lázní, pokud to dané úrovni přísluší a také udržování oblečení a věcí běžné denní potřeby v provozuschopném stavu), cestování (pronájem kočáru, píci pro koně a jejich ustájení) atd. To znamená, že při vlastní hře se neřeší drobné výdaje jako kolik stojí pivo v hostinci, cesta dostavníkem, nocleh, jídlo na cestu (a to ani cestovní jídlo), koření, olej do lucerny, atd.<text:line-break/><text:tab/>Zaplacené náklady na živobytí se nevztahují na neobvyklé situace – například když je postava okradena</text:span><text:span text:style-name="T165">, nebo se dostane do končin, kde se prostě vůz najmout nedá, nebo tam nejsou žádné hostince. </text:span><text:span text:style-name="T167">Poplatek také nezahrnuje pořízení domu čí sídla ani případného dopravního prostředku (obvykle koně nebo vozu), pouze náklady na provoz, údržbu, ustájení, nebo pronajmutí.</text:span></text:p>
      <text:p text:style-name="P16"/>
      <text:p text:style-name="P10">Jednotlivé úrovně živobytí jsou:</text:p>
      <text:p text:style-name="P16"/>
      <text:h text:style-name="P293" text:outline-level="5">Žebrák</text:h>
      <text:p text:style-name="P4">0 zl / měsíc</text:p>
      <text:p text:style-name="P4">Takhle žije městská spodina, ti nejchudší z nejchudších. Žebráci, kapsáři a podobné existence, které přespávají kde se dá a žijí z toho, co se jim podaří vyžebrat či ukrást. Dá se říci, že toto živobytí je zadarmo. Ti, kdo tak žijí, však na to často mají jiný názor.</text:p>
      <text:p text:style-name="P4"/>
      <text:h text:style-name="P294" text:outline-level="5">Chuďas</text:h>
      <text:p text:style-name="P4">1 zl / měsíc</text:p>
      <text:p text:style-name="P15"><text:soft-page-break/>Mezi chuďase patří nevolníci a městská chudina. Mohou být rádi za tvrdou postel v prosté chalupě a když někam cestují, přespávají obvykle na seníku nebo ve společné noclehárně. Pokud je někdo nesveze, cestují zásadně pěšky.</text:p>
      <text:p text:style-name="P4"/>
      <text:h text:style-name="P293" text:outline-level="5">Měšťan</text:h>
      <text:p text:style-name="P4">4 zl / měsíc</text:p>
      <text:p text:style-name="P4">Takto si žijí bohatí sedláci, starostové vesnic, zchudlí šlechtici a velká většina měšťanů. Obvykle si pronajímají vlastní byt ve městě, případně vlastní statek či menší dům. Cestují většinou na vozech a přespávají v samostatných pokojích v hostinci. Mnozí z nich si také vydržují osobního sluhu.</text:p>
      <text:p text:style-name="P4"/>
      <text:h text:style-name="P293" text:outline-level="5">Boháč</text:h>
      <text:p text:style-name="P4">10 zl / měsíc</text:p>
      <text:p text:style-name="P4">Takto žijí nižší šlechtici, zámožní obchodníci či bohatí měšťané. By<text:span text:style-name="T182">d</text:span>lí obvykle v rodovém sídle případně vlastní výstavní městský dům. Cestují v kočáře, nocují zásadně v nejlepších pokojích hostinců ve větších městech a o jejich pohodlí se stará několik sloužících.</text:p>
      <text:p text:style-name="P4"/>
      <text:h text:style-name="P293" text:outline-level="5">Velmož</text:h>
      <text:p text:style-name="P4">100 zl / měsíc</text:p>
      <text:p text:style-name="P3"><text:soft-page-break/>Takto si žijí nejmocnější osoby v zemi, zejména členové knížecích a královských rodin či rodin představených nejbohatších obchodních cechů. Cestují obvykle s početným doprovodem a před jejich příjezdem je obvykle část hostince vyklizena a připravena tak, aby měly maximální pohodlí.</text:p>
      <text:p text:style-name="P16"/>
      <text:h text:style-name="P305" text:outline-level="4">Pořizování živobytí</text:h>
      <text:p text:style-name="P16"><text:span text:style-name="T168">Při tvorbě postavy se živobytí nepořizuje za zlaťáky, ale za profibody, viz </text:span><text:span text:style-name="T169">Tabulka zdrojů a živobytí</text:span><text:span text:style-name="T168">. Takto pořízená úroveň živobytí představuje to, jak si tvá postava žila před začátkem hry a obsahuje předplacené náklady na první měsíc herního času. Po jeho uplynutí budeš muset zaplatit příslušnou částku, jinak tvá úroveň živobytí klesne. </text:span><text:span text:style-name="T173">Náklady lze rozpočítat i na jednotlivé dny.<text:line-break/><text:tab/></text:span><text:span text:style-name="T168">Na první úrovni můžeš začínat nejvýše s živobytím měšťana. V průběhu hry pak toto omezení padá, budeš si moci žit jakkoliv ti to tvé jmění dovolí.</text:span></text:p>
      <text:p text:style-name="P16"/>
      <table:table table:name="Table3" table:style-name="Table3">
        <table:table-column table:style-name="Table3.A"/>
        <table:table-column table:style-name="Table3.B" table:number-columns-repeated="2"/>
        <table:table-column table:style-name="Table3.D"/>
        <table:table-row table:style-name="Table3.1">
          <table:table-cell table:style-name="Table3.A1" table:number-columns-spanned="4" office:value-type="string">
            <text:h text:style-name="P295" text:outline-level="5">Tabulka zdrojů a živobytí</text:h>
          </table:table-cell>
          <table:covered-table-cell/>
          <table:covered-table-cell/>
          <table:covered-table-cell/>
        </table:table-row>
        <table:table-row table:style-name="Table3.2">
          <table:table-cell table:style-name="Table3.A2" office:value-type="string">
            <text:p text:style-name="P57">Cena v profibodech</text:p>
          </table:table-cell>
          <table:table-cell table:style-name="Table3.A2" office:value-type="string">
            <text:p text:style-name="P57">Úroveň živobytí</text:p>
          </table:table-cell>
          <table:table-cell table:style-name="Table3.A2" office:value-type="string">
            <text:p text:style-name="P57">Počáteční zdroje</text:p>
          </table:table-cell>
          <table:table-cell table:style-name="Table3.A2" office:value-type="string">
            <text:p text:style-name="P57">Měsíční náklady</text:p>
          </table:table-cell>
        </table:table-row>
        <table:table-row table:style-name="Table3.2">
          <table:table-cell table:style-name="Table3.A3" office:value-type="string">
            <text:p text:style-name="P57">0</text:p>
          </table:table-cell>
          <table:table-cell table:style-name="Table3.A3" office:value-type="string">
            <text:p text:style-name="P57">Žebrák</text:p>
          </table:table-cell>
          <table:table-cell table:style-name="Table3.A3" office:value-type="string">
            <text:p text:style-name="P57">5 zl</text:p>
          </table:table-cell>
          <table:table-cell table:style-name="Table3.A3" office:value-type="string">
            <text:p text:style-name="P57">0 zl</text:p>
          </table:table-cell>
        </table:table-row>
        <table:table-row table:style-name="Table3.2">
          <table:table-cell table:style-name="Table3.A3" office:value-type="string">
            <text:p text:style-name="P57">1</text:p>
          </table:table-cell>
          <table:table-cell table:style-name="Table3.A3" office:value-type="string">
            <text:p text:style-name="P57">Chuďas</text:p>
          </table:table-cell>
          <table:table-cell table:style-name="Table3.A3" office:value-type="string">
            <text:p text:style-name="P57">20 zl</text:p>
          </table:table-cell>
          <table:table-cell table:style-name="Table3.A3" office:value-type="string">
            <text:p text:style-name="P57">1 zl</text:p>
          </table:table-cell>
        </table:table-row>
        <table:table-row table:style-name="Table3.2">
          <table:table-cell table:style-name="Table3.A3" office:value-type="string">
            <text:p text:style-name="P60">5</text:p>
          </table:table-cell>
          <table:table-cell table:style-name="Table3.A3" office:value-type="string">
            <text:p text:style-name="P60">Měšťan</text:p>
          </table:table-cell>
          <table:table-cell table:style-name="Table3.A3" office:value-type="string">
            <text:p text:style-name="P60">50 zl</text:p>
          </table:table-cell>
          <table:table-cell table:style-name="Table3.A3" office:value-type="string">
            <text:p text:style-name="P60">10 zl</text:p>
          </table:table-cell>
        </table:table-row>
        <table:table-row table:style-name="Table3.2">
          <table:table-cell table:style-name="Table3.A3" office:value-type="string">
            <text:p text:style-name="P60">-</text:p>
          </table:table-cell>
          <table:table-cell table:style-name="Table3.A3" office:value-type="string">
            <text:p text:style-name="P60">Boháč</text:p>
          </table:table-cell>
          <table:table-cell table:style-name="Table3.A3" office:value-type="string">
            <text:p text:style-name="P60">-</text:p>
          </table:table-cell>
          <table:table-cell table:style-name="Table3.A3" office:value-type="string">
            <text:p text:style-name="P60">100 zl</text:p>
          </table:table-cell>
        </table:table-row>
        <table:table-row table:style-name="Table3.2">
          <table:table-cell table:style-name="Table3.A7" office:value-type="string">
            <text:p text:style-name="P57">-</text:p>
          </table:table-cell>
          <table:table-cell table:style-name="Table3.A7" office:value-type="string">
            <text:p text:style-name="P57">Velmož</text:p>
          </table:table-cell>
          <table:table-cell table:style-name="Table3.A7" office:value-type="string">
            <text:p text:style-name="P57">-</text:p>
          </table:table-cell>
          <table:table-cell table:style-name="Table3.A7" office:value-type="string">
            <text:p text:style-name="P57">1000 zl</text:p>
          </table:table-cell>
        </table:table-row>
      </table:table>
      <text:p text:style-name="P16"/>
      <text:h text:style-name="P305" text:outline-level="4"><text:soft-page-break/>Náklady v rámci živobytí</text:h>
      <text:p text:style-name="P10">Pro zjednodušení předpokládáme, že zaplacené živobytí pokrývá všechny drobné výdaje až do hodnoty jedné setiny měsíčních nákladů. To znamená, že postava s živobytím chuďase nemusí zvlášť platit za částky do hodnoty 1 denáru, měšťan nemusí počítat útraty až do ceny jednoho stříbrného, boháč počítá jen nákupy za zlaťák a víc a velmož neřeší částky do deseti zlatých.<text:line-break/><text:tab/>Týká se to i různých úplatků, almužny žebrákům a podobně. Vždy se ale bere v úvahu celková cena, takže pokud se postava rozhodne uplatit sto žebráků každého jedním denárem, tak nejde o částku jednoho denáru, ale o jeden zlatý.</text:p>
      <text:p text:style-name="P16"/>
      <text:h text:style-name="P280" text:outline-level="3">Výbava</text:h>
      <text:p text:style-name="P16">Při vytváření postavy je vhodné pro ni pořídit výbavu, bez ní by na dobrodružné výpravě nebyla moc platná. Částka, kterou budeš takto moci utratit, závisí na tom, jakou jsi pro postavu za profibody pořídil úroveň živobytí, najdeš ji ve sloupci <text:span text:style-name="T72">Počáteční zdroje</text:span> v <text:span text:style-name="T72">Tabulce zdrojů a živobytí</text:span>. Při pořizování výbavy platí pravidlo pro náklady v rámci výdajů na živobytí, což znamená, že nemusíš platit za nic, co nepřesahuje setinu měsíčních nákladů. Samozřejmě ale pouze v rozumné míře, nemůžeš si například zdarma napsat tisíc lahví oleje s tím, že je později prodáš (jejich celková cena ostatně desetinu měsíčních nákladů určitě výrazně převyšuje). Obvyklou cenu různých věcí najdeš v <text:span text:style-name="T72">Ceníku</text:span>. Později při hře se tyto ceny mohou u různých kupců lišit, při tvorbě postavy je ale můžeš považovat za přesné. Pokud tam cenu nějakých věcí nenajdeš, zeptej se Pána jeskyně.<text:line-break/><text:soft-page-break/><text:tab/>Při tvorbě postavy není třeba sepsat úplně všechno, co postava vlastní. Určitě je ale dobré mít představu o tom, co s sebou ponese, když vyrazí za dobrodružstvím. Hluboko v zapomenutém podzemí totiž i několik hřebíků může znamenat rozdíl mezi životem a smrtí.</text:p>
      <text:p text:style-name="P16"/>
      <table:table table:name="Table4" table:style-name="Table4">
        <table:table-column table:style-name="Table4.A"/>
        <table:table-column table:style-name="Table4.B"/>
        <table:table-row table:style-name="Table4.1">
          <table:table-cell table:style-name="Table4.A1" table:number-columns-spanned="2" office:value-type="string">
            <text:h text:style-name="P309" text:outline-level="4"><text:bookmark-start text:name="__RefHeading__6125_416654011"/>Ceník<text:bookmark-end text:name="__RefHeading__6125_416654011"/></text:h>
          </table:table-cell>
          <table:covered-table-cell/>
        </table:table-row>
        <table:table-row table:style-name="Table4.1">
          <table:table-cell table:style-name="Table4.A2" table:number-columns-spanned="2" office:value-type="string">
            <text:h text:style-name="P273" text:outline-level="8">Šatstvo</text:h>
          </table:table-cell>
          <table:covered-table-cell/>
        </table:table-row>
        <table:table-row table:style-name="Table4.1">
          <table:table-cell table:style-name="Table4.A2" office:value-type="string">
            <text:p text:style-name="P116">Žebrácké hadry</text:p>
          </table:table-cell>
          <table:table-cell table:style-name="Table4.A2" office:value-type="string">
            <text:p text:style-name="P117">2 dn</text:p>
          </table:table-cell>
        </table:table-row>
        <table:table-row table:style-name="Table4.1">
          <table:table-cell table:style-name="Table4.A2" office:value-type="string">
            <text:p text:style-name="P116"><text:span text:style-name="T170">Obyčejné</text:span><text:span text:style-name="T174"> </text:span><text:span text:style-name="T170">oblečení</text:span></text:p>
          </table:table-cell>
          <table:table-cell table:style-name="Table4.A2" office:value-type="string">
            <text:p text:style-name="P118"><text:span text:style-name="T172">1</text:span><text:span text:style-name="T176"> </text:span><text:span text:style-name="T172">zl</text:span></text:p>
          </table:table-cell>
        </table:table-row>
        <table:table-row table:style-name="Table4.1">
          <table:table-cell table:style-name="Table4.A2" office:value-type="string">
            <text:p text:style-name="P116">Honosné <text:span text:style-name="T1">oblečení</text:span></text:p>
          </table:table-cell>
          <table:table-cell table:style-name="Table4.A2" office:value-type="string">
            <text:p text:style-name="P117">12 zl</text:p>
          </table:table-cell>
        </table:table-row>
        <table:table-row table:style-name="Table4.1">
          <table:table-cell table:style-name="Table4.A2" table:number-columns-spanned="2" office:value-type="string">
            <text:h text:style-name="P273" text:outline-level="8">Výbava na cesty a dobrodružné výpravy</text:h>
          </table:table-cell>
          <table:covered-table-cell/>
        </table:table-row>
        <table:table-row table:style-name="Table4.1">
          <table:table-cell table:style-name="Table4.A2" office:value-type="string">
            <text:p text:style-name="P116">Tábornické potřeby (včetně torny)</text:p>
          </table:table-cell>
          <table:table-cell table:style-name="Table4.A2" office:value-type="string">
            <text:p text:style-name="P117">1 zl</text:p>
          </table:table-cell>
        </table:table-row>
        <table:table-row table:style-name="Table4.1">
          <table:table-cell table:style-name="Table4.A2" office:value-type="string">
            <text:p text:style-name="P116">Celta</text:p>
          </table:table-cell>
          <table:table-cell table:style-name="Table4.A2" office:value-type="string">
            <text:p text:style-name="P117">1 zl</text:p>
          </table:table-cell>
        </table:table-row>
        <table:table-row table:style-name="Table4.1">
          <table:table-cell table:style-name="Table4.A2" office:value-type="string">
            <text:p text:style-name="P116"><text:span text:style-name="T174">Stan </text:span><text:span text:style-name="T170">pro dvě </text:span><text:span text:style-name="T174">osoby</text:span></text:p>
          </table:table-cell>
          <table:table-cell table:style-name="Table4.A2" office:value-type="string">
            <text:p text:style-name="P118"><text:span text:style-name="T172">2</text:span><text:span text:style-name="T176"> </text:span><text:span text:style-name="T172">zl</text:span></text:p>
          </table:table-cell>
        </table:table-row>
        <table:table-row table:style-name="Table4.1">
          <table:table-cell table:style-name="Table4.A2" office:value-type="string">
            <text:p text:style-name="P116"><text:span text:style-name="T174">Stan </text:span><text:span text:style-name="T170">pro osm</text:span><text:span text:style-name="T174"> osob</text:span></text:p>
          </table:table-cell>
          <table:table-cell table:style-name="Table4.A2" office:value-type="string">
            <text:p text:style-name="P118"><text:span text:style-name="T172">5</text:span><text:span text:style-name="T176"> </text:span><text:span text:style-name="T172">zl</text:span></text:p>
          </table:table-cell>
        </table:table-row>
        <table:table-row table:style-name="Table4.1">
          <table:table-cell table:style-name="Table4.A2" table:number-columns-spanned="2" office:value-type="string">
            <text:h text:style-name="P273" text:outline-level="8">Svítidla a svítivo</text:h>
          </table:table-cell>
          <table:covered-table-cell/>
        </table:table-row>
        <table:table-row table:style-name="Table4.1">
          <table:table-cell table:style-name="Table4.A2" office:value-type="string">
            <text:p text:style-name="P120"><text:span text:style-name="T170">Lampový o</text:span><text:span text:style-name="T174">lej (1 keramická lahev, </text:span><text:span text:style-name="T170">vydrží svítit 6 hodin</text:span><text:span text:style-name="T174">)</text:span></text:p>
          </table:table-cell>
          <table:table-cell table:style-name="Table4.A2" office:value-type="string">
            <text:p text:style-name="P118"><text:span text:style-name="T172">2</text:span><text:span text:style-name="T176"> </text:span><text:span text:style-name="T172">dn</text:span></text:p>
          </table:table-cell>
        </table:table-row>
        <table:table-row table:style-name="Table4.1">
          <table:table-cell table:style-name="Table4.A2" office:value-type="string">
            <text:p text:style-name="P58">Olejová lampa, lucerna</text:p>
          </table:table-cell>
          <table:table-cell table:style-name="Table4.A2" office:value-type="string">
            <text:p text:style-name="P118"><text:span text:style-name="T172">1</text:span><text:span text:style-name="T176"> </text:span><text:span text:style-name="T172">st</text:span></text:p>
          </table:table-cell>
        </table:table-row>
        <table:table-row table:style-name="Table4.1">
          <table:table-cell table:style-name="Table4.A2" office:value-type="string">
            <text:p text:style-name="P58">Směrová olejová lampa či lucerna</text:p>
          </table:table-cell>
          <table:table-cell table:style-name="Table4.A2" office:value-type="string">
            <text:p text:style-name="P118"><text:span text:style-name="T176">1 st, </text:span><text:span text:style-name="T172">2 dn</text:span></text:p>
          </table:table-cell>
        </table:table-row>
        <table:table-row table:style-name="Table4.1">
          <table:table-cell table:style-name="Table4.A2" office:value-type="string">
            <text:p text:style-name="P58">Lucerna s okenicemi</text:p>
          </table:table-cell>
          <table:table-cell table:style-name="Table4.A2" office:value-type="string">
            <text:p text:style-name="P118"><text:span text:style-name="T172">2</text:span><text:span text:style-name="T176"> </text:span><text:span text:style-name="T172">st</text:span></text:p>
          </table:table-cell>
        </table:table-row>
        <table:table-row table:style-name="Table4.1">
          <table:table-cell table:style-name="Table4.A2" office:value-type="string">
            <text:p text:style-name="P59">Hornický kahan</text:p>
          </table:table-cell>
          <table:table-cell table:style-name="Table4.A2" office:value-type="string">
            <text:p text:style-name="P118"><text:span text:style-name="T172">8</text:span><text:span text:style-name="T176"> dn</text:span></text:p>
          </table:table-cell>
        </table:table-row>
        <table:table-row table:style-name="Table4.1">
          <table:table-cell table:style-name="Table4.A2" office:value-type="string">
            <text:p text:style-name="P59">Zlodějská lucerna</text:p>
          </table:table-cell>
          <table:table-cell table:style-name="Table4.A2" office:value-type="string">
            <text:p text:style-name="P118"><text:span text:style-name="T172">8</text:span><text:span text:style-name="T176"> st</text:span></text:p>
          </table:table-cell>
        </table:table-row>
        <table:table-row table:style-name="Table4.1">
          <table:table-cell table:style-name="Table4.A2" office:value-type="string">
            <text:p text:style-name="P61"><text:span text:style-name="T175">Svíce </text:span><text:span text:style-name="T171">(vydrží svítit 1 hodinu)</text:span></text:p>
          </table:table-cell>
          <table:table-cell table:style-name="Table4.A2" office:value-type="string">
            <text:p text:style-name="P118"><text:span text:style-name="T172">5</text:span><text:span text:style-name="T176"> mk</text:span></text:p>
          </table:table-cell>
        </table:table-row>
        <table:table-row table:style-name="Table4.1">
          <table:table-cell table:style-name="Table4.A2" office:value-type="string">
            <text:p text:style-name="P61"><text:span text:style-name="T175">Lucerna </text:span><text:span text:style-name="T171">na</text:span><text:span text:style-name="T175"> svíc</text:span><text:span text:style-name="T171">i</text:span></text:p>
          </table:table-cell>
          <table:table-cell table:style-name="Table4.A2" office:value-type="string">
            <text:p text:style-name="P118"><text:span text:style-name="T172">4</text:span><text:span text:style-name="T176"> dn</text:span></text:p>
          </table:table-cell>
        </table:table-row>
        <table:table-row table:style-name="Table4.1">
          <table:table-cell table:style-name="Table4.A2" office:value-type="string">
            <text:p text:style-name="P61"><text:span text:style-name="T175">Louč <text:s/></text:span><text:span text:style-name="T171">(vydrží svítit 1 hodinu, je menší a lehčí než pochodeň)</text:span></text:p>
          </table:table-cell>
          <table:table-cell table:style-name="Table4.A2" office:value-type="string">
            <text:p text:style-name="P121">2 mk</text:p>
          </table:table-cell>
        </table:table-row>
        <table:table-row table:style-name="Table4.1">
          <table:table-cell table:style-name="Table4.A2" office:value-type="string">
            <text:p text:style-name="P61"><text:span text:style-name="T175">Pochodeň </text:span><text:span text:style-name="T171">(vydrží svítit 2 hodiny)</text:span></text:p>
          </table:table-cell>
          <table:table-cell table:style-name="Table4.A2" office:value-type="string">
            <text:p text:style-name="P121">1 dn</text:p>
          </table:table-cell>
        </table:table-row>
        <table:table-row table:style-name="Table4.1">
          <table:table-cell table:style-name="Table4.A2" table:number-columns-spanned="2" office:value-type="string">
            <text:h text:style-name="P273" text:outline-level="8">Psací potřeby</text:h>
          </table:table-cell>
          <table:covered-table-cell/>
        </table:table-row>
        <table:table-row table:style-name="Table4.1">
          <table:table-cell table:style-name="Table4.A2" office:value-type="string">
            <text:p text:style-name="P123">Křída</text:p>
          </table:table-cell>
          <table:table-cell table:style-name="Table4.A2" office:value-type="string">
            <text:p text:style-name="P118"><text:span text:style-name="T172">5</text:span><text:span text:style-name="T176"> mk</text:span></text:p>
          </table:table-cell>
        </table:table-row>
        <table:table-row table:style-name="Table4.1">
          <table:table-cell table:style-name="Table4.A2" office:value-type="string">
            <text:p text:style-name="P123">Pergamen (1 list)</text:p>
          </table:table-cell>
          <table:table-cell table:style-name="Table4.A2" office:value-type="string">
            <text:p text:style-name="P118"><text:span text:style-name="T176">2 </text:span><text:span text:style-name="T172">st</text:span></text:p>
          </table:table-cell>
        </table:table-row>
        <table:table-row table:style-name="Table4.1">
          <table:table-cell table:style-name="Table4.A2" office:value-type="string">
            <text:p text:style-name="P120"><text:span text:style-name="T174">Pečetní vosk (1</text:span><text:span text:style-name="T170">/2</text:span><text:span text:style-name="T174"> hřivn</text:span><text:span text:style-name="T170">y</text:span><text:span text:style-name="T174">)</text:span></text:p>
          </table:table-cell>
          <table:table-cell table:style-name="Table4.A2" office:value-type="string">
            <text:p text:style-name="P118"><text:span text:style-name="T172">5</text:span><text:span text:style-name="T176"> dn</text:span></text:p>
          </table:table-cell>
        </table:table-row>
        <table:table-row table:style-name="Table4.1">
          <table:table-cell table:style-name="Table4.A2" office:value-type="string">
            <text:p text:style-name="P123">Pečetidlo</text:p>
          </table:table-cell>
          <table:table-cell table:style-name="Table4.A2" office:value-type="string">
            <text:p text:style-name="P118"><text:span text:style-name="T176">1 </text:span><text:span text:style-name="T172">st</text:span></text:p>
          </table:table-cell>
        </table:table-row>
        <text:soft-page-break/>
        <table:table-row table:style-name="Table4.1">
          <table:table-cell table:style-name="Table4.A2" office:value-type="string">
            <text:p text:style-name="P120"><text:span text:style-name="T174">Psací </text:span><text:span text:style-name="T170">potřeby (brk, inkoust)</text:span></text:p>
          </table:table-cell>
          <table:table-cell table:style-name="Table4.A2" office:value-type="string">
            <text:p text:style-name="P121">2 st</text:p>
          </table:table-cell>
        </table:table-row>
        <table:table-row table:style-name="Table4.1">
          <table:table-cell table:style-name="Table4.A2" office:value-type="string">
            <text:p text:style-name="P123">Pouzdro na mapy či svitky</text:p>
          </table:table-cell>
          <table:table-cell table:style-name="Table4.A2" office:value-type="string">
            <text:p text:style-name="P118"><text:span text:style-name="T172">6</text:span><text:span text:style-name="T176"> dn</text:span></text:p>
          </table:table-cell>
        </table:table-row>
        <table:table-row table:style-name="Table4.1">
          <table:table-cell table:style-name="Table4.A2" table:number-columns-spanned="2" office:value-type="string">
            <text:h text:style-name="P273" text:outline-level="8">Alchymistické potřeby</text:h>
          </table:table-cell>
          <table:covered-table-cell/>
        </table:table-row>
        <table:table-row table:style-name="Table4.1">
          <table:table-cell table:style-name="Table4.A2" office:value-type="string">
            <text:p text:style-name="P120"><text:span text:style-name="T174">Skleněná lahev (</text:span><text:span text:style-name="T170">1</text:span><text:span text:style-name="T174"> </text:span><text:span text:style-name="T170">čtvrtka</text:span><text:span text:style-name="T174">)</text:span></text:p>
          </table:table-cell>
          <table:table-cell table:style-name="Table4.A2" office:value-type="string">
            <text:p text:style-name="P121">5 dn</text:p>
          </table:table-cell>
        </table:table-row>
        <table:table-row table:style-name="Table4.1">
          <table:table-cell table:style-name="Table4.A2" office:value-type="string">
            <text:p text:style-name="P120"><text:span text:style-name="T170">Baňka,</text:span><text:span text:style-name="T174"> </text:span><text:span text:style-name="T170">flakónek</text:span></text:p>
          </table:table-cell>
          <table:table-cell table:style-name="Table4.A2" office:value-type="string">
            <text:p text:style-name="P121">1 dn/kus</text:p>
          </table:table-cell>
        </table:table-row>
        <table:table-row table:style-name="Table4.1">
          <table:table-cell table:style-name="Table4.A2" office:value-type="string">
            <text:p text:style-name="P120">Alchymistická aparatura (přenosná, ve speciální truhlici)</text:p>
          </table:table-cell>
          <table:table-cell table:style-name="Table4.A2" office:value-type="string">
            <text:p text:style-name="P121">5 zl</text:p>
          </table:table-cell>
        </table:table-row>
        <table:table-row table:style-name="Table4.1">
          <table:table-cell table:style-name="Table4.A2" office:value-type="string">
            <text:p text:style-name="P120">Alchymistická laboratoř (nepřenosná)</text:p>
          </table:table-cell>
          <table:table-cell table:style-name="Table4.A2" office:value-type="string">
            <text:p text:style-name="P121">100 zl</text:p>
          </table:table-cell>
        </table:table-row>
        <table:table-row table:style-name="Table4.1">
          <table:table-cell table:style-name="Table4.A2" office:value-type="string">
            <text:p text:style-name="P120">Magické suroviny (cena za 1 mag)</text:p>
          </table:table-cell>
          <table:table-cell table:style-name="Table4.A2" office:value-type="string">
            <text:p text:style-name="P121">1 zl</text:p>
          </table:table-cell>
        </table:table-row>
        <table:table-row table:style-name="Table4.1">
          <table:table-cell table:style-name="Table4.A2" table:number-columns-spanned="2" office:value-type="string">
            <text:h text:style-name="P273" text:outline-level="8">Alchymistické předměty</text:h>
          </table:table-cell>
          <table:covered-table-cell/>
        </table:table-row>
        <table:table-row table:style-name="Table4.1">
          <table:table-cell table:style-name="Table4.A2" office:value-type="string">
            <text:p text:style-name="P120">Seznam předmětů, které dokáže alchymista vyrobit, nalezneš v popisu zvláštních schopností alchymisty</text:p>
          </table:table-cell>
          <table:table-cell table:style-name="Table4.A2" office:value-type="string">
            <text:p text:style-name="P121">5 * výrobní cena předmětu</text:p>
          </table:table-cell>
        </table:table-row>
        <table:table-row table:style-name="Table4.1">
          <table:table-cell table:style-name="Table4.A2" table:number-columns-spanned="2" office:value-type="string">
            <text:h text:style-name="P273" text:outline-level="8">Šplhací náčiní</text:h>
          </table:table-cell>
          <table:covered-table-cell/>
        </table:table-row>
        <table:table-row table:style-name="Table4.1">
          <table:table-cell table:style-name="Table4.A2" office:value-type="string">
            <text:p text:style-name="P124">Lano (10 sáhů)</text:p>
          </table:table-cell>
          <table:table-cell table:style-name="Table4.A2" office:value-type="string">
            <text:p text:style-name="P118"><text:span text:style-name="T172">1</text:span><text:span text:style-name="T176"> </text:span><text:span text:style-name="T172">st</text:span></text:p>
          </table:table-cell>
        </table:table-row>
        <table:table-row table:style-name="Table4.1">
          <table:table-cell table:style-name="Table4.A2" office:value-type="string">
            <text:p text:style-name="P124">Provazový žebřík (10 sáhů)</text:p>
          </table:table-cell>
          <table:table-cell table:style-name="Table4.A2" office:value-type="string">
            <text:p text:style-name="P121">2 st</text:p>
          </table:table-cell>
        </table:table-row>
        <table:table-row table:style-name="Table4.1">
          <table:table-cell table:style-name="Table4.A2" office:value-type="string">
            <text:p text:style-name="P124">Kotvička</text:p>
          </table:table-cell>
          <table:table-cell table:style-name="Table4.A2" office:value-type="string">
            <text:p text:style-name="P118"><text:span text:style-name="T172">5</text:span><text:span text:style-name="T176"> dn</text:span></text:p>
          </table:table-cell>
        </table:table-row>
        <table:table-row table:style-name="Table4.1">
          <table:table-cell table:style-name="Table4.A2" office:value-type="string">
            <text:p text:style-name="P123">Kladkostroj</text:p>
          </table:table-cell>
          <table:table-cell table:style-name="Table4.A2" office:value-type="string">
            <text:p text:style-name="P118"><text:span text:style-name="T172">1</text:span><text:span text:style-name="T176"> </text:span><text:span text:style-name="T172">st</text:span></text:p>
          </table:table-cell>
        </table:table-row>
        <table:table-row table:style-name="Table4.1">
          <table:table-cell table:style-name="Table4.A2" table:number-columns-spanned="2" office:value-type="string">
            <text:h text:style-name="P273" text:outline-level="8">Zlodějské potřeby</text:h>
          </table:table-cell>
          <table:covered-table-cell/>
        </table:table-row>
        <table:table-row table:style-name="Table4.1">
          <table:table-cell table:style-name="Table4.A2" office:value-type="string">
            <text:p text:style-name="P123"/>
          </table:table-cell>
          <table:table-cell table:style-name="Table4.A2" office:value-type="string">
            <text:p text:style-name="P125"/>
          </table:table-cell>
        </table:table-row>
        <table:table-row table:style-name="Table4.1">
          <table:table-cell table:style-name="Table4.A2" office:value-type="string">
            <text:p text:style-name="P122">Sada zlodějského náčiní</text:p>
          </table:table-cell>
          <table:table-cell table:style-name="Table4.A2" office:value-type="string">
            <text:p text:style-name="P121">2 zl</text:p>
          </table:table-cell>
        </table:table-row>
        <table:table-row table:style-name="Table4.1">
          <table:table-cell table:style-name="Table4.A2" office:value-type="string">
            <text:p text:style-name="P123">Nášlapné ježky (za hrst)</text:p>
          </table:table-cell>
          <table:table-cell table:style-name="Table4.A2" office:value-type="string">
            <text:p text:style-name="P118"><text:span text:style-name="T172">2</text:span><text:span text:style-name="T176"> dn</text:span></text:p>
          </table:table-cell>
        </table:table-row>
        <table:table-row table:style-name="Table4.1">
          <table:table-cell table:style-name="Table4.A2" office:value-type="string">
            <text:p text:style-name="P120"><text:span text:style-name="T174">Speci</text:span><text:span text:style-name="T170">á</text:span><text:span text:style-name="T174">lní šplhací potřeby </text:span><text:span text:style-name="T170">(lezací drápy, skoby atp.)</text:span></text:p>
          </table:table-cell>
          <table:table-cell table:style-name="Table4.A2" office:value-type="string">
            <text:p text:style-name="P126">5 st</text:p>
          </table:table-cell>
        </table:table-row>
        <table:table-row table:style-name="Table4.1">
          <table:table-cell table:style-name="Table4.A2" office:value-type="string">
            <text:p text:style-name="P123">Líčida (herecká)</text:p>
          </table:table-cell>
          <table:table-cell table:style-name="Table4.A2" office:value-type="string">
            <text:p text:style-name="P118"><text:span text:style-name="T172">2</text:span><text:span text:style-name="T176"> dn</text:span></text:p>
          </table:table-cell>
        </table:table-row>
        <table:table-row table:style-name="Table4.1">
          <table:table-cell table:style-name="Table4.A48" office:value-type="string">
            <text:p text:style-name="P122">Padělatelské náčiní</text:p>
          </table:table-cell>
          <table:table-cell table:style-name="Table4.A48" office:value-type="string">
            <text:p text:style-name="P118">2 zl</text:p>
          </table:table-cell>
        </table:table-row>
      </table:table>
      <text:p text:style-name="P62"/>
      <text:h text:style-name="P306" text:outline-level="4">Tábornické potřeby</text:h>
      <text:p text:style-name="P16">Tábornické potřeby jsou v ceníku pro jednoduchost uvedeny jako jedna položka, postava je ale samozřejmě ve skutečnosti nakupuje zvlášť. V této ceně je obvykle zahrnuto:</text:p>
      <text:list xml:id="list2002431645" text:style-name="WW8Num11">
        <text:list-item>
          <text:p text:style-name="P271">Torna</text:p>
        </text:list-item>
        <text:list-item>
          <text:p text:style-name="P271"><text:soft-page-break/>Čutora (0,5 litru)</text:p>
        </text:list-item>
        <text:list-item>
          <text:p text:style-name="P271">Dva dvoulitrové měchy (tato zásoba vody běžně vystačí pro jednu postavy na dva dny, v případě extrémní nouze a maximálního šetření až na týden)</text:p>
        </text:list-item>
        <text:list-item>
          <text:p text:style-name="P271">Korbel, kalich nebo roh na pití</text:p>
        </text:list-item>
        <text:list-item>
          <text:p text:style-name="P271">Kotlík nebo malý hrnec</text:p>
        </text:list-item>
        <text:list-item>
          <text:p text:style-name="P271">Dřevěná vařečka, naběračka</text:p>
        </text:list-item>
        <text:list-item>
          <text:p text:style-name="P271">Dřevěný talíř</text:p>
        </text:list-item>
        <text:list-item>
          <text:p text:style-name="P271">Nůž</text:p>
        </text:list-item>
        <text:list-item>
          <text:p text:style-name="P271">Mýdlo</text:p>
        </text:list-item>
        <text:list-item>
          <text:p text:style-name="P271">Brousek</text:p>
        </text:list-item>
        <text:list-item>
          <text:p text:style-name="P271">Křesadlo a troud</text:p>
        </text:list-item>
        <text:list-item>
          <text:p text:style-name="P271">Pokrývka</text:p>
        </text:list-item>
        <text:list-item>
          <text:p text:style-name="P271">Jehla a špulka nití</text:p>
        </text:list-item>
        <text:list-item>
          <text:p text:style-name="P271">Kus hrubého plátna</text:p>
        </text:list-item>
        <text:list-item>
          <text:p text:style-name="P271">Provaz (několik sáhů)</text:p>
        </text:list-item>
      </text:list>
      <text:p text:style-name="P16"/>
      <text:p text:style-name="P16">V ceně není zahrnuta celta ani stan (stanové plátno je totiž hodně drahé), předpokládá se tedy, že postava s touto základní výbavou tráví noci pod svým cestovním pláštěm, nebo si celtu či stan přikoupí.</text:p>
      <text:p text:style-name="P16"><text:soft-page-break/>Tyto předměty tedy nemusíš do osobního deníku vypisovat, stačí si napsat, že má postava tábornické potřeby. Kromě těchto položek tam může být jakákoliv další drobnost, co tě napadne (nemusíš za ni platit, pokud půjde o věc v ceně do několika denárů). Cokoliv navíc si už ale zapiš, ať je později jasné, co všechno má postava k dispozici.</text:p>
      <text:p text:style-name="P16"/>
      <text:h text:style-name="P306" text:outline-level="4">Cestovní zásoby</text:h>
      <text:p text:style-name="P16">Zásoby na cestování či výpravy jsou zahrnuty v ceně nákladů na živobytí. Hráč tedy pouze oznámí, že si postava nakoupí zásoby například na 14 dní a nemusí počítat, kolik to přesně stojí. Úroveň živobytí pak určuje, jak kvalitní a poživatelné tyto zásoby budou – chuďas si bude muset vystačit s okoralými obilnými plackami, boháč si bude dopřávat kvalitní cestovní chléb se spoustou různých příloh. <text:line-break/><text:tab/><text:span text:style-name="T167">U zásob je tedy třeba vést přehled jen o tom, jak dlouho vydrží a jak je postava přepravuje (jídlo na rok se dost dobře nedá nést na zádech, nehledě na to, že takhle trvanlivé potraviny sice existují, ale nebude to zrovna pestrý jídelníček).</text:span></text:p>
      <text:p text:style-name="P16"/>
      <text:h text:style-name="P306" text:outline-level="4">Oblečení</text:h>
      <text:p text:style-name="P2">Ve světě Dračího doupěte se všechny části výroby oděvů dělají ručně, což znamená, že jsou mnohem dražší, než jsme zvyklí z našeho světa. Proto také nespadají pod náklady na živobytí a je třeba si je pořídit zvlášť (pod náklady na živobytí ale spadá jejich údržba). Možných druhů obleční je opravdu hodně, pro jednoduchost rozlišujeme jen šaty obyčejné a honosné, přesto je však vhodné si roz<text:soft-page-break/>myslet, jak obečení postavy působí: Zda postava vypadá jako dobrodruh na cestách, voják, nebo třeba usedlý obchodník či učenec.<text:line-break/><text:tab/>Oblečení uvedené v ceníku zahrnuje vše, co postava potřebuje, včetně bot, rukavic, čepice, pochvy na zbraň, atd.</text:p>
      <text:p text:style-name="P16"/>
      <text:h text:style-name="P306" text:outline-level="4">Zbraně a zbroj</text:h>
      <text:p text:style-name="P16">Cenu zbraní, zbrojí a štítů najdeš v <text:span text:style-name="T72">Tabulce zbraní pro boj zblízka</text:span>, <text:span text:style-name="T72">Tabulce střelných a vrhacích zbraní</text:span>, <text:span text:style-name="T72">Tabulce zbrojí</text:span>, případně v <text:span text:style-name="T72">Tabulce štítů</text:span>. Nakoupit si můžeš cokoliv, na co budeš mít dost zlaťáků, pozor ale na to, že těžké zbraně a zbroje (ty, které mají vysoké Silové minimum) dokáže bez potíží používat jen postava s vysokou Fyzickou zdatností (Silou).</text:p>
      <text:p text:style-name="P16"/>
      <text:h text:style-name="P306" text:outline-level="4">Zlodějská lucerna</text:h>
      <text:p text:style-name="P16">Tato speciální směrová lucerna je upravena tak, aby se dala snadno zavěsit (například na krk). Kromě toho je odolná proti nešetrnému zacházení a má speciální clonu, díky které lze regulovat záběr světelného kužele. Její největší nevýhoda je, že její používání je většinou spojováno s nekalými aktivitami.</text:p>
      <text:p text:style-name="P16"/>
      <text:h text:style-name="P306" text:outline-level="4"><text:soft-page-break/>Alchymistické předměty</text:h>
      <text:p text:style-name="P16">Výrobní náklady každého předmětu jsou dány jsou dány součtem ceny základu předmětu, ceny nemagických surovin a ceny magických surovin (zde se počítá 1 zl za každý mag). Pokud si postava předmět kupuje od obchodníka, zaplatí za něj pětinásobek této ceny. Při tvorbě postavy můžeš takto pořídit pouze předměty, které se může naučit vyrábět alchymista na první úrovni.</text:p>
      <text:p text:style-name="P16"/>
      <text:h text:style-name="P306" text:outline-level="4"><text:span text:style-name="T4">Speciální</text:span><text:span text:style-name="T177"> šplhací potřeby</text:span></text:h>
      <text:p text:style-name="P122">Tyto pomůcky neposkytují bonus, pouze umožňují šplhat v terénu, kde by to jinak nešlo, případně zmírňují následky pádu.</text:p>
      <text:p text:style-name="P16"/>
      <text:h text:style-name="P306" text:outline-level="4">Sada zlodějského náčiní</text:h>
      <text:p text:style-name="P16">Tato sada obvykle obsahuje:</text:p>
      <text:list xml:id="list2906318274" text:style-name="WW8Num10">
        <text:list-item>
          <text:p text:style-name="P272">Paklíče a šperháky různých tvarů a velikostí</text:p>
        </text:list-item>
        <text:list-item>
          <text:p text:style-name="P272">Kleště</text:p>
        </text:list-item>
        <text:list-item>
          <text:p text:style-name="P272">Páčidlo</text:p>
        </text:list-item>
        <text:list-item>
          <text:p text:style-name="P272">Dláto a kladívko</text:p>
        </text:list-item>
        <text:list-item>
          <text:p text:style-name="P272">Pilník na železo</text:p>
        </text:list-item>
        <text:list-item>
          <text:p text:style-name="P272">Olejničku</text:p>
        </text:list-item>
      </text:list>
      <text:p text:style-name="P16"/>
      <text:p text:style-name="P16">Cokoliv navíc si zapiš (a možná si za to budeš muset připlatit).</text:p>
      <text:p text:style-name="P16"/>
      <text:h text:style-name="P306" text:outline-level="4"><text:soft-page-break/>Nášlapné ježky</text:h>
      <text:p text:style-name="P16">Postavy, které vkročí na místo, kde jsou nášlapné ježky rozsypané, si počítají postih -1 za náročný terén. Tento postih se vztahuje i k hodům na plížení. Obtížnost všimnutí si rozsypaných ježků je 3, PJ ji ale může snížit nebo zvýšit podle toho, jak moc jsou na terénu vidět. <text:s/>Jedna hrst nášlapných ježků pokryje zhruba jeden čtvereční sáh.</text:p>
      <text:p text:style-name="P16"/>
      <text:p text:style-name="P16"/>
      <text:p text:style-name="P16"/>
      <table:table table:name="Tabulka1" table:style-name="Tabulka1">
        <table:table-column table:style-name="Tabulka1.A"/>
        <table:table-column table:style-name="Tabulka1.B"/>
        <table:table-row table:style-name="Tabulka1.1">
          <table:table-cell table:style-name="Tabulka1.A1" table:number-columns-spanned="2" office:value-type="string">
            <text:list xml:id="list3409302007" text:style-name="WWNum1">
              <text:list-item>
                <text:list>
                  <text:list-item>
                    <text:list>
                      <text:list-item>
                        <text:list>
                          <text:list-item>
                            <text:h text:style-name="P312" text:outline-level="4">Ceník</text:h>
                          </text:list-item>
                        </text:list>
                      </text:list-item>
                    </text:list>
                  </text:list-item>
                </text:list>
              </text:list-item>
            </text:list>
          </table:table-cell>
          <table:covered-table-cell/>
        </table:table-row>
        <table:table-row table:style-name="Tabulka1.1">
          <table:table-cell table:style-name="Tabulka1.A2" table:number-columns-spanned="2" office:value-type="string">
            <text:list xml:id="list162147803802466" text:continue-numbering="true" text:style-name="WWNum1">
              <text:list-item>
                <text:list>
                  <text:list-item>
                    <text:list>
                      <text:list-item>
                        <text:list>
                          <text:list-item>
                            <text:list>
                              <text:list-item>
                                <text:list>
                                  <text:list-item>
                                    <text:list>
                                      <text:list-item>
                                        <text:list>
                                          <text:list-item>
                                            <text:h text:style-name="P274" text:outline-level="8">Šatstvo</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06">Žebrácké hadry</text:p>
          </table:table-cell>
          <table:table-cell table:style-name="Tabulka1.A3" office:value-type="string">
            <text:p text:style-name="P93">2 dn</text:p>
          </table:table-cell>
        </table:table-row>
        <table:table-row table:style-name="Tabulka1.1">
          <table:table-cell table:style-name="Tabulka1.A3" office:value-type="string">
            <text:p text:style-name="P87"><text:span text:style-name="T184">Chudinské</text:span><text:span text:style-name="T186"> – letní</text:span></text:p>
          </table:table-cell>
          <table:table-cell table:style-name="Tabulka1.A3" office:value-type="string">
            <text:p text:style-name="P96">8 st</text:p>
          </table:table-cell>
        </table:table-row>
        <table:table-row table:style-name="Tabulka1.1">
          <table:table-cell table:style-name="Tabulka1.A3" office:value-type="string">
            <text:p text:style-name="P87"><text:span text:style-name="T184">Chudinské</text:span><text:span text:style-name="T186"> – zimní</text:span></text:p>
          </table:table-cell>
          <table:table-cell table:style-name="Tabulka1.A3" office:value-type="string">
            <text:p text:style-name="P92">1 zl, 2 st</text:p>
          </table:table-cell>
        </table:table-row>
        <table:table-row table:style-name="Tabulka1.1">
          <table:table-cell table:style-name="Tabulka1.A3" office:value-type="string">
            <text:p text:style-name="P87"><text:span text:style-name="T184">Kvalitní</text:span><text:span text:style-name="T186"> – letní</text:span></text:p>
          </table:table-cell>
          <table:table-cell table:style-name="Tabulka1.A3" office:value-type="string">
            <text:p text:style-name="P92">4 zl</text:p>
          </table:table-cell>
        </table:table-row>
        <table:table-row table:style-name="Tabulka1.1">
          <table:table-cell table:style-name="Tabulka1.A3" office:value-type="string">
            <text:p text:style-name="P87"><text:span text:style-name="T184">Kvalitní</text:span><text:span text:style-name="T183"> – zimní</text:span></text:p>
          </table:table-cell>
          <table:table-cell table:style-name="Tabulka1.A3" office:value-type="string">
            <text:p text:style-name="P92">6 zl</text:p>
          </table:table-cell>
        </table:table-row>
        <table:table-row table:style-name="Tabulka1.1">
          <table:table-cell table:style-name="Tabulka1.A3" office:value-type="string">
            <text:p text:style-name="P87"><text:span text:style-name="T184">Kvalitní</text:span><text:span text:style-name="T183"> – ke zbroji, letní</text:span></text:p>
          </table:table-cell>
          <table:table-cell table:style-name="Tabulka1.A3" office:value-type="string">
            <text:p text:style-name="P92">2 zl</text:p>
          </table:table-cell>
        </table:table-row>
        <table:table-row table:style-name="Tabulka1.1">
          <table:table-cell table:style-name="Tabulka1.A3" office:value-type="string">
            <text:p text:style-name="P87"><text:span text:style-name="T184">Kvalitní</text:span><text:span text:style-name="T183"> – ke zbroji, zimní</text:span></text:p>
          </table:table-cell>
          <table:table-cell table:style-name="Tabulka1.A3" office:value-type="string">
            <text:p text:style-name="P92">3 zl</text:p>
          </table:table-cell>
        </table:table-row>
        <table:table-row table:style-name="Tabulka1.1">
          <table:table-cell table:style-name="Tabulka1.A3" office:value-type="string">
            <text:p text:style-name="P91">Honosné – letní</text:p>
          </table:table-cell>
          <table:table-cell table:style-name="Tabulka1.A3" office:value-type="string">
            <text:p text:style-name="P92">12 zl</text:p>
          </table:table-cell>
        </table:table-row>
        <table:table-row table:style-name="Tabulka1.1">
          <table:table-cell table:style-name="Tabulka1.A3" office:value-type="string">
            <text:p text:style-name="P91">Honosné – zimní</text:p>
          </table:table-cell>
          <table:table-cell table:style-name="Tabulka1.A3" office:value-type="string">
            <text:p text:style-name="P92">18 zl</text:p>
          </table:table-cell>
        </table:table-row>
        <table:table-row table:style-name="Tabulka1.1">
          <table:table-cell table:style-name="Tabulka1.A3" office:value-type="string">
            <text:p text:style-name="P91">Honosné – ke zbroji, letní</text:p>
          </table:table-cell>
          <table:table-cell table:style-name="Tabulka1.A3" office:value-type="string">
            <text:p text:style-name="P92">6 zl</text:p>
          </table:table-cell>
        </table:table-row>
        <table:table-row table:style-name="Tabulka1.1">
          <table:table-cell table:style-name="Tabulka1.A3" office:value-type="string">
            <text:p text:style-name="P91">Honosné – ke zbroji, zimní</text:p>
          </table:table-cell>
          <table:table-cell table:style-name="Tabulka1.A3" office:value-type="string">
            <text:p text:style-name="P92">9 zl</text:p>
          </table:table-cell>
        </table:table-row>
        <table:table-row table:style-name="Tabulka1.1">
          <table:table-cell table:style-name="Tabulka1.A3" office:value-type="string">
            <text:p text:style-name="P91">Luxusní – letní</text:p>
          </table:table-cell>
          <table:table-cell table:style-name="Tabulka1.A3" office:value-type="string">
            <text:p text:style-name="P89"><text:span text:style-name="T186">40</text:span><text:span text:style-name="T184">+</text:span><text:span text:style-name="T186"> zl</text:span></text:p>
          </table:table-cell>
        </table:table-row>
        <table:table-row table:style-name="Tabulka1.1">
          <table:table-cell table:style-name="Tabulka1.A3" office:value-type="string">
            <text:p text:style-name="P91">Luxusní – zimní</text:p>
          </table:table-cell>
          <table:table-cell table:style-name="Tabulka1.A3" office:value-type="string">
            <text:p text:style-name="P92">60+ zl</text:p>
          </table:table-cell>
        </table:table-row>
        <table:table-row table:style-name="Tabulka1.1">
          <table:table-cell table:style-name="Tabulka1.A3" office:value-type="string">
            <text:p text:style-name="P91">Luxusní – ke zbroji, letní</text:p>
          </table:table-cell>
          <table:table-cell table:style-name="Tabulka1.A3" office:value-type="string">
            <text:p text:style-name="P92">20 zl</text:p>
          </table:table-cell>
        </table:table-row>
        <table:table-row table:style-name="Tabulka1.1">
          <table:table-cell table:style-name="Tabulka1.A3" office:value-type="string">
            <text:p text:style-name="P91">Luxusní – ke zbroji, zimní</text:p>
          </table:table-cell>
          <table:table-cell table:style-name="Tabulka1.A3" office:value-type="string">
            <text:p text:style-name="P92">30 zl</text:p>
          </table:table-cell>
        </table:table-row>
        <table:table-row table:style-name="Tabulka1.1">
          <table:table-cell table:style-name="Tabulka1.A3" table:number-columns-spanned="2" office:value-type="string">
            <text:list xml:id="list162147760617493" text:continue-numbering="true" text:style-name="WWNum1">
              <text:list-item>
                <text:list>
                  <text:list-item>
                    <text:list>
                      <text:list-item>
                        <text:list>
                          <text:list-item>
                            <text:list>
                              <text:list-item>
                                <text:list>
                                  <text:list-item>
                                    <text:list>
                                      <text:list-item>
                                        <text:list>
                                          <text:list-item>
                                            <text:h text:style-name="P274" text:outline-level="8">Náklady na živobytí</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06">Žebrák</text:p>
          </table:table-cell>
          <table:table-cell table:style-name="Tabulka1.A3" office:value-type="string">
            <text:p text:style-name="P93">0 zl / měsíc</text:p>
          </table:table-cell>
        </table:table-row>
        <table:table-row table:style-name="Tabulka1.1">
          <table:table-cell table:style-name="Tabulka1.A3" office:value-type="string">
            <text:p text:style-name="P91">Chuďas</text:p>
          </table:table-cell>
          <table:table-cell table:style-name="Tabulka1.A3" office:value-type="string">
            <text:p text:style-name="P92">1 zl / měsíc</text:p>
          </table:table-cell>
        </table:table-row>
        <table:table-row table:style-name="Tabulka1.1">
          <table:table-cell table:style-name="Tabulka1.A3" office:value-type="string">
            <text:p text:style-name="P91">Měšťan</text:p>
          </table:table-cell>
          <table:table-cell table:style-name="Tabulka1.A3" office:value-type="string">
            <text:p text:style-name="P92">4 zl / měsíc</text:p>
          </table:table-cell>
        </table:table-row>
        <table:table-row table:style-name="Tabulka1.1">
          <table:table-cell table:style-name="Tabulka1.A3" office:value-type="string">
            <text:p text:style-name="P91">Boháč</text:p>
          </table:table-cell>
          <table:table-cell table:style-name="Tabulka1.A3" office:value-type="string">
            <text:p text:style-name="P92">10 zl / měsíc</text:p>
          </table:table-cell>
        </table:table-row>
        <table:table-row table:style-name="Tabulka1.1">
          <table:table-cell table:style-name="Tabulka1.A3" office:value-type="string">
            <text:p text:style-name="P91">Velmož</text:p>
          </table:table-cell>
          <table:table-cell table:style-name="Tabulka1.A3" office:value-type="string">
            <text:p text:style-name="P92">100 zl / měsíc</text:p>
          </table:table-cell>
        </table:table-row>
        <text:soft-page-break/>
        <table:table-row table:style-name="Tabulka1.1">
          <table:table-cell table:style-name="Tabulka1.A3" table:number-columns-spanned="2" office:value-type="string">
            <text:list xml:id="list162147001777691" text:continue-numbering="true" text:style-name="WWNum1">
              <text:list-item>
                <text:list>
                  <text:list-item>
                    <text:list>
                      <text:list-item>
                        <text:list>
                          <text:list-item>
                            <text:list>
                              <text:list-item>
                                <text:list>
                                  <text:list-item>
                                    <text:list>
                                      <text:list-item>
                                        <text:list>
                                          <text:list-item>
                                            <text:h text:style-name="P274" text:outline-level="8">Výbava na cesty a dobrodružné výprav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06">Základní tábornické potřeby (včetně torny)</text:p>
          </table:table-cell>
          <table:table-cell table:style-name="Tabulka1.A3" office:value-type="string">
            <text:p text:style-name="P93">1 zl</text:p>
          </table:table-cell>
        </table:table-row>
        <table:table-row table:style-name="Tabulka1.1">
          <table:table-cell table:style-name="Tabulka1.A3" office:value-type="string">
            <text:p text:style-name="P91">Celta</text:p>
          </table:table-cell>
          <table:table-cell table:style-name="Tabulka1.A3" office:value-type="string">
            <text:p text:style-name="P92">1 zl</text:p>
          </table:table-cell>
        </table:table-row>
        <table:table-row table:style-name="Tabulka1.1">
          <table:table-cell table:style-name="Tabulka1.A3" office:value-type="string">
            <text:p text:style-name="P94">Stan – 1 osoba</text:p>
          </table:table-cell>
          <table:table-cell table:style-name="Tabulka1.A3" office:value-type="string">
            <text:p text:style-name="P89"><text:span text:style-name="T184">2</text:span><text:span text:style-name="T186"> </text:span><text:span text:style-name="T184">zl</text:span></text:p>
          </table:table-cell>
        </table:table-row>
        <table:table-row table:style-name="Tabulka1.1">
          <table:table-cell table:style-name="Tabulka1.A3" office:value-type="string">
            <text:p text:style-name="P94">Stan – 2 osoby</text:p>
          </table:table-cell>
          <table:table-cell table:style-name="Tabulka1.A3" office:value-type="string">
            <text:p text:style-name="P89"><text:span text:style-name="T184">4</text:span><text:span text:style-name="T186"> </text:span><text:span text:style-name="T184">zl</text:span></text:p>
          </table:table-cell>
        </table:table-row>
        <table:table-row table:style-name="Tabulka1.1">
          <table:table-cell table:style-name="Tabulka1.A3" office:value-type="string">
            <text:p text:style-name="P94">Stan – 8 osob</text:p>
          </table:table-cell>
          <table:table-cell table:style-name="Tabulka1.A3" office:value-type="string">
            <text:p text:style-name="P89"><text:span text:style-name="T184">6</text:span><text:span text:style-name="T186"> </text:span><text:span text:style-name="T184">zl</text:span></text:p>
          </table:table-cell>
        </table:table-row>
        <table:table-row table:style-name="Tabulka1.1">
          <table:table-cell table:style-name="Tabulka1.A3" office:value-type="string">
            <text:p text:style-name="P94">Stan – pavilón</text:p>
          </table:table-cell>
          <table:table-cell table:style-name="Tabulka1.A3" office:value-type="string">
            <text:p text:style-name="P89"><text:span text:style-name="T184">10</text:span><text:span text:style-name="T186"> </text:span><text:span text:style-name="T184">zl</text:span></text:p>
          </table:table-cell>
        </table:table-row>
        <table:table-row table:style-name="Tabulka1.1">
          <table:table-cell table:style-name="Tabulka1.A3" office:value-type="string">
            <text:p text:style-name="P91"/>
          </table:table-cell>
          <table:table-cell table:style-name="Tabulka1.A3" office:value-type="string">
            <text:p text:style-name="P92"/>
          </table:table-cell>
        </table:table-row>
        <table:table-row table:style-name="Tabulka1.1">
          <table:table-cell table:style-name="Tabulka1.A3" table:number-columns-spanned="2" office:value-type="string">
            <text:list xml:id="list162147223985765" text:continue-numbering="true" text:style-name="WWNum1">
              <text:list-item>
                <text:list>
                  <text:list-item>
                    <text:list>
                      <text:list-item>
                        <text:list>
                          <text:list-item>
                            <text:list>
                              <text:list-item>
                                <text:list>
                                  <text:list-item>
                                    <text:list>
                                      <text:list-item>
                                        <text:list>
                                          <text:list-item>
                                            <text:h text:style-name="P274" text:outline-level="8">Svítidla a svítivo</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95">Křesadlo a troud</text:p>
          </table:table-cell>
          <table:table-cell table:style-name="Tabulka1.A3" office:value-type="string">
            <text:p text:style-name="P97">1 dn</text:p>
          </table:table-cell>
        </table:table-row>
        <table:table-row table:style-name="Tabulka1.1">
          <table:table-cell table:style-name="Tabulka1.A3" office:value-type="string">
            <text:p text:style-name="P87"><text:span text:style-name="T184">Lampový o</text:span><text:span text:style-name="T186">lej (1 keramická lahev, </text:span><text:span text:style-name="T184">vydrží svítit 6 hodin</text:span><text:span text:style-name="T186">)</text:span></text:p>
          </table:table-cell>
          <table:table-cell table:style-name="Tabulka1.A3" office:value-type="string">
            <text:p text:style-name="P89"><text:span text:style-name="T184">2</text:span><text:span text:style-name="T186"> </text:span><text:span text:style-name="T184">dn</text:span></text:p>
          </table:table-cell>
        </table:table-row>
        <table:table-row table:style-name="Tabulka1.1">
          <table:table-cell table:style-name="Tabulka1.A3" office:value-type="string">
            <text:p text:style-name="P72">Olejová lampa, lucerna</text:p>
          </table:table-cell>
          <table:table-cell table:style-name="Tabulka1.A3" office:value-type="string">
            <text:p text:style-name="P89"><text:span text:style-name="T184">1</text:span><text:span text:style-name="T186"> </text:span><text:span text:style-name="T184">st</text:span></text:p>
          </table:table-cell>
        </table:table-row>
        <table:table-row table:style-name="Tabulka1.1">
          <table:table-cell table:style-name="Tabulka1.A3" office:value-type="string">
            <text:p text:style-name="P72">Směrová olejová lampa</text:p>
          </table:table-cell>
          <table:table-cell table:style-name="Tabulka1.A3" office:value-type="string">
            <text:p text:style-name="P89"><text:span text:style-name="T186">1 st, </text:span><text:span text:style-name="T184">2 dn</text:span></text:p>
          </table:table-cell>
        </table:table-row>
        <table:table-row table:style-name="Tabulka1.1">
          <table:table-cell table:style-name="Tabulka1.A3" office:value-type="string">
            <text:p text:style-name="P72">Lucerna s okenicemi</text:p>
          </table:table-cell>
          <table:table-cell table:style-name="Tabulka1.A3" office:value-type="string">
            <text:p text:style-name="P89"><text:span text:style-name="T184">2</text:span><text:span text:style-name="T186"> </text:span><text:span text:style-name="T184">st</text:span></text:p>
          </table:table-cell>
        </table:table-row>
        <table:table-row table:style-name="Tabulka1.1">
          <table:table-cell table:style-name="Tabulka1.A3" office:value-type="string">
            <text:p text:style-name="P72">Hornický kahan</text:p>
          </table:table-cell>
          <table:table-cell table:style-name="Tabulka1.A3" office:value-type="string">
            <text:p text:style-name="P89"><text:span text:style-name="T184">8</text:span><text:span text:style-name="T186"> dn</text:span></text:p>
          </table:table-cell>
        </table:table-row>
        <table:table-row table:style-name="Tabulka1.1">
          <table:table-cell table:style-name="Tabulka1.A3" office:value-type="string">
            <text:p text:style-name="P72">Zlodějská lucerna</text:p>
          </table:table-cell>
          <table:table-cell table:style-name="Tabulka1.A3" office:value-type="string">
            <text:p text:style-name="P89"><text:span text:style-name="T184">8</text:span><text:span text:style-name="T186"> st</text:span></text:p>
          </table:table-cell>
        </table:table-row>
        <table:table-row table:style-name="Tabulka1.1">
          <table:table-cell table:style-name="Tabulka1.A3" office:value-type="string">
            <text:p text:style-name="P65"><text:span text:style-name="T187">Lucerna </text:span><text:span text:style-name="T185">na</text:span><text:span text:style-name="T187"> svíc</text:span><text:span text:style-name="T185">i</text:span></text:p>
          </table:table-cell>
          <table:table-cell table:style-name="Tabulka1.A3" office:value-type="string">
            <text:p text:style-name="P89"><text:span text:style-name="T184">4</text:span><text:span text:style-name="T186"> dn</text:span></text:p>
          </table:table-cell>
        </table:table-row>
        <table:table-row table:style-name="Tabulka1.1">
          <table:table-cell table:style-name="Tabulka1.A3" office:value-type="string">
            <text:p text:style-name="P78">Držák na svíci na hlavu</text:p>
          </table:table-cell>
          <table:table-cell table:style-name="Tabulka1.A3" office:value-type="string">
            <text:p text:style-name="P92">5 dn</text:p>
          </table:table-cell>
        </table:table-row>
        <table:table-row table:style-name="Tabulka1.1">
          <table:table-cell table:style-name="Tabulka1.A3" office:value-type="string">
            <text:p text:style-name="P65"><text:span text:style-name="T187">Svíce </text:span><text:span text:style-name="T185">(vydrží svítit 1 hodinu)</text:span></text:p>
          </table:table-cell>
          <table:table-cell table:style-name="Tabulka1.A3" office:value-type="string">
            <text:p text:style-name="P89"><text:span text:style-name="T184">5</text:span><text:span text:style-name="T186"> mk</text:span></text:p>
          </table:table-cell>
        </table:table-row>
        <table:table-row table:style-name="Tabulka1.1">
          <table:table-cell table:style-name="Tabulka1.A3" office:value-type="string">
            <text:p text:style-name="P65"><text:span text:style-name="T187">Louč <text:s/></text:span><text:span text:style-name="T185">(vydrží svítit 1 hodinu)</text:span></text:p>
          </table:table-cell>
          <table:table-cell table:style-name="Tabulka1.A3" office:value-type="string">
            <text:p text:style-name="P110">2 mk</text:p>
          </table:table-cell>
        </table:table-row>
        <table:table-row table:style-name="Tabulka1.1">
          <table:table-cell table:style-name="Tabulka1.A3" office:value-type="string">
            <text:p text:style-name="P65"><text:span text:style-name="T187">Pochodeň </text:span><text:span text:style-name="T185">(vydrží svítit 2 hodiny)</text:span></text:p>
          </table:table-cell>
          <table:table-cell table:style-name="Tabulka1.A3" office:value-type="string">
            <text:p text:style-name="P110">1 dn</text:p>
          </table:table-cell>
        </table:table-row>
        <table:table-row table:style-name="Tabulka1.1">
          <table:table-cell table:style-name="Tabulka1.A3" table:number-columns-spanned="2" office:value-type="string">
            <text:list xml:id="list162148010332937" text:continue-numbering="true" text:style-name="WWNum1">
              <text:list-item>
                <text:list>
                  <text:list-item>
                    <text:list>
                      <text:list-item>
                        <text:list>
                          <text:list-item>
                            <text:list>
                              <text:list-item>
                                <text:list>
                                  <text:list-item>
                                    <text:list>
                                      <text:list-item>
                                        <text:list>
                                          <text:list-item>
                                            <text:h text:style-name="P274" text:outline-level="8">Psací potřeb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95">Křída</text:p>
          </table:table-cell>
          <table:table-cell table:style-name="Tabulka1.A3" office:value-type="string">
            <text:p text:style-name="P90"><text:span text:style-name="T184">5</text:span><text:span text:style-name="T186"> mk</text:span></text:p>
          </table:table-cell>
        </table:table-row>
        <table:table-row table:style-name="Tabulka1.1">
          <table:table-cell table:style-name="Tabulka1.A3" office:value-type="string">
            <text:p text:style-name="P94">Papír (1 list)</text:p>
          </table:table-cell>
          <table:table-cell table:style-name="Tabulka1.A3" office:value-type="string">
            <text:p text:style-name="P89"><text:span text:style-name="T186">1 </text:span><text:span text:style-name="T184">st</text:span></text:p>
          </table:table-cell>
        </table:table-row>
        <table:table-row table:style-name="Tabulka1.1">
          <table:table-cell table:style-name="Tabulka1.A3" office:value-type="string">
            <text:p text:style-name="P87"><text:span text:style-name="T188">Papyrus (1 list) –</text:span><text:span text:style-name="T191"> ve Vadorské oblasti nedostupný</text:span></text:p>
          </table:table-cell>
          <table:table-cell table:style-name="Tabulka1.A3" office:value-type="string">
            <text:p text:style-name="P89"><text:span text:style-name="T186">6 </text:span><text:span text:style-name="T184">dn</text:span></text:p>
          </table:table-cell>
        </table:table-row>
        <table:table-row table:style-name="Tabulka1.1">
          <table:table-cell table:style-name="Tabulka1.A3" office:value-type="string">
            <text:p text:style-name="P94">Pergamen (1 list)</text:p>
          </table:table-cell>
          <table:table-cell table:style-name="Tabulka1.A3" office:value-type="string">
            <text:p text:style-name="P89"><text:span text:style-name="T186">2 </text:span><text:span text:style-name="T184">st</text:span></text:p>
          </table:table-cell>
        </table:table-row>
        <table:table-row table:style-name="Tabulka1.1">
          <table:table-cell table:style-name="Tabulka1.A3" office:value-type="string">
            <text:p text:style-name="P87"><text:span text:style-name="T186">Pečetní vosk (1</text:span><text:span text:style-name="T184">/2</text:span><text:span text:style-name="T186"> hřivn</text:span><text:span text:style-name="T184">y</text:span><text:span text:style-name="T186">)</text:span></text:p>
          </table:table-cell>
          <table:table-cell table:style-name="Tabulka1.A3" office:value-type="string">
            <text:p text:style-name="P89"><text:span text:style-name="T184">5</text:span><text:span text:style-name="T186"> dn</text:span></text:p>
          </table:table-cell>
        </table:table-row>
        <table:table-row table:style-name="Tabulka1.1">
          <table:table-cell table:style-name="Tabulka1.A3" office:value-type="string">
            <text:p text:style-name="P94">Pečetidlo</text:p>
          </table:table-cell>
          <table:table-cell table:style-name="Tabulka1.A3" office:value-type="string">
            <text:p text:style-name="P89"><text:span text:style-name="T186">1 </text:span><text:span text:style-name="T184">st</text:span></text:p>
          </table:table-cell>
        </table:table-row>
        <table:table-row table:style-name="Tabulka1.1">
          <table:table-cell table:style-name="Tabulka1.A3" office:value-type="string">
            <text:p text:style-name="P94">Psací brk</text:p>
          </table:table-cell>
          <table:table-cell table:style-name="Tabulka1.A3" office:value-type="string">
            <text:p text:style-name="P89"><text:span text:style-name="T184">8</text:span><text:span text:style-name="T186"> mk</text:span></text:p>
          </table:table-cell>
        </table:table-row>
        <table:table-row table:style-name="Tabulka1.1">
          <table:table-cell table:style-name="Tabulka1.A3" office:value-type="string">
            <text:p text:style-name="P94">Inkoust (1 lahvička)</text:p>
          </table:table-cell>
          <table:table-cell table:style-name="Tabulka1.A3" office:value-type="string">
            <text:p text:style-name="P110">2 st</text:p>
          </table:table-cell>
        </table:table-row>
        <table:table-row table:style-name="Tabulka1.1">
          <table:table-cell table:style-name="Tabulka1.A3" office:value-type="string">
            <text:p text:style-name="P94">Pouzdro na mapy či svitky</text:p>
          </table:table-cell>
          <table:table-cell table:style-name="Tabulka1.A3" office:value-type="string">
            <text:p text:style-name="P89"><text:span text:style-name="T184">6</text:span><text:span text:style-name="T186"> dn</text:span></text:p>
          </table:table-cell>
        </table:table-row>
        <table:table-row table:style-name="Tabulka1.1">
          <table:table-cell table:style-name="Tabulka1.A3" office:value-type="string">
            <text:p text:style-name="P109">Padělatelské náčini</text:p>
          </table:table-cell>
          <table:table-cell table:style-name="Tabulka1.A3" office:value-type="string">
            <text:p text:style-name="P92">TODO</text:p>
          </table:table-cell>
        </table:table-row>
        <table:table-row table:style-name="Tabulka1.1">
          <table:table-cell table:style-name="Tabulka1.A3" table:number-columns-spanned="2" office:value-type="string">
            <text:list xml:id="list162147881425258" text:continue-numbering="true" text:style-name="WWNum1">
              <text:list-item>
                <text:list>
                  <text:list-item>
                    <text:list>
                      <text:list-item>
                        <text:list>
                          <text:list-item>
                            <text:list>
                              <text:list-item>
                                <text:list>
                                  <text:list-item>
                                    <text:list>
                                      <text:list-item>
                                        <text:list>
                                          <text:list-item>
                                            <text:h text:style-name="P274" text:outline-level="8">Šplhací náčiní (běžné)</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95">Lano – konopné (10 sáhů)</text:p>
          </table:table-cell>
          <table:table-cell table:style-name="Tabulka1.A3" office:value-type="string">
            <text:p text:style-name="P90"><text:span text:style-name="T184">8</text:span><text:span text:style-name="T186"> dn</text:span></text:p>
          </table:table-cell>
        </table:table-row>
        <table:table-row table:style-name="Tabulka1.1">
          <table:table-cell table:style-name="Tabulka1.A3" office:value-type="string">
            <text:p text:style-name="P87"><text:span text:style-name="T186">Lano – lněné (10 sáhů) </text:span><text:span text:style-name="T184">(lehčí než konopné)</text:span></text:p>
          </table:table-cell>
          <table:table-cell table:style-name="Tabulka1.A3" office:value-type="string">
            <text:p text:style-name="P89"><text:span text:style-name="T184">2</text:span><text:span text:style-name="T186"> </text:span><text:span text:style-name="T184">st</text:span></text:p>
          </table:table-cell>
        </table:table-row>
        <table:table-row table:style-name="Tabulka1.1">
          <table:table-cell table:style-name="Tabulka1.A3" office:value-type="string">
            <text:p text:style-name="P94">Provazový žebřík (10 sáhů)</text:p>
          </table:table-cell>
          <table:table-cell table:style-name="Tabulka1.A3" office:value-type="string">
            <text:p text:style-name="P110">2 st</text:p>
          </table:table-cell>
        </table:table-row>
        <table:table-row table:style-name="Tabulka1.1">
          <table:table-cell table:style-name="Tabulka1.A3" office:value-type="string">
            <text:p text:style-name="P94">Kotvička</text:p>
          </table:table-cell>
          <table:table-cell table:style-name="Tabulka1.A3" office:value-type="string">
            <text:p text:style-name="P89"><text:span text:style-name="T184">5</text:span><text:span text:style-name="T186"> dn</text:span></text:p>
          </table:table-cell>
        </table:table-row>
        <table:table-row table:style-name="Tabulka1.1">
          <table:table-cell table:style-name="Tabulka1.A3" office:value-type="string">
            <text:p text:style-name="P94">Kladkostroj</text:p>
          </table:table-cell>
          <table:table-cell table:style-name="Tabulka1.A3" office:value-type="string">
            <text:p text:style-name="P89"><text:span text:style-name="T184">1</text:span><text:span text:style-name="T186"> </text:span><text:span text:style-name="T184">st</text:span></text:p>
          </table:table-cell>
        </table:table-row>
        <table:table-row table:style-name="Tabulka1.1">
          <table:table-cell table:style-name="Tabulka1.A3" office:value-type="string">
            <text:p text:style-name="P94">Žebřík (2 sáhy)</text:p>
          </table:table-cell>
          <table:table-cell table:style-name="Tabulka1.A3" office:value-type="string">
            <text:p text:style-name="P89"><text:span text:style-name="T184">2</text:span><text:span text:style-name="T186"> </text:span><text:span text:style-name="T184">dn</text:span></text:p>
          </table:table-cell>
        </table:table-row>
        <table:table-row table:style-name="Tabulka1.1">
          <table:table-cell table:style-name="Tabulka1.A3" office:value-type="string">
            <text:p text:style-name="P94">Horolezecká výbava</text:p>
          </table:table-cell>
          <table:table-cell table:style-name="Tabulka1.A3" office:value-type="string">
            <text:p text:style-name="P96">6 dn</text:p>
          </table:table-cell>
        </table:table-row>
        <text:soft-page-break/>
        <table:table-row table:style-name="Tabulka1.1">
          <table:table-cell table:style-name="Tabulka1.A3" office:value-type="string">
            <text:p text:style-name="P94">Horolezecká výbava na ledovec</text:p>
          </table:table-cell>
          <table:table-cell table:style-name="Tabulka1.A3" office:value-type="string">
            <text:p text:style-name="P96">1st</text:p>
          </table:table-cell>
        </table:table-row>
        <table:table-row table:style-name="Tabulka1.1">
          <table:table-cell table:style-name="Tabulka1.A3" table:number-columns-spanned="2" office:value-type="string">
            <text:list xml:id="list162146964690851" text:continue-numbering="true" text:style-name="WWNum1">
              <text:list-item>
                <text:list>
                  <text:list-item>
                    <text:list>
                      <text:list-item>
                        <text:list>
                          <text:list-item>
                            <text:list>
                              <text:list-item>
                                <text:list>
                                  <text:list-item>
                                    <text:list>
                                      <text:list-item>
                                        <text:list>
                                          <text:list-item>
                                            <text:h text:style-name="P274" text:outline-level="8"><text:span text:style-name="T197">Dýmky a k</text:span><text:span text:style-name="T181">uřivo</text:span></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69">Dýmka</text:p>
          </table:table-cell>
          <table:table-cell table:style-name="Tabulka1.A3" office:value-type="string">
            <text:p text:style-name="P90"><text:span text:style-name="T184">4</text:span><text:span text:style-name="T186"> dn</text:span></text:p>
          </table:table-cell>
        </table:table-row>
        <table:table-row table:style-name="Tabulka1.1">
          <table:table-cell table:style-name="Tabulka1.A3" office:value-type="string">
            <text:p text:style-name="P68">Opiová dýmka</text:p>
          </table:table-cell>
          <table:table-cell table:style-name="Tabulka1.A3" office:value-type="string">
            <text:p text:style-name="P89"><text:span text:style-name="T184">8</text:span><text:span text:style-name="T186"> dn</text:span></text:p>
          </table:table-cell>
        </table:table-row>
        <table:table-row table:style-name="Tabulka1.1">
          <table:table-cell table:style-name="Tabulka1.A3" office:value-type="string">
            <text:p text:style-name="P68">Vodní dýmka</text:p>
          </table:table-cell>
          <table:table-cell table:style-name="Tabulka1.A3" office:value-type="string">
            <text:p text:style-name="P89"><text:span text:style-name="T184">2</text:span><text:span text:style-name="T186"> st</text:span></text:p>
          </table:table-cell>
        </table:table-row>
        <table:table-row table:style-name="Tabulka1.1">
          <table:table-cell table:style-name="Tabulka1.A3" office:value-type="string">
            <text:p text:style-name="P68">Dýmkové koření (10 nacpání)</text:p>
          </table:table-cell>
          <table:table-cell table:style-name="Tabulka1.A3" office:value-type="string">
            <text:p text:style-name="P96">1 dn</text:p>
          </table:table-cell>
        </table:table-row>
        <table:table-row table:style-name="Tabulka1.1">
          <table:table-cell table:style-name="Tabulka1.A3" office:value-type="string">
            <text:p text:style-name="P68">Opium (10 dávek)</text:p>
          </table:table-cell>
          <table:table-cell table:style-name="Tabulka1.A3" office:value-type="string">
            <text:p text:style-name="P96">1 st</text:p>
          </table:table-cell>
        </table:table-row>
        <table:table-row table:style-name="Tabulka1.1">
          <table:table-cell table:style-name="Tabulka1.A3" table:number-columns-spanned="2" office:value-type="string">
            <text:list xml:id="list162146533424249" text:continue-numbering="true" text:style-name="WWNum1">
              <text:list-item>
                <text:list>
                  <text:list-item>
                    <text:list>
                      <text:list-item>
                        <text:list>
                          <text:list-item>
                            <text:list>
                              <text:list-item>
                                <text:list>
                                  <text:list-item>
                                    <text:list>
                                      <text:list-item>
                                        <text:list>
                                          <text:list-item>
                                            <text:h text:style-name="P274" text:outline-level="8">Skleněné zboží</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88"><text:span text:style-name="T186">Skleněná lahev (</text:span><text:span text:style-name="T184">1</text:span><text:span text:style-name="T186"> litr)</text:span></text:p>
          </table:table-cell>
          <table:table-cell table:style-name="Tabulka1.A3" office:value-type="string">
            <text:p text:style-name="P111">5 dn</text:p>
          </table:table-cell>
        </table:table-row>
        <table:table-row table:style-name="Tabulka1.1">
          <table:table-cell table:style-name="Tabulka1.A3" office:value-type="string">
            <text:p text:style-name="P94">Přesýpací hodiny</text:p>
          </table:table-cell>
          <table:table-cell table:style-name="Tabulka1.A3" office:value-type="string">
            <text:p text:style-name="P110">5 zl</text:p>
          </table:table-cell>
        </table:table-row>
        <table:table-row table:style-name="Tabulka1.1">
          <table:table-cell table:style-name="Tabulka1.A3" office:value-type="string">
            <text:p text:style-name="P87"><text:span text:style-name="T186">Zvětšovací sklo </text:span><text:span text:style-name="T184">(hodnocení 1)</text:span></text:p>
          </table:table-cell>
          <table:table-cell table:style-name="Tabulka1.A3" office:value-type="string">
            <text:p text:style-name="P110">15 zl</text:p>
          </table:table-cell>
        </table:table-row>
        <table:table-row table:style-name="Tabulka1.1">
          <table:table-cell table:style-name="Tabulka1.A3" office:value-type="string">
            <text:p text:style-name="P87"><text:span text:style-name="T184">Ruční d</text:span><text:span text:style-name="T186">alekohled </text:span><text:span text:style-name="T184">(hodnocení 1)</text:span></text:p>
          </table:table-cell>
          <table:table-cell table:style-name="Tabulka1.A3" office:value-type="string">
            <text:p text:style-name="P110">20 zl</text:p>
          </table:table-cell>
        </table:table-row>
        <table:table-row table:style-name="Tabulka1.1">
          <table:table-cell table:style-name="Tabulka1.A3" office:value-type="string">
            <text:p text:style-name="P87"><text:span text:style-name="T184">Hvězdářský dalekohled</text:span><text:span text:style-name="T186"> </text:span><text:span text:style-name="T184">(hodnocení 2)</text:span></text:p>
          </table:table-cell>
          <table:table-cell table:style-name="Tabulka1.A3" office:value-type="string">
            <text:p text:style-name="P110">100 zl</text:p>
          </table:table-cell>
        </table:table-row>
        <table:table-row table:style-name="Tabulka1.1">
          <table:table-cell table:style-name="Tabulka1.A3" office:value-type="string">
            <text:p text:style-name="P94">Baňky, flakónky, atd</text:p>
          </table:table-cell>
          <table:table-cell table:style-name="Tabulka1.A3" office:value-type="string">
            <text:p text:style-name="P110">4 dn/kus</text:p>
          </table:table-cell>
        </table:table-row>
        <table:table-row table:style-name="Tabulka1.1">
          <table:table-cell table:style-name="Tabulka1.A3" table:number-columns-spanned="2" office:value-type="string">
            <text:list xml:id="list162146343604236" text:continue-numbering="true" text:style-name="WWNum1">
              <text:list-item>
                <text:list>
                  <text:list-item>
                    <text:list>
                      <text:list-item>
                        <text:list>
                          <text:list-item>
                            <text:list>
                              <text:list-item>
                                <text:list>
                                  <text:list-item>
                                    <text:list>
                                      <text:list-item>
                                        <text:list>
                                          <text:list-item>
                                            <text:h text:style-name="P274" text:outline-level="8">Zlodějské potřeb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95"/>
          </table:table-cell>
          <table:table-cell table:style-name="Tabulka1.A3" office:value-type="string">
            <text:p text:style-name="P97"/>
          </table:table-cell>
        </table:table-row>
        <table:table-row table:style-name="Tabulka1.1">
          <table:table-cell table:style-name="Tabulka1.A3" office:value-type="string">
            <text:p text:style-name="P94">Paklíče</text:p>
          </table:table-cell>
          <table:table-cell table:style-name="Tabulka1.A3" office:value-type="string">
            <text:p text:style-name="P89"><text:span text:style-name="T184">6</text:span><text:span text:style-name="T186"> st * hodnocení</text:span><text:span text:style-name="T199">2</text:span></text:p>
          </table:table-cell>
        </table:table-row>
        <table:table-row table:style-name="Tabulka1.1">
          <table:table-cell table:style-name="Tabulka1.A3" office:value-type="string">
            <text:p text:style-name="P87"><text:span text:style-name="T184">P</text:span><text:span text:style-name="T186">áčidlo</text:span></text:p>
          </table:table-cell>
          <table:table-cell table:style-name="Tabulka1.A3" office:value-type="string">
            <text:p text:style-name="P89"><text:span text:style-name="T186">5 </text:span><text:span text:style-name="T184">dn</text:span></text:p>
          </table:table-cell>
        </table:table-row>
        <table:table-row table:style-name="Tabulka1.1">
          <table:table-cell table:style-name="Tabulka1.A3" office:value-type="string">
            <text:p text:style-name="P94">Nášlapné ježky (za hrst)</text:p>
          </table:table-cell>
          <table:table-cell table:style-name="Tabulka1.A3" office:value-type="string">
            <text:p text:style-name="P89"><text:span text:style-name="T184">2</text:span><text:span text:style-name="T186"> dn</text:span></text:p>
          </table:table-cell>
        </table:table-row>
        <table:table-row table:style-name="Tabulka1.1">
          <table:table-cell table:style-name="Tabulka1.A3" office:value-type="string">
            <text:p text:style-name="P87"><text:span text:style-name="T186">Specielní šplhací potřeby </text:span><text:span text:style-name="T184">(drápy atp., umožňují šplhat v terénu, kde by to jinak nešlo)</text:span></text:p>
          </table:table-cell>
          <table:table-cell table:style-name="Tabulka1.A3" office:value-type="string">
            <text:p text:style-name="P96">5 st</text:p>
          </table:table-cell>
        </table:table-row>
        <table:table-row table:style-name="Tabulka1.1">
          <table:table-cell table:style-name="Tabulka1.A3" office:value-type="string">
            <text:p text:style-name="P94">Líčida (herecká)</text:p>
          </table:table-cell>
          <table:table-cell table:style-name="Tabulka1.A3" office:value-type="string">
            <text:p text:style-name="P89"><text:span text:style-name="T184">2</text:span><text:span text:style-name="T186"> dn</text:span></text:p>
          </table:table-cell>
        </table:table-row>
        <table:table-row table:style-name="Tabulka1.1">
          <table:table-cell table:style-name="Tabulka1.A3" office:value-type="string">
            <text:p text:style-name="P94">Olejnička </text:p>
          </table:table-cell>
          <table:table-cell table:style-name="Tabulka1.A3" office:value-type="string">
            <text:p text:style-name="P89"><text:span text:style-name="T184">8</text:span><text:span text:style-name="T186"> dn</text:span></text:p>
          </table:table-cell>
        </table:table-row>
        <table:table-row table:style-name="Tabulka1.1">
          <table:table-cell table:style-name="Tabulka1.A3" office:value-type="string">
            <text:p text:style-name="P87"><text:span text:style-name="T184">P</text:span><text:span text:style-name="T186">ilník</text:span></text:p>
          </table:table-cell>
          <table:table-cell table:style-name="Tabulka1.A3" office:value-type="string">
            <text:p text:style-name="P89"><text:span text:style-name="T184">8</text:span><text:span text:style-name="T186"> st</text:span></text:p>
          </table:table-cell>
        </table:table-row>
        <table:table-row table:style-name="Tabulka1.1">
          <table:table-cell table:style-name="Tabulka1.A3" office:value-type="string">
            <text:p text:style-name="P91">Kompletní sada zámečnického náčiní</text:p>
          </table:table-cell>
          <table:table-cell table:style-name="Tabulka1.A3" office:value-type="string">
            <text:p text:style-name="P92">TODO</text:p>
          </table:table-cell>
        </table:table-row>
        <table:table-row table:style-name="Tabulka1.1">
          <table:table-cell table:style-name="Tabulka1.A3" table:number-columns-spanned="2" office:value-type="string">
            <text:list xml:id="list162147003299965" text:continue-numbering="true" text:style-name="WWNum1">
              <text:list-item>
                <text:list>
                  <text:list-item>
                    <text:list>
                      <text:list-item>
                        <text:list>
                          <text:list-item>
                            <text:list>
                              <text:list-item>
                                <text:list>
                                  <text:list-item>
                                    <text:list>
                                      <text:list-item>
                                        <text:list>
                                          <text:list-item>
                                            <text:h text:style-name="P274" text:outline-level="8">Alchymistické výrobk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06">Lahev zápalného oleje</text:p>
          </table:table-cell>
          <table:table-cell table:style-name="Tabulka1.A3" office:value-type="string">
            <text:p text:style-name="P93">5 dn</text:p>
          </table:table-cell>
        </table:table-row>
        <table:table-row table:style-name="Tabulka1.1">
          <table:table-cell table:style-name="Tabulka1.A3" table:number-columns-spanned="2" office:value-type="string">
            <text:list xml:id="list162147855936236" text:continue-numbering="true" text:style-name="WWNum1">
              <text:list-item>
                <text:list>
                  <text:list-item>
                    <text:list>
                      <text:list-item>
                        <text:list>
                          <text:list-item>
                            <text:list>
                              <text:list-item>
                                <text:list>
                                  <text:list-item>
                                    <text:list>
                                      <text:list-item>
                                        <text:list>
                                          <text:list-item>
                                            <text:h text:style-name="P274" text:outline-level="8">Nemagická léčiva</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06">Bylinky a nemagická léčiva (cena za 1 dávku – pro 1 pacienta na 1 den)</text:p>
          </table:table-cell>
          <table:table-cell table:style-name="Tabulka1.A3" office:value-type="string">
            <text:p text:style-name="P93">1 dn * hodnocení</text:p>
          </table:table-cell>
        </table:table-row>
        <table:table-row table:style-name="Tabulka1.1">
          <table:table-cell table:style-name="Tabulka1.A3" table:number-columns-spanned="2" office:value-type="string">
            <text:list xml:id="list162147394226375" text:continue-numbering="true" text:style-name="WWNum1">
              <text:list-item>
                <text:list>
                  <text:list-item>
                    <text:list>
                      <text:list-item>
                        <text:list>
                          <text:list-item>
                            <text:list>
                              <text:list-item>
                                <text:list>
                                  <text:list-item>
                                    <text:list>
                                      <text:list-item>
                                        <text:list>
                                          <text:list-item>
                                            <text:h text:style-name="P274" text:outline-level="8">Magická léčiva</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06">Léčivý lektvar (hodnocení 3)</text:p>
          </table:table-cell>
          <table:table-cell table:style-name="Tabulka1.A3" office:value-type="string">
            <text:p text:style-name="P93">9 st</text:p>
          </table:table-cell>
        </table:table-row>
        <table:table-row table:style-name="Tabulka1.1">
          <table:table-cell table:style-name="Tabulka1.A3" office:value-type="string">
            <text:p text:style-name="P91">Hojivá mast (hodnocení 2)</text:p>
          </table:table-cell>
          <table:table-cell table:style-name="Tabulka1.A3" office:value-type="string">
            <text:p text:style-name="P92">2 st</text:p>
          </table:table-cell>
        </table:table-row>
        <table:table-row table:style-name="Tabulka1.1">
          <table:table-cell table:style-name="Tabulka1.A3" office:value-type="string">
            <text:p text:style-name="P91">Lektvar na hojení otevřených zranění (hodnocení 2)</text:p>
          </table:table-cell>
          <table:table-cell table:style-name="Tabulka1.A3" office:value-type="string">
            <text:p text:style-name="P92">8 st</text:p>
          </table:table-cell>
        </table:table-row>
        <table:table-row table:style-name="Tabulka1.1">
          <table:table-cell table:style-name="Tabulka1.A3" office:value-type="string">
            <text:p text:style-name="P91">Odvar na hojení vnitřních zranění a zlomenin (hodnocení 3)</text:p>
          </table:table-cell>
          <table:table-cell table:style-name="Tabulka1.A3" office:value-type="string">
            <text:p text:style-name="P92">1 zl, 8 st</text:p>
          </table:table-cell>
        </table:table-row>
        <table:table-row table:style-name="Tabulka1.1">
          <table:table-cell table:style-name="Tabulka1.A3" office:value-type="string">
            <text:p text:style-name="P91">Tinktura na popáleniny a omrzliny (hodnocení 2)</text:p>
          </table:table-cell>
          <table:table-cell table:style-name="Tabulka1.A3" office:value-type="string">
            <text:p text:style-name="P92">1 zl, 2 st</text:p>
          </table:table-cell>
        </table:table-row>
        <table:table-row table:style-name="Tabulka1.1">
          <table:table-cell table:style-name="Tabulka1.A3" office:value-type="string">
            <text:p text:style-name="P91">Mast na popáleniny a omrzliny (hodnocení 4)</text:p>
          </table:table-cell>
          <table:table-cell table:style-name="Tabulka1.A3" office:value-type="string">
            <text:p text:style-name="P92">1 zl, 6 st</text:p>
          </table:table-cell>
        </table:table-row>
        <text:soft-page-break/>
        <table:table-row table:style-name="Tabulka1.1">
          <table:table-cell table:style-name="Tabulka1.A3" table:number-columns-spanned="2" office:value-type="string">
            <text:list xml:id="list162146257451630" text:continue-numbering="true" text:style-name="WWNum1">
              <text:list-item>
                <text:list>
                  <text:list-item>
                    <text:list>
                      <text:list-item>
                        <text:list>
                          <text:list-item>
                            <text:list>
                              <text:list-item>
                                <text:list>
                                  <text:list-item>
                                    <text:list>
                                      <text:list-item>
                                        <text:list>
                                          <text:list-item>
                                            <text:h text:style-name="P274" text:outline-level="8">Jed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06">Vlčí mor (síla jedu 5, zraněním, latence 15 minut, působení 3-4 hodiny)</text:p>
          </table:table-cell>
          <table:table-cell table:style-name="Tabulka1.A3" office:value-type="string">
            <text:p text:style-name="P93">2 st za dávku</text:p>
          </table:table-cell>
        </table:table-row>
        <table:table-row table:style-name="Tabulka1.1">
          <table:table-cell table:style-name="Tabulka1.A3" office:value-type="string">
            <text:p text:style-name="P91">Zmijí jed (síla jedu 4, <text:s/>zraněním, latence 1-2 minuty, působení 1-2 dny)</text:p>
          </table:table-cell>
          <table:table-cell table:style-name="Tabulka1.A3" office:value-type="string">
            <text:p text:style-name="P92">5 st za dávku</text:p>
          </table:table-cell>
        </table:table-row>
        <table:table-row table:style-name="Tabulka1.1">
          <table:table-cell table:style-name="Tabulka1.A3" office:value-type="string">
            <text:p text:style-name="P91">Bolehlav (síla jedu 5 (paralýza), zraněním či konzumací, lat 30 min, působení 2-3 dny)</text:p>
          </table:table-cell>
          <table:table-cell table:style-name="Tabulka1.A3" office:value-type="string">
            <text:p text:style-name="P92">5 dn za dávku</text:p>
          </table:table-cell>
        </table:table-row>
        <table:table-row table:style-name="Tabulka1.1">
          <table:table-cell table:style-name="Tabulka1.A3" office:value-type="string">
            <text:p text:style-name="P91">Arsenik (síla jedu 6, konzumací, latence 2 hodiny, působení 2-3 hodiny)</text:p>
          </table:table-cell>
          <table:table-cell table:style-name="Tabulka1.A3" office:value-type="string">
            <text:p text:style-name="P92">10 zl za dávku</text:p>
          </table:table-cell>
        </table:table-row>
        <table:table-row table:style-name="Tabulka1.1">
          <table:table-cell table:style-name="Tabulka1.A104" office:value-type="string">
            <text:p text:style-name="P106"/>
          </table:table-cell>
          <table:table-cell table:style-name="Tabulka1.A104" office:value-type="string">
            <text:p text:style-name="P93"/>
          </table:table-cell>
        </table:table-row>
      </table:table>
      <text:p text:style-name="P67"/>
      <text:p text:style-name="P62"/>
      <text:p text:style-name="P62"/>
      <text:p text:style-name="P16"/>
      <table:table table:name="Tabulka2" table:style-name="Tabulka2">
        <table:table-column table:style-name="Tabulka2.A"/>
        <table:table-column table:style-name="Tabulka2.B"/>
        <table:table-column table:style-name="Tabulka2.C"/>
        <table:table-column table:style-name="Tabulka2.D"/>
        <table:table-column table:style-name="Tabulka2.E"/>
        <table:table-column table:style-name="Tabulka2.F"/>
        <table:table-column table:style-name="Tabulka2.G"/>
        <table:table-column table:style-name="Tabulka2.H"/>
        <table:table-row table:style-name="Tabulka2.1">
          <table:table-cell table:style-name="Tabulka2.A1" table:number-columns-spanned="8" office:value-type="string">
            <text:list xml:id="list162147665809077" text:continue-numbering="true" text:style-name="WWNum1">
              <text:list-item>
                <text:list>
                  <text:list-item>
                    <text:list>
                      <text:list-item>
                        <text:list>
                          <text:list-item>
                            <text:h text:style-name="P312" text:outline-level="4">Tabulka zbraní pro boj zblízka</text:h>
                          </text:list-item>
                        </text:list>
                      </text:list-item>
                    </text:list>
                  </text:list-item>
                </text:list>
              </text:list-item>
            </text:list>
          </table:table-cell>
          <table:covered-table-cell/>
          <table:covered-table-cell/>
          <table:covered-table-cell/>
          <table:covered-table-cell/>
          <table:covered-table-cell/>
          <table:covered-table-cell/>
          <table:covered-table-cell/>
        </table:table-row>
        <table:table-row table:style-name="Tabulka2.2">
          <table:table-cell table:style-name="Tabulka2.A2" table:number-columns-spanned="8" office:value-type="string">
            <text:p text:style-name="P74">Jednoruční</text:p>
          </table:table-cell>
          <table:covered-table-cell/>
          <table:covered-table-cell/>
          <table:covered-table-cell/>
          <table:covered-table-cell/>
          <table:covered-table-cell/>
          <table:covered-table-cell/>
          <table:covered-table-cell/>
        </table:table-row>
        <table:table-row table:style-name="Tabulka2.3">
          <table:table-cell table:style-name="Tabulka2.A3" office:value-type="string">
            <text:p text:style-name="P71">Zbraň</text:p>
          </table:table-cell>
          <table:table-cell table:style-name="Tabulka2.A3" office:value-type="string">
            <text:p text:style-name="P71">MinSil</text:p>
          </table:table-cell>
          <table:table-cell table:style-name="Tabulka2.A3" office:value-type="string">
            <text:p text:style-name="P71">Útok</text:p>
          </table:table-cell>
          <table:table-cell table:style-name="Tabulka2.A3" office:value-type="string">
            <text:p text:style-name="P71">Obrana</text:p>
          </table:table-cell>
          <table:table-cell table:style-name="Tabulka2.A3" office:value-type="string">
            <text:p text:style-name="P71">Zranění</text:p>
          </table:table-cell>
          <table:table-cell table:style-name="Tabulka2.A3" office:value-type="string">
            <text:p text:style-name="P71">Druh zranění</text:p>
          </table:table-cell>
          <table:table-cell table:style-name="Tabulka2.A3" office:value-type="string">
            <text:p text:style-name="P71">Délka</text:p>
          </table:table-cell>
          <table:table-cell table:style-name="Tabulka2.A3" office:value-type="string">
            <text:p text:style-name="P71">Cena</text:p>
          </table:table-cell>
        </table:table-row>
        <table:table-row table:style-name="Tabulka2.4">
          <table:table-cell table:style-name="Tabulka2.A4" office:value-type="string">
            <text:p text:style-name="P74">lehké</text:p>
          </table:table-cell>
          <table:table-cell table:style-name="Tabulka2.A4" office:value-type="string">
            <text:p text:style-name="P69"/>
          </table:table-cell>
          <table:table-cell table:style-name="Tabulka2.A4" office:value-type="string">
            <text:p text:style-name="P69"/>
          </table:table-cell>
          <table:table-cell table:style-name="Tabulka2.A4" office:value-type="string">
            <text:p text:style-name="P69"/>
          </table:table-cell>
          <table:table-cell table:style-name="Tabulka2.A4" office:value-type="string">
            <text:p text:style-name="P69"/>
          </table:table-cell>
          <table:table-cell table:style-name="Tabulka2.A4" office:value-type="string">
            <text:p text:style-name="P71"/>
          </table:table-cell>
          <table:table-cell table:style-name="Tabulka2.A4" office:value-type="string">
            <text:p text:style-name="P71"/>
          </table:table-cell>
          <table:table-cell table:style-name="Tabulka2.A4" office:value-type="string">
            <text:p text:style-name="P69"/>
          </table:table-cell>
        </table:table-row>
        <table:table-row table:style-name="Tabulka2.5">
          <table:table-cell table:style-name="Tabulka2.A4" office:value-type="string">
            <text:p text:style-name="P68">Žádná</text:p>
          </table:table-cell>
          <table:table-cell table:style-name="Tabulka2.A4" office:value-type="string">
            <text:p text:style-name="P81">-</text:p>
          </table:table-cell>
          <table:table-cell table:style-name="Tabulka2.A4" office:value-type="string">
            <text:p text:style-name="P81">0</text:p>
          </table:table-cell>
          <table:table-cell table:style-name="Tabulka2.A4" office:value-type="string">
            <text:p text:style-name="P70">0</text:p>
          </table:table-cell>
          <table:table-cell table:style-name="Tabulka2.A4" office:value-type="string">
            <text:p text:style-name="P81">0</text:p>
          </table:table-cell>
          <table:table-cell table:style-name="Tabulka2.A4" office:value-type="string">
            <text:p text:style-name="P70">O</text:p>
          </table:table-cell>
          <table:table-cell table:style-name="Tabulka2.A4" office:value-type="string">
            <text:p text:style-name="P70">0</text:p>
          </table:table-cell>
          <table:table-cell table:style-name="Tabulka2.A4" office:value-type="string">
            <text:p text:style-name="P70">-</text:p>
          </table:table-cell>
        </table:table-row>
        <table:table-row table:style-name="Tabulka2.6">
          <table:table-cell table:style-name="Tabulka2.A4" office:value-type="string">
            <text:p text:style-name="P64"><text:span text:style-name="T184">L</text:span><text:span text:style-name="T186">ovecký nůž</text:span></text:p>
          </table:table-cell>
          <table:table-cell table:style-name="Tabulka2.A4" office:value-type="string">
            <text:p text:style-name="P76">0</text:p>
          </table:table-cell>
          <table:table-cell table:style-name="Tabulka2.A4" office:value-type="string">
            <text:p text:style-name="P81">1</text:p>
          </table:table-cell>
          <table:table-cell table:style-name="Tabulka2.A4" office:value-type="string">
            <text:p text:style-name="P70">0</text:p>
          </table:table-cell>
          <table:table-cell table:style-name="Tabulka2.A4" office:value-type="string">
            <text:p text:style-name="P76">0</text:p>
          </table:table-cell>
          <table:table-cell table:style-name="Tabulka2.A4" office:value-type="string">
            <text:p text:style-name="P70">B</text:p>
          </table:table-cell>
          <table:table-cell table:style-name="Tabulka2.A4" office:value-type="string">
            <text:p text:style-name="P70">0</text:p>
          </table:table-cell>
          <table:table-cell table:style-name="Tabulka2.A4" office:value-type="string">
            <text:p text:style-name="P76">4 st</text:p>
          </table:table-cell>
        </table:table-row>
        <table:table-row table:style-name="Tabulka2.7">
          <table:table-cell table:style-name="Tabulka2.A4" office:value-type="string">
            <text:p text:style-name="P75">Dýka</text:p>
          </table:table-cell>
          <table:table-cell table:style-name="Tabulka2.A4" office:value-type="string">
            <text:p text:style-name="P76">0</text:p>
          </table:table-cell>
          <table:table-cell table:style-name="Tabulka2.A4" office:value-type="string">
            <text:p text:style-name="P76">2</text:p>
          </table:table-cell>
          <table:table-cell table:style-name="Tabulka2.A4" office:value-type="string">
            <text:p text:style-name="P70">0</text:p>
          </table:table-cell>
          <table:table-cell table:style-name="Tabulka2.A4" office:value-type="string">
            <text:p text:style-name="P79">0</text:p>
          </table:table-cell>
          <table:table-cell table:style-name="Tabulka2.A4" office:value-type="string">
            <text:p text:style-name="P76">B</text:p>
          </table:table-cell>
          <table:table-cell table:style-name="Tabulka2.A4" office:value-type="string">
            <text:p text:style-name="P76">0</text:p>
          </table:table-cell>
          <table:table-cell table:style-name="Tabulka2.A4" office:value-type="string">
            <text:p text:style-name="P76">6 st</text:p>
          </table:table-cell>
        </table:table-row>
        <table:table-row table:style-name="Tabulka2.8">
          <table:table-cell table:style-name="Tabulka2.A4" office:value-type="string">
            <text:p text:style-name="P64"><text:span text:style-name="T186">Dlouhá dýka, </text:span><text:span text:style-name="T184">tesák</text:span></text:p>
          </table:table-cell>
          <table:table-cell table:style-name="Tabulka2.A4" office:value-type="string">
            <text:p text:style-name="P76">1</text:p>
          </table:table-cell>
          <table:table-cell table:style-name="Tabulka2.A4" office:value-type="string">
            <text:p text:style-name="P76">2</text:p>
          </table:table-cell>
          <table:table-cell table:style-name="Tabulka2.A4" office:value-type="string">
            <text:p text:style-name="P76">1</text:p>
          </table:table-cell>
          <table:table-cell table:style-name="Tabulka2.A4" office:value-type="string">
            <text:p text:style-name="P76">0</text:p>
          </table:table-cell>
          <table:table-cell table:style-name="Tabulka2.A4" office:value-type="string">
            <text:p text:style-name="P85"><text:span text:style-name="T184">S, </text:span><text:span text:style-name="T186">B</text:span></text:p>
          </table:table-cell>
          <table:table-cell table:style-name="Tabulka2.A4" office:value-type="string">
            <text:p text:style-name="P70">0</text:p>
          </table:table-cell>
          <table:table-cell table:style-name="Tabulka2.A4" office:value-type="string">
            <text:p text:style-name="P85"><text:span text:style-name="T184">8</text:span><text:span text:style-name="T186"> st</text:span></text:p>
          </table:table-cell>
        </table:table-row>
        <table:table-row table:style-name="Tabulka2.9">
          <table:table-cell table:style-name="Tabulka2.A4" office:value-type="string">
            <text:p text:style-name="P68">Obušek</text:p>
          </table:table-cell>
          <table:table-cell table:style-name="Tabulka2.A4" office:value-type="string">
            <text:p text:style-name="P76">1</text:p>
          </table:table-cell>
          <table:table-cell table:style-name="Tabulka2.A4" office:value-type="string">
            <text:p text:style-name="P76">0</text:p>
          </table:table-cell>
          <table:table-cell table:style-name="Tabulka2.A4" office:value-type="string">
            <text:p text:style-name="P76">0</text:p>
          </table:table-cell>
          <table:table-cell table:style-name="Tabulka2.A4" office:value-type="string">
            <text:p text:style-name="P76">1</text:p>
          </table:table-cell>
          <table:table-cell table:style-name="Tabulka2.A4" office:value-type="string">
            <text:p text:style-name="P70">O</text:p>
          </table:table-cell>
          <table:table-cell table:style-name="Tabulka2.A4" office:value-type="string">
            <text:p text:style-name="P70">0</text:p>
          </table:table-cell>
          <table:table-cell table:style-name="Tabulka2.A4" office:value-type="string">
            <text:p text:style-name="P85"><text:span text:style-name="T186">2 </text:span><text:span text:style-name="T184">dn</text:span></text:p>
          </table:table-cell>
        </table:table-row>
        <table:table-row table:style-name="Tabulka2.10">
          <table:table-cell table:style-name="Tabulka2.A4" office:value-type="string">
            <text:p text:style-name="P68">Bič</text:p>
          </table:table-cell>
          <table:table-cell table:style-name="Tabulka2.A4" office:value-type="string">
            <text:p text:style-name="P76">1</text:p>
          </table:table-cell>
          <table:table-cell table:style-name="Tabulka2.A4" office:value-type="string">
            <text:p text:style-name="P81">2</text:p>
          </table:table-cell>
          <table:table-cell table:style-name="Tabulka2.A4" office:value-type="string">
            <text:p text:style-name="P76">0</text:p>
          </table:table-cell>
          <table:table-cell table:style-name="Tabulka2.A4" office:value-type="string">
            <text:p text:style-name="P81">0</text:p>
          </table:table-cell>
          <table:table-cell table:style-name="Tabulka2.A4" office:value-type="string">
            <text:p text:style-name="P70">S</text:p>
          </table:table-cell>
          <table:table-cell table:style-name="Tabulka2.A4" office:value-type="string">
            <text:p text:style-name="P70">3</text:p>
          </table:table-cell>
          <table:table-cell table:style-name="Tabulka2.A4" office:value-type="string">
            <text:p text:style-name="P85"><text:span text:style-name="T184">8</text:span><text:span text:style-name="T186"> </text:span><text:span text:style-name="T184">dn</text:span></text:p>
          </table:table-cell>
        </table:table-row>
        <table:table-row table:style-name="Tabulka2.11">
          <table:table-cell table:style-name="Tabulka2.A4" office:value-type="string">
            <text:p text:style-name="P68">Srp</text:p>
          </table:table-cell>
          <table:table-cell table:style-name="Tabulka2.A4" office:value-type="string">
            <text:p text:style-name="P76">0</text:p>
          </table:table-cell>
          <table:table-cell table:style-name="Tabulka2.A4" office:value-type="string">
            <text:p text:style-name="P76">0</text:p>
          </table:table-cell>
          <table:table-cell table:style-name="Tabulka2.A4" office:value-type="string">
            <text:p text:style-name="P76">0</text:p>
          </table:table-cell>
          <table:table-cell table:style-name="Tabulka2.A4" office:value-type="string">
            <text:p text:style-name="P81">1</text:p>
          </table:table-cell>
          <table:table-cell table:style-name="Tabulka2.A4" office:value-type="string">
            <text:p text:style-name="P70">S</text:p>
          </table:table-cell>
          <table:table-cell table:style-name="Tabulka2.A4" office:value-type="string">
            <text:p text:style-name="P70">0</text:p>
          </table:table-cell>
          <table:table-cell table:style-name="Tabulka2.A4" office:value-type="string">
            <text:p text:style-name="P85"><text:span text:style-name="T184">8</text:span><text:span text:style-name="T186"> </text:span><text:span text:style-name="T184">dn</text:span></text:p>
          </table:table-cell>
        </table:table-row>
        <table:table-row table:style-name="Tabulka2.12">
          <table:table-cell table:style-name="Tabulka2.A4" office:value-type="string">
            <text:p text:style-name="P73">střední</text:p>
          </table:table-cell>
          <table:table-cell table:style-name="Tabulka2.A4" office:value-type="string">
            <text:p text:style-name="P70"/>
          </table:table-cell>
          <table:table-cell table:style-name="Tabulka2.A4" office:value-type="string">
            <text:p text:style-name="P76"/>
          </table:table-cell>
          <table:table-cell table:style-name="Tabulka2.A4" office:value-type="string">
            <text:p text:style-name="P76"/>
          </table:table-cell>
          <table:table-cell table:style-name="Tabulka2.A4" office:value-type="string">
            <text:p text:style-name="P76"/>
          </table:table-cell>
          <table:table-cell table:style-name="Tabulka2.A4" office:value-type="string">
            <text:p text:style-name="P70"/>
          </table:table-cell>
          <table:table-cell table:style-name="Tabulka2.A4" office:value-type="string">
            <text:p text:style-name="P70"/>
          </table:table-cell>
          <table:table-cell table:style-name="Tabulka2.A4" office:value-type="string">
            <text:p text:style-name="P70"/>
          </table:table-cell>
        </table:table-row>
        <table:table-row table:style-name="Tabulka2.13">
          <table:table-cell table:style-name="Tabulka2.A4" office:value-type="string">
            <text:p text:style-name="P64"><text:span text:style-name="T186">Kr</text:span><text:span text:style-name="T184">átký</text:span><text:span text:style-name="T186"> meč</text:span></text:p>
          </table:table-cell>
          <table:table-cell table:style-name="Tabulka2.A4" office:value-type="string">
            <text:p text:style-name="P76">2</text:p>
          </table:table-cell>
          <table:table-cell table:style-name="Tabulka2.A4" office:value-type="string">
            <text:p text:style-name="P76">1</text:p>
          </table:table-cell>
          <table:table-cell table:style-name="Tabulka2.A4" office:value-type="string">
            <text:p text:style-name="P76">1</text:p>
          </table:table-cell>
          <table:table-cell table:style-name="Tabulka2.A4" office:value-type="string">
            <text:p text:style-name="P79">2</text:p>
          </table:table-cell>
          <table:table-cell table:style-name="Tabulka2.A4" office:value-type="string">
            <text:p text:style-name="P70">S, B</text:p>
          </table:table-cell>
          <table:table-cell table:style-name="Tabulka2.A4" office:value-type="string">
            <text:p text:style-name="P70">1</text:p>
          </table:table-cell>
          <table:table-cell table:style-name="Tabulka2.A4" office:value-type="string">
            <text:p text:style-name="P85"><text:span text:style-name="T186">1 zl, </text:span><text:span text:style-name="T184">5 st</text:span></text:p>
          </table:table-cell>
        </table:table-row>
        <table:table-row table:style-name="Tabulka2.14">
          <table:table-cell table:style-name="Tabulka2.A4" office:value-type="string">
            <text:p text:style-name="P67">Rapír*</text:p>
          </table:table-cell>
          <table:table-cell table:style-name="Tabulka2.A4" office:value-type="string">
            <text:p text:style-name="P76">2</text:p>
          </table:table-cell>
          <table:table-cell table:style-name="Tabulka2.A4" office:value-type="string">
            <text:p text:style-name="P76">2</text:p>
          </table:table-cell>
          <table:table-cell table:style-name="Tabulka2.A4" office:value-type="string">
            <text:p text:style-name="P76">1</text:p>
          </table:table-cell>
          <table:table-cell table:style-name="Tabulka2.A4" office:value-type="string">
            <text:p text:style-name="P76">1</text:p>
          </table:table-cell>
          <table:table-cell table:style-name="Tabulka2.A4" office:value-type="string">
            <text:p text:style-name="P76">S, B</text:p>
          </table:table-cell>
          <table:table-cell table:style-name="Tabulka2.A4" office:value-type="string">
            <text:p text:style-name="P76">1</text:p>
          </table:table-cell>
          <table:table-cell table:style-name="Tabulka2.A4" office:value-type="string">
            <text:p text:style-name="P79">6 zl</text:p>
          </table:table-cell>
        </table:table-row>
        <table:table-row table:style-name="Tabulka2.15">
          <table:table-cell table:style-name="Tabulka2.A4" office:value-type="string">
            <text:p text:style-name="P64"><text:span text:style-name="T186">Široký meč, </text:span><text:span text:style-name="T184">dl. meč,</text:span><text:span text:style-name="T186"> </text:span><text:span text:style-name="T184">šavle</text:span></text:p>
          </table:table-cell>
          <table:table-cell table:style-name="Tabulka2.A4" office:value-type="string">
            <text:p text:style-name="P76">3/2</text:p>
          </table:table-cell>
          <table:table-cell table:style-name="Tabulka2.A4" office:value-type="string">
            <text:p text:style-name="P76">1</text:p>
          </table:table-cell>
          <table:table-cell table:style-name="Tabulka2.A4" office:value-type="string">
            <text:p text:style-name="P76">1</text:p>
          </table:table-cell>
          <table:table-cell table:style-name="Tabulka2.A4" office:value-type="string">
            <text:p text:style-name="P76">3/4</text:p>
          </table:table-cell>
          <table:table-cell table:style-name="Tabulka2.A4" office:value-type="string">
            <text:p text:style-name="P70">S, B</text:p>
          </table:table-cell>
          <table:table-cell table:style-name="Tabulka2.A4" office:value-type="string">
            <text:p text:style-name="P70">1</text:p>
          </table:table-cell>
          <table:table-cell table:style-name="Tabulka2.A4" office:value-type="string">
            <text:p text:style-name="P85"><text:span text:style-name="T184">3</text:span><text:span text:style-name="T186"> zl</text:span></text:p>
          </table:table-cell>
        </table:table-row>
        <table:table-row table:style-name="Tabulka2.16">
          <table:table-cell table:style-name="Tabulka2.A4" office:value-type="string">
            <text:p text:style-name="P68">Palcát</text:p>
          </table:table-cell>
          <table:table-cell table:style-name="Tabulka2.A4" office:value-type="string">
            <text:p text:style-name="P76">3</text:p>
          </table:table-cell>
          <table:table-cell table:style-name="Tabulka2.A4" office:value-type="string">
            <text:p text:style-name="P76">1</text:p>
          </table:table-cell>
          <table:table-cell table:style-name="Tabulka2.A4" office:value-type="string">
            <text:p text:style-name="P76">0</text:p>
          </table:table-cell>
          <table:table-cell table:style-name="Tabulka2.A4" office:value-type="string">
            <text:p text:style-name="P76">4</text:p>
          </table:table-cell>
          <table:table-cell table:style-name="Tabulka2.A4" office:value-type="string">
            <text:p text:style-name="P70">D</text:p>
          </table:table-cell>
          <table:table-cell table:style-name="Tabulka2.A4" office:value-type="string">
            <text:p text:style-name="P70">1</text:p>
          </table:table-cell>
          <table:table-cell table:style-name="Tabulka2.A4" office:value-type="string">
            <text:p text:style-name="P76">2 zl</text:p>
          </table:table-cell>
        </table:table-row>
        <table:table-row table:style-name="Tabulka2.17">
          <table:table-cell table:style-name="Tabulka2.A4" office:value-type="string">
            <text:p text:style-name="P85"><text:span text:style-name="T193">t</text:span><text:span text:style-name="T194">ěžké</text:span></text:p>
          </table:table-cell>
          <table:table-cell table:style-name="Tabulka2.A4" office:value-type="string">
            <text:p text:style-name="P70"/>
          </table:table-cell>
          <table:table-cell table:style-name="Tabulka2.A4" office:value-type="string">
            <text:p text:style-name="P76"/>
          </table:table-cell>
          <table:table-cell table:style-name="Tabulka2.A4" office:value-type="string">
            <text:p text:style-name="P70"/>
          </table:table-cell>
          <table:table-cell table:style-name="Tabulka2.A4" office:value-type="string">
            <text:p text:style-name="P79"/>
          </table:table-cell>
          <table:table-cell table:style-name="Tabulka2.A4" office:value-type="string">
            <text:p text:style-name="P70"/>
          </table:table-cell>
          <table:table-cell table:style-name="Tabulka2.A4" office:value-type="string">
            <text:p text:style-name="P70"/>
          </table:table-cell>
          <table:table-cell table:style-name="Tabulka2.A4" office:value-type="string">
            <text:p text:style-name="P79"/>
          </table:table-cell>
        </table:table-row>
        <table:table-row table:style-name="Tabulka2.18">
          <table:table-cell table:style-name="Tabulka2.A4" office:value-type="string">
            <text:p text:style-name="P68">Sekera</text:p>
          </table:table-cell>
          <table:table-cell table:style-name="Tabulka2.A4" office:value-type="string">
            <text:p text:style-name="P76">4</text:p>
          </table:table-cell>
          <table:table-cell table:style-name="Tabulka2.A4" office:value-type="string">
            <text:p text:style-name="P76">0</text:p>
          </table:table-cell>
          <table:table-cell table:style-name="Tabulka2.A4" office:value-type="string">
            <text:p text:style-name="P81">0</text:p>
          </table:table-cell>
          <table:table-cell table:style-name="Tabulka2.A4" office:value-type="string">
            <text:p text:style-name="P83">6</text:p>
          </table:table-cell>
          <table:table-cell table:style-name="Tabulka2.A4" office:value-type="string">
            <text:p text:style-name="P70">S</text:p>
          </table:table-cell>
          <table:table-cell table:style-name="Tabulka2.A4" office:value-type="string">
            <text:p text:style-name="P70">1</text:p>
          </table:table-cell>
          <table:table-cell table:style-name="Tabulka2.A4" office:value-type="string">
            <text:p text:style-name="P85"><text:span text:style-name="T184">5</text:span><text:span text:style-name="T186"> st</text:span></text:p>
          </table:table-cell>
        </table:table-row>
        <table:table-row table:style-name="Tabulka2.19">
          <table:table-cell table:style-name="Tabulka2.A4" office:value-type="string">
            <text:p text:style-name="P68">Kyj</text:p>
          </table:table-cell>
          <table:table-cell table:style-name="Tabulka2.A4" office:value-type="string">
            <text:p text:style-name="P76">4</text:p>
          </table:table-cell>
          <table:table-cell table:style-name="Tabulka2.A4" office:value-type="string">
            <text:p text:style-name="P76">0</text:p>
          </table:table-cell>
          <table:table-cell table:style-name="Tabulka2.A4" office:value-type="string">
            <text:p text:style-name="P81">0</text:p>
          </table:table-cell>
          <table:table-cell table:style-name="Tabulka2.A4" office:value-type="string">
            <text:p text:style-name="P83">5</text:p>
          </table:table-cell>
          <table:table-cell table:style-name="Tabulka2.A4" office:value-type="string">
            <text:p text:style-name="P70">D</text:p>
          </table:table-cell>
          <table:table-cell table:style-name="Tabulka2.A4" office:value-type="string">
            <text:p text:style-name="P70">1</text:p>
          </table:table-cell>
          <table:table-cell table:style-name="Tabulka2.A4" office:value-type="string">
            <text:p text:style-name="P85"><text:span text:style-name="T184">2</text:span><text:span text:style-name="T186"> </text:span><text:span text:style-name="T184">dn</text:span></text:p>
          </table:table-cell>
        </table:table-row>
        <table:table-row table:style-name="Tabulka2.20">
          <table:table-cell table:style-name="Tabulka2.A4" office:value-type="string">
            <text:p text:style-name="P68">Kladivo</text:p>
          </table:table-cell>
          <table:table-cell table:style-name="Tabulka2.A4" office:value-type="string">
            <text:p text:style-name="P76">4</text:p>
          </table:table-cell>
          <table:table-cell table:style-name="Tabulka2.A4" office:value-type="string">
            <text:p text:style-name="P76">0</text:p>
          </table:table-cell>
          <table:table-cell table:style-name="Tabulka2.A4" office:value-type="string">
            <text:p text:style-name="P81">0</text:p>
          </table:table-cell>
          <table:table-cell table:style-name="Tabulka2.A4" office:value-type="string">
            <text:p text:style-name="P83">6</text:p>
          </table:table-cell>
          <table:table-cell table:style-name="Tabulka2.A4" office:value-type="string">
            <text:p text:style-name="P70">D</text:p>
          </table:table-cell>
          <table:table-cell table:style-name="Tabulka2.A4" office:value-type="string">
            <text:p text:style-name="P70">1</text:p>
          </table:table-cell>
          <table:table-cell table:style-name="Tabulka2.A4" office:value-type="string">
            <text:p text:style-name="P85"><text:span text:style-name="T184">6</text:span><text:span text:style-name="T186"> st</text:span></text:p>
          </table:table-cell>
        </table:table-row>
        <table:table-row table:style-name="Tabulka2.21">
          <table:table-cell table:style-name="Tabulka2.A21" table:number-columns-spanned="8" office:value-type="string">
            <text:p text:style-name="P74">Jedenapůlruční</text:p>
          </table:table-cell>
          <table:covered-table-cell/>
          <table:covered-table-cell/>
          <table:covered-table-cell/>
          <table:covered-table-cell/>
          <table:covered-table-cell/>
          <table:covered-table-cell/>
          <table:covered-table-cell/>
        </table:table-row>
        <table:table-row table:style-name="Tabulka2.22">
          <table:table-cell table:style-name="Tabulka2.A4" office:value-type="string">
            <text:p text:style-name="P84">střední</text:p>
          </table:table-cell>
          <table:table-cell table:style-name="Tabulka2.A4" office:value-type="string">
            <text:p text:style-name="P71"/>
          </table:table-cell>
          <table:table-cell table:style-name="Tabulka2.A4" office:value-type="string">
            <text:p text:style-name="P77"/>
          </table:table-cell>
          <table:table-cell table:style-name="Tabulka2.A4" office:value-type="string">
            <text:p text:style-name="P77"/>
          </table:table-cell>
          <table:table-cell table:style-name="Tabulka2.A4" office:value-type="string">
            <text:p text:style-name="P71"/>
          </table:table-cell>
          <table:table-cell table:style-name="Tabulka2.A4" office:value-type="string">
            <text:p text:style-name="P71"/>
          </table:table-cell>
          <table:table-cell table:style-name="Tabulka2.A4" office:value-type="string">
            <text:p text:style-name="P71"/>
          </table:table-cell>
          <table:table-cell table:style-name="Tabulka2.A4" office:value-type="string">
            <text:p text:style-name="P80"/>
          </table:table-cell>
        </table:table-row>
        <text:soft-page-break/>
        <table:table-row table:style-name="Tabulka2.23">
          <table:table-cell table:style-name="Tabulka2.A4" office:value-type="string">
            <text:p text:style-name="P68">Řemdih</text:p>
          </table:table-cell>
          <table:table-cell table:style-name="Tabulka2.A4" office:value-type="string">
            <text:p text:style-name="P85"><text:span text:style-name="T184">3</text:span><text:span text:style-name="T186">/</text:span><text:span text:style-name="T184">2</text:span></text:p>
          </table:table-cell>
          <table:table-cell table:style-name="Tabulka2.A4" office:value-type="string">
            <text:p text:style-name="P76">2</text:p>
          </table:table-cell>
          <table:table-cell table:style-name="Tabulka2.A4" office:value-type="string">
            <text:p text:style-name="P81">0</text:p>
          </table:table-cell>
          <table:table-cell table:style-name="Tabulka2.A4" office:value-type="string">
            <text:p text:style-name="P76">2/3</text:p>
          </table:table-cell>
          <table:table-cell table:style-name="Tabulka2.A4" office:value-type="string">
            <text:p text:style-name="P70">D</text:p>
          </table:table-cell>
          <table:table-cell table:style-name="Tabulka2.A4" office:value-type="string">
            <text:p text:style-name="P70">2</text:p>
          </table:table-cell>
          <table:table-cell table:style-name="Tabulka2.A4" office:value-type="string">
            <text:p text:style-name="P85"><text:span text:style-name="T186">1 zl, </text:span><text:span text:style-name="T184">5 st</text:span></text:p>
          </table:table-cell>
        </table:table-row>
        <table:table-row table:style-name="Tabulka2.24">
          <table:table-cell table:style-name="Tabulka2.A4" office:value-type="string">
            <text:p text:style-name="P83">těžké</text:p>
          </table:table-cell>
          <table:table-cell table:style-name="Tabulka2.A4" office:value-type="string">
            <text:p text:style-name="P70"/>
          </table:table-cell>
          <table:table-cell table:style-name="Tabulka2.A4" office:value-type="string">
            <text:p text:style-name="P81"/>
          </table:table-cell>
          <table:table-cell table:style-name="Tabulka2.A4" office:value-type="string">
            <text:p text:style-name="P81"/>
          </table:table-cell>
          <table:table-cell table:style-name="Tabulka2.A4" office:value-type="string">
            <text:p text:style-name="P70"/>
          </table:table-cell>
          <table:table-cell table:style-name="Tabulka2.A4" office:value-type="string">
            <text:p text:style-name="P70"/>
          </table:table-cell>
          <table:table-cell table:style-name="Tabulka2.A4" office:value-type="string">
            <text:p text:style-name="P70"/>
          </table:table-cell>
          <table:table-cell table:style-name="Tabulka2.A4" office:value-type="string">
            <text:p text:style-name="P79"/>
          </table:table-cell>
        </table:table-row>
        <table:table-row table:style-name="Tabulka2.25">
          <table:table-cell table:style-name="Tabulka2.A4" office:value-type="string">
            <text:p text:style-name="P75">Jedenapůlručák, bastard</text:p>
          </table:table-cell>
          <table:table-cell table:style-name="Tabulka2.A4" office:value-type="string">
            <text:p text:style-name="P85"><text:span text:style-name="T184">4</text:span><text:span text:style-name="T186">/</text:span><text:span text:style-name="T184">3</text:span></text:p>
          </table:table-cell>
          <table:table-cell table:style-name="Tabulka2.A4" office:value-type="string">
            <text:p text:style-name="P81">1</text:p>
          </table:table-cell>
          <table:table-cell table:style-name="Tabulka2.A4" office:value-type="string">
            <text:p text:style-name="P76">1</text:p>
          </table:table-cell>
          <table:table-cell table:style-name="Tabulka2.A4" office:value-type="string">
            <text:p text:style-name="P76">4/5</text:p>
          </table:table-cell>
          <table:table-cell table:style-name="Tabulka2.A4" office:value-type="string">
            <text:p text:style-name="P70">S, B</text:p>
          </table:table-cell>
          <table:table-cell table:style-name="Tabulka2.A4" office:value-type="string">
            <text:p text:style-name="P70">2</text:p>
          </table:table-cell>
          <table:table-cell table:style-name="Tabulka2.A4" office:value-type="string">
            <text:p text:style-name="P85"><text:span text:style-name="T184">5</text:span><text:span text:style-name="T186"> zl</text:span></text:p>
          </table:table-cell>
        </table:table-row>
        <table:table-row table:style-name="Tabulka2.1">
          <table:table-cell table:style-name="Tabulka2.A21" table:number-columns-spanned="8" office:value-type="string">
            <text:p text:style-name="P74">Obouruční</text:p>
          </table:table-cell>
          <table:covered-table-cell/>
          <table:covered-table-cell/>
          <table:covered-table-cell/>
          <table:covered-table-cell/>
          <table:covered-table-cell/>
          <table:covered-table-cell/>
          <table:covered-table-cell/>
        </table:table-row>
        <table:table-row table:style-name="Tabulka2.27">
          <table:table-cell table:style-name="Tabulka2.A27" office:value-type="string">
            <text:p text:style-name="P74">lehké</text:p>
          </table:table-cell>
          <table:table-cell table:style-name="Tabulka2.A27" office:value-type="string">
            <text:p text:style-name="P71"/>
          </table:table-cell>
          <table:table-cell table:style-name="Tabulka2.A27" office:value-type="string">
            <text:p text:style-name="P71"/>
          </table:table-cell>
          <table:table-cell table:style-name="Tabulka2.A27" office:value-type="string">
            <text:p text:style-name="P71"/>
          </table:table-cell>
          <table:table-cell table:style-name="Tabulka2.A27" office:value-type="string">
            <text:p text:style-name="P69"/>
          </table:table-cell>
          <table:table-cell table:style-name="Tabulka2.A27" office:value-type="string">
            <text:p text:style-name="P71"/>
          </table:table-cell>
          <table:table-cell table:style-name="Tabulka2.A27" office:value-type="string">
            <text:p text:style-name="P71"/>
          </table:table-cell>
          <table:table-cell table:style-name="Tabulka2.A27" office:value-type="string">
            <text:p text:style-name="P71"/>
          </table:table-cell>
        </table:table-row>
        <table:table-row table:style-name="Tabulka2.28">
          <table:table-cell table:style-name="Tabulka2.A4" office:value-type="string">
            <text:p text:style-name="P69">Dřevěná hůl</text:p>
          </table:table-cell>
          <table:table-cell table:style-name="Tabulka2.A4" office:value-type="string">
            <text:p text:style-name="P77">0</text:p>
          </table:table-cell>
          <table:table-cell table:style-name="Tabulka2.A4" office:value-type="string">
            <text:p text:style-name="P77">2</text:p>
          </table:table-cell>
          <table:table-cell table:style-name="Tabulka2.A4" office:value-type="string">
            <text:p text:style-name="P77">2</text:p>
          </table:table-cell>
          <table:table-cell table:style-name="Tabulka2.A4" office:value-type="string">
            <text:p text:style-name="P77">0</text:p>
          </table:table-cell>
          <table:table-cell table:style-name="Tabulka2.A4" office:value-type="string">
            <text:p text:style-name="P71">D</text:p>
          </table:table-cell>
          <table:table-cell table:style-name="Tabulka2.A4" office:value-type="string">
            <text:p text:style-name="P71">1-2</text:p>
          </table:table-cell>
          <table:table-cell table:style-name="Tabulka2.A4" office:value-type="string">
            <text:p text:style-name="P71">1 dn</text:p>
          </table:table-cell>
        </table:table-row>
        <table:table-row table:style-name="Tabulka2.29">
          <table:table-cell table:style-name="Tabulka2.A4" office:value-type="string">
            <text:p text:style-name="P68">Okovaná bojová hůl</text:p>
          </table:table-cell>
          <table:table-cell table:style-name="Tabulka2.A4" office:value-type="string">
            <text:p text:style-name="P76">1</text:p>
          </table:table-cell>
          <table:table-cell table:style-name="Tabulka2.A4" office:value-type="string">
            <text:p text:style-name="P76">2</text:p>
          </table:table-cell>
          <table:table-cell table:style-name="Tabulka2.A4" office:value-type="string">
            <text:p text:style-name="P76">2</text:p>
          </table:table-cell>
          <table:table-cell table:style-name="Tabulka2.A4" office:value-type="string">
            <text:p text:style-name="P76">1</text:p>
          </table:table-cell>
          <table:table-cell table:style-name="Tabulka2.A4" office:value-type="string">
            <text:p text:style-name="P70">D</text:p>
          </table:table-cell>
          <table:table-cell table:style-name="Tabulka2.A4" office:value-type="string">
            <text:p text:style-name="P70">1-2</text:p>
          </table:table-cell>
          <table:table-cell table:style-name="Tabulka2.A4" office:value-type="string">
            <text:p text:style-name="P70">1 st</text:p>
          </table:table-cell>
        </table:table-row>
        <table:table-row table:style-name="Tabulka2.30">
          <table:table-cell table:style-name="Tabulka2.A4" office:value-type="string">
            <text:p text:style-name="P68">Vidle</text:p>
          </table:table-cell>
          <table:table-cell table:style-name="Tabulka2.A4" office:value-type="string">
            <text:p text:style-name="P76">1</text:p>
          </table:table-cell>
          <table:table-cell table:style-name="Tabulka2.A4" office:value-type="string">
            <text:p text:style-name="P76">1</text:p>
          </table:table-cell>
          <table:table-cell table:style-name="Tabulka2.A4" office:value-type="string">
            <text:p text:style-name="P76">2</text:p>
          </table:table-cell>
          <table:table-cell table:style-name="Tabulka2.A4" office:value-type="string">
            <text:p text:style-name="P76">2</text:p>
          </table:table-cell>
          <table:table-cell table:style-name="Tabulka2.A4" office:value-type="string">
            <text:p text:style-name="P70">B</text:p>
          </table:table-cell>
          <table:table-cell table:style-name="Tabulka2.A4" office:value-type="string">
            <text:p text:style-name="P70">2</text:p>
          </table:table-cell>
          <table:table-cell table:style-name="Tabulka2.A4" office:value-type="string">
            <text:p text:style-name="P76">1 st, 2 dn</text:p>
          </table:table-cell>
        </table:table-row>
        <table:table-row table:style-name="Tabulka2.31">
          <table:table-cell table:style-name="Tabulka2.A4" office:value-type="string">
            <text:p text:style-name="P73">střední</text:p>
          </table:table-cell>
          <table:table-cell table:style-name="Tabulka2.A4" office:value-type="string">
            <text:p text:style-name="P70"/>
          </table:table-cell>
          <table:table-cell table:style-name="Tabulka2.A4" office:value-type="string">
            <text:p text:style-name="P70"/>
          </table:table-cell>
          <table:table-cell table:style-name="Tabulka2.A4" office:value-type="string">
            <text:p text:style-name="P70"/>
          </table:table-cell>
          <table:table-cell table:style-name="Tabulka2.A4" office:value-type="string">
            <text:p text:style-name="P70"/>
          </table:table-cell>
          <table:table-cell table:style-name="Tabulka2.A4" office:value-type="string">
            <text:p text:style-name="P70"/>
          </table:table-cell>
          <table:table-cell table:style-name="Tabulka2.A4" office:value-type="string">
            <text:p text:style-name="P70"/>
          </table:table-cell>
          <table:table-cell table:style-name="Tabulka2.A4" office:value-type="string">
            <text:p text:style-name="P70"/>
          </table:table-cell>
        </table:table-row>
        <table:table-row table:style-name="Tabulka2.32">
          <table:table-cell table:style-name="Tabulka2.A4" office:value-type="string">
            <text:p text:style-name="P68">Trojzubec</text:p>
          </table:table-cell>
          <table:table-cell table:style-name="Tabulka2.A4" office:value-type="string">
            <text:p text:style-name="P76">2</text:p>
          </table:table-cell>
          <table:table-cell table:style-name="Tabulka2.A4" office:value-type="string">
            <text:p text:style-name="P76">1</text:p>
          </table:table-cell>
          <table:table-cell table:style-name="Tabulka2.A4" office:value-type="string">
            <text:p text:style-name="P76">2</text:p>
          </table:table-cell>
          <table:table-cell table:style-name="Tabulka2.A4" office:value-type="string">
            <text:p text:style-name="P76">3</text:p>
          </table:table-cell>
          <table:table-cell table:style-name="Tabulka2.A4" office:value-type="string">
            <text:p text:style-name="P70">B</text:p>
          </table:table-cell>
          <table:table-cell table:style-name="Tabulka2.A4" office:value-type="string">
            <text:p text:style-name="P70">2</text:p>
          </table:table-cell>
          <table:table-cell table:style-name="Tabulka2.A4" office:value-type="string">
            <text:p text:style-name="P70">5 st</text:p>
          </table:table-cell>
        </table:table-row>
        <table:table-row table:style-name="Tabulka2.33">
          <table:table-cell table:style-name="Tabulka2.A4" office:value-type="string">
            <text:p text:style-name="P68">Cep</text:p>
          </table:table-cell>
          <table:table-cell table:style-name="Tabulka2.A4" office:value-type="string">
            <text:p text:style-name="P76">2</text:p>
          </table:table-cell>
          <table:table-cell table:style-name="Tabulka2.A4" office:value-type="string">
            <text:p text:style-name="P76">2</text:p>
          </table:table-cell>
          <table:table-cell table:style-name="Tabulka2.A4" office:value-type="string">
            <text:p text:style-name="P76">1</text:p>
          </table:table-cell>
          <table:table-cell table:style-name="Tabulka2.A4" office:value-type="string">
            <text:p text:style-name="P76">2</text:p>
          </table:table-cell>
          <table:table-cell table:style-name="Tabulka2.A4" office:value-type="string">
            <text:p text:style-name="P70">D</text:p>
          </table:table-cell>
          <table:table-cell table:style-name="Tabulka2.A4" office:value-type="string">
            <text:p text:style-name="P70">2</text:p>
          </table:table-cell>
          <table:table-cell table:style-name="Tabulka2.A4" office:value-type="string">
            <text:p text:style-name="P76">5 dn</text:p>
          </table:table-cell>
        </table:table-row>
        <table:table-row table:style-name="Tabulka2.34">
          <table:table-cell table:style-name="Tabulka2.A4" office:value-type="string">
            <text:p text:style-name="P64"><text:span text:style-name="T186">Kopí, </text:span><text:span text:style-name="T184">s</text:span><text:span text:style-name="T186">udlice</text:span></text:p>
          </table:table-cell>
          <table:table-cell table:style-name="Tabulka2.A4" office:value-type="string">
            <text:p text:style-name="P76">3</text:p>
          </table:table-cell>
          <table:table-cell table:style-name="Tabulka2.A4" office:value-type="string">
            <text:p text:style-name="P76">1</text:p>
          </table:table-cell>
          <table:table-cell table:style-name="Tabulka2.A4" office:value-type="string">
            <text:p text:style-name="P76">1</text:p>
          </table:table-cell>
          <table:table-cell table:style-name="Tabulka2.A4" office:value-type="string">
            <text:p text:style-name="P76">4</text:p>
          </table:table-cell>
          <table:table-cell table:style-name="Tabulka2.A4" office:value-type="string">
            <text:p text:style-name="P70">B</text:p>
          </table:table-cell>
          <table:table-cell table:style-name="Tabulka2.A4" office:value-type="string">
            <text:p text:style-name="P76">2</text:p>
          </table:table-cell>
          <table:table-cell table:style-name="Tabulka2.A4" office:value-type="string">
            <text:p text:style-name="P76">1 zl</text:p>
          </table:table-cell>
        </table:table-row>
        <table:table-row table:style-name="Tabulka2.35">
          <table:table-cell table:style-name="Tabulka2.A4" office:value-type="string">
            <text:p text:style-name="P64"><text:span text:style-name="T184">H</text:span><text:span text:style-name="T186">alapartna</text:span></text:p>
          </table:table-cell>
          <table:table-cell table:style-name="Tabulka2.A4" office:value-type="string">
            <text:p text:style-name="P76">4</text:p>
          </table:table-cell>
          <table:table-cell table:style-name="Tabulka2.A4" office:value-type="string">
            <text:p text:style-name="P81">1</text:p>
          </table:table-cell>
          <table:table-cell table:style-name="Tabulka2.A4" office:value-type="string">
            <text:p text:style-name="P76">1</text:p>
          </table:table-cell>
          <table:table-cell table:style-name="Tabulka2.A4" office:value-type="string">
            <text:p text:style-name="P76">5</text:p>
          </table:table-cell>
          <table:table-cell table:style-name="Tabulka2.A4" office:value-type="string">
            <text:p text:style-name="P70">S, B</text:p>
          </table:table-cell>
          <table:table-cell table:style-name="Tabulka2.A4" office:value-type="string">
            <text:p text:style-name="P81">3</text:p>
          </table:table-cell>
          <table:table-cell table:style-name="Tabulka2.A4" office:value-type="string">
            <text:p text:style-name="P76">2 zl</text:p>
          </table:table-cell>
        </table:table-row>
        <table:table-row table:style-name="Tabulka2.36">
          <table:table-cell table:style-name="Tabulka2.A4" office:value-type="string">
            <text:p text:style-name="P68">Píka <text:s text:c="2"/></text:p>
          </table:table-cell>
          <table:table-cell table:style-name="Tabulka2.A4" office:value-type="string">
            <text:p text:style-name="P76">5</text:p>
          </table:table-cell>
          <table:table-cell table:style-name="Tabulka2.A4" office:value-type="string">
            <text:p text:style-name="P81">1</text:p>
          </table:table-cell>
          <table:table-cell table:style-name="Tabulka2.A4" office:value-type="string">
            <text:p text:style-name="P76">0</text:p>
          </table:table-cell>
          <table:table-cell table:style-name="Tabulka2.A4" office:value-type="string">
            <text:p text:style-name="P76">6</text:p>
          </table:table-cell>
          <table:table-cell table:style-name="Tabulka2.A4" office:value-type="string">
            <text:p text:style-name="P70">B</text:p>
          </table:table-cell>
          <table:table-cell table:style-name="Tabulka2.A4" office:value-type="string">
            <text:p text:style-name="P81">4</text:p>
          </table:table-cell>
          <table:table-cell table:style-name="Tabulka2.A4" office:value-type="string">
            <text:p text:style-name="P85"><text:span text:style-name="T184">1</text:span><text:span text:style-name="T186"> </text:span><text:span text:style-name="T184">zl</text:span></text:p>
          </table:table-cell>
        </table:table-row>
        <table:table-row table:style-name="Tabulka2.37">
          <table:table-cell table:style-name="Tabulka2.A4" office:value-type="string">
            <text:p text:style-name="P73">těžké</text:p>
          </table:table-cell>
          <table:table-cell table:style-name="Tabulka2.A4" office:value-type="string">
            <text:p text:style-name="P70"/>
          </table:table-cell>
          <table:table-cell table:style-name="Tabulka2.A4" office:value-type="string">
            <text:p text:style-name="P70"/>
          </table:table-cell>
          <table:table-cell table:style-name="Tabulka2.A4" office:value-type="string">
            <text:p text:style-name="P70"/>
          </table:table-cell>
          <table:table-cell table:style-name="Tabulka2.A4" office:value-type="string">
            <text:p text:style-name="P70"/>
          </table:table-cell>
          <table:table-cell table:style-name="Tabulka2.A4" office:value-type="string">
            <text:p text:style-name="P70"/>
          </table:table-cell>
          <table:table-cell table:style-name="Tabulka2.A4" office:value-type="string">
            <text:p text:style-name="P70"/>
          </table:table-cell>
          <table:table-cell table:style-name="Tabulka2.A4" office:value-type="string">
            <text:p text:style-name="P70"/>
          </table:table-cell>
        </table:table-row>
        <table:table-row table:style-name="Tabulka2.38">
          <table:table-cell table:style-name="Tabulka2.A4" office:value-type="string">
            <text:p text:style-name="P64"><text:span text:style-name="T186">Obouruč</text:span><text:span text:style-name="T184">ní meč či šavle</text:span></text:p>
          </table:table-cell>
          <table:table-cell table:style-name="Tabulka2.A4" office:value-type="string">
            <text:p text:style-name="P76">4</text:p>
          </table:table-cell>
          <table:table-cell table:style-name="Tabulka2.A4" office:value-type="string">
            <text:p text:style-name="P81">0</text:p>
          </table:table-cell>
          <table:table-cell table:style-name="Tabulka2.A4" office:value-type="string">
            <text:p text:style-name="P76">1</text:p>
          </table:table-cell>
          <table:table-cell table:style-name="Tabulka2.A4" office:value-type="string">
            <text:p text:style-name="P83">7</text:p>
          </table:table-cell>
          <table:table-cell table:style-name="Tabulka2.A4" office:value-type="string">
            <text:p text:style-name="P70">S</text:p>
          </table:table-cell>
          <table:table-cell table:style-name="Tabulka2.A4" office:value-type="string">
            <text:p text:style-name="P70">2</text:p>
          </table:table-cell>
          <table:table-cell table:style-name="Tabulka2.A4" office:value-type="string">
            <text:p text:style-name="P85"><text:span text:style-name="T184">6</text:span><text:span text:style-name="T186"> zl</text:span></text:p>
          </table:table-cell>
        </table:table-row>
        <table:table-row table:style-name="Tabulka2.39">
          <table:table-cell table:style-name="Tabulka2.A4" office:value-type="string">
            <text:p text:style-name="P68">Válečné kladivo</text:p>
          </table:table-cell>
          <table:table-cell table:style-name="Tabulka2.A4" office:value-type="string">
            <text:p text:style-name="P76">5</text:p>
          </table:table-cell>
          <table:table-cell table:style-name="Tabulka2.A4" office:value-type="string">
            <text:p text:style-name="P81">0</text:p>
          </table:table-cell>
          <table:table-cell table:style-name="Tabulka2.A4" office:value-type="string">
            <text:p text:style-name="P76">0</text:p>
          </table:table-cell>
          <table:table-cell table:style-name="Tabulka2.A4" office:value-type="string">
            <text:p text:style-name="P85"><text:span text:style-name="T184">7</text:span><text:span text:style-name="T194">**</text:span></text:p>
          </table:table-cell>
          <table:table-cell table:style-name="Tabulka2.A4" office:value-type="string">
            <text:p text:style-name="P70">D, P</text:p>
          </table:table-cell>
          <table:table-cell table:style-name="Tabulka2.A4" office:value-type="string">
            <text:p text:style-name="P70">2</text:p>
          </table:table-cell>
          <table:table-cell table:style-name="Tabulka2.A4" office:value-type="string">
            <text:p text:style-name="P85"><text:span text:style-name="T184">4</text:span><text:span text:style-name="T186"> zl</text:span></text:p>
          </table:table-cell>
        </table:table-row>
        <table:table-row table:style-name="Tabulka2.40">
          <table:table-cell table:style-name="Tabulka2.A4" office:value-type="string">
            <text:p text:style-name="P68">Těžký kyj</text:p>
          </table:table-cell>
          <table:table-cell table:style-name="Tabulka2.A4" office:value-type="string">
            <text:p text:style-name="P76">5</text:p>
          </table:table-cell>
          <table:table-cell table:style-name="Tabulka2.A4" office:value-type="string">
            <text:p text:style-name="P76">0</text:p>
          </table:table-cell>
          <table:table-cell table:style-name="Tabulka2.A4" office:value-type="string">
            <text:p text:style-name="P76">0</text:p>
          </table:table-cell>
          <table:table-cell table:style-name="Tabulka2.A4" office:value-type="string">
            <text:p text:style-name="P83">7</text:p>
          </table:table-cell>
          <table:table-cell table:style-name="Tabulka2.A4" office:value-type="string">
            <text:p text:style-name="P70">D</text:p>
          </table:table-cell>
          <table:table-cell table:style-name="Tabulka2.A4" office:value-type="string">
            <text:p text:style-name="P70">2</text:p>
          </table:table-cell>
          <table:table-cell table:style-name="Tabulka2.A4" office:value-type="string">
            <text:p text:style-name="P70">2 st</text:p>
          </table:table-cell>
        </table:table-row>
        <table:table-row table:style-name="Tabulka2.41">
          <table:table-cell table:style-name="Tabulka2.A4" office:value-type="string">
            <text:p text:style-name="P69">Obouruční palice</text:p>
          </table:table-cell>
          <table:table-cell table:style-name="Tabulka2.A4" office:value-type="string">
            <text:p text:style-name="P77">5</text:p>
          </table:table-cell>
          <table:table-cell table:style-name="Tabulka2.A4" office:value-type="string">
            <text:p text:style-name="P82">0</text:p>
          </table:table-cell>
          <table:table-cell table:style-name="Tabulka2.A4" office:value-type="string">
            <text:p text:style-name="P77">0</text:p>
          </table:table-cell>
          <table:table-cell table:style-name="Tabulka2.A4" office:value-type="string">
            <text:p text:style-name="P84">8</text:p>
          </table:table-cell>
          <table:table-cell table:style-name="Tabulka2.A4" office:value-type="string">
            <text:p text:style-name="P71">D</text:p>
          </table:table-cell>
          <table:table-cell table:style-name="Tabulka2.A4" office:value-type="string">
            <text:p text:style-name="P71">2</text:p>
          </table:table-cell>
          <table:table-cell table:style-name="Tabulka2.A4" office:value-type="string">
            <text:p text:style-name="P71">1 zl</text:p>
          </table:table-cell>
        </table:table-row>
        <table:table-row table:style-name="Tabulka2.42">
          <table:table-cell table:style-name="Tabulka2.A4" office:value-type="string">
            <text:p text:style-name="P69">Válečná sekera</text:p>
          </table:table-cell>
          <table:table-cell table:style-name="Tabulka2.A4" office:value-type="string">
            <text:p text:style-name="P77">5</text:p>
          </table:table-cell>
          <table:table-cell table:style-name="Tabulka2.A4" office:value-type="string">
            <text:p text:style-name="P82">0</text:p>
          </table:table-cell>
          <table:table-cell table:style-name="Tabulka2.A4" office:value-type="string">
            <text:p text:style-name="P77">0</text:p>
          </table:table-cell>
          <table:table-cell table:style-name="Tabulka2.A4" office:value-type="string">
            <text:p text:style-name="P84">8</text:p>
          </table:table-cell>
          <table:table-cell table:style-name="Tabulka2.A4" office:value-type="string">
            <text:p text:style-name="P71">S</text:p>
          </table:table-cell>
          <table:table-cell table:style-name="Tabulka2.A4" office:value-type="string">
            <text:p text:style-name="P71">2</text:p>
          </table:table-cell>
          <table:table-cell table:style-name="Tabulka2.A4" office:value-type="string">
            <text:p text:style-name="P86"><text:span text:style-name="T184">5</text:span><text:span text:style-name="T186"> zl</text:span></text:p>
          </table:table-cell>
        </table:table-row>
        <table:table-row table:style-name="Tabulka2.43">
          <table:table-cell table:style-name="Tabulka2.A43" table:number-columns-spanned="8" office:value-type="string">
            <text:p text:style-name="P74">Kombinace</text:p>
          </table:table-cell>
          <table:covered-table-cell/>
          <table:covered-table-cell/>
          <table:covered-table-cell/>
          <table:covered-table-cell/>
          <table:covered-table-cell/>
          <table:covered-table-cell/>
          <table:covered-table-cell/>
        </table:table-row>
        <table:table-row table:style-name="Tabulka2.44">
          <table:table-cell table:style-name="Tabulka2.A4" office:value-type="string">
            <text:p text:style-name="P69">Dvě dýky</text:p>
          </table:table-cell>
          <table:table-cell table:style-name="Tabulka2.A4" office:value-type="string">
            <text:p text:style-name="P77">0</text:p>
          </table:table-cell>
          <table:table-cell table:style-name="Tabulka2.A4" office:value-type="string">
            <text:p text:style-name="P77">2</text:p>
          </table:table-cell>
          <table:table-cell table:style-name="Tabulka2.A4" office:value-type="string">
            <text:p text:style-name="P77">0</text:p>
          </table:table-cell>
          <table:table-cell table:style-name="Tabulka2.A4" office:value-type="string">
            <text:p text:style-name="P77">1</text:p>
          </table:table-cell>
          <table:table-cell table:style-name="Tabulka2.A4" office:value-type="string">
            <text:p text:style-name="P71">B</text:p>
          </table:table-cell>
          <table:table-cell table:style-name="Tabulka2.A4" office:value-type="string">
            <text:p text:style-name="P71">0</text:p>
          </table:table-cell>
          <table:table-cell table:style-name="Tabulka2.A4" office:value-type="string">
            <text:p text:style-name="P71"/>
          </table:table-cell>
        </table:table-row>
        <table:table-row table:style-name="Tabulka2.45">
          <table:table-cell table:style-name="Tabulka2.A45" office:value-type="string">
            <text:p text:style-name="P66"><text:span text:style-name="T186">Dl. dýka </text:span><text:span text:style-name="T184">nebo tesák</text:span><text:span text:style-name="T186"> + dýka</text:span></text:p>
          </table:table-cell>
          <table:table-cell table:style-name="Tabulka2.A45" office:value-type="string">
            <text:p text:style-name="P77">1</text:p>
          </table:table-cell>
          <table:table-cell table:style-name="Tabulka2.A45" office:value-type="string">
            <text:p text:style-name="P77">2</text:p>
          </table:table-cell>
          <table:table-cell table:style-name="Tabulka2.A45" office:value-type="string">
            <text:p text:style-name="P77">1</text:p>
          </table:table-cell>
          <table:table-cell table:style-name="Tabulka2.A45" office:value-type="string">
            <text:p text:style-name="P77">1</text:p>
          </table:table-cell>
          <table:table-cell table:style-name="Tabulka2.A45" office:value-type="string">
            <text:p text:style-name="P86"><text:span text:style-name="T184">(S), </text:span><text:span text:style-name="T186">B</text:span></text:p>
          </table:table-cell>
          <table:table-cell table:style-name="Tabulka2.A45" office:value-type="string">
            <text:p text:style-name="P71">0</text:p>
          </table:table-cell>
          <table:table-cell table:style-name="Tabulka2.A45" office:value-type="string">
            <text:p text:style-name="P71"/>
          </table:table-cell>
        </table:table-row>
      </table:table>
      <text:p text:style-name="P67"/>
      <text:p text:style-name="P67">* Velmi vzácná zbraň. Při použití se štítem je útok jen 1</text:p>
      <text:p text:style-name="P67">** Při útoku průrazným bodcem se snižuje zranění o 1, ale při zásahu do zbroje se počítá KZ o 3 nižší.</text:p>
      <text:p text:style-name="P67"/>
      <text:p text:style-name="P67">/* K délce zbraní: U zbraní vyžadujících rozmach se v tomto prostoru nesmí vyskytovat ani spolubojovníci (pokud se vyskytují, postava má postih k hodu na útok). */</text:p>
      <text:p text:style-name="P67"/>
      <text:p text:style-name="P67">IMPORTANT (kombinace zbraní):</text:p>
      <text:p text:style-name="P64"><text:span text:style-name="T183">-- sekundární zbraň dává +1 do útoku s tím, že je možné se operativně rozhodnout, která zbraň je primární. Při boji s krátkým mečem (1/+2) a </text:span><text:soft-page-break/><text:span text:style-name="T183">dýkou (2/0) je tedy možné mít buď 2/+2 (pokud bude kr. meč primární) nebo 3/0 (pokud bude obrana primární). Obrana je dána zbraní, která má vyšší obranu.</text:span></text:p>
      <text:p text:style-name="P67">/* KOMBINACE NESMÍ DÁVAT BONUS DO OBRANY, JINAK BY BYLA VŽDYCKY LEPŠÍ NEŽ ŠTÍT A NEBYL BY TUDÍŽ DŮVOD ŠTÍT POUŽÍVAT. */</text:p>
      <text:p text:style-name="P67"/>
      <text:p text:style-name="P68"/>
      <table:table table:name="Tabulka3" table:style-name="Tabulka3">
        <table:table-column table:style-name="Tabulka3.A"/>
        <table:table-column table:style-name="Tabulka3.B"/>
        <table:table-column table:style-name="Tabulka3.C"/>
        <table:table-column table:style-name="Tabulka3.D"/>
        <table:table-column table:style-name="Tabulka3.E"/>
        <table:table-column table:style-name="Tabulka3.F"/>
        <table:table-column table:style-name="Tabulka3.G"/>
        <table:table-row table:style-name="Tabulka3.1">
          <table:table-cell table:style-name="Tabulka3.A1" table:number-columns-spanned="7" office:value-type="string">
            <text:list xml:id="list162147169269377" text:continue-numbering="true" text:style-name="WWNum1">
              <text:list-item>
                <text:list>
                  <text:list-item>
                    <text:list>
                      <text:list-item>
                        <text:list>
                          <text:list-item>
                            <text:h text:style-name="P312" text:outline-level="4">Tabulka střelných a vrhacích zbraní</text:h>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ulka3.1">
          <table:table-cell table:style-name="Tabulka3.A2" office:value-type="string">
            <text:p text:style-name="P69">Zbraň</text:p>
          </table:table-cell>
          <table:table-cell table:style-name="Tabulka3.A2" office:value-type="string">
            <text:p text:style-name="P71">MinSil</text:p>
          </table:table-cell>
          <table:table-cell table:style-name="Tabulka3.A2" office:value-type="string">
            <text:p text:style-name="P71">Útok</text:p>
          </table:table-cell>
          <table:table-cell table:style-name="Tabulka3.A2" office:value-type="string">
            <text:p text:style-name="P71">Zranění</text:p>
          </table:table-cell>
          <table:table-cell table:style-name="Tabulka3.A2" office:value-type="string">
            <text:p text:style-name="P71"/>
          </table:table-cell>
          <table:table-cell table:style-name="Tabulka3.A2" office:value-type="string">
            <text:p text:style-name="P71">Základní dostřel</text:p>
          </table:table-cell>
          <table:table-cell table:style-name="Tabulka3.A2" office:value-type="string">
            <text:p text:style-name="P71">Cena</text:p>
          </table:table-cell>
        </table:table-row>
        <table:table-row table:style-name="Tabulka3.1">
          <table:table-cell table:style-name="Tabulka3.A3" table:number-columns-spanned="7" office:value-type="string">
            <text:p text:style-name="P84">Střelné</text:p>
          </table:table-cell>
          <table:covered-table-cell/>
          <table:covered-table-cell/>
          <table:covered-table-cell/>
          <table:covered-table-cell/>
          <table:covered-table-cell/>
          <table:covered-table-cell/>
        </table:table-row>
        <table:table-row table:style-name="Tabulka3.1">
          <table:table-cell table:style-name="Tabulka3.A4" office:value-type="string">
            <text:p text:style-name="P66"><text:span text:style-name="T186">Krátký luk</text:span><text:span text:style-name="T184">*</text:span></text:p>
          </table:table-cell>
          <table:table-cell table:style-name="Tabulka3.B4" office:value-type="string">
            <text:p text:style-name="P77">2</text:p>
          </table:table-cell>
          <table:table-cell table:style-name="Tabulka3.B4" office:value-type="string">
            <text:p text:style-name="P71">2</text:p>
          </table:table-cell>
          <table:table-cell table:style-name="Tabulka3.B4" office:value-type="string">
            <text:p text:style-name="P77">4</text:p>
          </table:table-cell>
          <table:table-cell table:style-name="Tabulka3.B4" office:value-type="string">
            <text:p text:style-name="P71"/>
          </table:table-cell>
          <table:table-cell table:style-name="Tabulka3.B4" office:value-type="string">
            <text:p text:style-name="P86"><text:span text:style-name="T186">3*Sil + </text:span><text:span text:style-name="T184">14</text:span></text:p>
          </table:table-cell>
          <table:table-cell table:style-name="Tabulka3.B4" office:value-type="string">
            <text:p text:style-name="P71">1 zl</text:p>
          </table:table-cell>
        </table:table-row>
        <table:table-row table:style-name="Tabulka3.1">
          <table:table-cell table:style-name="Tabulka3.B4" office:value-type="string">
            <text:p text:style-name="P64"><text:span text:style-name="T186">Dlouhý luk</text:span><text:span text:style-name="T184">*</text:span></text:p>
          </table:table-cell>
          <table:table-cell table:style-name="Tabulka3.B4" office:value-type="string">
            <text:p text:style-name="P76">3</text:p>
          </table:table-cell>
          <table:table-cell table:style-name="Tabulka3.B4" office:value-type="string">
            <text:p text:style-name="P70">2</text:p>
          </table:table-cell>
          <table:table-cell table:style-name="Tabulka3.B4" office:value-type="string">
            <text:p text:style-name="P76">5</text:p>
          </table:table-cell>
          <table:table-cell table:style-name="Tabulka3.B4" office:value-type="string">
            <text:p text:style-name="P70"/>
          </table:table-cell>
          <table:table-cell table:style-name="Tabulka3.B4" office:value-type="string">
            <text:p text:style-name="P85"><text:span text:style-name="T186">3*Sil + </text:span><text:span text:style-name="T184">21</text:span></text:p>
          </table:table-cell>
          <table:table-cell table:style-name="Tabulka3.B4" office:value-type="string">
            <text:p text:style-name="P70">2 zl</text:p>
          </table:table-cell>
        </table:table-row>
        <table:table-row table:style-name="Tabulka3.1">
          <table:table-cell table:style-name="Tabulka3.B4" office:value-type="string">
            <text:p text:style-name="P64"><text:span text:style-name="T186">Lehká kuše</text:span><text:span text:style-name="T184">**</text:span></text:p>
          </table:table-cell>
          <table:table-cell table:style-name="Tabulka3.B4" office:value-type="string">
            <text:p text:style-name="P76">0</text:p>
          </table:table-cell>
          <table:table-cell table:style-name="Tabulka3.B4" office:value-type="string">
            <text:p text:style-name="P70">2</text:p>
          </table:table-cell>
          <table:table-cell table:style-name="Tabulka3.B4" office:value-type="string">
            <text:p text:style-name="P76">5</text:p>
          </table:table-cell>
          <table:table-cell table:style-name="Tabulka3.B4" office:value-type="string">
            <text:p text:style-name="P70"/>
          </table:table-cell>
          <table:table-cell table:style-name="Tabulka3.B4" office:value-type="string">
            <text:p text:style-name="P70">20</text:p>
          </table:table-cell>
          <table:table-cell table:style-name="Tabulka3.B4" office:value-type="string">
            <text:p text:style-name="P85"><text:span text:style-name="T184">5</text:span><text:span text:style-name="T186"> zl</text:span></text:p>
          </table:table-cell>
        </table:table-row>
        <table:table-row table:style-name="Tabulka3.1">
          <table:table-cell table:style-name="Tabulka3.B4" office:value-type="string">
            <text:p text:style-name="P64"><text:span text:style-name="T186">Těžká kuše</text:span><text:span text:style-name="T184">***</text:span></text:p>
          </table:table-cell>
          <table:table-cell table:style-name="Tabulka3.B4" office:value-type="string">
            <text:p text:style-name="P76">0</text:p>
          </table:table-cell>
          <table:table-cell table:style-name="Tabulka3.B4" office:value-type="string">
            <text:p text:style-name="P76">1</text:p>
          </table:table-cell>
          <table:table-cell table:style-name="Tabulka3.B4" office:value-type="string">
            <text:p text:style-name="P76">8</text:p>
          </table:table-cell>
          <table:table-cell table:style-name="Tabulka3.B4" office:value-type="string">
            <text:p text:style-name="P70"/>
          </table:table-cell>
          <table:table-cell table:style-name="Tabulka3.B4" office:value-type="string">
            <text:p text:style-name="P70">30</text:p>
          </table:table-cell>
          <table:table-cell table:style-name="Tabulka3.B4" office:value-type="string">
            <text:p text:style-name="P85"><text:span text:style-name="T184">10</text:span><text:span text:style-name="T186"> zl</text:span></text:p>
          </table:table-cell>
        </table:table-row>
        <table:table-row table:style-name="Tabulka3.1">
          <table:table-cell table:style-name="Tabulka3.B4" office:value-type="string">
            <text:p text:style-name="P64"><text:span text:style-name="T186">Foukačka</text:span><text:span text:style-name="T184">****</text:span></text:p>
          </table:table-cell>
          <table:table-cell table:style-name="Tabulka3.B4" office:value-type="string">
            <text:p text:style-name="P70">0</text:p>
          </table:table-cell>
          <table:table-cell table:style-name="Tabulka3.B4" office:value-type="string">
            <text:p text:style-name="P70">1</text:p>
          </table:table-cell>
          <table:table-cell table:style-name="Tabulka3.B4" office:value-type="string">
            <text:p text:style-name="P70">(1)</text:p>
          </table:table-cell>
          <table:table-cell table:style-name="Tabulka3.B4" office:value-type="string">
            <text:p text:style-name="P70"/>
          </table:table-cell>
          <table:table-cell table:style-name="Tabulka3.B4" office:value-type="string">
            <text:p text:style-name="P70">7</text:p>
          </table:table-cell>
          <table:table-cell table:style-name="Tabulka3.B4" office:value-type="string">
            <text:p text:style-name="P70">1 st</text:p>
          </table:table-cell>
        </table:table-row>
        <table:table-row table:style-name="Tabulka3.1">
          <table:table-cell table:style-name="Tabulka3.B4" office:value-type="string">
            <text:p text:style-name="P68">Prak</text:p>
          </table:table-cell>
          <table:table-cell table:style-name="Tabulka3.B4" office:value-type="string">
            <text:p text:style-name="P76">0</text:p>
          </table:table-cell>
          <table:table-cell table:style-name="Tabulka3.B4" office:value-type="string">
            <text:p text:style-name="P70">0</text:p>
          </table:table-cell>
          <table:table-cell table:style-name="Tabulka3.B4" office:value-type="string">
            <text:p text:style-name="P76">3</text:p>
          </table:table-cell>
          <table:table-cell table:style-name="Tabulka3.B4" office:value-type="string">
            <text:p text:style-name="P70"/>
          </table:table-cell>
          <table:table-cell table:style-name="Tabulka3.B4" office:value-type="string">
            <text:p text:style-name="P70">10</text:p>
          </table:table-cell>
          <table:table-cell table:style-name="Tabulka3.B4" office:value-type="string">
            <text:p text:style-name="P76">2 dn</text:p>
          </table:table-cell>
        </table:table-row>
        <table:table-row table:style-name="Tabulka3.1">
          <table:table-cell table:style-name="Tabulka3.B4" office:value-type="string">
            <text:p text:style-name="P68">Tyčový prak</text:p>
          </table:table-cell>
          <table:table-cell table:style-name="Tabulka3.B4" office:value-type="string">
            <text:p text:style-name="P76">1</text:p>
          </table:table-cell>
          <table:table-cell table:style-name="Tabulka3.B4" office:value-type="string">
            <text:p text:style-name="P70">0</text:p>
          </table:table-cell>
          <table:table-cell table:style-name="Tabulka3.B4" office:value-type="string">
            <text:p text:style-name="P76">4</text:p>
          </table:table-cell>
          <table:table-cell table:style-name="Tabulka3.B4" office:value-type="string">
            <text:p text:style-name="P70"/>
          </table:table-cell>
          <table:table-cell table:style-name="Tabulka3.B4" office:value-type="string">
            <text:p text:style-name="P70">12</text:p>
          </table:table-cell>
          <table:table-cell table:style-name="Tabulka3.B4" office:value-type="string">
            <text:p text:style-name="P76">3 dn</text:p>
          </table:table-cell>
        </table:table-row>
        <table:table-row table:style-name="Tabulka3.1">
          <table:table-cell table:style-name="Tabulka3.A11" table:number-columns-spanned="7" office:value-type="string">
            <text:p text:style-name="P84">Vrhací</text:p>
          </table:table-cell>
          <table:covered-table-cell/>
          <table:covered-table-cell/>
          <table:covered-table-cell/>
          <table:covered-table-cell/>
          <table:covered-table-cell/>
          <table:covered-table-cell/>
        </table:table-row>
        <table:table-row table:style-name="Tabulka3.1">
          <table:table-cell table:style-name="Tabulka3.A4" office:value-type="string">
            <text:p text:style-name="P69">Vrhací šipka</text:p>
          </table:table-cell>
          <table:table-cell table:style-name="Tabulka3.B4" office:value-type="string">
            <text:p text:style-name="P77">0</text:p>
          </table:table-cell>
          <table:table-cell table:style-name="Tabulka3.B4" office:value-type="string">
            <text:p text:style-name="P71">1</text:p>
          </table:table-cell>
          <table:table-cell table:style-name="Tabulka3.B4" office:value-type="string">
            <text:p text:style-name="P77">2</text:p>
          </table:table-cell>
          <table:table-cell table:style-name="Tabulka3.B4" office:value-type="string">
            <text:p text:style-name="P71"/>
          </table:table-cell>
          <table:table-cell table:style-name="Tabulka3.B4" office:value-type="string">
            <text:p text:style-name="P86"><text:span text:style-name="T186">Sil + </text:span><text:span text:style-name="T184">6</text:span></text:p>
          </table:table-cell>
          <table:table-cell table:style-name="Tabulka3.B4" office:value-type="string">
            <text:p text:style-name="P86"><text:span text:style-name="T184">4</text:span><text:span text:style-name="T186"> </text:span><text:span text:style-name="T184">dn</text:span></text:p>
          </table:table-cell>
        </table:table-row>
        <table:table-row table:style-name="Tabulka3.1">
          <table:table-cell table:style-name="Tabulka3.B4" office:value-type="string">
            <text:p text:style-name="P68">Kámen</text:p>
          </table:table-cell>
          <table:table-cell table:style-name="Tabulka3.B4" office:value-type="string">
            <text:p text:style-name="P76">1</text:p>
          </table:table-cell>
          <table:table-cell table:style-name="Tabulka3.B4" office:value-type="string">
            <text:p text:style-name="P70">0</text:p>
          </table:table-cell>
          <table:table-cell table:style-name="Tabulka3.B4" office:value-type="string">
            <text:p text:style-name="P76">3</text:p>
          </table:table-cell>
          <table:table-cell table:style-name="Tabulka3.B4" office:value-type="string">
            <text:p text:style-name="P70"/>
          </table:table-cell>
          <table:table-cell table:style-name="Tabulka3.B4" office:value-type="string">
            <text:p text:style-name="P85"><text:span text:style-name="T186">Sil + </text:span><text:span text:style-name="T184">5</text:span></text:p>
          </table:table-cell>
          <table:table-cell table:style-name="Tabulka3.B4" office:value-type="string">
            <text:p text:style-name="P70">-</text:p>
          </table:table-cell>
        </table:table-row>
        <table:table-row table:style-name="Tabulka3.14">
          <table:table-cell table:style-name="Tabulka3.B4" office:value-type="string">
            <text:p text:style-name="P66"><text:span text:style-name="T186">Oštěp</text:span><text:span text:style-name="T184">+</text:span></text:p>
          </table:table-cell>
          <table:table-cell table:style-name="Tabulka3.B4" office:value-type="string">
            <text:p text:style-name="P77">2</text:p>
          </table:table-cell>
          <table:table-cell table:style-name="Tabulka3.B4" office:value-type="string">
            <text:p text:style-name="P71">1</text:p>
          </table:table-cell>
          <table:table-cell table:style-name="Tabulka3.B4" office:value-type="string">
            <text:p text:style-name="P77">5</text:p>
          </table:table-cell>
          <table:table-cell table:style-name="Tabulka3.B4" office:value-type="string">
            <text:p text:style-name="P71"/>
          </table:table-cell>
          <table:table-cell table:style-name="Tabulka3.B4" office:value-type="string">
            <text:p text:style-name="P86"><text:span text:style-name="T186">2*Sil + </text:span><text:span text:style-name="T184">6</text:span></text:p>
          </table:table-cell>
          <table:table-cell table:style-name="Tabulka3.B4" office:value-type="string">
            <text:p text:style-name="P86"><text:span text:style-name="T184">2</text:span><text:span text:style-name="T186"> st</text:span></text:p>
          </table:table-cell>
        </table:table-row>
        <table:table-row table:style-name="Tabulka3.1">
          <table:table-cell table:style-name="Tabulka3.B4" office:value-type="string">
            <text:p text:style-name="P69">Hvězdice</text:p>
          </table:table-cell>
          <table:table-cell table:style-name="Tabulka3.B4" office:value-type="string">
            <text:p text:style-name="P77">0</text:p>
          </table:table-cell>
          <table:table-cell table:style-name="Tabulka3.B4" office:value-type="string">
            <text:p text:style-name="P71">1</text:p>
          </table:table-cell>
          <table:table-cell table:style-name="Tabulka3.B4" office:value-type="string">
            <text:p text:style-name="P77">2</text:p>
          </table:table-cell>
          <table:table-cell table:style-name="Tabulka3.B4" office:value-type="string">
            <text:p text:style-name="P71"/>
          </table:table-cell>
          <table:table-cell table:style-name="Tabulka3.B4" office:value-type="string">
            <text:p text:style-name="P86"><text:span text:style-name="T186">Sil + </text:span><text:span text:style-name="T184">4</text:span></text:p>
          </table:table-cell>
          <table:table-cell table:style-name="Tabulka3.B4" office:value-type="string">
            <text:p text:style-name="P86"><text:span text:style-name="T186">2 </text:span><text:span text:style-name="T184">dn</text:span></text:p>
          </table:table-cell>
        </table:table-row>
        <table:table-row table:style-name="Tabulka3.1">
          <table:table-cell table:style-name="Tabulka3.B4" office:value-type="string">
            <text:p text:style-name="P75">Vrhací disk /* chakram */</text:p>
          </table:table-cell>
          <table:table-cell table:style-name="Tabulka3.B4" office:value-type="string">
            <text:p text:style-name="P76">2</text:p>
          </table:table-cell>
          <table:table-cell table:style-name="Tabulka3.B4" office:value-type="string">
            <text:p text:style-name="P76">1</text:p>
          </table:table-cell>
          <table:table-cell table:style-name="Tabulka3.B4" office:value-type="string">
            <text:p text:style-name="P76">4</text:p>
          </table:table-cell>
          <table:table-cell table:style-name="Tabulka3.B4" office:value-type="string">
            <text:p text:style-name="P70"/>
          </table:table-cell>
          <table:table-cell table:style-name="Tabulka3.B4" office:value-type="string">
            <text:p text:style-name="P79">Sil + 6</text:p>
          </table:table-cell>
          <table:table-cell table:style-name="Tabulka3.B4" office:value-type="string">
            <text:p text:style-name="P79">2 zl</text:p>
          </table:table-cell>
        </table:table-row>
        <table:table-row table:style-name="Tabulka3.1">
          <table:table-cell table:style-name="Tabulka3.B4" office:value-type="string">
            <text:p text:style-name="P68">Vrhací dýka</text:p>
          </table:table-cell>
          <table:table-cell table:style-name="Tabulka3.B4" office:value-type="string">
            <text:p text:style-name="P76">1</text:p>
          </table:table-cell>
          <table:table-cell table:style-name="Tabulka3.B4" office:value-type="string">
            <text:p text:style-name="P70">1</text:p>
          </table:table-cell>
          <table:table-cell table:style-name="Tabulka3.B4" office:value-type="string">
            <text:p text:style-name="P76">3</text:p>
          </table:table-cell>
          <table:table-cell table:style-name="Tabulka3.B4" office:value-type="string">
            <text:p text:style-name="P70"/>
          </table:table-cell>
          <table:table-cell table:style-name="Tabulka3.B4" office:value-type="string">
            <text:p text:style-name="P85"><text:span text:style-name="T186">Sil + </text:span><text:span text:style-name="T184">5</text:span></text:p>
          </table:table-cell>
          <table:table-cell table:style-name="Tabulka3.B4" office:value-type="string">
            <text:p text:style-name="P85"><text:span text:style-name="T184">2</text:span><text:span text:style-name="T186"> st</text:span></text:p>
          </table:table-cell>
        </table:table-row>
        <table:table-row table:style-name="Tabulka3.1">
          <table:table-cell table:style-name="Tabulka3.A18" office:value-type="string">
            <text:p text:style-name="P69">Vrhací sekera</text:p>
          </table:table-cell>
          <table:table-cell table:style-name="Tabulka3.A18" office:value-type="string">
            <text:p text:style-name="P77">3</text:p>
          </table:table-cell>
          <table:table-cell table:style-name="Tabulka3.A18" office:value-type="string">
            <text:p text:style-name="P71">0</text:p>
          </table:table-cell>
          <table:table-cell table:style-name="Tabulka3.A18" office:value-type="string">
            <text:p text:style-name="P77">6</text:p>
          </table:table-cell>
          <table:table-cell table:style-name="Tabulka3.A18" office:value-type="string">
            <text:p text:style-name="P71"/>
          </table:table-cell>
          <table:table-cell table:style-name="Tabulka3.A18" office:value-type="string">
            <text:p text:style-name="P86"><text:span text:style-name="T186">Sil + </text:span><text:span text:style-name="T184">3</text:span></text:p>
          </table:table-cell>
          <table:table-cell table:style-name="Tabulka3.A18" office:value-type="string">
            <text:p text:style-name="P86"><text:span text:style-name="T184">3</text:span><text:span text:style-name="T186"> st</text:span></text:p>
          </table:table-cell>
        </table:table-row>
      </table:table>
      <text:p text:style-name="P67"/>
      <text:p text:style-name="P62"/>
      <text:p text:style-name="P62"/>
      <text:p text:style-name="P62"/>
      <text:p text:style-name="P62"/>
      <table:table table:name="Tabulka4" table:style-name="Tabulka4">
        <table:table-column table:style-name="Tabulka4.A"/>
        <table:table-column table:style-name="Tabulka4.B"/>
        <text:soft-page-break/>
        <table:table-row table:style-name="Tabulka4.1">
          <table:table-cell table:style-name="Tabulka4.A1" table:number-columns-spanned="2" office:value-type="string">
            <text:list xml:id="list162147464159172" text:continue-numbering="true" text:style-name="WWNum1">
              <text:list-item>
                <text:list>
                  <text:list-item>
                    <text:h text:style-name="P299" text:outline-level="2"><text:span text:style-name="T186">Ceník –</text:span><text:span text:style-name="T184"> položky až do finálních pravidel</text:span></text:h>
                  </text:list-item>
                </text:list>
              </text:list-item>
            </text:list>
          </table:table-cell>
          <table:covered-table-cell/>
        </table:table-row>
        <table:table-row table:style-name="Tabulka4.1">
          <table:table-cell table:style-name="Tabulka4.A2" table:number-columns-spanned="2" office:value-type="string">
            <text:list xml:id="list162147414783137" text:continue-numbering="true" text:style-name="WWNum1">
              <text:list-item>
                <text:list>
                  <text:list-item>
                    <text:list>
                      <text:list-item>
                        <text:list>
                          <text:list-item>
                            <text:list>
                              <text:list-item>
                                <text:list>
                                  <text:list-item>
                                    <text:list>
                                      <text:list-item>
                                        <text:list>
                                          <text:list-item>
                                            <text:h text:style-name="P274" text:outline-level="8">Dopravní prostředky</text:h>
                                          </text:list-item>
                                        </text:list>
                                      </text:list-item>
                                    </text:list>
                                  </text:list-item>
                                </text:list>
                              </text:list-item>
                            </text:list>
                          </text:list-item>
                        </text:list>
                      </text:list-item>
                    </text:list>
                  </text:list-item>
                </text:list>
              </text:list-item>
            </text:list>
          </table:table-cell>
          <table:covered-table-cell/>
        </table:table-row>
        <table:table-row table:style-name="Tabulka4.1">
          <table:table-cell table:style-name="Tabulka4.A3" office:value-type="string">
            <text:p text:style-name="P95">Žebřiňák</text:p>
          </table:table-cell>
          <table:table-cell table:style-name="Tabulka4.A3" office:value-type="string">
            <text:p text:style-name="P105">2 zl</text:p>
          </table:table-cell>
        </table:table-row>
        <table:table-row table:style-name="Tabulka4.1">
          <table:table-cell table:style-name="Tabulka4.A3" office:value-type="string">
            <text:p text:style-name="P94">Vůz (cestovní s plachtou)</text:p>
          </table:table-cell>
          <table:table-cell table:style-name="Tabulka4.A3" office:value-type="string">
            <text:p text:style-name="P104">3 zl</text:p>
          </table:table-cell>
        </table:table-row>
        <table:table-row table:style-name="Tabulka4.1">
          <table:table-cell table:style-name="Tabulka4.A3" office:value-type="string">
            <text:p text:style-name="P87"><text:span text:style-name="T186">Kočár </text:span><text:span text:style-name="T184">otevřený, běžný</text:span></text:p>
          </table:table-cell>
          <table:table-cell table:style-name="Tabulka4.A3" office:value-type="string">
            <text:p text:style-name="P89"><text:span text:style-name="T194">6</text:span><text:span text:style-name="T190"> zl</text:span></text:p>
          </table:table-cell>
        </table:table-row>
        <table:table-row table:style-name="Tabulka4.1">
          <table:table-cell table:style-name="Tabulka4.A3" office:value-type="string">
            <text:p text:style-name="P87"><text:span text:style-name="T186">Kočár </text:span><text:span text:style-name="T184">otevřený, luxusní</text:span></text:p>
          </table:table-cell>
          <table:table-cell table:style-name="Tabulka4.A3" office:value-type="string">
            <text:p text:style-name="P92">20 zl</text:p>
          </table:table-cell>
        </table:table-row>
        <table:table-row table:style-name="Tabulka4.1">
          <table:table-cell table:style-name="Tabulka4.A3" office:value-type="string">
            <text:p text:style-name="P109">Kočár uzavřený, běžný</text:p>
          </table:table-cell>
          <table:table-cell table:style-name="Tabulka4.A3" office:value-type="string">
            <text:p text:style-name="P107">10 zl</text:p>
          </table:table-cell>
        </table:table-row>
        <table:table-row table:style-name="Tabulka4.1">
          <table:table-cell table:style-name="Tabulka4.A3" office:value-type="string">
            <text:p text:style-name="P109">Kočár uzavřený, luxusní</text:p>
          </table:table-cell>
          <table:table-cell table:style-name="Tabulka4.A3" office:value-type="string">
            <text:p text:style-name="P107">30 zl</text:p>
          </table:table-cell>
        </table:table-row>
        <table:table-row table:style-name="Tabulka4.1">
          <table:table-cell table:style-name="Tabulka4.A3" office:value-type="string">
            <text:p text:style-name="P94">Válečný vůz</text:p>
          </table:table-cell>
          <table:table-cell table:style-name="Tabulka4.A3" office:value-type="string">
            <text:p text:style-name="P104">5 zl</text:p>
          </table:table-cell>
        </table:table-row>
        <table:table-row table:style-name="Tabulka4.1">
          <table:table-cell table:style-name="Tabulka4.A3" office:value-type="string">
            <text:p text:style-name="P94">Pramice</text:p>
          </table:table-cell>
          <table:table-cell table:style-name="Tabulka4.A3" office:value-type="string">
            <text:p text:style-name="P104">1 zl</text:p>
          </table:table-cell>
        </table:table-row>
        <table:table-row table:style-name="Tabulka4.1">
          <table:table-cell table:style-name="Tabulka4.A3" office:value-type="string">
            <text:p text:style-name="P94">Kanoe</text:p>
          </table:table-cell>
          <table:table-cell table:style-name="Tabulka4.A3" office:value-type="string">
            <text:p text:style-name="P104">1 zl</text:p>
          </table:table-cell>
        </table:table-row>
        <table:table-row table:style-name="Tabulka4.1">
          <table:table-cell table:style-name="Tabulka4.A3" table:number-columns-spanned="2" office:value-type="string">
            <text:list xml:id="list162147289320139" text:continue-numbering="true" text:style-name="WWNum1">
              <text:list-item>
                <text:list>
                  <text:list-item>
                    <text:list>
                      <text:list-item>
                        <text:list>
                          <text:list-item>
                            <text:list>
                              <text:list-item>
                                <text:list>
                                  <text:list-item>
                                    <text:list>
                                      <text:list-item>
                                        <text:list>
                                          <text:list-item>
                                            <text:h text:style-name="P275" text:outline-level="8">Magická léčiva</text:h>
                                          </text:list-item>
                                        </text:list>
                                      </text:list-item>
                                    </text:list>
                                  </text:list-item>
                                </text:list>
                              </text:list-item>
                            </text:list>
                          </text:list-item>
                        </text:list>
                      </text:list-item>
                    </text:list>
                  </text:list-item>
                </text:list>
              </text:list-item>
            </text:list>
          </table:table-cell>
          <table:covered-table-cell/>
        </table:table-row>
        <table:table-row table:style-name="Tabulka4.1">
          <table:table-cell table:style-name="Tabulka4.A3" office:value-type="string">
            <text:p text:style-name="P106">Léčivý lektvar</text:p>
          </table:table-cell>
          <table:table-cell table:style-name="Tabulka4.A3" office:value-type="string">
            <text:p text:style-name="P90"><text:span text:style-name="T183">1 st * hodnocení</text:span><text:span text:style-name="T198">2</text:span></text:p>
          </table:table-cell>
        </table:table-row>
        <table:table-row table:style-name="Tabulka4.1">
          <table:table-cell table:style-name="Tabulka4.A3" office:value-type="string">
            <text:p text:style-name="P91">Hojivá mast</text:p>
          </table:table-cell>
          <table:table-cell table:style-name="Tabulka4.A3" office:value-type="string">
            <text:p text:style-name="P89"><text:span text:style-name="T183">5 dn * hodnocení</text:span><text:span text:style-name="T198">2</text:span></text:p>
          </table:table-cell>
        </table:table-row>
        <table:table-row table:style-name="Tabulka4.1">
          <table:table-cell table:style-name="Tabulka4.A3" office:value-type="string">
            <text:p text:style-name="P91">Lektvar na hojení otevřených zranění</text:p>
          </table:table-cell>
          <table:table-cell table:style-name="Tabulka4.A3" office:value-type="string">
            <text:p text:style-name="P89"><text:span text:style-name="T183">2 st * hodnocení</text:span><text:span text:style-name="T198">2</text:span></text:p>
          </table:table-cell>
        </table:table-row>
        <table:table-row table:style-name="Tabulka4.1">
          <table:table-cell table:style-name="Tabulka4.A3" office:value-type="string">
            <text:p text:style-name="P91">Odvar na hojení otevřených zranění</text:p>
          </table:table-cell>
          <table:table-cell table:style-name="Tabulka4.A3" office:value-type="string">
            <text:p text:style-name="P89"><text:span text:style-name="T183">1 st * hodnocení</text:span><text:span text:style-name="T198">2</text:span></text:p>
          </table:table-cell>
        </table:table-row>
        <table:table-row table:style-name="Tabulka4.1">
          <table:table-cell table:style-name="Tabulka4.A3" office:value-type="string">
            <text:p text:style-name="P91">Lektvar na hojení vnitřních zranění a zlomenin</text:p>
          </table:table-cell>
          <table:table-cell table:style-name="Tabulka4.A3" office:value-type="string">
            <text:p text:style-name="P89"><text:span text:style-name="T183">3 st * hodnocení</text:span><text:span text:style-name="T198">2</text:span></text:p>
          </table:table-cell>
        </table:table-row>
        <table:table-row table:style-name="Tabulka4.1">
          <table:table-cell table:style-name="Tabulka4.A3" office:value-type="string">
            <text:p text:style-name="P91">Odvar na hojení vnitřních zranění a zlomenin</text:p>
          </table:table-cell>
          <table:table-cell table:style-name="Tabulka4.A3" office:value-type="string">
            <text:p text:style-name="P89"><text:span text:style-name="T183">2 st * hodnocení</text:span><text:span text:style-name="T198">2</text:span></text:p>
          </table:table-cell>
        </table:table-row>
        <table:table-row table:style-name="Tabulka4.1">
          <table:table-cell table:style-name="Tabulka4.A3" office:value-type="string">
            <text:p text:style-name="P91">Tinktura na popáleniny a omrzliny</text:p>
          </table:table-cell>
          <table:table-cell table:style-name="Tabulka4.A3" office:value-type="string">
            <text:p text:style-name="P89"><text:span text:style-name="T183">3 st * hodnocení</text:span><text:span text:style-name="T198">2</text:span></text:p>
          </table:table-cell>
        </table:table-row>
        <table:table-row table:style-name="Tabulka4.1">
          <table:table-cell table:style-name="Tabulka4.A3" office:value-type="string">
            <text:p text:style-name="P91">Mast na popáleniny a omrzliny</text:p>
          </table:table-cell>
          <table:table-cell table:style-name="Tabulka4.A3" office:value-type="string">
            <text:p text:style-name="P89"><text:span text:style-name="T183">2 st * hodnocení</text:span><text:span text:style-name="T198">2</text:span></text:p>
          </table:table-cell>
        </table:table-row>
        <table:table-row table:style-name="Tabulka4.1">
          <table:table-cell table:style-name="Tabulka4.A21" office:value-type="string">
            <text:p text:style-name="P95"/>
          </table:table-cell>
          <table:table-cell table:style-name="Tabulka4.A21" office:value-type="string">
            <text:p text:style-name="P93"/>
          </table:table-cell>
        </table:table-row>
      </table:table>
      <text:p text:style-name="P67"/>
      <text:p text:style-name="P62"/>
      <text:p text:style-name="P62"/>
      <table:table table:name="Tabulka5" table:style-name="Tabulka5">
        <table:table-column table:style-name="Tabulka5.A"/>
        <table:table-column table:style-name="Tabulka5.B"/>
        <table:table-column table:style-name="Tabulka5.C"/>
        <table:table-column table:style-name="Tabulka5.D"/>
        <table:table-column table:style-name="Tabulka5.E"/>
        <table:table-column table:style-name="Tabulka5.F"/>
        <table:table-column table:style-name="Tabulka5.G"/>
        <table:table-row table:style-name="Tabulka5.1">
          <table:table-cell table:style-name="Tabulka5.A1" table:number-columns-spanned="7" office:value-type="string">
            <text:list xml:id="list162148118158243" text:continue-numbering="true" text:style-name="WWNum1">
              <text:list-item>
                <text:list>
                  <text:list-item>
                    <text:h text:style-name="P300" text:outline-level="2">Ceník</text:h>
                  </text:list-item>
                </text:list>
              </text:list-item>
            </text:list>
          </table:table-cell>
          <table:covered-table-cell/>
          <table:covered-table-cell/>
          <table:covered-table-cell/>
          <table:covered-table-cell/>
          <table:covered-table-cell/>
          <table:covered-table-cell/>
        </table:table-row>
        <table:table-row table:style-name="Tabulka5.1">
          <table:table-cell table:style-name="Tabulka5.A2" office:value-type="string">
            <text:p text:style-name="P97"/>
          </table:table-cell>
          <table:table-cell table:style-name="Tabulka5.A2" office:value-type="string">
            <text:p text:style-name="P97">Cena</text:p>
          </table:table-cell>
          <table:table-cell table:style-name="Tabulka5.A2" office:value-type="string">
            <text:p text:style-name="P90"><text:span text:style-name="T186">Vá</text:span><text:soft-page-break/><text:span text:style-name="T186">ha</text:span></text:p>
          </table:table-cell>
          <table:table-cell table:style-name="Tabulka5.A2" office:value-type="string">
            <text:p text:style-name="P97"/>
          </table:table-cell>
          <table:table-cell table:style-name="Tabulka5.A2" office:value-type="string">
            <text:p text:style-name="P97"/>
          </table:table-cell>
          <table:table-cell table:style-name="Tabulka5.A2" office:value-type="string">
            <text:p text:style-name="P97">Cena</text:p>
          </table:table-cell>
          <table:table-cell table:style-name="Tabulka5.A2" office:value-type="string">
            <text:p text:style-name="P90"><text:span text:style-name="T186">Váh</text:span><text:soft-page-break/><text:span text:style-name="T186">a</text:span></text:p>
          </table:table-cell>
        </table:table-row>
        <table:table-row table:style-name="Tabulka5.1">
          <table:table-cell table:style-name="Tabulka5.A3" office:value-type="string">
            <text:list xml:id="list162147922777107" text:continue-numbering="true" text:style-name="WWNum1">
              <text:list-item>
                <text:list>
                  <text:list-item>
                    <text:list>
                      <text:list-item>
                        <text:h text:style-name="P281" text:outline-level="3">Šatstvo</text:h>
                      </text:list-item>
                    </text:list>
                  </text:list-item>
                </text:list>
              </text:list-item>
            </text:list>
          </table:table-cell>
          <table:table-cell table:style-name="Tabulka5.B3" office:value-type="string">
            <text:p text:style-name="P100"/>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list xml:id="list162147214386518" text:continue-numbering="true" text:style-name="WWNum1">
              <text:list-item>
                <text:list>
                  <text:list-item>
                    <text:list>
                      <text:list-item>
                        <text:h text:style-name="P281" text:outline-level="3">Přeprava</text:h>
                      </text:list-item>
                    </text:list>
                  </text:list-item>
                </text:list>
              </text:list-item>
            </text:list>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98">Žebrácké hadry</text:p>
          </table:table-cell>
          <table:table-cell table:style-name="Tabulka5.B3" office:value-type="string">
            <text:p text:style-name="P102">2 dn</text:p>
          </table:table-cell>
          <table:table-cell table:style-name="Tabulka5.B3" office:value-type="string">
            <text:p text:style-name="P96"/>
          </table:table-cell>
          <table:table-cell table:style-name="Tabulka5.B3" office:value-type="string">
            <text:p text:style-name="P70"/>
          </table:table-cell>
          <table:table-cell table:style-name="Tabulka5.B3" office:value-type="string">
            <text:p text:style-name="P98">Místo v dostavníku (1 den cesty)</text:p>
          </table:table-cell>
          <table:table-cell table:style-name="Tabulka5.B3" office:value-type="string">
            <text:p text:style-name="P89"><text:span text:style-name="T192">4</text:span><text:span text:style-name="T189"> dn</text:span></text:p>
          </table:table-cell>
          <table:table-cell table:style-name="Tabulka5.B3" office:value-type="string">
            <text:p text:style-name="P99"/>
          </table:table-cell>
        </table:table-row>
        <table:table-row table:style-name="Tabulka5.1">
          <table:table-cell table:style-name="Tabulka5.B3" office:value-type="string">
            <text:p text:style-name="P87"><text:span text:style-name="T191">Chudinské</text:span><text:span text:style-name="T188"> – letní</text:span></text:p>
          </table:table-cell>
          <table:table-cell table:style-name="Tabulka5.B3" office:value-type="string">
            <text:p text:style-name="P102">8 st</text:p>
          </table:table-cell>
          <table:table-cell table:style-name="Tabulka5.B3" office:value-type="string">
            <text:p text:style-name="P96"/>
          </table:table-cell>
          <table:table-cell table:style-name="Tabulka5.B3" office:value-type="string">
            <text:p text:style-name="P70"/>
          </table:table-cell>
          <table:table-cell table:style-name="Tabulka5.B3" office:value-type="string">
            <text:p text:style-name="P98">Místo na říční lodi (1 den cesty)</text:p>
          </table:table-cell>
          <table:table-cell table:style-name="Tabulka5.B3" office:value-type="string">
            <text:p text:style-name="P89"><text:span text:style-name="T192">2</text:span><text:span text:style-name="T189"> dn</text:span></text:p>
          </table:table-cell>
          <table:table-cell table:style-name="Tabulka5.B3" office:value-type="string">
            <text:p text:style-name="P99"/>
          </table:table-cell>
        </table:table-row>
        <table:table-row table:style-name="Tabulka5.1">
          <table:table-cell table:style-name="Tabulka5.B3" office:value-type="string">
            <text:p text:style-name="P87"><text:span text:style-name="T191">Chudinské</text:span><text:span text:style-name="T188"> – zimní</text:span></text:p>
          </table:table-cell>
          <table:table-cell table:style-name="Tabulka5.B3" office:value-type="string">
            <text:p text:style-name="P102">1 zl, 2 st</text:p>
          </table:table-cell>
          <table:table-cell table:style-name="Tabulka5.B3" office:value-type="string">
            <text:p text:style-name="P96"/>
          </table:table-cell>
          <table:table-cell table:style-name="Tabulka5.B3" office:value-type="string">
            <text:p text:style-name="P70"/>
          </table:table-cell>
          <table:table-cell table:style-name="Tabulka5.B3" office:value-type="string">
            <text:p text:style-name="P98">Místo na námořní lodi (1 den cesty)</text:p>
          </table:table-cell>
          <table:table-cell table:style-name="Tabulka5.B3" office:value-type="string">
            <text:p text:style-name="P89"><text:span text:style-name="T192">6</text:span><text:span text:style-name="T189"> dn</text:span></text:p>
          </table:table-cell>
          <table:table-cell table:style-name="Tabulka5.B3" office:value-type="string">
            <text:p text:style-name="P99"/>
          </table:table-cell>
        </table:table-row>
        <table:table-row table:style-name="Tabulka5.1">
          <table:table-cell table:style-name="Tabulka5.B3" office:value-type="string">
            <text:p text:style-name="P87"><text:span text:style-name="T191">Dobré</text:span><text:span text:style-name="T188"> – letní</text:span></text:p>
          </table:table-cell>
          <table:table-cell table:style-name="Tabulka5.B3" office:value-type="string">
            <text:p text:style-name="P102">4 zl</text:p>
          </table:table-cell>
          <table:table-cell table:style-name="Tabulka5.B3" office:value-type="string">
            <text:p text:style-name="P96"/>
          </table:table-cell>
          <table:table-cell table:style-name="Tabulka5.B3" office:value-type="string">
            <text:p text:style-name="P70"/>
          </table:table-cell>
          <table:table-cell table:style-name="Tabulka5.B3" office:value-type="string">
            <text:p text:style-name="P98">Vozka s vozem (na 1 den)</text:p>
          </table:table-cell>
          <table:table-cell table:style-name="Tabulka5.B3" office:value-type="string">
            <text:p text:style-name="P89"><text:span text:style-name="T192">2</text:span><text:span text:style-name="T189"> st</text:span></text:p>
          </table:table-cell>
          <table:table-cell table:style-name="Tabulka5.B3" office:value-type="string">
            <text:p text:style-name="P99"/>
          </table:table-cell>
        </table:table-row>
        <table:table-row table:style-name="Tabulka5.1">
          <table:table-cell table:style-name="Tabulka5.B3" office:value-type="string">
            <text:p text:style-name="P87"><text:span text:style-name="T191">Dobré</text:span><text:span text:style-name="T188"> – zimní</text:span></text:p>
          </table:table-cell>
          <table:table-cell table:style-name="Tabulka5.B3" office:value-type="string">
            <text:p text:style-name="P102">6 zl</text:p>
          </table:table-cell>
          <table:table-cell table:style-name="Tabulka5.B3" office:value-type="string">
            <text:p text:style-name="P96"/>
          </table:table-cell>
          <table:table-cell table:style-name="Tabulka5.B3" office:value-type="string">
            <text:p text:style-name="P70"/>
          </table:table-cell>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113">Dobré – ke zbroji</text:p>
          </table:table-cell>
          <table:table-cell table:style-name="Tabulka5.B3" office:value-type="string">
            <text:p text:style-name="P102">2 zl</text:p>
          </table:table-cell>
          <table:table-cell table:style-name="Tabulka5.B3" office:value-type="string">
            <text:p text:style-name="P96"/>
          </table:table-cell>
          <table:table-cell table:style-name="Tabulka5.B3" office:value-type="string">
            <text:p text:style-name="P70"/>
          </table:table-cell>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row>
        <table:table-row table:style-name="Tabulka5.10">
          <table:table-cell table:style-name="Tabulka5.B3" office:value-type="string">
            <text:p text:style-name="P88"><text:span text:style-name="T188">Honosné – letn</text:span><text:span text:style-name="T191">í</text:span></text:p>
          </table:table-cell>
          <table:table-cell table:style-name="Tabulka5.B3" office:value-type="string">
            <text:p text:style-name="P103">12 zl</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3"/>
          </table:table-cell>
          <table:table-cell table:style-name="Tabulka5.B3" office:value-type="string">
            <text:p text:style-name="P97"/>
          </table:table-cell>
        </table:table-row>
        <table:table-row table:style-name="Tabulka5.1">
          <table:table-cell table:style-name="Tabulka5.B3" office:value-type="string">
            <text:p text:style-name="P101">Honosné – zimní</text:p>
          </table:table-cell>
          <table:table-cell table:style-name="Tabulka5.B3" office:value-type="string">
            <text:p text:style-name="P103">18 zl</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87"><text:span text:style-name="T188">Honosné </text:span><text:span text:style-name="T191">–</text:span><text:span text:style-name="T188"> </text:span><text:span text:style-name="T191">ke zbroji</text:span></text:p>
          </table:table-cell>
          <table:table-cell table:style-name="Tabulka5.B3" office:value-type="string">
            <text:p text:style-name="P89"><text:span text:style-name="T192">6</text:span><text:span text:style-name="T189"> zl</text:span></text:p>
          </table:table-cell>
          <table:table-cell table:style-name="Tabulka5.B3" office:value-type="string">
            <text:p text:style-name="P96"/>
          </table:table-cell>
          <table:table-cell table:style-name="Tabulka5.B3" office:value-type="string">
            <text:p text:style-name="P67"/>
          </table:table-cell>
          <table:table-cell table:style-name="Tabulka5.B3" office:value-type="string">
            <text:p text:style-name="P67"/>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87"><text:span text:style-name="T191">Luxusní</text:span><text:span text:style-name="T188"> – letní</text:span></text:p>
          </table:table-cell>
          <table:table-cell table:style-name="Tabulka5.B3" office:value-type="string">
            <text:p text:style-name="P89"><text:span text:style-name="T189">40</text:span><text:span text:style-name="T192">+</text:span><text:span text:style-name="T189"> zl</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107"/>
          </table:table-cell>
          <table:table-cell table:style-name="Tabulka5.B3" office:value-type="string">
            <text:p text:style-name="P96"/>
          </table:table-cell>
        </table:table-row>
        <table:table-row table:style-name="Tabulka5.1">
          <table:table-cell table:style-name="Tabulka5.B3" office:value-type="string">
            <text:p text:style-name="P87"><text:span text:style-name="T191">Luxusní</text:span><text:span text:style-name="T188"> – zimní</text:span></text:p>
          </table:table-cell>
          <table:table-cell table:style-name="Tabulka5.B3" office:value-type="string">
            <text:p text:style-name="P89"><text:span text:style-name="T189">60</text:span><text:span text:style-name="T192">+</text:span><text:span text:style-name="T189"> zl</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113">Luxusní – ke zbroji</text:p>
          </table:table-cell>
          <table:table-cell table:style-name="Tabulka5.B3" office:value-type="string">
            <text:p text:style-name="P89"><text:span text:style-name="T192">20</text:span><text:span text:style-name="T189"> zl</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list xml:id="list162147526398061" text:continue-numbering="true" text:style-name="WWNum1">
              <text:list-item>
                <text:list>
                  <text:list-item>
                    <text:list>
                      <text:list-item>
                        <text:h text:style-name="P290" text:outline-level="3"/>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109"/>
          </table:table-cell>
          <table:table-cell table:style-name="Tabulka5.B3" office:value-type="string">
            <text:p text:style-name="P10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104"/>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104"/>
          </table:table-cell>
          <table:table-cell table:style-name="Tabulka5.B3" office:value-type="string">
            <text:p text:style-name="P96"/>
          </table:table-cell>
        </table:table-row>
        <table:table-row table:style-name="Tabulka5.1">
          <table:table-cell table:style-name="Tabulka5.B3" office:value-type="string">
            <text:p text:style-name="P91"/>
          </table:table-cell>
          <table:table-cell table:style-name="Tabulka5.B3" office:value-type="string">
            <text:p text:style-name="P10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109"/>
          </table:table-cell>
          <table:table-cell table:style-name="Tabulka5.B3" office:value-type="string">
            <text:p text:style-name="P10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list xml:id="list162146193987525" text:continue-numbering="true" text:style-name="WWNum1">
              <text:list-item>
                <text:list>
                  <text:list-item>
                    <text:list>
                      <text:list-item>
                        <text:h text:style-name="P290" text:outline-level="3"/>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1"/>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1"/>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1"/>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1"/>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1"/>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1"/>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70"/>
          </table:table-cell>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1"/>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70"/>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70"/>
          </table:table-cell>
          <table:table-cell table:style-name="Tabulka5.B3" office:value-type="string">
            <text:list xml:id="list162147884869072" text:continue-numbering="true" text:style-name="WWNum1">
              <text:list-item>
                <text:list>
                  <text:list-item>
                    <text:list>
                      <text:list-item>
                        <text:h text:style-name="P290" text:outline-level="3"/>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70"/>
          </table:table-cell>
          <table:table-cell table:style-name="Tabulka5.B3" office:value-type="string">
            <text:p text:style-name="P68"/>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list xml:id="list162147686675845" text:continue-numbering="true" text:style-name="WWNum1">
              <text:list-item>
                <text:list>
                  <text:list-item>
                    <text:list>
                      <text:list-item>
                        <text:h text:style-name="P290" text:outline-level="3"/>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70"/>
          </table:table-cell>
          <table:table-cell table:style-name="Tabulka5.B3" office:value-type="string">
            <text:p text:style-name="P68"/>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70"/>
          </table:table-cell>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list xml:id="list162147240583234" text:continue-numbering="true" text:style-name="WWNum1">
              <text:list-item>
                <text:list>
                  <text:list-item>
                    <text:list>
                      <text:list-item>
                        <text:h text:style-name="P290" text:outline-level="3"/>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row>
        <text:soft-page-break/>
        <table:table-row table:style-name="Tabulka5.1">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104"/>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104"/>
          </table:table-cell>
          <table:table-cell table:style-name="Tabulka5.B3" office:value-type="string">
            <text:p text:style-name="P96"/>
          </table:table-cell>
        </table:table-row>
        <table:table-row table:style-name="Tabulka5.1">
          <table:table-cell table:style-name="Tabulka5.B3" office:value-type="string">
            <text:list xml:id="list162148313807970" text:continue-numbering="true" text:style-name="WWNum1">
              <text:list-item>
                <text:list>
                  <text:list-item>
                    <text:list>
                      <text:list-item>
                        <text:h text:style-name="P290" text:outline-level="3"/>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8">Kůň - jezdecký</text:p>
          </table:table-cell>
          <table:table-cell table:style-name="Tabulka5.B3" office:value-type="string">
            <text:p text:style-name="P89"><text:span text:style-name="T192">10</text:span><text:span text:style-name="T189">-50 zl</text:span></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8">Kůň - válečný</text:p>
          </table:table-cell>
          <table:table-cell table:style-name="Tabulka5.B3" office:value-type="string">
            <text:p text:style-name="P102">60 zl</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8"/>
          </table:table-cell>
          <table:table-cell table:style-name="Tabulka5.B3" office:value-type="string">
            <text:p text:style-name="P102"/>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list xml:id="list162146607755374" text:continue-numbering="true" text:style-name="WWNum1">
              <text:list-item>
                <text:list>
                  <text:list-item>
                    <text:list>
                      <text:list-item>
                        <text:h text:style-name="P281" text:outline-level="3">Jezdecké doplňky/služby</text:h>
                      </text:list-item>
                    </text:list>
                  </text:list-item>
                </text:list>
              </text:list-item>
            </text:list>
          </table:table-cell>
          <table:table-cell table:style-name="Tabulka5.B3" office:value-type="string">
            <text:p text:style-name="P99"/>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8">Postroj a sedlo</text:p>
          </table:table-cell>
          <table:table-cell table:style-name="Tabulka5.B3" office:value-type="string">
            <text:p text:style-name="P89"><text:span text:style-name="T192">5</text:span><text:span text:style-name="T189"> st</text:span></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8">Sedlové brašny</text:p>
          </table:table-cell>
          <table:table-cell table:style-name="Tabulka5.B3" office:value-type="string">
            <text:p text:style-name="P89"><text:span text:style-name="T192">5</text:span><text:span text:style-name="T189"> st</text:span></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8">Píce pro koně (na 1 den)</text:p>
          </table:table-cell>
          <table:table-cell table:style-name="Tabulka5.B3" office:value-type="string">
            <text:p text:style-name="P114">2 dn</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8">Podkova + kovář</text:p>
          </table:table-cell>
          <table:table-cell table:style-name="Tabulka5.B3" office:value-type="string">
            <text:p text:style-name="P102">5 dn</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8">Jho</text:p>
          </table:table-cell>
          <table:table-cell table:style-name="Tabulka5.B3" office:value-type="string">
            <text:p text:style-name="P89"><text:span text:style-name="T192">8</text:span><text:span text:style-name="T189"> dn</text:span></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10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list xml:id="list162147541943591" text:continue-numbering="true" text:style-name="WWNum1">
              <text:list-item>
                <text:list>
                  <text:list-item>
                    <text:list>
                      <text:list-item>
                        <text:h text:style-name="P281" text:outline-level="3">Dopravní prostředky</text:h>
                      </text:list-item>
                    </text:list>
                  </text:list-item>
                </text:list>
              </text:list-item>
            </text:list>
          </table:table-cell>
          <table:table-cell table:style-name="Tabulka5.B3" office:value-type="string">
            <text:p text:style-name="P99"/>
          </table:table-cell>
          <table:table-cell table:style-name="Tabulka5.B3" office:value-type="string">
            <text:p text:style-name="P96"/>
          </table:table-cell>
        </table:table-row>
        <table:table-row table:style-name="Tabulka5.1">
          <table:table-cell table:style-name="Tabulka5.B3" office:value-type="string">
            <text:list xml:id="list162148325656652" text:continue-numbering="true" text:style-name="WWNum1">
              <text:list-item>
                <text:list>
                  <text:list-item>
                    <text:list>
                      <text:list-item>
                        <text:h text:style-name="P290" text:outline-level="3"/>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8">Žebřiňák</text:p>
          </table:table-cell>
          <table:table-cell table:style-name="Tabulka5.B3" office:value-type="string">
            <text:p text:style-name="P102">2 zl</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8">Vůz (cestovní s plachtou)</text:p>
          </table:table-cell>
          <table:table-cell table:style-name="Tabulka5.B3" office:value-type="string">
            <text:p text:style-name="P102">3 zl</text:p>
          </table:table-cell>
          <table:table-cell table:style-name="Tabulka5.B3" office:value-type="string">
            <text:p text:style-name="P96"/>
          </table:table-cell>
        </table:table-row>
        <table:table-row table:style-name="Tabulka5.1">
          <table:table-cell table:style-name="Tabulka5.B3" office:value-type="string">
            <text:p text:style-name="P91"/>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87"><text:span text:style-name="T188">Kočár </text:span><text:span text:style-name="T191">otevřený</text:span></text:p>
          </table:table-cell>
          <table:table-cell table:style-name="Tabulka5.B3" office:value-type="string">
            <text:p text:style-name="P89"><text:span text:style-name="T192">6-20</text:span><text:span text:style-name="T189"> zl</text:span></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13">Kočár uzavřený</text:p>
          </table:table-cell>
          <table:table-cell table:style-name="Tabulka5.B3" office:value-type="string">
            <text:p text:style-name="P115">10-30 zl</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108"/>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8">Válečný vůz</text:p>
          </table:table-cell>
          <table:table-cell table:style-name="Tabulka5.B3" office:value-type="string">
            <text:p text:style-name="P102">5 zl</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8">Pramice</text:p>
          </table:table-cell>
          <table:table-cell table:style-name="Tabulka5.B3" office:value-type="string">
            <text:p text:style-name="P102">1 zl</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8">Kanoe</text:p>
          </table:table-cell>
          <table:table-cell table:style-name="Tabulka5.B3" office:value-type="string">
            <text:p text:style-name="P102">1 zl</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8"/>
          </table:table-cell>
          <table:table-cell table:style-name="Tabulka5.B3" office:value-type="string">
            <text:p text:style-name="P99"/>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list xml:id="list162147549212249" text:continue-numbering="true" text:style-name="WWNum1">
              <text:list-item>
                <text:list>
                  <text:list-item>
                    <text:list>
                      <text:list-item>
                        <text:h text:style-name="P282" text:outline-level="3">Nádoby a měchy</text:h>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75">Džbán (na 1litr)</text:p>
          </table:table-cell>
          <table:table-cell table:style-name="Tabulka5.B3" office:value-type="string">
            <text:p text:style-name="P108">1 dn</text:p>
          </table:table-cell>
          <table:table-cell table:style-name="Tabulka5.B3" office:value-type="string">
            <text:p text:style-name="P96"/>
          </table:table-cell>
        </table:table-row>
        <table:table-row table:style-name="Tabulka5.1">
          <table:table-cell table:style-name="Tabulka5.B3" office:value-type="string">
            <text:list xml:id="list162147683017951" text:continue-numbering="true" text:style-name="WWNum1">
              <text:list-item>
                <text:list>
                  <text:list-item>
                    <text:list>
                      <text:list-item>
                        <text:h text:style-name="P282" text:outline-level="3">Svítidla a svítivo</text:h>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Měch (na 1 litr)</text:p>
          </table:table-cell>
          <table:table-cell table:style-name="Tabulka5.B3" office:value-type="string">
            <text:p text:style-name="P89"><text:span text:style-name="T194">4</text:span><text:span text:style-name="T190"> mk</text:span></text:p>
          </table:table-cell>
          <table:table-cell table:style-name="Tabulka5.B3" office:value-type="string">
            <text:p text:style-name="P96"/>
          </table:table-cell>
        </table:table-row>
        <table:table-row table:style-name="Tabulka5.1">
          <table:table-cell table:style-name="Tabulka5.B3" office:value-type="string">
            <text:p text:style-name="P94">Křesadlo a troud</text:p>
          </table:table-cell>
          <table:table-cell table:style-name="Tabulka5.B3" office:value-type="string">
            <text:p text:style-name="P104">1 d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87"><text:span text:style-name="T184">Velký</text:span><text:span text:style-name="T186"> měch (na 5 litrů)</text:span></text:p>
          </table:table-cell>
          <table:table-cell table:style-name="Tabulka5.B3" office:value-type="string">
            <text:p text:style-name="P89"><text:span text:style-name="T194">8</text:span><text:span text:style-name="T190"> mk</text:span></text:p>
          </table:table-cell>
          <table:table-cell table:style-name="Tabulka5.B3" office:value-type="string">
            <text:p text:style-name="P96"/>
          </table:table-cell>
        </table:table-row>
        <table:table-row table:style-name="Tabulka5.1">
          <table:table-cell table:style-name="Tabulka5.B3" office:value-type="string">
            <text:p text:style-name="P94">Olej (1 lahev, keramická)</text:p>
          </table:table-cell>
          <table:table-cell table:style-name="Tabulka5.B3" office:value-type="string">
            <text:p text:style-name="P89"><text:span text:style-name="T194">2</text:span><text:span text:style-name="T190"> </text:span><text:span text:style-name="T194">dn</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Soudek (na 5 litrů)</text:p>
          </table:table-cell>
          <table:table-cell table:style-name="Tabulka5.B3" office:value-type="string">
            <text:p text:style-name="P89"><text:span text:style-name="T194">1</text:span><text:span text:style-name="T190"> </text:span><text:span text:style-name="T194">dn</text:span></text:p>
          </table:table-cell>
          <table:table-cell table:style-name="Tabulka5.B3" office:value-type="string">
            <text:p text:style-name="P96"/>
          </table:table-cell>
        </table:table-row>
        <table:table-row table:style-name="Tabulka5.1">
          <table:table-cell table:style-name="Tabulka5.B3" office:value-type="string">
            <text:p text:style-name="P72">Olejová lampa, lucerna</text:p>
          </table:table-cell>
          <table:table-cell table:style-name="Tabulka5.B3" office:value-type="string">
            <text:p text:style-name="P89"><text:span text:style-name="T194">1</text:span><text:span text:style-name="T190"> </text:span><text:span text:style-name="T194">st</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Sud (na 50 litrů)</text:p>
          </table:table-cell>
          <table:table-cell table:style-name="Tabulka5.B3" office:value-type="string">
            <text:p text:style-name="P89"><text:span text:style-name="T194">6</text:span><text:span text:style-name="T190"> dn</text:span></text:p>
          </table:table-cell>
          <table:table-cell table:style-name="Tabulka5.B3" office:value-type="string">
            <text:p text:style-name="P96"/>
          </table:table-cell>
        </table:table-row>
        <table:table-row table:style-name="Tabulka5.1">
          <table:table-cell table:style-name="Tabulka5.B3" office:value-type="string">
            <text:p text:style-name="P72">Směrová olejová lampa</text:p>
          </table:table-cell>
          <table:table-cell table:style-name="Tabulka5.B3" office:value-type="string">
            <text:p text:style-name="P89"><text:span text:style-name="T190">1 st, </text:span><text:span text:style-name="T194">2 dn</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Vědro</text:p>
          </table:table-cell>
          <table:table-cell table:style-name="Tabulka5.B3" office:value-type="string">
            <text:p text:style-name="P104">8 mk</text:p>
          </table:table-cell>
          <table:table-cell table:style-name="Tabulka5.B3" office:value-type="string">
            <text:p text:style-name="P96"/>
          </table:table-cell>
        </table:table-row>
        <table:table-row table:style-name="Tabulka5.1">
          <table:table-cell table:style-name="Tabulka5.B3" office:value-type="string">
            <text:p text:style-name="P72">Lucerna s okenicemi</text:p>
          </table:table-cell>
          <table:table-cell table:style-name="Tabulka5.B3" office:value-type="string">
            <text:p text:style-name="P89"><text:span text:style-name="T194">2</text:span><text:span text:style-name="T190"> </text:span><text:span text:style-name="T194">st</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Keramická lahev (0,5 litru)</text:p>
          </table:table-cell>
          <table:table-cell table:style-name="Tabulka5.B3" office:value-type="string">
            <text:p text:style-name="P104">5 mk</text:p>
          </table:table-cell>
          <table:table-cell table:style-name="Tabulka5.B3" office:value-type="string">
            <text:p text:style-name="P96"/>
          </table:table-cell>
        </table:table-row>
        <table:table-row table:style-name="Tabulka5.1">
          <table:table-cell table:style-name="Tabulka5.B3" office:value-type="string">
            <text:p text:style-name="P72">Hornický kahan</text:p>
          </table:table-cell>
          <table:table-cell table:style-name="Tabulka5.B3" office:value-type="string">
            <text:p text:style-name="P89"><text:span text:style-name="T194">8</text:span><text:span text:style-name="T190"> dn</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ext:soft-page-break/>
        <table:table-row table:style-name="Tabulka5.1">
          <table:table-cell table:style-name="Tabulka5.B3" office:value-type="string">
            <text:p text:style-name="P72">Zlodějská lucerna</text:p>
          </table:table-cell>
          <table:table-cell table:style-name="Tabulka5.B3" office:value-type="string">
            <text:p text:style-name="P89"><text:span text:style-name="T194">8</text:span><text:span text:style-name="T190"> st</text:span></text:p>
          </table:table-cell>
          <table:table-cell table:style-name="Tabulka5.B3" office:value-type="string">
            <text:p text:style-name="P96"/>
          </table:table-cell>
          <table:table-cell table:style-name="Tabulka5.B3" office:value-type="string">
            <text:p text:style-name="P68"/>
          </table:table-cell>
          <table:table-cell table:style-name="Tabulka5.B3" office:value-type="string">
            <text:list xml:id="list162147825263355" text:continue-numbering="true" text:style-name="WWNum1">
              <text:list-item>
                <text:list>
                  <text:list-item>
                    <text:list>
                      <text:list-item>
                        <text:h text:style-name="P282" text:outline-level="3">Pytle, toulce a batohy</text:h>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72">Lucerna se svící</text:p>
          </table:table-cell>
          <table:table-cell table:style-name="Tabulka5.B3" office:value-type="string">
            <text:p text:style-name="P89"><text:span text:style-name="T194">4</text:span><text:span text:style-name="T190"> dn</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Koš</text:p>
          </table:table-cell>
          <table:table-cell table:style-name="Tabulka5.B3" office:value-type="string">
            <text:p text:style-name="P89"><text:span text:style-name="T194">2</text:span><text:span text:style-name="T190"> </text:span><text:span text:style-name="T194">dn</text:span></text:p>
          </table:table-cell>
          <table:table-cell table:style-name="Tabulka5.B3" office:value-type="string">
            <text:p text:style-name="P96"/>
          </table:table-cell>
        </table:table-row>
        <table:table-row table:style-name="Tabulka5.1">
          <table:table-cell table:style-name="Tabulka5.B3" office:value-type="string">
            <text:p text:style-name="P72">Svíce</text:p>
          </table:table-cell>
          <table:table-cell table:style-name="Tabulka5.B3" office:value-type="string">
            <text:p text:style-name="P89"><text:span text:style-name="T194">5</text:span><text:span text:style-name="T190"> mk</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Nůše</text:p>
          </table:table-cell>
          <table:table-cell table:style-name="Tabulka5.B3" office:value-type="string">
            <text:p text:style-name="P108">3 dn</text:p>
          </table:table-cell>
          <table:table-cell table:style-name="Tabulka5.B3" office:value-type="string">
            <text:p text:style-name="P96"/>
          </table:table-cell>
        </table:table-row>
        <table:table-row table:style-name="Tabulka5.1">
          <table:table-cell table:style-name="Tabulka5.B3" office:value-type="string">
            <text:p text:style-name="P72">Louč</text:p>
          </table:table-cell>
          <table:table-cell table:style-name="Tabulka5.B3" office:value-type="string">
            <text:p text:style-name="P89"><text:span text:style-name="T194">1</text:span><text:span text:style-name="T190"> </text:span><text:span text:style-name="T194">dn</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Měšec malý</text:p>
          </table:table-cell>
          <table:table-cell table:style-name="Tabulka5.B3" office:value-type="string">
            <text:p text:style-name="P89"><text:span text:style-name="T194">3</text:span><text:span text:style-name="T190"> </text:span><text:span text:style-name="T194">dn</text:span></text:p>
          </table:table-cell>
          <table:table-cell table:style-name="Tabulka5.B3" office:value-type="string">
            <text:p text:style-name="P96"/>
          </table:table-cell>
        </table:table-row>
        <table:table-row table:style-name="Tabulka5.1">
          <table:table-cell table:style-name="Tabulka5.B3" office:value-type="string">
            <text:p text:style-name="P72">Pochodeň</text:p>
          </table:table-cell>
          <table:table-cell table:style-name="Tabulka5.B3" office:value-type="string">
            <text:p text:style-name="P89"><text:span text:style-name="T194">3</text:span><text:span text:style-name="T190"> mk</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Měšec velký</text:p>
          </table:table-cell>
          <table:table-cell table:style-name="Tabulka5.B3" office:value-type="string">
            <text:p text:style-name="P89"><text:span text:style-name="T194">5</text:span><text:span text:style-name="T190"> </text:span><text:span text:style-name="T194">dn</text:span></text:p>
          </table:table-cell>
          <table:table-cell table:style-name="Tabulka5.B3" office:value-type="string">
            <text:p text:style-name="P96"/>
          </table:table-cell>
        </table:table-row>
        <table:table-row table:style-name="Tabulka5.1">
          <table:table-cell table:style-name="Tabulka5.B3" office:value-type="string">
            <text:p text:style-name="P7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Toulec pro kuši (na 20 šipek)</text:p>
          </table:table-cell>
          <table:table-cell table:style-name="Tabulka5.B3" office:value-type="string">
            <text:p text:style-name="P108">1 st</text:p>
          </table:table-cell>
          <table:table-cell table:style-name="Tabulka5.B3" office:value-type="string">
            <text:p text:style-name="P96"/>
          </table:table-cell>
        </table:table-row>
        <table:table-row table:style-name="Tabulka5.1">
          <table:table-cell table:style-name="Tabulka5.B3" office:value-type="string">
            <text:p text:style-name="P68"/>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Toulec pro luk (na 20 šípů)</text:p>
          </table:table-cell>
          <table:table-cell table:style-name="Tabulka5.B3" office:value-type="string">
            <text:p text:style-name="P108">1 st</text:p>
          </table:table-cell>
          <table:table-cell table:style-name="Tabulka5.B3" office:value-type="string">
            <text:p text:style-name="P96"/>
          </table:table-cell>
        </table:table-row>
        <table:table-row table:style-name="Tabulka5.1">
          <table:table-cell table:style-name="Tabulka5.B3" office:value-type="string">
            <text:list xml:id="list162146412456473" text:continue-numbering="true" text:style-name="WWNum1">
              <text:list-item>
                <text:list>
                  <text:list-item>
                    <text:list>
                      <text:list-item>
                        <text:h text:style-name="P282" text:outline-level="3">Tábornické potřeby</text:h>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Pytel malý</text:p>
          </table:table-cell>
          <table:table-cell table:style-name="Tabulka5.B3" office:value-type="string">
            <text:p text:style-name="P89"><text:span text:style-name="T194">1</text:span><text:span text:style-name="T190"> </text:span><text:span text:style-name="T194">st, 5 dn</text:span></text:p>
          </table:table-cell>
          <table:table-cell table:style-name="Tabulka5.B3" office:value-type="string">
            <text:p text:style-name="P96"/>
          </table:table-cell>
        </table:table-row>
        <table:table-row table:style-name="Tabulka5.1">
          <table:table-cell table:style-name="Tabulka5.B3" office:value-type="string">
            <text:p text:style-name="P94">Roh na pití</text:p>
          </table:table-cell>
          <table:table-cell table:style-name="Tabulka5.B3" office:value-type="string">
            <text:p text:style-name="P89"><text:span text:style-name="T194">2</text:span><text:span text:style-name="T190"> dn</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Pytel velký (na skákání v pytli)</text:p>
          </table:table-cell>
          <table:table-cell table:style-name="Tabulka5.B3" office:value-type="string">
            <text:p text:style-name="P89"><text:span text:style-name="T194">5</text:span><text:span text:style-name="T190"> </text:span><text:span text:style-name="T194">st</text:span></text:p>
          </table:table-cell>
          <table:table-cell table:style-name="Tabulka5.B3" office:value-type="string">
            <text:p text:style-name="P96"/>
          </table:table-cell>
        </table:table-row>
        <table:table-row table:style-name="Tabulka5.1">
          <table:table-cell table:style-name="Tabulka5.B3" office:value-type="string">
            <text:p text:style-name="P94">Čutora (0,5 litru)</text:p>
          </table:table-cell>
          <table:table-cell table:style-name="Tabulka5.B3" office:value-type="string">
            <text:p text:style-name="P89"><text:span text:style-name="T194">2</text:span><text:span text:style-name="T190"> dn</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Batoh, kožený</text:p>
          </table:table-cell>
          <table:table-cell table:style-name="Tabulka5.B3" office:value-type="string">
            <text:p text:style-name="P89"><text:span text:style-name="T194">3</text:span><text:span text:style-name="T190"> </text:span><text:span text:style-name="T194">st</text:span></text:p>
          </table:table-cell>
          <table:table-cell table:style-name="Tabulka5.B3" office:value-type="string">
            <text:p text:style-name="P96"/>
          </table:table-cell>
        </table:table-row>
        <table:table-row table:style-name="Tabulka5.1">
          <table:table-cell table:style-name="Tabulka5.B3" office:value-type="string">
            <text:p text:style-name="P94">Korbel</text:p>
          </table:table-cell>
          <table:table-cell table:style-name="Tabulka5.B3" office:value-type="string">
            <text:p text:style-name="P104">1 d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Torna, kožená</text:p>
          </table:table-cell>
          <table:table-cell table:style-name="Tabulka5.B3" office:value-type="string">
            <text:p text:style-name="P89"><text:span text:style-name="T194">2</text:span><text:span text:style-name="T190"> st</text:span></text:p>
          </table:table-cell>
          <table:table-cell table:style-name="Tabulka5.B3" office:value-type="string">
            <text:p text:style-name="P96"/>
          </table:table-cell>
        </table:table-row>
        <table:table-row table:style-name="Tabulka5.1">
          <table:table-cell table:style-name="Tabulka5.B3" office:value-type="string">
            <text:p text:style-name="P94">Kotlík</text:p>
          </table:table-cell>
          <table:table-cell table:style-name="Tabulka5.B3" office:value-type="string">
            <text:p text:style-name="P89"><text:span text:style-name="T194">1</text:span><text:span text:style-name="T190"> </text:span><text:span text:style-name="T194">st</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Brašna kožená </text:p>
          </table:table-cell>
          <table:table-cell table:style-name="Tabulka5.B3" office:value-type="string">
            <text:p text:style-name="P89"><text:span text:style-name="T194">1 st, 5</text:span><text:span text:style-name="T190"> </text:span><text:span text:style-name="T194">dn</text:span></text:p>
          </table:table-cell>
          <table:table-cell table:style-name="Tabulka5.B3" office:value-type="string">
            <text:p text:style-name="P96"/>
          </table:table-cell>
        </table:table-row>
        <table:table-row table:style-name="Tabulka5.1">
          <table:table-cell table:style-name="Tabulka5.B3" office:value-type="string">
            <text:p text:style-name="P87"><text:span text:style-name="T184">Dřevěný p</text:span><text:span text:style-name="T186">říbor</text:span></text:p>
          </table:table-cell>
          <table:table-cell table:style-name="Tabulka5.B3" office:value-type="string">
            <text:p text:style-name="P89"><text:span text:style-name="T194">3</text:span><text:span text:style-name="T190"> </text:span><text:span text:style-name="T194">mk</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Brašna plátěná (žebradlo)</text:p>
          </table:table-cell>
          <table:table-cell table:style-name="Tabulka5.B3" office:value-type="string">
            <text:p text:style-name="P108">1 st</text:p>
          </table:table-cell>
          <table:table-cell table:style-name="Tabulka5.B3" office:value-type="string">
            <text:p text:style-name="P96"/>
          </table:table-cell>
        </table:table-row>
        <table:table-row table:style-name="Tabulka5.1">
          <table:table-cell table:style-name="Tabulka5.B3" office:value-type="string">
            <text:p text:style-name="P94">Dřevěný talíř</text:p>
          </table:table-cell>
          <table:table-cell table:style-name="Tabulka5.B3" office:value-type="string">
            <text:p text:style-name="P89"><text:span text:style-name="T194">6</text:span><text:span text:style-name="T190"> </text:span><text:span text:style-name="T194">mk</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Kalich</text:p>
          </table:table-cell>
          <table:table-cell table:style-name="Tabulka5.B3" office:value-type="string">
            <text:p text:style-name="P104">1 d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68"/>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87"><text:span text:style-name="T186">Mýdlo (1</text:span><text:span text:style-name="T184">/2</text:span><text:span text:style-name="T186"> hřivn</text:span><text:span text:style-name="T184">y</text:span><text:span text:style-name="T186">)</text:span></text:p>
          </table:table-cell>
          <table:table-cell table:style-name="Tabulka5.B3" office:value-type="string">
            <text:p text:style-name="P89"><text:span text:style-name="T194">1</text:span><text:span text:style-name="T190"> </text:span><text:span text:style-name="T194">dn</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list xml:id="list162147687954671" text:continue-numbering="true" text:style-name="WWNum1">
              <text:list-item>
                <text:list>
                  <text:list-item>
                    <text:list>
                      <text:list-item>
                        <text:h text:style-name="P283" text:outline-level="3">Truhly a truhlice</text:h>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Stan – 1 osoba</text:p>
          </table:table-cell>
          <table:table-cell table:style-name="Tabulka5.B3" office:value-type="string">
            <text:p text:style-name="P89"><text:span text:style-name="T194">2</text:span><text:span text:style-name="T190"> </text:span><text:span text:style-name="T194">zl</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Truhla velká dřevěná s kováním</text:p>
          </table:table-cell>
          <table:table-cell table:style-name="Tabulka5.B3" office:value-type="string">
            <text:p text:style-name="P89"><text:span text:style-name="T194">8</text:span><text:span text:style-name="T190"> </text:span><text:span text:style-name="T194">st</text:span></text:p>
          </table:table-cell>
          <table:table-cell table:style-name="Tabulka5.B3" office:value-type="string">
            <text:p text:style-name="P96"/>
          </table:table-cell>
        </table:table-row>
        <table:table-row table:style-name="Tabulka5.1">
          <table:table-cell table:style-name="Tabulka5.B3" office:value-type="string">
            <text:p text:style-name="P94">Stan – 2 osoby</text:p>
          </table:table-cell>
          <table:table-cell table:style-name="Tabulka5.B3" office:value-type="string">
            <text:p text:style-name="P89"><text:span text:style-name="T194">4</text:span><text:span text:style-name="T190"> </text:span><text:span text:style-name="T194">zl</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Truhla velká dřevěná</text:p>
          </table:table-cell>
          <table:table-cell table:style-name="Tabulka5.B3" office:value-type="string">
            <text:p text:style-name="P89"><text:span text:style-name="T194">3</text:span><text:span text:style-name="T190"> </text:span><text:span text:style-name="T194">st</text:span></text:p>
          </table:table-cell>
          <table:table-cell table:style-name="Tabulka5.B3" office:value-type="string">
            <text:p text:style-name="P96"/>
          </table:table-cell>
        </table:table-row>
        <table:table-row table:style-name="Tabulka5.1">
          <table:table-cell table:style-name="Tabulka5.B3" office:value-type="string">
            <text:p text:style-name="P94">Stan – 8 osob</text:p>
          </table:table-cell>
          <table:table-cell table:style-name="Tabulka5.B3" office:value-type="string">
            <text:p text:style-name="P89"><text:span text:style-name="T194">6</text:span><text:span text:style-name="T190"> </text:span><text:span text:style-name="T194">zl</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Truhla střední dřevěná s kováním</text:p>
          </table:table-cell>
          <table:table-cell table:style-name="Tabulka5.B3" office:value-type="string">
            <text:p text:style-name="P108">5 st</text:p>
          </table:table-cell>
          <table:table-cell table:style-name="Tabulka5.B3" office:value-type="string">
            <text:p text:style-name="P96"/>
          </table:table-cell>
        </table:table-row>
        <table:table-row table:style-name="Tabulka5.1">
          <table:table-cell table:style-name="Tabulka5.B3" office:value-type="string">
            <text:p text:style-name="P94">Stan - pavilón</text:p>
          </table:table-cell>
          <table:table-cell table:style-name="Tabulka5.B3" office:value-type="string">
            <text:p text:style-name="P89"><text:span text:style-name="T194">10</text:span><text:span text:style-name="T190"> </text:span><text:span text:style-name="T194">zl</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Truhla střední dřevěná</text:p>
          </table:table-cell>
          <table:table-cell table:style-name="Tabulka5.B3" office:value-type="string">
            <text:p text:style-name="P108">2 st</text:p>
          </table:table-cell>
          <table:table-cell table:style-name="Tabulka5.B3" office:value-type="string">
            <text:p text:style-name="P96"/>
          </table:table-cell>
        </table:table-row>
        <table:table-row table:style-name="Tabulka5.1">
          <table:table-cell table:style-name="Tabulka5.B3" office:value-type="string">
            <text:p text:style-name="P94">Pokrývka - letní</text:p>
          </table:table-cell>
          <table:table-cell table:style-name="Tabulka5.B3" office:value-type="string">
            <text:p text:style-name="P89"><text:span text:style-name="T194">1</text:span><text:span text:style-name="T190"> </text:span><text:span text:style-name="T194">zl</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Truhla malá dřevěná s kováním</text:p>
          </table:table-cell>
          <table:table-cell table:style-name="Tabulka5.B3" office:value-type="string">
            <text:p text:style-name="P89"><text:span text:style-name="T194">4</text:span><text:span text:style-name="T190"> </text:span><text:span text:style-name="T194">st</text:span></text:p>
          </table:table-cell>
          <table:table-cell table:style-name="Tabulka5.B3" office:value-type="string">
            <text:p text:style-name="P96"/>
          </table:table-cell>
        </table:table-row>
        <table:table-row table:style-name="Tabulka5.1">
          <table:table-cell table:style-name="Tabulka5.B3" office:value-type="string">
            <text:p text:style-name="P94">Pokrývka - zimní</text:p>
          </table:table-cell>
          <table:table-cell table:style-name="Tabulka5.B3" office:value-type="string">
            <text:p text:style-name="P108">1 zl, 5 st</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Truhla malá dřevěná</text:p>
          </table:table-cell>
          <table:table-cell table:style-name="Tabulka5.B3" office:value-type="string">
            <text:p text:style-name="P89"><text:span text:style-name="T194">1</text:span><text:span text:style-name="T190"> </text:span><text:span text:style-name="T194">st, 5 dn</text:span></text:p>
          </table:table-cell>
          <table:table-cell table:style-name="Tabulka5.B3" office:value-type="string">
            <text:p text:style-name="P110"/>
          </table:table-cell>
        </table:table-row>
        <table:table-row table:style-name="Tabulka5.1">
          <table:table-cell table:style-name="Tabulka5.B3" office:value-type="string">
            <text:p text:style-name="P94">Celta</text:p>
          </table:table-cell>
          <table:table-cell table:style-name="Tabulka5.B3" office:value-type="string">
            <text:p text:style-name="P89"><text:span text:style-name="T194">1</text:span><text:span text:style-name="T190"> </text:span><text:span text:style-name="T194">zl</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Truhlice, celokovová</text:p>
          </table:table-cell>
          <table:table-cell table:style-name="Tabulka5.B3" office:value-type="string">
            <text:p text:style-name="P89"><text:span text:style-name="T190">1 </text:span><text:span text:style-name="T194">zl</text:span></text:p>
          </table:table-cell>
          <table:table-cell table:style-name="Tabulka5.B3" office:value-type="string">
            <text:p text:style-name="P96"/>
          </table:table-cell>
        </table:table-row>
        <table:table-row table:style-name="Tabulka5.1">
          <table:table-cell table:style-name="Tabulka5.B3" office:value-type="string">
            <text:p text:style-name="P94">Koření a přísady do jídla (na 1 čen)</text:p>
          </table:table-cell>
          <table:table-cell table:style-name="Tabulka5.B3" office:value-type="string">
            <text:p text:style-name="P89"><text:span text:style-name="T194">5</text:span><text:span text:style-name="T190"> mk</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Zámek na truhlu - vestavěný</text:p>
          </table:table-cell>
          <table:table-cell table:style-name="Tabulka5.B3" office:value-type="string">
            <text:p text:style-name="P104">4 zl</text:p>
          </table:table-cell>
          <table:table-cell table:style-name="Tabulka5.B3" office:value-type="string">
            <text:p text:style-name="P96"/>
          </table:table-cell>
        </table:table-row>
        <table:table-row table:style-name="Tabulka5.1">
          <table:table-cell table:style-name="Tabulka5.B3" office:value-type="string">
            <text:p text:style-name="P87"><text:span text:style-name="T184">Dřevěná v</text:span><text:span text:style-name="T186">ařečka, naběračka</text:span></text:p>
          </table:table-cell>
          <table:table-cell table:style-name="Tabulka5.B3" office:value-type="string">
            <text:p text:style-name="P89"><text:span text:style-name="T194">2</text:span><text:span text:style-name="T190"> mk</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Zámek - visací</text:p>
          </table:table-cell>
          <table:table-cell table:style-name="Tabulka5.B3" office:value-type="string">
            <text:p text:style-name="P89"><text:span text:style-name="T194">2</text:span><text:span text:style-name="T190"> </text:span><text:span text:style-name="T194">zl</text:span></text:p>
          </table:table-cell>
          <table:table-cell table:style-name="Tabulka5.B3" office:value-type="string">
            <text:p text:style-name="P96"/>
          </table:table-cell>
        </table:table-row>
        <table:table-row table:style-name="Tabulka5.1">
          <table:table-cell table:style-name="Tabulka5.B3" office:value-type="string">
            <text:p text:style-name="P94">Brousek</text:p>
          </table:table-cell>
          <table:table-cell table:style-name="Tabulka5.B3" office:value-type="string">
            <text:p text:style-name="P89"><text:span text:style-name="T194">1</text:span><text:span text:style-name="T190"> </text:span><text:span text:style-name="T194">dn</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87"><text:span text:style-name="T184">Dřevěná p</text:span><text:span text:style-name="T186">íšťalka</text:span></text:p>
          </table:table-cell>
          <table:table-cell table:style-name="Tabulka5.B3" office:value-type="string">
            <text:p text:style-name="P104">4 mk</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list xml:id="list162147354005478" text:continue-numbering="true" text:style-name="WWNum1">
              <text:list-item>
                <text:list>
                  <text:list-item>
                    <text:list>
                      <text:list-item>
                        <text:h text:style-name="P282" text:outline-level="3">Psací potřeby</text:h>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row>
        <text:soft-page-break/>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Křída</text:p>
          </table:table-cell>
          <table:table-cell table:style-name="Tabulka5.B3" office:value-type="string">
            <text:p text:style-name="P89"><text:span text:style-name="T194">5</text:span><text:span text:style-name="T190"> mk</text:span></text:p>
          </table:table-cell>
          <table:table-cell table:style-name="Tabulka5.B3" office:value-type="string">
            <text:p text:style-name="P96"/>
          </table:table-cell>
        </table:table-row>
        <table:table-row table:style-name="Tabulka5.1">
          <table:table-cell table:style-name="Tabulka5.B3" office:value-type="string">
            <text:list xml:id="list162147054149229" text:continue-numbering="true" text:style-name="WWNum1">
              <text:list-item>
                <text:list>
                  <text:list-item>
                    <text:list>
                      <text:list-item>
                        <text:h text:style-name="P282" text:outline-level="3">Rybářské a lovecké náčiní</text:h>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Papír (1 list)</text:p>
          </table:table-cell>
          <table:table-cell table:style-name="Tabulka5.B3" office:value-type="string">
            <text:p text:style-name="P89"><text:span text:style-name="T190">1 </text:span><text:span text:style-name="T194">st</text:span></text:p>
          </table:table-cell>
          <table:table-cell table:style-name="Tabulka5.B3" office:value-type="string">
            <text:p text:style-name="P96"/>
          </table:table-cell>
        </table:table-row>
        <table:table-row table:style-name="Tabulka5.1">
          <table:table-cell table:style-name="Tabulka5.B3" office:value-type="string">
            <text:p text:style-name="P94">Rybářské náčiní - prut</text:p>
          </table:table-cell>
          <table:table-cell table:style-name="Tabulka5.B3" office:value-type="string">
            <text:p text:style-name="P89"><text:span text:style-name="T194">2</text:span><text:span text:style-name="T190"> dn</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Papyrus (1 list)</text:p>
          </table:table-cell>
          <table:table-cell table:style-name="Tabulka5.B3" office:value-type="string">
            <text:p text:style-name="P89"><text:span text:style-name="T190">6 </text:span><text:span text:style-name="T194">dn</text:span></text:p>
          </table:table-cell>
          <table:table-cell table:style-name="Tabulka5.B3" office:value-type="string">
            <text:p text:style-name="P96"/>
          </table:table-cell>
        </table:table-row>
        <table:table-row table:style-name="Tabulka5.1">
          <table:table-cell table:style-name="Tabulka5.B3" office:value-type="string">
            <text:p text:style-name="P94">Rybářské náčiní - sítě</text:p>
          </table:table-cell>
          <table:table-cell table:style-name="Tabulka5.B3" office:value-type="string">
            <text:p text:style-name="P89"><text:span text:style-name="T194">5</text:span><text:span text:style-name="T190"> dn</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Pergamen (1 list)</text:p>
          </table:table-cell>
          <table:table-cell table:style-name="Tabulka5.B3" office:value-type="string">
            <text:p text:style-name="P89"><text:span text:style-name="T190">2 </text:span><text:span text:style-name="T194">st</text:span></text:p>
          </table:table-cell>
          <table:table-cell table:style-name="Tabulka5.B3" office:value-type="string">
            <text:p text:style-name="P96"/>
          </table:table-cell>
        </table:table-row>
        <table:table-row table:style-name="Tabulka5.1">
          <table:table-cell table:style-name="Tabulka5.B3" office:value-type="string">
            <text:p text:style-name="P94">Lovecké náčiní (oka, pasti)</text:p>
          </table:table-cell>
          <table:table-cell table:style-name="Tabulka5.B3" office:value-type="string">
            <text:p text:style-name="P89"><text:span text:style-name="T194">2</text:span><text:span text:style-name="T190"> </text:span><text:span text:style-name="T194">st</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87"><text:span text:style-name="T186">Pečetní vosk (1</text:span><text:span text:style-name="T184">/2</text:span><text:span text:style-name="T186"> hřivn</text:span><text:span text:style-name="T184">y</text:span><text:span text:style-name="T186">)</text:span></text:p>
          </table:table-cell>
          <table:table-cell table:style-name="Tabulka5.B3" office:value-type="string">
            <text:p text:style-name="P89"><text:span text:style-name="T194">5</text:span><text:span text:style-name="T190"> dn</text:span></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Pečetidlo</text:p>
          </table:table-cell>
          <table:table-cell table:style-name="Tabulka5.B3" office:value-type="string">
            <text:p text:style-name="P89"><text:span text:style-name="T190">1 </text:span><text:span text:style-name="T194">st</text:span></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Psací brk</text:p>
          </table:table-cell>
          <table:table-cell table:style-name="Tabulka5.B3" office:value-type="string">
            <text:p text:style-name="P89"><text:span text:style-name="T194">8</text:span><text:span text:style-name="T190"> mk</text:span></text:p>
          </table:table-cell>
          <table:table-cell table:style-name="Tabulka5.B3" office:value-type="string">
            <text:p text:style-name="P96"/>
          </table:table-cell>
        </table:table-row>
        <table:table-row table:style-name="Tabulka5.1">
          <table:table-cell table:style-name="Tabulka5.B3" office:value-type="string">
            <text:list xml:id="list162146793983839" text:continue-numbering="true" text:style-name="WWNum1">
              <text:list-item>
                <text:list>
                  <text:list-item>
                    <text:list>
                      <text:list-item>
                        <text:h text:style-name="P282" text:outline-level="3">Krejčířské potřeby</text:h>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Inkoust (1 lahvička)</text:p>
          </table:table-cell>
          <table:table-cell table:style-name="Tabulka5.B3" office:value-type="string">
            <text:p text:style-name="P108">2 st</text:p>
          </table:table-cell>
          <table:table-cell table:style-name="Tabulka5.B3" office:value-type="string">
            <text:p text:style-name="P96"/>
          </table:table-cell>
        </table:table-row>
        <table:table-row table:style-name="Tabulka5.1">
          <table:table-cell table:style-name="Tabulka5.B3" office:value-type="string">
            <text:p text:style-name="P94">Šicí potřeby</text:p>
          </table:table-cell>
          <table:table-cell table:style-name="Tabulka5.B3" office:value-type="string">
            <text:p text:style-name="P89"><text:span text:style-name="T194">2</text:span><text:span text:style-name="T190"> </text:span><text:span text:style-name="T194">dn</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Pouzdro na mapy či svitky</text:p>
          </table:table-cell>
          <table:table-cell table:style-name="Tabulka5.B3" office:value-type="string">
            <text:p text:style-name="P89"><text:span text:style-name="T194">6</text:span><text:span text:style-name="T190"> dn</text:span></text:p>
          </table:table-cell>
          <table:table-cell table:style-name="Tabulka5.B3" office:value-type="string">
            <text:p text:style-name="P96"/>
          </table:table-cell>
        </table:table-row>
        <table:table-row table:style-name="Tabulka5.1">
          <table:table-cell table:style-name="Tabulka5.B3" office:value-type="string">
            <text:p text:style-name="P94">Plátno - hrubé (1x1 sáh)</text:p>
          </table:table-cell>
          <table:table-cell table:style-name="Tabulka5.B3" office:value-type="string">
            <text:p text:style-name="P104">1 st 5 d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Plátno - prosté (1x1 sáh)</text:p>
          </table:table-cell>
          <table:table-cell table:style-name="Tabulka5.B3" office:value-type="string">
            <text:p text:style-name="P104">6 st</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list xml:id="list162147190437256" text:continue-numbering="true" text:style-name="WWNum1">
              <text:list-item>
                <text:list>
                  <text:list-item>
                    <text:list>
                      <text:list-item>
                        <text:h text:style-name="P282" text:outline-level="3">Umělecké náčiní</text:h>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Plátno - dobré (1x1 sáh)</text:p>
          </table:table-cell>
          <table:table-cell table:style-name="Tabulka5.B3" office:value-type="string">
            <text:p text:style-name="P104">2 zl</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87"><text:span text:style-name="T186">Malířské plátno </text:span><text:span text:style-name="T184">(1x1 sáh)</text:span></text:p>
          </table:table-cell>
          <table:table-cell table:style-name="Tabulka5.B3" office:value-type="string">
            <text:p text:style-name="P89"><text:span text:style-name="T194">1</text:span><text:span text:style-name="T190"> </text:span><text:span text:style-name="T194">zl</text:span></text:p>
          </table:table-cell>
          <table:table-cell table:style-name="Tabulka5.B3" office:value-type="string">
            <text:p text:style-name="P96"/>
          </table:table-cell>
        </table:table-row>
        <table:table-row table:style-name="Tabulka5.1">
          <table:table-cell table:style-name="Tabulka5.B3" office:value-type="string">
            <text:p text:style-name="P94">Plátno – honosné (1x1 sáh)</text:p>
          </table:table-cell>
          <table:table-cell table:style-name="Tabulka5.B3" office:value-type="string">
            <text:p text:style-name="P104">6 zl</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Barvy, štětce a paleta</text:p>
          </table:table-cell>
          <table:table-cell table:style-name="Tabulka5.B3" office:value-type="string">
            <text:p text:style-name="P89"><text:span text:style-name="T194">2</text:span><text:span text:style-name="T190"> </text:span><text:span text:style-name="T194">st</text:span></text:p>
          </table:table-cell>
          <table:table-cell table:style-name="Tabulka5.B3" office:value-type="string">
            <text:p text:style-name="P96"/>
          </table:table-cell>
        </table:table-row>
        <table:table-row table:style-name="Tabulka5.1">
          <table:table-cell table:style-name="Tabulka5.B3" office:value-type="string">
            <text:p text:style-name="P94">1 libra vlny</text:p>
          </table:table-cell>
          <table:table-cell table:style-name="Tabulka5.B3" office:value-type="string">
            <text:p text:style-name="P104">7 st</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Loutna</text:p>
          </table:table-cell>
          <table:table-cell table:style-name="Tabulka5.B3" office:value-type="string">
            <text:p text:style-name="P89"><text:span text:style-name="T190">5 </text:span><text:span text:style-name="T194">st</text:span></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Harfa (přenosná)</text:p>
          </table:table-cell>
          <table:table-cell table:style-name="Tabulka5.B3" office:value-type="string">
            <text:p text:style-name="P89"><text:span text:style-name="T190">8 </text:span><text:span text:style-name="T194">st</text:span></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list xml:id="list162147921103607" text:continue-numbering="true" text:style-name="WWNum1">
              <text:list-item>
                <text:list>
                  <text:list-item>
                    <text:list>
                      <text:list-item>
                        <text:h text:style-name="P282" text:outline-level="3">Dámské potřeby</text:h>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Parfém (1 fiála)</text:p>
          </table:table-cell>
          <table:table-cell table:style-name="Tabulka5.B3" office:value-type="string">
            <text:p text:style-name="P89"><text:span text:style-name="T194">8</text:span><text:span text:style-name="T190"> dn</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Líčidla dámská</text:p>
          </table:table-cell>
          <table:table-cell table:style-name="Tabulka5.B3" office:value-type="string">
            <text:p text:style-name="P104">1 d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Zrcátko, malé kovové</text:p>
          </table:table-cell>
          <table:table-cell table:style-name="Tabulka5.B3" office:value-type="string">
            <text:p text:style-name="P89"><text:span text:style-name="T194">5</text:span><text:span text:style-name="T190"> dn</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list xml:id="list162147276567913" text:continue-numbering="true" text:style-name="WWNum1">
              <text:list-item>
                <text:list>
                  <text:list-item>
                    <text:list>
                      <text:list-item>
                        <text:h text:style-name="P282" text:outline-level="3">Různé</text:h>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Obchodnická váha</text:p>
          </table:table-cell>
          <table:table-cell table:style-name="Tabulka5.B3" office:value-type="string">
            <text:p text:style-name="P89"><text:span text:style-name="T194">6</text:span><text:span text:style-name="T190"> dn</text:span></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Zvonec</text:p>
          </table:table-cell>
          <table:table-cell table:style-name="Tabulka5.B3" office:value-type="string">
            <text:p text:style-name="P89"><text:span text:style-name="T194">4</text:span><text:span text:style-name="T190"> dn</text:span></text:p>
          </table:table-cell>
          <table:table-cell table:style-name="Tabulka5.B3" office:value-type="string">
            <text:p text:style-name="P96"/>
          </table:table-cell>
        </table:table-row>
        <table:table-row table:style-name="Tabulka5.1">
          <table:table-cell table:style-name="Tabulka5.B3" office:value-type="string">
            <text:list xml:id="list162148121467647" text:continue-numbering="true" text:style-name="WWNum1">
              <text:list-item>
                <text:list>
                  <text:list-item>
                    <text:list>
                      <text:list-item>
                        <text:h text:style-name="P282" text:outline-level="3">Šplhací náčiní (běžné)</text:h>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Řetěz (1 sáh)</text:p>
          </table:table-cell>
          <table:table-cell table:style-name="Tabulka5.B3" office:value-type="string">
            <text:p text:style-name="P89"><text:span text:style-name="T190">6 </text:span><text:span text:style-name="T194">dn</text:span></text:p>
          </table:table-cell>
          <table:table-cell table:style-name="Tabulka5.B3" office:value-type="string">
            <text:p text:style-name="P96"/>
          </table:table-cell>
        </table:table-row>
        <table:table-row table:style-name="Tabulka5.1">
          <table:table-cell table:style-name="Tabulka5.B3" office:value-type="string">
            <text:p text:style-name="P94">Lano – konopné (10 sáhů)</text:p>
          </table:table-cell>
          <table:table-cell table:style-name="Tabulka5.B3" office:value-type="string">
            <text:p text:style-name="P89"><text:span text:style-name="T194">8</text:span><text:span text:style-name="T190"> dn</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Lano – lněné (10 sáhů)</text:p>
          </table:table-cell>
          <table:table-cell table:style-name="Tabulka5.B3" office:value-type="string">
            <text:p text:style-name="P89"><text:span text:style-name="T194">2</text:span><text:span text:style-name="T190"> </text:span><text:span text:style-name="T194">st</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Provazový žebřík (10 sáhů)</text:p>
          </table:table-cell>
          <table:table-cell table:style-name="Tabulka5.B3" office:value-type="string">
            <text:p text:style-name="P108">2 st</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Kotvička</text:p>
          </table:table-cell>
          <table:table-cell table:style-name="Tabulka5.B3" office:value-type="string">
            <text:p text:style-name="P89"><text:span text:style-name="T194">5</text:span><text:span text:style-name="T190"> dn</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ext:soft-page-break/>
        <table:table-row table:style-name="Tabulka5.1">
          <table:table-cell table:style-name="Tabulka5.B3" office:value-type="string">
            <text:p text:style-name="P94">Kladkostroj</text:p>
          </table:table-cell>
          <table:table-cell table:style-name="Tabulka5.B3" office:value-type="string">
            <text:p text:style-name="P89"><text:span text:style-name="T194">1</text:span><text:span text:style-name="T190"> </text:span><text:span text:style-name="T194">st</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Žebřík (2 sáhy)</text:p>
          </table:table-cell>
          <table:table-cell table:style-name="Tabulka5.B3" office:value-type="string">
            <text:p text:style-name="P89"><text:span text:style-name="T194">2</text:span><text:span text:style-name="T190"> </text:span><text:span text:style-name="T194">dn</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list xml:id="list162147346115420" text:continue-numbering="true" text:style-name="WWNum1">
              <text:list-item>
                <text:list>
                  <text:list-item>
                    <text:list>
                      <text:list-item>
                        <text:h text:style-name="P282" text:outline-level="3">Skleněné zboží</text:h>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Horolezecká výbava</text:p>
          </table:table-cell>
          <table:table-cell table:style-name="Tabulka5.B3" office:value-type="string">
            <text:p text:style-name="P104">6 d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87"><text:span text:style-name="T186">Skleněná lahev (</text:span><text:span text:style-name="T184">1</text:span><text:span text:style-name="T186"> litr)</text:span></text:p>
          </table:table-cell>
          <table:table-cell table:style-name="Tabulka5.B3" office:value-type="string">
            <text:p text:style-name="P108">5 dn</text:p>
          </table:table-cell>
          <table:table-cell table:style-name="Tabulka5.B3" office:value-type="string">
            <text:p text:style-name="P96"/>
          </table:table-cell>
        </table:table-row>
        <table:table-row table:style-name="Tabulka5.1">
          <table:table-cell table:style-name="Tabulka5.B3" office:value-type="string">
            <text:p text:style-name="P94">Horolezecká výbava na ledovec</text:p>
          </table:table-cell>
          <table:table-cell table:style-name="Tabulka5.B3" office:value-type="string">
            <text:p text:style-name="P104">1st</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Přesýpací hodiny</text:p>
          </table:table-cell>
          <table:table-cell table:style-name="Tabulka5.B3" office:value-type="string">
            <text:p text:style-name="P108">5 zl</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87"><text:span text:style-name="T186">Zvětšovací sklo </text:span><text:span text:style-name="T184">(hodnocení 1)</text:span></text:p>
          </table:table-cell>
          <table:table-cell table:style-name="Tabulka5.B3" office:value-type="string">
            <text:p text:style-name="P108">15 zl</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87"><text:span text:style-name="T184">Ruční d</text:span><text:span text:style-name="T186">alekohled </text:span><text:span text:style-name="T184">(hodnocení 1)</text:span></text:p>
          </table:table-cell>
          <table:table-cell table:style-name="Tabulka5.B3" office:value-type="string">
            <text:p text:style-name="P108">20 zl</text:p>
          </table:table-cell>
          <table:table-cell table:style-name="Tabulka5.B3" office:value-type="string">
            <text:p text:style-name="P96"/>
          </table:table-cell>
        </table:table-row>
        <table:table-row table:style-name="Tabulka5.1">
          <table:table-cell table:style-name="Tabulka5.B3" office:value-type="string">
            <text:p text:style-name="P68"/>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87"><text:span text:style-name="T184">Hvězdářský dalek.</text:span><text:span text:style-name="T186"> </text:span><text:span text:style-name="T184">(hodnocení 2)</text:span></text:p>
          </table:table-cell>
          <table:table-cell table:style-name="Tabulka5.B3" office:value-type="string">
            <text:p text:style-name="P108">100 zl</text:p>
          </table:table-cell>
          <table:table-cell table:style-name="Tabulka5.B3" office:value-type="string">
            <text:p text:style-name="P96"/>
          </table:table-cell>
        </table:table-row>
        <table:table-row table:style-name="Tabulka5.1">
          <table:table-cell table:style-name="Tabulka5.B3" office:value-type="string">
            <text:list xml:id="list162147838894568" text:continue-numbering="true" text:style-name="WWNum1">
              <text:list-item>
                <text:list>
                  <text:list-item>
                    <text:list>
                      <text:list-item>
                        <text:h text:style-name="P289" text:outline-level="3"><text:span text:style-name="T196">Dýmky a k</text:span><text:span text:style-name="T195">uřivo</text:span></text:h>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Baňky, flakónky, atd</text:p>
          </table:table-cell>
          <table:table-cell table:style-name="Tabulka5.B3" office:value-type="string">
            <text:p text:style-name="P108">4 dn</text:p>
          </table:table-cell>
          <table:table-cell table:style-name="Tabulka5.B3" office:value-type="string">
            <text:p text:style-name="P96"/>
          </table:table-cell>
        </table:table-row>
        <table:table-row table:style-name="Tabulka5.1">
          <table:table-cell table:style-name="Tabulka5.B3" office:value-type="string">
            <text:p text:style-name="P68">Dýmka</text:p>
          </table:table-cell>
          <table:table-cell table:style-name="Tabulka5.B3" office:value-type="string">
            <text:p text:style-name="P89"><text:span text:style-name="T194">4</text:span><text:span text:style-name="T190"> dn</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68"/>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68">Opiová dýmka</text:p>
          </table:table-cell>
          <table:table-cell table:style-name="Tabulka5.B3" office:value-type="string">
            <text:p text:style-name="P89"><text:span text:style-name="T194">8</text:span><text:span text:style-name="T190"> dn</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68">Vodní dýmka</text:p>
          </table:table-cell>
          <table:table-cell table:style-name="Tabulka5.B3" office:value-type="string">
            <text:p text:style-name="P89"><text:span text:style-name="T194">2</text:span><text:span text:style-name="T190"> st</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list xml:id="list162146734509144" text:continue-numbering="true" text:style-name="WWNum1">
              <text:list-item>
                <text:list>
                  <text:list-item>
                    <text:list>
                      <text:list-item>
                        <text:h text:style-name="P285" text:outline-level="3">Zlodějské potřeby</text:h>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68">Dýmkové koření (10 nacpání)</text:p>
          </table:table-cell>
          <table:table-cell table:style-name="Tabulka5.B3" office:value-type="string">
            <text:p text:style-name="P104">1 d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68">Opium (10 dávek)</text:p>
          </table:table-cell>
          <table:table-cell table:style-name="Tabulka5.B3" office:value-type="string">
            <text:p text:style-name="P104">1 st</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Paklíče (hodnocení * hodnocení)</text:p>
          </table:table-cell>
          <table:table-cell table:style-name="Tabulka5.B3" office:value-type="string">
            <text:p text:style-name="P89"><text:span text:style-name="T190">* </text:span><text:span text:style-name="T194">6</text:span><text:span text:style-name="T190"> st</text:span></text:p>
          </table:table-cell>
          <table:table-cell table:style-name="Tabulka5.B3" office:value-type="string">
            <text:p text:style-name="P96"/>
          </table:table-cell>
        </table:table-row>
        <table:table-row table:style-name="Tabulka5.1">
          <table:table-cell table:style-name="Tabulka5.B3" office:value-type="string">
            <text:p text:style-name="P68"/>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páčidlo</text:p>
          </table:table-cell>
          <table:table-cell table:style-name="Tabulka5.B3" office:value-type="string">
            <text:p text:style-name="P89"><text:span text:style-name="T190">5 </text:span><text:span text:style-name="T194">dn</text:span></text:p>
          </table:table-cell>
          <table:table-cell table:style-name="Tabulka5.B3" office:value-type="string">
            <text:p text:style-name="P96"/>
          </table:table-cell>
        </table:table-row>
        <table:table-row table:style-name="Tabulka5.1">
          <table:table-cell table:style-name="Tabulka5.B3" office:value-type="string">
            <text:p text:style-name="P94">Bylinky</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Nášlapné ježky (za hrst)</text:p>
          </table:table-cell>
          <table:table-cell table:style-name="Tabulka5.B3" office:value-type="string">
            <text:p text:style-name="P89"><text:span text:style-name="T194">2</text:span><text:span text:style-name="T190"> dn</text:span></text:p>
          </table:table-cell>
          <table:table-cell table:style-name="Tabulka5.B3" office:value-type="string">
            <text:p text:style-name="P96"/>
          </table:table-cell>
        </table:table-row>
        <table:table-row table:style-name="Tabulka5.1">
          <table:table-cell table:style-name="Tabulka5.B3" office:value-type="string">
            <text:p text:style-name="P94">Lektvary</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Specielní šplhací potřeby</text:p>
          </table:table-cell>
          <table:table-cell table:style-name="Tabulka5.B3" office:value-type="string">
            <text:p text:style-name="P104">5 st</text:p>
          </table:table-cell>
          <table:table-cell table:style-name="Tabulka5.B3" office:value-type="string">
            <text:p text:style-name="P96"/>
          </table:table-cell>
        </table:table-row>
        <table:table-row table:style-name="Tabulka5.1">
          <table:table-cell table:style-name="Tabulka5.B3" office:value-type="string">
            <text:p text:style-name="P94">Alchymistické suroviny</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Líčida (herecká)</text:p>
          </table:table-cell>
          <table:table-cell table:style-name="Tabulka5.B3" office:value-type="string">
            <text:p text:style-name="P89"><text:span text:style-name="T194">2</text:span><text:span text:style-name="T190"> dn</text:span></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Olejnička </text:p>
          </table:table-cell>
          <table:table-cell table:style-name="Tabulka5.B3" office:value-type="string">
            <text:p text:style-name="P89"><text:span text:style-name="T194">8</text:span><text:span text:style-name="T190"> dn</text:span></text:p>
          </table:table-cell>
          <table:table-cell table:style-name="Tabulka5.B3" office:value-type="string">
            <text:p text:style-name="P96"/>
          </table:table-cell>
        </table:table-row>
        <table:table-row table:style-name="Tabulka5.1">
          <table:table-cell table:style-name="Tabulka5.B3" office:value-type="string">
            <text:p text:style-name="P94">Obvazy, medikamenty</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pilník</text:p>
          </table:table-cell>
          <table:table-cell table:style-name="Tabulka5.B3" office:value-type="string">
            <text:p text:style-name="P89"><text:span text:style-name="T194">8</text:span><text:span text:style-name="T190"> st</text:span></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list xml:id="list162146381437422" text:continue-numbering="true" text:style-name="WWNum1">
              <text:list-item>
                <text:list>
                  <text:list-item>
                    <text:list>
                      <text:list-item>
                        <text:h text:style-name="P282" text:outline-level="3">Mapy</text:h>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list xml:id="list162146532455327" text:continue-numbering="true" text:style-name="WWNum1">
              <text:list-item>
                <text:list>
                  <text:list-item>
                    <text:list>
                      <text:list-item>
                        <text:h text:style-name="P286" text:outline-level="3">Vybavení domu</text:h>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Mapa Dakarského království</text:p>
          </table:table-cell>
          <table:table-cell table:style-name="Tabulka5.B3" office:value-type="string">
            <text:p text:style-name="P108">5 st</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Slamník</text:p>
          </table:table-cell>
          <table:table-cell table:style-name="Tabulka5.B3" office:value-type="string">
            <text:p text:style-name="P99">1 st</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Poduška, polštář</text:p>
          </table:table-cell>
          <table:table-cell table:style-name="Tabulka5.B3" office:value-type="string">
            <text:p text:style-name="P99">5 dn</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Kuchyňský nůž</text:p>
          </table:table-cell>
          <table:table-cell table:style-name="Tabulka5.B3" office:value-type="string">
            <text:p text:style-name="P99">1 st</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Křeslo</text:p>
          </table:table-cell>
          <table:table-cell table:style-name="Tabulka5.B3" office:value-type="string">
            <text:p text:style-name="P99">4 st</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Stolička</text:p>
          </table:table-cell>
          <table:table-cell table:style-name="Tabulka5.B3" office:value-type="string">
            <text:p text:style-name="P99">2 st</text:p>
          </table:table-cell>
          <table:table-cell table:style-name="Tabulka5.B3" office:value-type="string">
            <text:p text:style-name="P96"/>
          </table:table-cell>
        </table:table-row>
        <text:soft-page-break/>
        <table:table-row table:style-name="Tabulka5.1">
          <table:table-cell table:style-name="Tabulka5.B3" office:value-type="string">
            <text:list xml:id="list162147253595894" text:continue-numbering="true" text:style-name="WWNum1">
              <text:list-item>
                <text:list>
                  <text:list-item>
                    <text:list>
                      <text:list-item>
                        <text:h text:style-name="P291" text:outline-level="3"/>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Ubrus</text:p>
          </table:table-cell>
          <table:table-cell table:style-name="Tabulka5.B3" office:value-type="string">
            <text:p text:style-name="P99">1 zl</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10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Mosazná konvice</text:p>
          </table:table-cell>
          <table:table-cell table:style-name="Tabulka5.B3" office:value-type="string">
            <text:p text:style-name="P99">1 zl</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10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10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10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10 hrotů šipek do kuše (železných)</text:p>
          </table:table-cell>
          <table:table-cell table:style-name="Tabulka5.B3" office:value-type="string">
            <text:p text:style-name="P99">5 d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10 hrotů šipek do kuše (ocelových)</text:p>
          </table:table-cell>
          <table:table-cell table:style-name="Tabulka5.B3" office:value-type="string">
            <text:p text:style-name="P99">1 st</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list xml:id="list162147149405799" text:continue-numbering="true" text:style-name="WWNum1">
              <text:list-item>
                <text:list>
                  <text:list-item>
                    <text:list>
                      <text:list-item>
                        <text:h text:style-name="P287" text:outline-level="3">Nářadí</text:h>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Lopata</text:p>
          </table:table-cell>
          <table:table-cell table:style-name="Tabulka5.B3" office:value-type="string">
            <text:p text:style-name="P99">1 st, 2 dn</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Sekera, krumpáč</text:p>
          </table:table-cell>
          <table:table-cell table:style-name="Tabulka5.B3" office:value-type="string">
            <text:p text:style-name="P99">3 st</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Pluh</text:p>
          </table:table-cell>
          <table:table-cell table:style-name="Tabulka5.B3" office:value-type="string">
            <text:p text:style-name="P99">6 st</text:p>
          </table:table-cell>
          <table:table-cell table:style-name="Tabulka5.B3" office:value-type="string">
            <text:p text:style-name="P96"/>
          </table:table-cell>
        </table:table-row>
        <table:table-row table:style-name="Tabulka5.1">
          <table:table-cell table:style-name="Tabulka5.B3" office:value-type="string">
            <text:list xml:id="list162147584391961" text:continue-numbering="true" text:style-name="WWNum1">
              <text:list-item>
                <text:list>
                  <text:list-item>
                    <text:list>
                      <text:list-item>
                        <text:h text:style-name="P292" text:outline-level="3"/>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8"/>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8"/>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8"/>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8"/>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Kolovrat</text:p>
          </table:table-cell>
          <table:table-cell table:style-name="Tabulka5.B3" office:value-type="string">
            <text:p text:style-name="P99">5 st</text:p>
          </table:table-cell>
          <table:table-cell table:style-name="Tabulka5.B3" office:value-type="string">
            <text:p text:style-name="P96"/>
          </table:table-cell>
        </table:table-row>
        <table:table-row table:style-name="Tabulka5.1">
          <table:table-cell table:style-name="Tabulka5.B3" office:value-type="string">
            <text:p text:style-name="P98"/>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Tkalcovský stav</text:p>
          </table:table-cell>
          <table:table-cell table:style-name="Tabulka5.B3" office:value-type="string">
            <text:p text:style-name="P99">2 zl, 5 st</text:p>
          </table:table-cell>
          <table:table-cell table:style-name="Tabulka5.B3" office:value-type="string">
            <text:p text:style-name="P96"/>
          </table:table-cell>
        </table:table-row>
        <table:table-row table:style-name="Tabulka5.1">
          <table:table-cell table:style-name="Tabulka5.B3" office:value-type="string">
            <text:p text:style-name="P98"/>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8"/>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8"/>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list xml:id="list162147323668915" text:continue-numbering="true" text:style-name="WWNum1">
              <text:list-item>
                <text:list>
                  <text:list-item>
                    <text:list>
                      <text:list-item>
                        <text:h text:style-name="P284" text:outline-level="3">Bylinky (cena za 1 snítku)</text:h>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67"/>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Prostý dům o třech místnostech</text:p>
          </table:table-cell>
          <table:table-cell table:style-name="Tabulka5.B3" office:value-type="string">
            <text:p text:style-name="P89"><text:span text:style-name="T194">6</text:span><text:span text:style-name="T190">0 zl</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4">Městský domek</text:p>
          </table:table-cell>
          <table:table-cell table:style-name="Tabulka5.B3" office:value-type="string">
            <text:p text:style-name="P89"><text:span text:style-name="T194">90</text:span><text:span text:style-name="T190"> zl</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4">Dobrý grunt (1 lán)</text:p>
          </table:table-cell>
          <table:table-cell table:style-name="Tabulka5.B3" office:value-type="string">
            <text:p text:style-name="P89"><text:span text:style-name="T194">12</text:span><text:span text:style-name="T190">0 zl</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4">Dvoupodlažní městský dům</text:p>
          </table:table-cell>
          <table:table-cell table:style-name="Tabulka5.B3" office:value-type="string">
            <text:p text:style-name="P89"><text:span text:style-name="T194">12</text:span><text:span text:style-name="T190">0 zl</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4">Dvoupodlažní dům s dílnou</text:p>
          </table:table-cell>
          <table:table-cell table:style-name="Tabulka5.B3" office:value-type="string">
            <text:p text:style-name="P89"><text:span text:style-name="T194">270</text:span><text:span text:style-name="T190"> zl</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4">Výstavní měšťanský dům</text:p>
          </table:table-cell>
          <table:table-cell table:style-name="Tabulka5.B3" office:value-type="string">
            <text:p text:style-name="P89"><text:span text:style-name="T194">12</text:span><text:span text:style-name="T190">00 zl</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110"/>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ext:soft-page-break/>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list xml:id="list162148112242437" text:continue-numbering="true" text:style-name="WWNum1">
              <text:list-item>
                <text:list>
                  <text:list-item>
                    <text:list>
                      <text:list-item>
                        <text:h text:style-name="P288" text:outline-level="3">Základy mastí a lektvarů</text:h>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Základ masti (na 1 dávku)</text:p>
          </table:table-cell>
          <table:table-cell table:style-name="Tabulka5.B3" office:value-type="string">
            <text:p text:style-name="P108">4 mk</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Základ lektvaru (na 1 dávku)</text:p>
          </table:table-cell>
          <table:table-cell table:style-name="Tabulka5.B3" office:value-type="string">
            <text:p text:style-name="P108">2 mk</text:p>
          </table:table-cell>
          <table:table-cell table:style-name="Tabulka5.B3" office:value-type="string">
            <text:p text:style-name="P96"/>
          </table:table-cell>
        </table:table-row>
        <table:table-row table:style-name="Tabulka5.1">
          <table:table-cell table:style-name="Tabulka5.B3" office:value-type="string">
            <text:p text:style-name="P94">Rytířská zbroj</text:p>
          </table:table-cell>
          <table:table-cell table:style-name="Tabulka5.B3" office:value-type="string">
            <text:p text:style-name="P99">225 zl</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list xml:id="list162147937536373" text:continue-numbering="true" text:style-name="WWNum1">
              <text:list-item>
                <text:list>
                  <text:list-item>
                    <text:list>
                      <text:list-item>
                        <text:h text:style-name="P288" text:outline-level="3">Hotová léčiva (1 dávka)</text:h>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112"/>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104"/>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112"/>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104"/>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104"/>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108"/>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108"/>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108"/>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108"/>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108"/>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108"/>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108"/>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108"/>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108"/>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110"/>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110"/>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110"/>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110"/>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110"/>
          </table:table-cell>
          <table:table-cell table:style-name="Tabulka5.B3" office:value-type="string">
            <text:p text:style-name="P96"/>
          </table:table-cell>
        </table:table-row>
        <table:table-row table:style-name="Tabulka5.1">
          <table:table-cell table:style-name="Tabulka5.A226" office:value-type="string">
            <text:p text:style-name="P95"/>
          </table:table-cell>
          <table:table-cell table:style-name="Tabulka5.A226" office:value-type="string">
            <text:p text:style-name="P97"/>
          </table:table-cell>
          <table:table-cell table:style-name="Tabulka5.A226" office:value-type="string">
            <text:p text:style-name="P97"/>
          </table:table-cell>
          <table:table-cell table:style-name="Tabulka5.A226" office:value-type="string">
            <text:p text:style-name="P97"/>
          </table:table-cell>
          <table:table-cell table:style-name="Tabulka5.A226" office:value-type="string">
            <text:p text:style-name="P95"/>
          </table:table-cell>
          <table:table-cell table:style-name="Tabulka5.A226" office:value-type="string">
            <text:p text:style-name="P97"/>
          </table:table-cell>
          <table:table-cell table:style-name="Tabulka5.A226" office:value-type="string">
            <text:p text:style-name="P97"/>
          </table:table-cell>
        </table:table-row>
      </table:table>
      <text:p text:style-name="P67"/>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Arial2" svg:font-family="Arial"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199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499cm" loext:contextual-spacing="tru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cs" fo:country="CZ" style:font-name-asian="Tahoma" style:font-family-asian="Tahoma" style:font-family-generic-asian="system" style:font-pitch-asian="variable" style:font-size-asian="10pt" style:language-asian="cs" style:country-asian="CZ" style:font-name-complex="Times New Roman1" style:font-family-complex="'Times New Roman'" style:font-family-generic-complex="system" style:font-pitch-complex="variable" style:font-size-complex="10pt" style:language-complex="ar" style:country-complex="SA"/>
    </style:style>
    <style:style style:name="Example_20_header" style:display-name="Example header" style:family="paragraph" style:parent-style-name="Standard" style:default-outline-level="">
      <style:text-properties fo:font-style="italic" style:font-style-asian="italic"/>
    </style:style>
    <style:style style:name="WW8Num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StarSymbol" fo:font-family="StarSymbol" style:font-family-generic="roman" style:font-pitch="variable"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Nadpis_20_4_20_Char" style:display-name="Nadpis 4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tyle-complex="italic" style:font-weight-complex="bold"/>
    </style:style>
    <style:style style:name="Nadpis_20_8_20_Char" style:display-name="Nadpis 8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Základní_20_text_20_Char" style:display-name="Základní text Char" style:family="text" style:parent-style-name="Default_20_Paragraph_20_Font">
      <style:text-properties fo:font-size="12pt" style:font-size-asian="12pt"/>
    </style:style>
    <style:style style:name="Nadpis_20_2_20_Char" style:display-name="Nadpis 2 Char" style:family="text" style:parent-style-name="Default_20_Paragraph_20_Font">
      <style:text-properties fo:font-size="14pt" fo:font-weight="bold" style:font-size-asian="14pt" style:font-weight-asian="bold" style:font-name-complex="Arial" style:font-family-complex="Arial" style:font-family-generic-complex="system" style:font-pitch-complex="variable" style:font-size-complex="14pt" style:font-style-complex="italic" style:font-weight-complex="bold"/>
    </style:style>
    <style:style style:name="Nadpis_20_1_20_Char" style:display-name="Nadpis 1 Char" style:family="text" style:parent-style-name="Default_20_Paragraph_20_Font">
      <style:text-properties fo:font-size="16pt" fo:font-weight="bold" style:font-size-asian="16pt" style:font-weight-asian="bold" style:font-name-complex="Arial" style:font-family-complex="Arial" style:font-family-generic-complex="system" style:font-pitch-complex="variable" style:font-size-complex="16pt" style:font-weight-complex="bold"/>
    </style:style>
    <style:style style:name="Nadpis_20_3_20_Char" style:display-name="Nadpis 3 Char" style:family="text" style:parent-style-name="Default_20_Paragraph_20_Font">
      <style:text-properties fo:font-size="13pt" fo:font-weight="bold" style:font-size-asian="13pt" style:font-weight-asian="bold" style:font-name-complex="Arial" style:font-family-complex="Arial" style:font-family-generic-complex="system" style:font-pitch-complex="variable" style:font-size-complex="13pt" style:font-weight-complex="bold"/>
    </style:style>
    <style:style style:name="Nadpis_20_5_20_Char" style:display-name="Nadpis 5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weight-complex="bold"/>
    </style:style>
    <style:style style:name="Nadpis_20_6_20_Char" style:display-name="Nadpis 6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7_20_Char" style:display-name="Nadpis 7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9_20_Char" style:display-name="Nadpis 9 Char" style:family="text" style:parent-style-name="Default_20_Paragraph_20_Font">
      <style:text-properties fo:font-size="10.5pt" style:text-underline-style="solid" style:text-underline-width="auto" style:text-underline-color="font-color" style:font-name-asian="Lucida Sans Unicode1" style:font-family-asian="'Lucida Sans Unicode'" style:font-family-generic-asian="system" style:font-pitch-asian="variable" style:font-size-asian="10.5pt" style:font-name-complex="Tahoma" style:font-family-complex="Tahoma" style:font-family-generic-complex="system" style:font-pitch-complex="variable" style:font-size-complex="10.5pt" style:font-weight-complex="bold"/>
    </style:style>
    <style:style style:name="FollowedHyperlink" style:family="text">
      <style:text-properties fo:color="#800000" style:text-underline-style="solid" style:text-underline-width="auto" style:text-underline-color="font-color"/>
    </style:style>
    <style:style style:name="Zápatí_20_Char" style:display-name="Zápatí Char" style:family="text" style:parent-style-name="Default_20_Paragraph_20_Font">
      <style:text-properties fo:font-size="12pt" style:font-size-asian="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5</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1-24T16:21:45.389000000</dc:date>
    <meta:print-date>2113-01-01T00:00:00</meta:print-date>
    <meta:editing-cycles>21655</meta:editing-cycles>
    <meta:editing-duration>P64DT5H8M54S</meta:editing-duration>
    <meta:generator>LibreOffice/6.0.5.2$Windows_X86_64 LibreOffice_project/54c8cbb85f300ac59db32fe8a675ff7683cd5a16</meta:generator>
    <meta:document-statistic meta:table-count="7" meta:image-count="0" meta:object-count="0" meta:page-count="25" meta:paragraph-count="1137" meta:word-count="4191" meta:character-count="21679" meta:non-whitespace-character-count="18585"/>
  </office:meta>
</office:document-meta>
</file>